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66mm"/>
    </style:style>
    <style:style style:name="co2" style:family="table-column">
      <style:table-column-properties fo:break-before="auto" style:column-width="19.14mm"/>
    </style:style>
    <style:style style:name="co3" style:family="table-column">
      <style:table-column-properties fo:break-before="auto" style:column-width="204.19mm"/>
    </style:style>
    <style:style style:name="co4" style:family="table-column">
      <style:table-column-properties fo:break-before="auto" style:column-width="22.58mm"/>
    </style:style>
    <style:style style:name="co5" style:family="table-column">
      <style:table-column-properties fo:break-before="auto" style:column-width="221.83mm"/>
    </style:style>
    <style:style style:name="co6" style:family="table-column">
      <style:table-column-properties fo:break-before="auto" style:column-width="74.21mm"/>
    </style:style>
    <style:style style:name="ro1" style:family="table-row">
      <style:table-row-properties style:row-height="7.92mm" fo:break-before="auto" style:use-optimal-row-height="true"/>
    </style:style>
    <style:style style:name="ro2" style:family="table-row">
      <style:table-row-properties style:row-height="42.02mm" fo:break-before="auto" style:use-optimal-row-height="true"/>
    </style:style>
    <style:style style:name="ro3" style:family="table-row">
      <style:table-row-properties style:row-height="49.53mm" fo:break-before="auto" style:use-optimal-row-height="true"/>
    </style:style>
    <style:style style:name="ro4" style:family="table-row">
      <style:table-row-properties style:row-height="19.21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6.74mm" fo:break-before="auto" style:use-optimal-row-height="true"/>
    </style:style>
    <style:style style:name="ro7" style:family="table-row">
      <style:table-row-properties style:row-height="15.45mm" fo:break-before="auto" style:use-optimal-row-height="true"/>
    </style:style>
    <style:style style:name="ro8" style:family="table-row">
      <style:table-row-properties style:row-height="11.68mm" fo:break-before="auto" style:use-optimal-row-height="true"/>
    </style:style>
    <style:style style:name="ro9" style:family="table-row">
      <style:table-row-properties style:row-height="30.52mm" fo:break-before="auto" style:use-optimal-row-height="true"/>
    </style:style>
    <style:style style:name="ro10" style:family="table-row">
      <style:table-row-properties style:row-height="88.41mm" fo:break-before="auto" style:use-optimal-row-height="true"/>
    </style:style>
    <style:style style:name="ro11" style:family="table-row">
      <style:table-row-properties style:row-height="19.51mm" fo:break-before="auto" style:use-optimal-row-height="true"/>
    </style:style>
    <style:style style:name="ro12" style:family="table-row">
      <style:table-row-properties style:row-height="49.69mm" fo:break-before="auto" style:use-optimal-row-height="true"/>
    </style:style>
    <style:style style:name="ro13" style:family="table-row">
      <style:table-row-properties style:row-height="27.13mm" fo:break-before="auto" style:use-optimal-row-height="true"/>
    </style:style>
    <style:style style:name="ro14" style:family="table-row">
      <style:table-row-properties style:row-height="140.25mm" fo:break-before="auto" style:use-optimal-row-height="true"/>
    </style:style>
    <style:style style:name="ro15" style:family="table-row">
      <style:table-row-properties style:row-height="23.16mm" fo:break-before="auto" style:use-optimal-row-height="true"/>
    </style:style>
    <style:style style:name="ro16" style:family="table-row">
      <style:table-row-properties style:row-height="110.07mm" fo:break-before="auto" style:use-optimal-row-height="true"/>
    </style:style>
    <style:style style:name="ro17" style:family="table-row">
      <style:table-row-properties style:row-height="77.43mm" fo:break-before="auto" style:use-optimal-row-height="true"/>
    </style:style>
    <style:style style:name="ro18" style:family="table-row">
      <style:table-row-properties style:row-height="42.07mm" fo:break-before="auto" style:use-optimal-row-height="true"/>
    </style:style>
    <style:style style:name="ro19" style:family="table-row">
      <style:table-row-properties style:row-height="30.78mm" fo:break-before="auto" style:use-optimal-row-height="true"/>
    </style:style>
    <style:style style:name="ro20" style:family="table-row">
      <style:table-row-properties style:row-height="62.79mm" fo:break-before="auto" style:use-optimal-row-height="true"/>
    </style:style>
    <style:style style:name="ro21" style:family="table-row">
      <style:table-row-properties style:row-height="60.98mm" fo:break-before="auto" style:use-optimal-row-height="true"/>
    </style:style>
    <style:style style:name="ro22" style:family="table-row">
      <style:table-row-properties style:row-height="34.45mm" fo:break-before="auto" style:use-optimal-row-height="true"/>
    </style:style>
    <style:style style:name="ro23" style:family="table-row">
      <style:table-row-properties style:row-height="53.36mm" fo:break-before="auto" style:use-optimal-row-height="true"/>
    </style:style>
    <style:style style:name="ro24" style:family="table-row">
      <style:table-row-properties style:row-height="103.05mm" fo:break-before="auto" style:use-optimal-row-height="true"/>
    </style:style>
    <style:style style:name="ro25" style:family="table-row">
      <style:table-row-properties style:row-height="73.78mm" fo:break-before="auto" style:use-optimal-row-height="true"/>
    </style:style>
    <style:style style:name="ro26" style:family="table-row">
      <style:table-row-properties style:row-height="46.04mm" fo:break-before="auto" style:use-optimal-row-height="true"/>
    </style:style>
    <style:style style:name="ro27" style:family="table-row">
      <style:table-row-properties style:row-height="44.5mm" fo:break-before="auto" style:use-optimal-row-height="true"/>
    </style:style>
    <style:style style:name="ro28" style:family="table-row">
      <style:table-row-properties style:row-height="76.22mm" fo:break-before="auto" style:use-optimal-row-height="true"/>
    </style:style>
    <style:style style:name="ro29" style:family="table-row">
      <style:table-row-properties style:row-height="114.02mm" fo:break-before="auto" style:use-optimal-row-height="true"/>
    </style:style>
    <style:style style:name="ro30" style:family="table-row">
      <style:table-row-properties style:row-height="128.98mm" fo:break-before="auto" style:use-optimal-row-height="true"/>
    </style:style>
    <style:style style:name="ro31" style:family="table-row">
      <style:table-row-properties style:row-height="26.21mm" fo:break-before="auto" style:use-optimal-row-height="true"/>
    </style:style>
    <style:style style:name="ro32" style:family="table-row">
      <style:table-row-properties style:row-height="170.43mm" fo:break-before="auto" style:use-optimal-row-height="true"/>
    </style:style>
    <style:style style:name="ro33" style:family="table-row">
      <style:table-row-properties style:row-height="95.73mm" fo:break-before="auto" style:use-optimal-row-height="true"/>
    </style:style>
    <style:style style:name="ro34" style:family="table-row">
      <style:table-row-properties style:row-height="57.3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4" style:family="table-cell" style:parent-style-name="Default">
      <style:table-cell-properties fo:wrap-option="wrap" style:vertical-align="top"/>
      <style:text-properties style:font-name="Liberation Sans" style:font-name-asian="Arial Unicode MS" style:font-name-complex="Arial Unicode MS"/>
    </style:style>
    <style:style style:name="T1" style:family="text">
      <style:text-properties style:font-name="Liberation Sans" style:font-name-asian="Arial Unicode MS" style:font-name-complex="Arial Unicode MS"/>
    </style:style>
  </office:automatic-styles>
  <office:body>
    <office:spreadsheet>
      <table:table table:name="MichaelHengst_2001-03-27" table:style-name="ta1">
        <table:table-column table:style-name="co1" table:number-columns-repeated="2" table:default-cell-style-name="ce1"/>
        <table:table-column table:style-name="co2" table:number-columns-repeated="2" table:default-cell-style-name="ce1"/>
        <table:table-column table:style-name="co3" table:default-cell-style-name="ce2"/>
        <table:table-column table:style-name="co4" table:number-columns-repeated="1019" table:default-cell-style-name="ce1"/>
        <table:table-row table:style-name="ro1">
          <table:table-cell/>
          <table:table-cell office:value-type="string" calcext:value-type="string">
            <text:p>michael_hengst_2001-03</text:p>
          </table:table-cell>
          <table:table-cell office:value-type="float" office:value="1" calcext:value-type="float">
            <text:p>1</text:p>
          </table:table-cell>
          <table:table-cell office:value-type="string" calcext:value-type="string">
            <text:p>Kultpower:</text:p>
          </table:table-cell>
          <table:table-cell office:value-type="string" calcext:value-type="string">
            <text:p>Hallo Michael. Erstmal vielen Dank dafür, daß Du für Kultpower.de dieses Interview mitmachst! Könntest Du Dich wohl kurz vorstellen und die Stationen Deiner beruflichen Laufbahn nennen?</text:p>
          </table:table-cell>
          <table:table-cell table:number-columns-repeated="1019"/>
        </table:table-row>
        <table:table-row table:style-name="ro2">
          <table:table-cell/>
          <table:table-cell office:value-type="string" calcext:value-type="string">
            <text:p>michael_hengst_2001-03</text:p>
          </table:table-cell>
          <table:table-cell table:formula="of:=[.C1]+1" office:value-type="float" office:value="2" calcext:value-type="float">
            <text:p>2</text:p>
          </table:table-cell>
          <table:table-cell office:value-type="string" calcext:value-type="string">
            <text:p>Michael:</text:p>
          </table:table-cell>
          <table:table-cell office:value-type="string" calcext:value-type="string">
            <text:p>Ich heiße Michael Hengst, bin 1962 geboren (also ein alter Knacker in der Branche), ich bin verheiratet und habe eine Tochter. Zur beruflichen Laufbahn: Bevor ich anfing, meine Brötchen in der Spielebranche zu verdienen, habe ich einen richtig "soliden" Beruf erlernt und ausgeübt &lt;G&gt;. Nach dem Realschul-Abschluss (fürs Abi war ich zu faul) im Jahr 1979 absolvierte ich eine Lehre zum Einzelhandelskaufmann - Schwerpunkt Farben, Tapeten und Bodenbeläge. Danach werkelte ich bei einer großen Baumarktkette als Sachbearbeiter (strunzenlangweilig) und dann vier Jahre in einem Teppichbodenmarkt auf der grünen Wiese... nach dem Motto: "Darf's ein Meter mehr sein?". In so einem Laden lernt man die Menschen kennen... Unglaublich, aber leider wahr: Da war z.B. der Kunde, der - im Geschäft, wohlgemerkt! - seine Frau verdroschen hat, weil ihm der Teppich nicht gefiel, den sie ausgesucht hat. Oder einen Bankdirektor, der sich darüber aufgeregt hat, daß er bar bezahlen mußte ("Wissen Sie nicht, wer ich bin??"). Naja, nach vier Jahren hatte ich die Nase voll und habe dann neun Monate im Hamburger Softwareladen Spiele verkauft - das war echt Klasse. Denn gespielt habe ich schon immer gern. Seit einer unserer Nachbarn ein Heim-Pong vorm Fernseher stehen hatte...</text:p>
          </table:table-cell>
          <table:table-cell table:number-columns-repeated="1019"/>
        </table:table-row>
        <table:table-row table:style-name="ro1">
          <table:table-cell/>
          <table:table-cell office:value-type="string" calcext:value-type="string">
            <text:p>michael_hengst_2001-03</text:p>
          </table:table-cell>
          <table:table-cell table:formula="of:=[.C2]+1" office:value-type="float" office:value="3" calcext:value-type="float">
            <text:p>3</text:p>
          </table:table-cell>
          <table:table-cell office:value-type="string" calcext:value-type="string">
            <text:p>Kultpower:</text:p>
          </table:table-cell>
          <table:table-cell office:value-type="string" calcext:value-type="string">
            <text:p>Wann und wie wurdest Du Redakteur bei der PowerPlay? Musstest Du an einem richtigen Vorstellungsgespräch teilnehmen? Oder war die Gründung der PowerPlay Deine Idee?</text:p>
          </table:table-cell>
          <table:table-cell table:number-columns-repeated="1019"/>
        </table:table-row>
        <table:table-row table:style-name="ro3">
          <table:table-cell/>
          <table:table-cell office:value-type="string" calcext:value-type="string">
            <text:p>michael_hengst_2001-03</text:p>
          </table:table-cell>
          <table:table-cell table:formula="of:=[.C3]+1" office:value-type="float" office:value="4" calcext:value-type="float">
            <text:p>4</text:p>
          </table:table-cell>
          <table:table-cell office:value-type="string" calcext:value-type="string">
            <text:p>Michael:</text:p>
          </table:table-cell>
          <table:table-cell office:value-type="string" calcext:value-type="string">
            <text:p>Vorneweg: Nein, die Gründung der Power Play war nicht meine Idee - diese Ehre gebührt Heinrich Lenhardt und Boris Schneider. Die haben 1988 die Sonderheftreihe ins Leben gerufen, aus der dann die PowerPlay entstand. An den Job bei der PowerPlay bin ich mehr durch Zufall gekommen - lange Geschichte &lt;G&gt;. 1987 habe ich mit einem Kumpel zusammen das Infocom-Adventure "Starcross" gespielt, bis wir an eine Stelle gelangten, an der wir partout nicht weiterkamen. Naiv wie ich war, habe ich damals bei der Happy Computer angerufen und wollte einen Spieletip - versuch das mal heute bei einer Redaktion. Statt mich abzuwimmeln, beantwortete Anatol Locker meine Frage geduldig. Am nächsten Tag habe ich noch mal angerufen und mich für den Tip bedankt - Anatol war baff, daß sich ein Leser bedankt, und so blieben wir telefonisch in Kontakt. Dann habe ich die Komplettlösung für "Dungeon Master" an die Redaktion geschickt, und die haben die gleich abgedruckt - wenn ich die heute lese, wird mir ganz anders &lt;G&gt; - stilistisch war die Lösung eher tragisch, aber ich hatte in der Schule eh nie die tollsten Deutschnoten ;-) Na ja, Ende 1988 rief mich Anatol (trotzdem) an und fragte, ob ich nicht Lust hätte, Redakteur zu werden - ich wurde von Anatol und dem damaligen Redaktionsdirektor zum Interview geladen und machte mich auf nach München. Also so richtig mit Bewerbungsgespräch... Der Rest ging dann ganz schnell, und sechs Wochen später zog ich mit Sack und Pack nach München - am Silvesterabend!</text:p>
          </table:table-cell>
          <table:table-cell table:number-columns-repeated="1019"/>
        </table:table-row>
        <table:table-row table:style-name="ro1">
          <table:table-cell/>
          <table:table-cell office:value-type="string" calcext:value-type="string">
            <text:p>michael_hengst_2001-03</text:p>
          </table:table-cell>
          <table:table-cell table:formula="of:=[.C4]+1" office:value-type="float" office:value="5" calcext:value-type="float">
            <text:p>5</text:p>
          </table:table-cell>
          <table:table-cell office:value-type="string" calcext:value-type="string">
            <text:p>Kultpower:</text:p>
          </table:table-cell>
          <table:table-cell office:value-type="string" calcext:value-type="string">
            <text:p>Was war damals Deine Motivation dafür, Redakteur einer Spielezeitschrift zu werden? Immerhin kann man nicht gerade behaupten, daß bei der Entstehung der PowerPlay Computerspiele weit verbreitet waren...</text:p>
          </table:table-cell>
          <table:table-cell table:number-columns-repeated="1019"/>
        </table:table-row>
        <table:table-row table:style-name="ro4">
          <table:table-cell/>
          <table:table-cell office:value-type="string" calcext:value-type="string">
            <text:p>michael_hengst_2001-03</text:p>
          </table:table-cell>
          <table:table-cell table:formula="of:=[.C5]+1" office:value-type="float" office:value="6" calcext:value-type="float">
            <text:p>6</text:p>
          </table:table-cell>
          <table:table-cell office:value-type="string" calcext:value-type="string">
            <text:p>Michael:</text:p>
          </table:table-cell>
          <table:table-cell office:value-type="string" calcext:value-type="string">
            <text:p>Oha! Die Motivation? Hmmm... wie wäre es damit: Den ganzen Tag spielen, immer die neuste Software auf den Tisch bekommen und auch noch Geld dafür kriegen? Und was heißt, Computerspiele waren nicht weit verbreitet? Nach heutigen Maßstäben sicher nicht, aber für die damaligen Verhältnisse war das schon ein ordentlicher Markt- sonst hätte es ja das Heft nicht gegeben! Aber stimmt schon - der Markt war kleiner, überschaubarer und vor allem familiärer. Damals konnten zwei, drei Hanseln in der Garage in sechs Monaten einen Superhit programmieren, heute brauchst Du 50 Leute, vier Jahre und 20 Millionen Dollar...</text:p>
          </table:table-cell>
          <table:table-cell table:number-columns-repeated="1019"/>
        </table:table-row>
        <table:table-row table:style-name="ro5">
          <table:table-cell/>
          <table:table-cell office:value-type="string" calcext:value-type="string">
            <text:p>michael_hengst_2001-03</text:p>
          </table:table-cell>
          <table:table-cell table:formula="of:=[.C6]+1" office:value-type="float" office:value="7" calcext:value-type="float">
            <text:p>7</text:p>
          </table:table-cell>
          <table:table-cell office:value-type="string" calcext:value-type="string">
            <text:p>Kultpower:</text:p>
          </table:table-cell>
          <table:table-cell office:value-type="string" calcext:value-type="string">
            <text:p>Bis wann hast Du für die Powerplay gearbeitet, und wie kam es zum Ende Deiner Powerplay-Karriere?</text:p>
          </table:table-cell>
          <table:table-cell table:number-columns-repeated="1019"/>
        </table:table-row>
        <table:table-row table:style-name="ro6">
          <table:table-cell/>
          <table:table-cell office:value-type="string" calcext:value-type="string">
            <text:p>michael_hengst_2001-03</text:p>
          </table:table-cell>
          <table:table-cell table:formula="of:=[.C7]+1" office:value-type="float" office:value="8" calcext:value-type="float">
            <text:p>8</text:p>
          </table:table-cell>
          <table:table-cell office:value-type="string" calcext:value-type="string">
            <text:p>Michael:</text:p>
          </table:table-cell>
          <table:table-cell office:value-type="string" calcext:value-type="string">
            <text:p>Ich habe von 1989 bis Anfang 1995 bei der PP und der VideoGames gearbeitet. Aufgehört habe ich aus Frust über die Verlagsleitung. Monatelang hat die Redaktion Änderungswünsche und Verbesserungen am Heft geplant und immer wieder präsentiert. Dummerweise wurden alle Vorschläge abgeblockt - oft mit recht fadenscheinigen Begründungen. Da habe ich dann - ziemlich genervt - das Handtuch geworfen. Außerdem wollte ich einfach mal die andere Seite sehen. Nach einer kleinen Pause von knapp zwei Jahren in der Softwareindustrie habe ich dann im November ´96 wieder angefangen - in der naiven Hoffnung, doch noch was ändern zu können, aber da war es eh schon zu spät für die Rettung der PP. Dann wurde der Verlag gekauft, und die neue Ausrichtung gefiel mir überhaupt nicht.</text:p>
          </table:table-cell>
          <table:table-cell table:number-columns-repeated="1019"/>
        </table:table-row>
        <table:table-row table:style-name="ro5">
          <table:table-cell/>
          <table:table-cell office:value-type="string" calcext:value-type="string">
            <text:p>michael_hengst_2001-03</text:p>
          </table:table-cell>
          <table:table-cell table:formula="of:=[.C8]+1" office:value-type="float" office:value="9" calcext:value-type="float">
            <text:p>9</text:p>
          </table:table-cell>
          <table:table-cell office:value-type="string" calcext:value-type="string">
            <text:p>Kultpower:</text:p>
          </table:table-cell>
          <table:table-cell office:value-type="string" calcext:value-type="string">
            <text:p>Erinnerst Du Dich noch an deinen ersten Testbericht für die PowerPlay?</text:p>
          </table:table-cell>
          <table:table-cell table:number-columns-repeated="1019"/>
        </table:table-row>
        <table:table-row table:style-name="ro7">
          <table:table-cell/>
          <table:table-cell office:value-type="string" calcext:value-type="string">
            <text:p>michael_hengst_2001-03</text:p>
          </table:table-cell>
          <table:table-cell table:formula="of:=[.C9]+1" office:value-type="float" office:value="10" calcext:value-type="float">
            <text:p>10</text:p>
          </table:table-cell>
          <table:table-cell office:value-type="string" calcext:value-type="string">
            <text:p>Michael:</text:p>
          </table:table-cell>
          <table:table-cell office:value-type="string" calcext:value-type="string">
            <text:p>Einer meiner ersten Tests für die PowerPlay war "Dragon´s Lair" für den Amiga - schlappe 40 Punkte und ein "4er"-Gesicht ("Na ja")... Dafür durfte ich zum Ausgleich in der gleichen Ausgabe (3/89) das Rollenspiel "Legend of Blacksilver" testen - 80 Punkte und ein "Gut"! Ich weiß noch, daß ich am Anfang beim Testen immer ein schlechtes Gewissen hatte - ich dachte, daß jeden Moment irgendeiner kommt und mich anbrummelt, weil ich da saß und spielte ;-)</text:p>
          </table:table-cell>
          <table:table-cell table:number-columns-repeated="1019"/>
        </table:table-row>
        <table:table-row table:style-name="ro1">
          <table:table-cell/>
          <table:table-cell office:value-type="string" calcext:value-type="string">
            <text:p>michael_hengst_2001-03</text:p>
          </table:table-cell>
          <table:table-cell table:formula="of:=[.C10]+1" office:value-type="float" office:value="11" calcext:value-type="float">
            <text:p>11</text:p>
          </table:table-cell>
          <table:table-cell office:value-type="string" calcext:value-type="string">
            <text:p>Kultpower:</text:p>
          </table:table-cell>
          <table:table-cell office:value-type="string" calcext:value-type="string">
            <text:p>Habt Ihr in der Redaktion der Powerplay das "Konkurrenzblatt" ASM gelesen und dessen Entwicklung beobachtet? Wie fandet Ihr die ASM?</text:p>
          </table:table-cell>
          <table:table-cell table:number-columns-repeated="1019"/>
        </table:table-row>
        <table:table-row table:style-name="ro8">
          <table:table-cell/>
          <table:table-cell office:value-type="string" calcext:value-type="string">
            <text:p>michael_hengst_2001-03</text:p>
          </table:table-cell>
          <table:table-cell table:formula="of:=[.C11]+1" office:value-type="float" office:value="12" calcext:value-type="float">
            <text:p>12</text:p>
          </table:table-cell>
          <table:table-cell office:value-type="string" calcext:value-type="string">
            <text:p>Michael:</text:p>
          </table:table-cell>
          <table:table-cell office:value-type="string" calcext:value-type="string">
            <text:p>Klar haben wir damals auch die ASM gelesen - wie die Kollegen auch die PowerPlay. Außerdem glaube ich, daß wir uns mit gesundem Respekt begegnet sind - auch wenn wir, wie heute die Magazine auch, nicht unbedingt immer einer Meinung waren und einige Sachen bei den Kollegen zum Schreien fanden.</text:p>
          </table:table-cell>
          <table:table-cell table:number-columns-repeated="1019"/>
        </table:table-row>
        <table:table-row table:style-name="ro5">
          <table:table-cell/>
          <table:table-cell office:value-type="string" calcext:value-type="string">
            <text:p>michael_hengst_2001-03</text:p>
          </table:table-cell>
          <table:table-cell table:formula="of:=[.C12]+1" office:value-type="float" office:value="13" calcext:value-type="float">
            <text:p>13</text:p>
          </table:table-cell>
          <table:table-cell office:value-type="string" calcext:value-type="string">
            <text:p>Kultpower:</text:p>
          </table:table-cell>
          <table:table-cell office:value-type="string" calcext:value-type="string">
            <text:p>Welches Computerspiel hat Dich rückblickend am meisten fasziniert?</text:p>
          </table:table-cell>
          <table:table-cell table:number-columns-repeated="1019"/>
        </table:table-row>
        <table:table-row table:style-name="ro7">
          <table:table-cell/>
          <table:table-cell office:value-type="string" calcext:value-type="string">
            <text:p>michael_hengst_2001-03</text:p>
          </table:table-cell>
          <table:table-cell table:formula="of:=[.C13]+1" office:value-type="float" office:value="14" calcext:value-type="float">
            <text:p>14</text:p>
          </table:table-cell>
          <table:table-cell office:value-type="string" calcext:value-type="string">
            <text:p>Michael:</text:p>
          </table:table-cell>
          <table:table-cell office:value-type="string" calcext:value-type="string">
            <text:p>Hmm... schwierige Frage. Es gibt ein paar Spiele, die mich wirklich nachhaltig beeindruckt haben. Aber wenn ich nur eines aussuchen kann, würde ich sagen "Dungeon Master" für den Atari ST. Ich habe bei ausgeschaltetem Licht vor dem Monitor gesessen und bin jedes Mal zusammengezuckt, wenn plötzlich eine Mumie seufzte. Aber wie gesagt: Das ist nur ein Spiel von einer ganzen Reihe, die ich extrem gut fand!</text:p>
          </table:table-cell>
          <table:table-cell table:number-columns-repeated="1019"/>
        </table:table-row>
        <table:table-row table:style-name="ro5">
          <table:table-cell/>
          <table:table-cell office:value-type="string" calcext:value-type="string">
            <text:p>michael_hengst_2001-03</text:p>
          </table:table-cell>
          <table:table-cell table:formula="of:=[.C14]+1" office:value-type="float" office:value="15" calcext:value-type="float">
            <text:p>15</text:p>
          </table:table-cell>
          <table:table-cell office:value-type="string" calcext:value-type="string">
            <text:p>Kultpower:</text:p>
          </table:table-cell>
          <table:table-cell office:value-type="string" calcext:value-type="string">
            <text:p>Auf welches angekündigte Spiel mußtet Ihr in der Redaktion der PowerPlay am längsten warten?</text:p>
          </table:table-cell>
          <table:table-cell table:number-columns-repeated="1019"/>
        </table:table-row>
        <table:table-row table:style-name="ro1">
          <table:table-cell/>
          <table:table-cell office:value-type="string" calcext:value-type="string">
            <text:p>michael_hengst_2001-03</text:p>
          </table:table-cell>
          <table:table-cell table:formula="of:=[.C15]+1" office:value-type="float" office:value="16" calcext:value-type="float">
            <text:p>16</text:p>
          </table:table-cell>
          <table:table-cell office:value-type="string" calcext:value-type="string">
            <text:p>Michael:</text:p>
          </table:table-cell>
          <table:table-cell office:value-type="string" calcext:value-type="string">
            <text:p>Oh, da gibt's einige: Das Spiel, auf das ich am längsten gewartet habe, war "The Bard´s Tale 4" - darauf warte ich nämlich noch heute. Ich hatte das Spiel bei EA vor Ort gesehen, und nach ein paar Monaten haben die es komplett eingestellt.</text:p>
          </table:table-cell>
          <table:table-cell table:number-columns-repeated="1019"/>
        </table:table-row>
        <table:table-row table:style-name="ro5">
          <table:table-cell/>
          <table:table-cell office:value-type="string" calcext:value-type="string">
            <text:p>michael_hengst_2001-03</text:p>
          </table:table-cell>
          <table:table-cell table:formula="of:=[.C16]+1" office:value-type="float" office:value="17" calcext:value-type="float">
            <text:p>17</text:p>
          </table:table-cell>
          <table:table-cell office:value-type="string" calcext:value-type="string">
            <text:p>Kultpower:</text:p>
          </table:table-cell>
          <table:table-cell office:value-type="string" calcext:value-type="string">
            <text:p>Von welchem Spiel warst Du am schwersten enttäuscht?</text:p>
          </table:table-cell>
          <table:table-cell table:number-columns-repeated="1019"/>
        </table:table-row>
        <table:table-row table:style-name="ro8">
          <table:table-cell/>
          <table:table-cell office:value-type="string" calcext:value-type="string">
            <text:p>michael_hengst_2001-03</text:p>
          </table:table-cell>
          <table:table-cell table:formula="of:=[.C17]+1" office:value-type="float" office:value="18" calcext:value-type="float">
            <text:p>18</text:p>
          </table:table-cell>
          <table:table-cell office:value-type="string" calcext:value-type="string">
            <text:p>Michael:</text:p>
          </table:table-cell>
          <table:table-cell office:value-type="string" calcext:value-type="string">
            <text:p>Keine Frage: "Elite 2". Knut (Gollert) war extra drüben in England und hat sich das Spiel ausgiebig vor Ort angeschaut. Er war hellauf begeistert und voll des Lobes. Gegen meinen Widerstand - ja ja, die Basisdemokratie - gab´s eine 90er Wertung. Dafür haben wir nicht nur von Lesern jede Menge Schelte eingesteckt.</text:p>
          </table:table-cell>
          <table:table-cell table:number-columns-repeated="1019"/>
        </table:table-row>
        <table:table-row table:style-name="ro1">
          <table:table-cell/>
          <table:table-cell office:value-type="string" calcext:value-type="string">
            <text:p>michael_hengst_2001-03</text:p>
          </table:table-cell>
          <table:table-cell table:formula="of:=[.C18]+1" office:value-type="float" office:value="19" calcext:value-type="float">
            <text:p>19</text:p>
          </table:table-cell>
          <table:table-cell office:value-type="string" calcext:value-type="string">
            <text:p>Kultpower:</text:p>
          </table:table-cell>
          <table:table-cell office:value-type="string" calcext:value-type="string">
            <text:p>Hast Du das Ende der PowerPlay als Zeitschrift mitverfolgt? Aus welchen Gründen konnte sich die PowerPlay aus Deiner Sicht letztendlich nicht am Markt halten?</text:p>
          </table:table-cell>
          <table:table-cell table:number-columns-repeated="1019"/>
        </table:table-row>
        <table:table-row table:style-name="ro7">
          <table:table-cell/>
          <table:table-cell office:value-type="string" calcext:value-type="string">
            <text:p>michael_hengst_2001-03</text:p>
          </table:table-cell>
          <table:table-cell table:formula="of:=[.C19]+1" office:value-type="float" office:value="20" calcext:value-type="float">
            <text:p>20</text:p>
          </table:table-cell>
          <table:table-cell office:value-type="string" calcext:value-type="string">
            <text:p>Michael:</text:p>
          </table:table-cell>
          <table:table-cell office:value-type="string" calcext:value-type="string">
            <text:p>Klar habe ich das Dahinsiechen der PP mitverfolgt. Aber meiner Meinung nach war das Ende nicht abzuwenden. Die eigentliche Ursache liegt viel weiter zurück: Im Grunde starb die Power Play schon 1994/1995. Da sich die damalige Verlagsleitung außerstande sah, Verbesserungsvorschläge und Erweiterungen für die PP zuzulassen, wurde - meiner Meinung nach - schon damals das Grab geschaufelt. Das war auch einer der Gründe, warum ich mich dann entschlossen habe, zu gehen.</text:p>
          </table:table-cell>
          <table:table-cell table:number-columns-repeated="1019"/>
        </table:table-row>
        <table:table-row table:style-name="ro1">
          <table:table-cell/>
          <table:table-cell office:value-type="string" calcext:value-type="string">
            <text:p>michael_hengst_2001-03</text:p>
          </table:table-cell>
          <table:table-cell table:formula="of:=[.C20]+1" office:value-type="float" office:value="21" calcext:value-type="float">
            <text:p>21</text:p>
          </table:table-cell>
          <table:table-cell office:value-type="string" calcext:value-type="string">
            <text:p>Kultpower:</text:p>
          </table:table-cell>
          <table:table-cell office:value-type="string" calcext:value-type="string">
            <text:p>Hat sich die Qualität von Computerspielen in den letzten Jahren Deiner Meinung nach geändert? Siehst Du einen Mangel an innovativen Spielkonzepten?</text:p>
          </table:table-cell>
          <table:table-cell table:number-columns-repeated="1019"/>
        </table:table-row>
        <table:table-row table:style-name="ro4">
          <table:table-cell/>
          <table:table-cell office:value-type="string" calcext:value-type="string">
            <text:p>michael_hengst_2001-03</text:p>
          </table:table-cell>
          <table:table-cell table:formula="of:=[.C21]+1" office:value-type="float" office:value="22" calcext:value-type="float">
            <text:p>22</text:p>
          </table:table-cell>
          <table:table-cell office:value-type="string" calcext:value-type="string">
            <text:p>Michael:</text:p>
          </table:table-cell>
          <table:table-cell office:value-type="string" calcext:value-type="string">
            <text:p>Generell würde ich sagen, daß die technische Qualität natürlich deutlich gestiegen ist. Wenn ich mir heute allein die Grafik anschaue, wird mir schwindelig - das ist wirklich phänomenal. Inhaltlich vermisse ich hingegen die wirklich innovativen Konzepte - aber mal ehrlich, ist das wirklich so schlimm? Entscheidend ist doch immer noch, ob das Spiel Spaß macht oder nicht. Da interessiert es mich heute eigentlich kaum, ob´s das Spielprinzip schon vor zehn Jahren gab oder nicht. Fesselt mich das Spiel, ist es toll gemacht, habe ich eine gute Zeit? Das ist wichtig!</text:p>
          </table:table-cell>
          <table:table-cell table:number-columns-repeated="1019"/>
        </table:table-row>
        <table:table-row table:style-name="ro5">
          <table:table-cell/>
          <table:table-cell office:value-type="string" calcext:value-type="string">
            <text:p>michael_hengst_2001-03</text:p>
          </table:table-cell>
          <table:table-cell table:formula="of:=[.C22]+1" office:value-type="float" office:value="23" calcext:value-type="float">
            <text:p>23</text:p>
          </table:table-cell>
          <table:table-cell office:value-type="string" calcext:value-type="string">
            <text:p>Kultpower:</text:p>
          </table:table-cell>
          <table:table-cell office:value-type="string" calcext:value-type="string">
            <text:p>Welche Computerspiele spielst Du heutzutage? Bist Du immer noch ein begeisterter Rollenspieler?</text:p>
          </table:table-cell>
          <table:table-cell table:number-columns-repeated="1019"/>
        </table:table-row>
        <table:table-row table:style-name="ro7">
          <table:table-cell/>
          <table:table-cell office:value-type="string" calcext:value-type="string">
            <text:p>michael_hengst_2001-03</text:p>
          </table:table-cell>
          <table:table-cell table:formula="of:=[.C23]+1" office:value-type="float" office:value="24" calcext:value-type="float">
            <text:p>24</text:p>
          </table:table-cell>
          <table:table-cell office:value-type="string" calcext:value-type="string">
            <text:p>Michael:</text:p>
          </table:table-cell>
          <table:table-cell office:value-type="string" calcext:value-type="string">
            <text:p>Ich spiele nicht mehr ganz so viel wie früher - das liegt natürlich auch ein bißchen an der Familie und am Beruf. Meine Tochter ist jetzt 14 Monate alt und beansprucht meine spärliche Freizeit doch erheblich ;-) Ansonsten liebe ich immer noch Rollenspiele (oder Actionrollenspiele) und Strategie/Taktik-Programme wie z.B. "Diablo 2", "Wizards &amp; Warriors", "Final Fantasy", "Commandos", "Advanced Military Commander 4".</text:p>
          </table:table-cell>
          <table:table-cell table:number-columns-repeated="1019"/>
        </table:table-row>
        <table:table-row table:style-name="ro1">
          <table:table-cell/>
          <table:table-cell office:value-type="string" calcext:value-type="string">
            <text:p>michael_hengst_2001-03</text:p>
          </table:table-cell>
          <table:table-cell table:formula="of:=[.C24]+1" office:value-type="float" office:value="25" calcext:value-type="float">
            <text:p>25</text:p>
          </table:table-cell>
          <table:table-cell office:value-type="string" calcext:value-type="string">
            <text:p>Kultpower:</text:p>
          </table:table-cell>
          <table:table-cell office:value-type="string" calcext:value-type="string">
            <text:p>Viele sehen in der PowerPlay das kompetenteste Spielemagazin, das es je gegeben hat. Wie beurteilst Du die Qualität aktueller Spielemagazine?</text:p>
          </table:table-cell>
          <table:table-cell table:number-columns-repeated="1019"/>
        </table:table-row>
        <table:table-row table:style-name="ro7">
          <table:table-cell/>
          <table:table-cell office:value-type="string" calcext:value-type="string">
            <text:p>michael_hengst_2001-03</text:p>
          </table:table-cell>
          <table:table-cell table:formula="of:=[.C25]+1" office:value-type="float" office:value="26" calcext:value-type="float">
            <text:p>26</text:p>
          </table:table-cell>
          <table:table-cell office:value-type="string" calcext:value-type="string">
            <text:p>Michael:</text:p>
          </table:table-cell>
          <table:table-cell office:value-type="string" calcext:value-type="string">
            <text:p>Ich glaube, daß ein Magazin immer nur so kompetent ist wie seine Redakteure. Und natürlich haben wir auch einige dicke Patzer auf dem Kompetenzkerbholz, wie beispielsweise "Elite 2" - ob wir also das "kompetenteste" Magazin waren, das es je gab? Ganz ehrlich: Ich weiß es nicht. Ich glaube, daß dies ein "Gefühl" ist, das auch deutlich mit der damaligen Zeit zusammenhing. Der Markt war kleiner, der Konkurrenzkampf nicht so stark wie heute.</text:p>
          </table:table-cell>
          <table:table-cell table:number-columns-repeated="1019"/>
        </table:table-row>
        <table:table-row table:style-name="ro5">
          <table:table-cell/>
          <table:table-cell office:value-type="string" calcext:value-type="string">
            <text:p>michael_hengst_2001-03</text:p>
          </table:table-cell>
          <table:table-cell table:formula="of:=[.C26]+1" office:value-type="float" office:value="27" calcext:value-type="float">
            <text:p>27</text:p>
          </table:table-cell>
          <table:table-cell office:value-type="string" calcext:value-type="string">
            <text:p>Kultpower:</text:p>
          </table:table-cell>
          <table:table-cell office:value-type="string" calcext:value-type="string">
            <text:p>Erkennen Dich die Leute auf der Straße wieder? :-)</text:p>
          </table:table-cell>
          <table:table-cell table:number-columns-repeated="1019"/>
        </table:table-row>
        <table:table-row table:style-name="ro8">
          <table:table-cell/>
          <table:table-cell office:value-type="string" calcext:value-type="string">
            <text:p>michael_hengst_2001-03</text:p>
          </table:table-cell>
          <table:table-cell table:formula="of:=[.C27]+1" office:value-type="float" office:value="28" calcext:value-type="float">
            <text:p>28</text:p>
          </table:table-cell>
          <table:table-cell office:value-type="string" calcext:value-type="string">
            <text:p>Michael:</text:p>
          </table:table-cell>
          <table:table-cell office:value-type="string" calcext:value-type="string">
            <text:p>Ja! Passiert mir häufiger. Z.B. auf dem Flughafen. Ich hatte schon einen Polizisten an der Passkontrolle, der mich angrinste. Als ich ihn verwirrt fragte, ob mit meinem Ausweis was nicht in Ordnung sei, antwortete er: "Ich kenn Dich noch aus alten Power Play-Tagen".</text:p>
          </table:table-cell>
          <table:table-cell table:number-columns-repeated="1019"/>
        </table:table-row>
        <table:table-row table:style-name="ro5">
          <table:table-cell/>
          <table:table-cell office:value-type="string" calcext:value-type="string">
            <text:p>michael_hengst_2001-03</text:p>
          </table:table-cell>
          <table:table-cell table:formula="of:=[.C28]+1" office:value-type="float" office:value="29" calcext:value-type="float">
            <text:p>29</text:p>
          </table:table-cell>
          <table:table-cell office:value-type="string" calcext:value-type="string">
            <text:p>Kultpower:</text:p>
          </table:table-cell>
          <table:table-cell office:value-type="string" calcext:value-type="string">
            <text:p>Hast Du noch Kontakt zur "alten PowerPlay-Familie" (Boris Schneider, Heinrich Lenhardt,...) ?</text:p>
          </table:table-cell>
          <table:table-cell table:number-columns-repeated="1019"/>
        </table:table-row>
        <table:table-row table:style-name="ro1">
          <table:table-cell/>
          <table:table-cell office:value-type="string" calcext:value-type="string">
            <text:p>michael_hengst_2001-03</text:p>
          </table:table-cell>
          <table:table-cell table:formula="of:=[.C29]+1" office:value-type="float" office:value="30" calcext:value-type="float">
            <text:p>30</text:p>
          </table:table-cell>
          <table:table-cell office:value-type="string" calcext:value-type="string">
            <text:p>Michael:</text:p>
          </table:table-cell>
          <table:table-cell office:value-type="string" calcext:value-type="string">
            <text:p>Wenig. Die meisten sind eh in alle Winde verstreut und machen ihr eigenes Ding. Mit Martin Gaksch (ehemaliger Chefred. - heute Maniac!) habe ich erst kürzlich telefoniert.</text:p>
          </table:table-cell>
          <table:table-cell table:number-columns-repeated="1019"/>
        </table:table-row>
        <table:table-row table:style-name="ro5">
          <table:table-cell/>
          <table:table-cell office:value-type="string" calcext:value-type="string">
            <text:p>michael_hengst_2001-03</text:p>
          </table:table-cell>
          <table:table-cell table:formula="of:=[.C30]+1" office:value-type="float" office:value="31" calcext:value-type="float">
            <text:p>31</text:p>
          </table:table-cell>
          <table:table-cell office:value-type="string" calcext:value-type="string">
            <text:p>Kultpower:</text:p>
          </table:table-cell>
          <table:table-cell office:value-type="string" calcext:value-type="string">
            <text:p>War Dir (bevor Du Kultpower.de kanntest) bewußt, daß es auch heute noch wahre Powerplay-Fans gibt?</text:p>
          </table:table-cell>
          <table:table-cell table:number-columns-repeated="1019"/>
        </table:table-row>
        <table:table-row table:style-name="ro1">
          <table:table-cell/>
          <table:table-cell office:value-type="string" calcext:value-type="string">
            <text:p>michael_hengst_2001-03</text:p>
          </table:table-cell>
          <table:table-cell table:formula="of:=[.C31]+1" office:value-type="float" office:value="32" calcext:value-type="float">
            <text:p>32</text:p>
          </table:table-cell>
          <table:table-cell office:value-type="string" calcext:value-type="string">
            <text:p>Michael:</text:p>
          </table:table-cell>
          <table:table-cell office:value-type="string" calcext:value-type="string">
            <text:p>Ehrlich gesagt: Nein! Ich hatte keine Ahnung, daß es noch so viele echte Fans gibt. Ich finde eure Seite echt klasse und bin begeistert, daß die "guten alten Zeiten" nicht so einfach vergessen sind.</text:p>
          </table:table-cell>
          <table:table-cell table:number-columns-repeated="1019"/>
        </table:table-row>
        <table:table-row table:style-name="ro1">
          <table:table-cell/>
          <table:table-cell office:value-type="string" calcext:value-type="string">
            <text:p>michael_hengst_2001-03</text:p>
          </table:table-cell>
          <table:table-cell table:formula="of:=[.C32]+1" office:value-type="float" office:value="33" calcext:value-type="float">
            <text:p>33</text:p>
          </table:table-cell>
          <table:table-cell office:value-type="string" calcext:value-type="string">
            <text:p>Kultpower:</text:p>
          </table:table-cell>
          <table:table-cell office:value-type="string" calcext:value-type="string">
            <text:p>Als Amiga-Freak würde mich interessieren, was Du von der Entwicklung bei Amiga hältst. Meinst Du, das plattformübergreifende neue AmigaOS wird sich auch nur ein wenig auf dem Markt behaupten können?</text:p>
          </table:table-cell>
          <table:table-cell table:number-columns-repeated="1019"/>
        </table:table-row>
        <table:table-row table:style-name="ro1">
          <table:table-cell/>
          <table:table-cell office:value-type="string" calcext:value-type="string">
            <text:p>michael_hengst_2001-03</text:p>
          </table:table-cell>
          <table:table-cell table:formula="of:=[.C33]+1" office:value-type="float" office:value="34" calcext:value-type="float">
            <text:p>34</text:p>
          </table:table-cell>
          <table:table-cell office:value-type="string" calcext:value-type="string">
            <text:p>Michael:</text:p>
          </table:table-cell>
          <table:table-cell office:value-type="string" calcext:value-type="string">
            <text:p>Nein, glaube ich nicht. Die Übermacht von PC- und Konsolensystemen wie PSX2, X-Box usw. ist einfach zu groß. Die Zeiten von Amiga und auch anderen Systemen ist definitiv vorbei - selbst wenn es "nur" um das Betriebssystem geht.</text:p>
          </table:table-cell>
          <table:table-cell table:number-columns-repeated="1019"/>
        </table:table-row>
        <table:table-row table:style-name="ro5">
          <table:table-cell/>
          <table:table-cell office:value-type="string" calcext:value-type="string">
            <text:p>michael_hengst_2001-03</text:p>
          </table:table-cell>
          <table:table-cell table:formula="of:=[.C34]+1" office:value-type="float" office:value="35" calcext:value-type="float">
            <text:p>35</text:p>
          </table:table-cell>
          <table:table-cell office:value-type="string" calcext:value-type="string">
            <text:p>Kultpower:</text:p>
          </table:table-cell>
          <table:table-cell office:value-type="string" calcext:value-type="string">
            <text:p>Was für Rechner (insbesondere von früher) besitzt Du heute noch?</text:p>
          </table:table-cell>
          <table:table-cell table:number-columns-repeated="1019"/>
        </table:table-row>
        <table:table-row table:style-name="ro8">
          <table:table-cell/>
          <table:table-cell office:value-type="string" calcext:value-type="string">
            <text:p>michael_hengst_2001-03</text:p>
          </table:table-cell>
          <table:table-cell table:formula="of:=[.C35]+1" office:value-type="float" office:value="36" calcext:value-type="float">
            <text:p>36</text:p>
          </table:table-cell>
          <table:table-cell office:value-type="string" calcext:value-type="string">
            <text:p>Michael:</text:p>
          </table:table-cell>
          <table:table-cell office:value-type="string" calcext:value-type="string">
            <text:p>Das sind leider nicht mehr so viele: C64, Atari ST (512er), Atari Mega ST, Master System, NES, PC-Engine, Turbo-Duo, Mega Drive, Mega CD, Saturn, SNES, GameBoy... aber die sind eigentlich alle eingemottet und liegen auf dem Dachboden oder bei mir in der Firma (neben den ganzen alten Spielen&lt;G&gt;.)</text:p>
          </table:table-cell>
          <table:table-cell table:number-columns-repeated="1019"/>
        </table:table-row>
        <table:table-row table:style-name="ro5">
          <table:table-cell/>
          <table:table-cell office:value-type="string" calcext:value-type="string">
            <text:p>michael_hengst_2001-03</text:p>
          </table:table-cell>
          <table:table-cell table:formula="of:=[.C36]+1" office:value-type="float" office:value="37" calcext:value-type="float">
            <text:p>37</text:p>
          </table:table-cell>
          <table:table-cell office:value-type="string" calcext:value-type="string">
            <text:p>Kultpower:</text:p>
          </table:table-cell>
          <table:table-cell office:value-type="string" calcext:value-type="string">
            <text:p>Was machst Du heute beruflich, und was sind Deine Ziele für die nächsten Jahre?</text:p>
          </table:table-cell>
          <table:table-cell table:number-columns-repeated="1019"/>
        </table:table-row>
        <table:table-row table:style-name="ro9">
          <table:table-cell/>
          <table:table-cell office:value-type="string" calcext:value-type="string">
            <text:p>michael_hengst_2001-03</text:p>
          </table:table-cell>
          <table:table-cell table:formula="of:=[.C37]+1" office:value-type="float" office:value="38" calcext:value-type="float">
            <text:p>38</text:p>
          </table:table-cell>
          <table:table-cell office:value-type="string" calcext:value-type="string">
            <text:p>Michael:</text:p>
          </table:table-cell>
          <table:table-cell office:value-type="string" calcext:value-type="string">
            <text:p>Ich habe seit über drei Jahren meine eigene Firma (mit drei anderen zusammen). Die Firma nennt sich "Das Trickwerk", und wir machen z.B. Lösungsbücher für Eidos oder Nintendo. Außerdem machen wir sehr viele "Pressehefte" - also Erstellung und Gestaltung von Pressematerial für Spiele - z.B. für Vivendi Universal (ehemalig Havas). Außerdem haben wir ein eigenes Test-Magazin für DVDs (so ganz ohne Verlagstätigkeit geht´s halt nicht), und zwar die "DVD-Home". Wie in guten alten Zeiten testen wir hier Software - zwar keine Spiele, aber Filme, die auf DVD erscheinen. Das Heft (so viel Eigenwerbung muß sein) gibt's an ausgewählten Kiosken oder direkt beim Trickwerk. Ansonsten haben wir letztes Jahr versucht, ein Spiele-Entwickler-Heft zu machen - für zwei Ausgaben machten wir die deutsche Lizenzausgabe des "Game Developer". Das Echo war super, nur war die Industrie noch nicht bereit, das Heft finanziell mit Anzeigen zu stützen. Also mußten wir es wieder einstampfen. Schade, schade.</text:p>
          </table:table-cell>
          <table:table-cell table:number-columns-repeated="1019"/>
        </table:table-row>
        <table:table-row table:style-name="ro1">
          <table:table-cell/>
          <table:table-cell office:value-type="string" calcext:value-type="string">
            <text:p>michael_hengst_2001-03</text:p>
          </table:table-cell>
          <table:table-cell table:formula="of:=[.C38]+1" office:value-type="float" office:value="39" calcext:value-type="float">
            <text:p>39</text:p>
          </table:table-cell>
          <table:table-cell office:value-type="string" calcext:value-type="string">
            <text:p>Kultpower:</text:p>
          </table:table-cell>
          <table:table-cell office:value-type="string" calcext:value-type="string">
            <text:p>Michael, nochmal vieeeelen Dank für Deine interessanten Antworten! Ich freue mich echt riesig, daß Du dieses Interview mitgemacht hast!</text:p>
          </table:table-cell>
          <table:table-cell table:number-columns-repeated="1019"/>
        </table:table-row>
        <table:table-row table:style-name="ro5" table:number-rows-repeated="1048536">
          <table:table-cell table:number-columns-repeated="1024"/>
        </table:table-row>
        <table:table-row table:style-name="ro5">
          <table:table-cell table:number-columns-repeated="1024"/>
        </table:table-row>
      </table:table>
      <table:table table:name="Winnie_2003" table:style-name="ta1">
        <table:table-column table:style-name="co4" table:number-columns-repeated="4" table:default-cell-style-name="ce2"/>
        <table:table-column table:style-name="co5" table:default-cell-style-name="ce2"/>
        <table:table-column table:style-name="co6" table:default-cell-style-name="ce2"/>
        <table:table-column table:style-name="co4" table:number-columns-repeated="1018" table:default-cell-style-name="ce2"/>
        <table:table-row table:style-name="ro2">
          <table:table-cell office:value-type="string" calcext:value-type="string">
            <text:p>eb85a0fe-efbc-4920-a1ab-348ebff1b0cc</text:p>
          </table:table-cell>
          <table:table-cell office:value-type="string" calcext:value-type="string">
            <text:p>winnie_forster_2003-01</text:p>
          </table:table-cell>
          <table:table-cell office:value-type="float" office:value="1" calcext:value-type="float">
            <text:p>1</text:p>
          </table:table-cell>
          <table:table-cell office:value-type="string" calcext:value-type="string">
            <text:p>Kultpower:</text:p>
          </table:table-cell>
          <table:table-cell office:value-type="string" calcext:value-type="string">
            <text:p>Hallo Winnie!</text:p>
            <text:p><text:span text:style-name="T1">Erstmal vielen Dank, dass du für Kultpower.de dieses Interview mitmachst!</text:span></text:p>
            <text:p><text:span text:style-name="T1">Wir fangen mal ganz vorne an: Wie kam es dazu, dass du Ende 1990 Redakteur bei der Powerplay wurdest? Wie lange kanntest du selber die Powerplay bereits?</text:span></text:p>
          </table:table-cell>
          <table:table-cell table:style-name="ce4" table:formula="of:=CONCATENATE(&quot;INSERT INTO interviewtext (id,interview,position,prefix,text) values ('&quot;;[.A1];&quot;', '&quot;;[.B1];&quot;', &quot;;[.C1];&quot; , '&quot;;[.D1];&quot;', '&quot;;SUBSTITUTE([.E1];&quot;'&quot;;&quot;''&quot;);&quot;');&quot;)" office:value-type="string" office:string-value="INSERT INTO interviewtext (id,interview,position,prefix,text) values ('eb85a0fe-efbc-4920-a1ab-348ebff1b0cc', 'winnie_forster_2003-01', 1 , 'Kultpower:', 'Hallo Winnie!&#10;Erstmal vielen Dank, dass du für Kultpower.de dieses Interview mitmachst!&#10;Wir fangen mal ganz vorne an: Wie kam es dazu, dass du Ende 1990 Redakteur bei der Powerplay wurdest? Wie lange kanntest du selber die Powerplay bereits?');" calcext:value-type="string">
            <text:p>INSERT INTO interviewtext (id,interview,position,prefix,text) values ('eb85a0fe-efbc-4920-a1ab-348ebff1b0cc', 'winnie_forster_2003-01', 1 , 'Kultpower:', 'Hallo Winnie!</text:p>
            <text:p>Erstmal vielen Dank, dass du für Kultpower.de dieses Interview mitmachst!</text:p>
            <text:p>Wir fangen mal ganz vorne an: Wie kam es dazu, dass du Ende 1990 Redakteur bei der Powerplay wurdest? Wie lange kanntest du selber die Powerplay bereits?');</text:p>
          </table:table-cell>
          <table:table-cell table:number-columns-repeated="1018"/>
        </table:table-row>
        <table:table-row table:style-name="ro10">
          <table:table-cell office:value-type="string" calcext:value-type="string">
            <text:p>d3ea7e63-9d13-448c-840a-9549f0382e8c</text:p>
          </table:table-cell>
          <table:table-cell office:value-type="string" calcext:value-type="string">
            <text:p>winnie_forster_2003-01</text:p>
          </table:table-cell>
          <table:table-cell table:formula="of:=[.C1]+1" office:value-type="float" office:value="2" calcext:value-type="float">
            <text:p>2</text:p>
          </table:table-cell>
          <table:table-cell office:value-type="string" calcext:value-type="string">
            <text:p>Winnie:</text:p>
          </table:table-cell>
          <table:table-cell office:value-type="string" calcext:value-type="string">
            <text:p>Kurz nach dem Abitur (&amp; noch während meines Zivildienstes) fiel mir eine Ausgabe des Spielhefts Powerplay in die Hände, die in einem Wettbewerb nach dem "Besten Spielekenner" suchte. Powerplay war damals gerade von der Beilage des Computer-Magazins "Happy Computer" zum eigenständigen Heft befördert und mir eigentlich nicht besonders sympathisch. Damals fand ich englische Hefte wie ACE oder The One viel cooler, aber der Wettbewerb hat mich gereizt. Letztendlich habe ich dann doch nicht daran teilgenommen, stattdessen die Stellenanzeige in der gleichen Ausgabe beantwortet -- Markt &amp; Technik war damals ein sehr renommierter Verlag, räumlich in meiner Nähe, außerdem wusste ich nicht, was ich nach dem Zivildienst studieren sollte.</text:p>
          </table:table-cell>
          <table:table-cell table:style-name="ce4" table:formula="of:=CONCATENATE(&quot;INSERT INTO interviewtext (id,interview,position,prefix,text) values ('&quot;;[.A2];&quot;', '&quot;;[.B2];&quot;', &quot;;[.C2];&quot; , '&quot;;[.D2];&quot;', '&quot;;SUBSTITUTE([.E2];&quot;'&quot;;&quot;''&quot;);&quot;');&quot;)" office:value-type="string" office:string-value="INSERT INTO interviewtext (id,interview,position,prefix,text) values ('d3ea7e63-9d13-448c-840a-9549f0382e8c', 'winnie_forster_2003-01', 2 , 'Winnie:', 'Kurz nach dem Abitur (&amp; noch während meines Zivildienstes) fiel mir eine Ausgabe des Spielhefts Powerplay in die Hände, die in einem Wettbewerb nach dem &quot;Besten Spielekenner&quot; suchte. Powerplay war damals gerade von der Beilage des Computer-Magazins &quot;Happy Computer&quot; zum eigenständigen Heft befördert und mir eigentlich nicht besonders sympathisch. Damals fand ich englische Hefte wie ACE oder The One viel cooler, aber der Wettbewerb hat mich gereizt. Letztendlich habe ich dann doch nicht daran teilgenommen, stattdessen die Stellenanzeige in der gleichen Ausgabe beantwortet -- Markt &amp; Technik war damals ein sehr renommierter Verlag, räumlich in meiner Nähe, außerdem wusste ich nicht, was ich nach dem Zivildienst studieren sollte.');" calcext:value-type="string">
            <text:p>INSERT INTO interviewtext (id,interview,position,prefix,text) values ('d3ea7e63-9d13-448c-840a-9549f0382e8c', 'winnie_forster_2003-01', 2 , 'Winnie:', 'Kurz nach dem Abitur (&amp; noch während meines Zivildienstes) fiel mir eine Ausgabe des Spielhefts Powerplay in die Hände, die in einem Wettbewerb nach dem "Besten Spielekenner" suchte. Powerplay war damals gerade von der Beilage des Computer-Magazins "Happy Computer" zum eigenständigen Heft befördert und mir eigentlich nicht besonders sympathisch. Damals fand ich englische Hefte wie ACE oder The One viel cooler, aber der Wettbewerb hat mich gereizt. Letztendlich habe ich dann doch nicht daran teilgenommen, stattdessen die Stellenanzeige in der gleichen Ausgabe beantwortet -- Markt &amp; Technik war damals ein sehr renommierter Verlag, räumlich in meiner Nähe, außerdem wusste ich nicht, was ich nach dem Zivildienst studieren sollte.');</text:p>
          </table:table-cell>
          <table:table-cell table:number-columns-repeated="1018"/>
        </table:table-row>
        <table:table-row table:style-name="ro11">
          <table:table-cell office:value-type="string" calcext:value-type="string">
            <text:p>4e622856-d5e3-4825-90af-be0bd7aa27a6</text:p>
          </table:table-cell>
          <table:table-cell office:value-type="string" calcext:value-type="string">
            <text:p>winnie_forster_2003-01</text:p>
          </table:table-cell>
          <table:table-cell table:formula="of:=[.C2]+1" office:value-type="float" office:value="3" calcext:value-type="float">
            <text:p>3</text:p>
          </table:table-cell>
          <table:table-cell table:style-name="Default"/>
          <table:table-cell office:value-type="string" calcext:value-type="string">
            <text:p>Heini, Anatol &amp; Co waren für mich damals Unbekannte</text:p>
          </table:table-cell>
          <table:table-cell table:style-name="ce4" table:formula="of:=CONCATENATE(&quot;INSERT INTO interviewtext (id,interview,position,prefix,text) values ('&quot;;[.A3];&quot;', '&quot;;[.B3];&quot;', &quot;;[.C3];&quot; , '&quot;;[.D3];&quot;', '&quot;;SUBSTITUTE([.E3];&quot;'&quot;;&quot;''&quot;);&quot;');&quot;)" office:value-type="string" office:string-value="INSERT INTO interviewtext (id,interview,position,prefix,text) values ('4e622856-d5e3-4825-90af-be0bd7aa27a6', 'winnie_forster_2003-01', 3 , '', 'Heini, Anatol &amp; Co waren für mich damals Unbekannte');" calcext:value-type="string">
            <text:p>INSERT INTO interviewtext (id,interview,position,prefix,text) values ('4e622856-d5e3-4825-90af-be0bd7aa27a6', 'winnie_forster_2003-01', 3 , '', 'Heini, Anatol &amp; Co waren für mich damals Unbekannte');</text:p>
          </table:table-cell>
          <table:table-cell table:number-columns-repeated="1018"/>
        </table:table-row>
        <table:table-row table:style-name="ro12">
          <table:table-cell office:value-type="string" calcext:value-type="string">
            <text:p>00c6921a-7426-4065-9f16-68738182bfd3</text:p>
          </table:table-cell>
          <table:table-cell office:value-type="string" calcext:value-type="string">
            <text:p>winnie_forster_2003-01</text:p>
          </table:table-cell>
          <table:table-cell table:formula="of:=[.C3]+1" office:value-type="float" office:value="4" calcext:value-type="float">
            <text:p>4</text:p>
          </table:table-cell>
          <table:table-cell office:value-type="string" calcext:value-type="string">
            <text:p>Winnie:</text:p>
          </table:table-cell>
          <table:table-cell office:value-type="string" calcext:value-type="string">
            <text:p>Kurz: Nach viel Hin und Her, Gesprächen mit Chefredaktion und Verlagsleitung wurde ich Mitte 1990 bei Powerplay als fester Redakteur angestellt. Im Gegensatz zu den Lesern waren Heini, Anatol &amp; Co. für mich damals Unbekannte -- es stellte sich jedoch schnell heraus, dass ich in einem außergewöhnlichem Team gelandet bin, dem ich eine Menge verdanke.</text:p>
          </table:table-cell>
          <table:table-cell table:style-name="ce4" table:formula="of:=CONCATENATE(&quot;INSERT INTO interviewtext (id,interview,position,prefix,text) values ('&quot;;[.A4];&quot;', '&quot;;[.B4];&quot;', &quot;;[.C4];&quot; , '&quot;;[.D4];&quot;', '&quot;;SUBSTITUTE([.E4];&quot;'&quot;;&quot;''&quot;);&quot;');&quot;)" office:value-type="string" office:string-value="INSERT INTO interviewtext (id,interview,position,prefix,text) values ('00c6921a-7426-4065-9f16-68738182bfd3', 'winnie_forster_2003-01', 4 , 'Winnie:', 'Kurz: Nach viel Hin und Her, Gesprächen mit Chefredaktion und Verlagsleitung wurde ich Mitte 1990 bei Powerplay als fester Redakteur angestellt. Im Gegensatz zu den Lesern waren Heini, Anatol &amp; Co. für mich damals Unbekannte -- es stellte sich jedoch schnell heraus, dass ich in einem außergewöhnlichem Team gelandet bin, dem ich eine Menge verdanke.');" calcext:value-type="string">
            <text:p>INSERT INTO interviewtext (id,interview,position,prefix,text) values ('00c6921a-7426-4065-9f16-68738182bfd3', 'winnie_forster_2003-01', 4 , 'Winnie:', 'Kurz: Nach viel Hin und Her, Gesprächen mit Chefredaktion und Verlagsleitung wurde ich Mitte 1990 bei Powerplay als fester Redakteur angestellt. Im Gegensatz zu den Lesern waren Heini, Anatol &amp; Co. für mich damals Unbekannte -- es stellte sich jedoch schnell heraus, dass ich in einem außergewöhnlichem Team gelandet bin, dem ich eine Menge verdanke.');</text:p>
          </table:table-cell>
          <table:table-cell table:number-columns-repeated="1018"/>
        </table:table-row>
        <table:table-row table:style-name="ro13">
          <table:table-cell office:value-type="string" calcext:value-type="string">
            <text:p>83668046-9db5-4c6f-abad-f7c1c0a61548</text:p>
          </table:table-cell>
          <table:table-cell office:value-type="string" calcext:value-type="string">
            <text:p>winnie_forster_2003-01</text:p>
          </table:table-cell>
          <table:table-cell table:formula="of:=[.C4]+1" office:value-type="float" office:value="5" calcext:value-type="float">
            <text:p>5</text:p>
          </table:table-cell>
          <table:table-cell office:value-type="string" calcext:value-type="string">
            <text:p>Kultpower:</text:p>
          </table:table-cell>
          <table:table-cell office:value-type="string" calcext:value-type="string">
            <text:p>Was für Computer- oder Videospiele waren deine Favoriten, bevor du Powerplay-Redakteur wurdest?</text:p>
          </table:table-cell>
          <table:table-cell table:style-name="ce4" table:formula="of:=CONCATENATE(&quot;INSERT INTO interviewtext (id,interview,position,prefix,text) values ('&quot;;[.A5];&quot;', '&quot;;[.B5];&quot;', &quot;;[.C5];&quot; , '&quot;;[.D5];&quot;', '&quot;;SUBSTITUTE([.E5];&quot;'&quot;;&quot;''&quot;);&quot;');&quot;)" office:value-type="string" office:string-value="INSERT INTO interviewtext (id,interview,position,prefix,text) values ('83668046-9db5-4c6f-abad-f7c1c0a61548', 'winnie_forster_2003-01', 5 , 'Kultpower:', 'Was für Computer- oder Videospiele waren deine Favoriten, bevor du Powerplay-Redakteur wurdest?');" calcext:value-type="string">
            <text:p>INSERT INTO interviewtext (id,interview,position,prefix,text) values ('83668046-9db5-4c6f-abad-f7c1c0a61548', 'winnie_forster_2003-01', 5 , 'Kultpower:', 'Was für Computer- oder Videospiele waren deine Favoriten, bevor du Powerplay-Redakteur wurdest?');</text:p>
          </table:table-cell>
          <table:table-cell table:number-columns-repeated="1018"/>
        </table:table-row>
        <table:table-row table:style-name="ro14">
          <table:table-cell office:value-type="string" calcext:value-type="string">
            <text:p>32f60c6e-5a70-4a97-9356-2f7652b6b36a</text:p>
          </table:table-cell>
          <table:table-cell office:value-type="string" calcext:value-type="string">
            <text:p>winnie_forster_2003-01</text:p>
          </table:table-cell>
          <table:table-cell table:formula="of:=[.C5]+1" office:value-type="float" office:value="6" calcext:value-type="float">
            <text:p>6</text:p>
          </table:table-cell>
          <table:table-cell office:value-type="string" calcext:value-type="string">
            <text:p>Winnie:</text:p>
          </table:table-cell>
          <table:table-cell office:value-type="string" calcext:value-type="string">
            <text:p>Wie die meisten Spieler meiner Generation waren Pong und Space Invaders die ersten elektronischen Spiele die ich als kleiner Sch...er kennen lernte. Ich kam kaum bis zum Joystick dieser Automaten rauf, war aber sofort süchtig. Eine Konsole konnte ich mir damals nicht leisten, habe die ersten Heimgeräte Interton und Atari VCS also nur bei Freunden gespielt. Meine Eltern hielten einen Heim-Computer für vernünftiger. Ich hatte Erfahrung mit dem ZX 81 und dem VC 20, gab dann aber 500 Mark für einen Sinclair Spectrum aus. Obwohl alle meine Kumpels schnell zu C64-Freaks mutierten, habe ich die exotische Kaufentscheidung nie bereut -- bis Mitte der 80er-Jahre war die Spectrum-Software brillant. Zugegeben: Für Archon, Elite, Ultima und Wasteland mussten mir Kumpels ihre Commodore-Rechner leihen. Zum Glück wuchs ich in einem äußerst verspielten Umfeld auf u.a. ging der spätere Rainbow-Arts-Produzent Teut Weidemann ins gleiche Gymnasium. Der war ein paar Jahre älter und finanzkräftiger und hat mir z.B. seinen 64 SX ins Zimmer gestellt. Später stieß ich zu einer Rollenspieltruppe der z.B. Andreas von Lepel (2001/2002 Chefredakteur der Bravo Screenfun) angehörten. Dieser Kreis von Jugendlichen war schon Mitte der 80er-Jahre auf den Sprung in die Computer-Professionalität. Komischer Zufall, dass ich unabhängig von dieser Clique Jahre später in der selben Ecke gelandet bin...</text:p>
          </table:table-cell>
          <table:table-cell table:style-name="ce4" table:formula="of:=CONCATENATE(&quot;INSERT INTO interviewtext (id,interview,position,prefix,text) values ('&quot;;[.A6];&quot;', '&quot;;[.B6];&quot;', &quot;;[.C6];&quot; , '&quot;;[.D6];&quot;', '&quot;;SUBSTITUTE([.E6];&quot;'&quot;;&quot;''&quot;);&quot;');&quot;)" office:value-type="string" office:string-value="INSERT INTO interviewtext (id,interview,position,prefix,text) values ('32f60c6e-5a70-4a97-9356-2f7652b6b36a', 'winnie_forster_2003-01', 6 , 'Winnie:', 'Wie die meisten Spieler meiner Generation waren Pong und Space Invaders die ersten elektronischen Spiele die ich als kleiner Sch...er kennen lernte. Ich kam kaum bis zum Joystick dieser Automaten rauf, war aber sofort süchtig. Eine Konsole konnte ich mir damals nicht leisten, habe die ersten Heimgeräte Interton und Atari VCS also nur bei Freunden gespielt. Meine Eltern hielten einen Heim-Computer für vernünftiger. Ich hatte Erfahrung mit dem ZX 81 und dem VC 20, gab dann aber 500 Mark für einen Sinclair Spectrum aus. Obwohl alle meine Kumpels schnell zu C64-Freaks mutierten, habe ich die exotische Kaufentscheidung nie bereut -- bis Mitte der 80er-Jahre war die Spectrum-Software brillant. Zugegeben: Für Archon, Elite, Ultima und Wasteland mussten mir Kumpels ihre Commodore-Rechner leihen. Zum Glück wuchs ich in einem äußerst verspielten Umfeld auf u.a. ging der spätere Rainbow-Arts-Produzent Teut Weidemann ins gleiche Gymnasium. Der war ein paar Jahre älter und finanzkräftiger und hat mir z.B. seinen 64 SX ins Zimmer gestellt. Später stieß ich zu einer Rollenspieltruppe der z.B. Andreas von Lepel (2001/2002 Chefredakteur der Bravo Screenfun) angehörten. Dieser Kreis von Jugendlichen war schon Mitte der 80er-Jahre auf den Sprung in die Computer-Professionalität. Komischer Zufall, dass ich unabhängig von dieser Clique Jahre später in der selben Ecke gelandet bin...');" calcext:value-type="string">
            <text:p>INSERT INTO interviewtext (id,interview,position,prefix,text) values ('32f60c6e-5a70-4a97-9356-2f7652b6b36a', 'winnie_forster_2003-01', 6 , 'Winnie:', 'Wie die meisten Spieler meiner Generation waren Pong und Space Invaders die ersten elektronischen Spiele die ich als kleiner Sch...er kennen lernte. Ich kam kaum bis zum Joystick dieser Automaten rauf, war aber sofort süchtig. Eine Konsole konnte ich mir damals nicht leisten, habe die ersten Heimgeräte Interton und Atari VCS also nur bei Freunden gespielt. Meine Eltern hielten einen Heim-Computer für vernünftiger. Ich hatte Erfahrung mit dem ZX 81 und dem VC 20, gab dann aber 500 Mark für einen Sinclair Spectrum aus. Obwohl alle meine Kumpels schnell zu C64-Freaks mutierten, habe ich die exotische Kaufentscheidung nie bereut -- bis Mitte der 80er-Jahre war die Spectrum-Software brillant. Zugegeben: Für Archon, Elite, Ultima und Wasteland mussten mir Kumpels ihre Commodore-Rechner leihen. Zum Glück wuchs ich in einem äußerst verspielten Umfeld auf u.a. ging der spätere Rainbow-Arts-Produzent Teut Weidemann ins gleiche Gymnasium. Der war ein paar Jahre älter und finanzkräftiger und hat mir z.B. seinen 64 SX ins Zimmer gestellt. Später stieß ich zu einer Rollenspieltruppe der z.B. Andreas von Lepel (2001/2002 Chefredakteur der Bravo Screenfun) angehörten. Dieser Kreis von Jugendlichen war schon Mitte der 80er-Jahre auf den Sprung in die Computer-Professionalität. Komischer Zufall, dass ich unabhängig von dieser Clique Jahre später in der selben Ecke gelandet bin...');</text:p>
          </table:table-cell>
          <table:table-cell table:number-columns-repeated="1018"/>
        </table:table-row>
        <table:table-row table:style-name="ro15">
          <table:table-cell office:value-type="string" calcext:value-type="string">
            <text:p>f4691f05-d240-4c69-b85e-02c4ec6766c1</text:p>
          </table:table-cell>
          <table:table-cell office:value-type="string" calcext:value-type="string">
            <text:p>winnie_forster_2003-01</text:p>
          </table:table-cell>
          <table:table-cell table:formula="of:=[.C6]+1" office:value-type="float" office:value="7" calcext:value-type="float">
            <text:p>7</text:p>
          </table:table-cell>
          <table:table-cell office:value-type="string" calcext:value-type="string">
            <text:p>Kultpower:</text:p>
          </table:table-cell>
          <table:table-cell office:value-type="string" calcext:value-type="string">
            <text:p>Hat sich dein Spiele-Geschmack mit der Zeit geändert?</text:p>
          </table:table-cell>
          <table:table-cell table:style-name="ce4" table:formula="of:=CONCATENATE(&quot;INSERT INTO interviewtext (id,interview,position,prefix,text) values ('&quot;;[.A7];&quot;', '&quot;;[.B7];&quot;', &quot;;[.C7];&quot; , '&quot;;[.D7];&quot;', '&quot;;SUBSTITUTE([.E7];&quot;'&quot;;&quot;''&quot;);&quot;');&quot;)" office:value-type="string" office:string-value="INSERT INTO interviewtext (id,interview,position,prefix,text) values ('f4691f05-d240-4c69-b85e-02c4ec6766c1', 'winnie_forster_2003-01', 7 , 'Kultpower:', 'Hat sich dein Spiele-Geschmack mit der Zeit geändert?');" calcext:value-type="string">
            <text:p>INSERT INTO interviewtext (id,interview,position,prefix,text) values ('f4691f05-d240-4c69-b85e-02c4ec6766c1', 'winnie_forster_2003-01', 7 , 'Kultpower:', 'Hat sich dein Spiele-Geschmack mit der Zeit geändert?');</text:p>
          </table:table-cell>
          <table:table-cell table:number-columns-repeated="1018"/>
        </table:table-row>
        <table:table-row table:style-name="ro16">
          <table:table-cell office:value-type="string" calcext:value-type="string">
            <text:p>fc432e44-6968-4a02-9ea0-ff78347221e2</text:p>
          </table:table-cell>
          <table:table-cell office:value-type="string" calcext:value-type="string">
            <text:p>winnie_forster_2003-01</text:p>
          </table:table-cell>
          <table:table-cell table:formula="of:=[.C7]+1" office:value-type="float" office:value="8" calcext:value-type="float">
            <text:p>8</text:p>
          </table:table-cell>
          <table:table-cell office:value-type="string" calcext:value-type="string">
            <text:p>Winnie:</text:p>
          </table:table-cell>
          <table:table-cell office:value-type="string" calcext:value-type="string">
            <text:p>Ich habe immer alles gespielt was mir in die Hände geriet &amp; bin bereits als Schüler regelmäßig nach England gereist um mich dort mit Bücher, Comics, Games-Workshop-Zeugs, aber auch Computer-Spielen einzudecken. Vom Spectrum stieg ich Ende der 80er-Jahre auf den Amiga um -- letztendlich war mein einziger Flirt mit der Crackerszene eine böse Enttäuschung. Jede Woche ein Dutzend neuer Kopien, aber kaum ein gutes Spiel...seitdem lasse ich die Finger von hand-beschrifteten Disketten. Nur was man sich selbst kauft und teuer bezahlt, macht Spaß. Das gleiche Symptom sehe ich übrigens auch heute bei Leuten die sich via DSL und Flatrate "ihre" Spiele ziehen -- die Jungs wollen alles haben, können den ganzen Schmarrn aber kaum noch spielen. Das wahllose Kopieren verhindert vernünftige Selektion und killt den Spielspaß.</text:p>
            <text:p>So war ich paradoxerweise an Spielen kaum noch interessiert, als ich 1990 bei der Powerplay anfing. Meine dortige Begegnung mit Mega Drive und PC-Engine hat die alte Leidenschaft jedoch wieder geweckt. </text:p>
          </table:table-cell>
          <table:table-cell table:style-name="ce4" table:formula="of:=CONCATENATE(&quot;INSERT INTO interviewtext (id,interview,position,prefix,text) values ('&quot;;[.A8];&quot;', '&quot;;[.B8];&quot;', &quot;;[.C8];&quot; , '&quot;;[.D8];&quot;', '&quot;;SUBSTITUTE([.E8];&quot;'&quot;;&quot;''&quot;);&quot;');&quot;)" office:value-type="string" office:string-value="INSERT INTO interviewtext (id,interview,position,prefix,text) values ('fc432e44-6968-4a02-9ea0-ff78347221e2', 'winnie_forster_2003-01', 8 , 'Winnie:', 'Ich habe immer alles gespielt was mir in die Hände geriet &amp; bin bereits als Schüler regelmäßig nach England gereist um mich dort mit Bücher, Comics, Games-Workshop-Zeugs, aber auch Computer-Spielen einzudecken. Vom Spectrum stieg ich Ende der 80er-Jahre auf den Amiga um -- letztendlich war mein einziger Flirt mit der Crackerszene eine böse Enttäuschung. Jede Woche ein Dutzend neuer Kopien, aber kaum ein gutes Spiel...seitdem lasse ich die Finger von hand-beschrifteten Disketten. Nur was man sich selbst kauft und teuer bezahlt, macht Spaß. Das gleiche Symptom sehe ich übrigens auch heute bei Leuten die sich via DSL und Flatrate &quot;ihre&quot; Spiele ziehen -- die Jungs wollen alles haben, können den ganzen Schmarrn aber kaum noch spielen. Das wahllose Kopieren verhindert vernünftige Selektion und killt den Spielspaß.&#10;So war ich paradoxerweise an Spielen kaum noch interessiert, als ich 1990 bei der Powerplay anfing. Meine dortige Begegnung mit Mega Drive und PC-Engine hat die alte Leidenschaft jedoch wieder geweckt. ');" calcext:value-type="string">
            <text:p>INSERT INTO interviewtext (id,interview,position,prefix,text) values ('fc432e44-6968-4a02-9ea0-ff78347221e2', 'winnie_forster_2003-01', 8 , 'Winnie:', 'Ich habe immer alles gespielt was mir in die Hände geriet &amp; bin bereits als Schüler regelmäßig nach England gereist um mich dort mit Bücher, Comics, Games-Workshop-Zeugs, aber auch Computer-Spielen einzudecken. Vom Spectrum stieg ich Ende der 80er-Jahre auf den Amiga um -- letztendlich war mein einziger Flirt mit der Crackerszene eine böse Enttäuschung. Jede Woche ein Dutzend neuer Kopien, aber kaum ein gutes Spiel...seitdem lasse ich die Finger von hand-beschrifteten Disketten. Nur was man sich selbst kauft und teuer bezahlt, macht Spaß. Das gleiche Symptom sehe ich übrigens auch heute bei Leuten die sich via DSL und Flatrate "ihre" Spiele ziehen -- die Jungs wollen alles haben, können den ganzen Schmarrn aber kaum noch spielen. Das wahllose Kopieren verhindert vernünftige Selektion und killt den Spielspaß.</text:p>
            <text:p>So war ich paradoxerweise an Spielen kaum noch interessiert, als ich 1990 bei der Powerplay anfing. Meine dortige Begegnung mit Mega Drive und PC-Engine hat die alte Leidenschaft jedoch wieder geweckt. ');</text:p>
          </table:table-cell>
          <table:table-cell table:number-columns-repeated="1018"/>
        </table:table-row>
        <table:table-row table:style-name="ro11">
          <table:table-cell office:value-type="string" calcext:value-type="string">
            <text:p>b3a3fceb-69d6-4373-88b6-c7cd13366ab6</text:p>
          </table:table-cell>
          <table:table-cell office:value-type="string" calcext:value-type="string">
            <text:p>winnie_forster_2003-01</text:p>
          </table:table-cell>
          <table:table-cell table:formula="of:=[.C8]+1" office:value-type="float" office:value="9" calcext:value-type="float">
            <text:p>9</text:p>
          </table:table-cell>
          <table:table-cell office:value-type="string" calcext:value-type="string">
            <text:p>Kultpower:</text:p>
          </table:table-cell>
          <table:table-cell office:value-type="string" calcext:value-type="string">
            <text:p>Was für Spiele begeistern dich heute?</text:p>
          </table:table-cell>
          <table:table-cell table:style-name="ce4" table:formula="of:=CONCATENATE(&quot;INSERT INTO interviewtext (id,interview,position,prefix,text) values ('&quot;;[.A9];&quot;', '&quot;;[.B9];&quot;', &quot;;[.C9];&quot; , '&quot;;[.D9];&quot;', '&quot;;SUBSTITUTE([.E9];&quot;'&quot;;&quot;''&quot;);&quot;');&quot;)" office:value-type="string" office:string-value="INSERT INTO interviewtext (id,interview,position,prefix,text) values ('b3a3fceb-69d6-4373-88b6-c7cd13366ab6', 'winnie_forster_2003-01', 9 , 'Kultpower:', 'Was für Spiele begeistern dich heute?');" calcext:value-type="string">
            <text:p>INSERT INTO interviewtext (id,interview,position,prefix,text) values ('b3a3fceb-69d6-4373-88b6-c7cd13366ab6', 'winnie_forster_2003-01', 9 , 'Kultpower:', 'Was für Spiele begeistern dich heute?');</text:p>
          </table:table-cell>
          <table:table-cell table:number-columns-repeated="1018"/>
        </table:table-row>
        <table:table-row table:style-name="ro11">
          <table:table-cell office:value-type="string" calcext:value-type="string">
            <text:p>afd8f6b8-e78b-4aef-8a31-226157897289</text:p>
          </table:table-cell>
          <table:table-cell office:value-type="string" calcext:value-type="string">
            <text:p>winnie_forster_2003-01</text:p>
          </table:table-cell>
          <table:table-cell table:formula="of:=[.C9]+1" office:value-type="float" office:value="10" calcext:value-type="float">
            <text:p>10</text:p>
          </table:table-cell>
          <table:table-cell table:style-name="Default"/>
          <table:table-cell office:value-type="string" calcext:value-type="string">
            <text:p>Ultima III macht immer noch höllisch süchtig</text:p>
          </table:table-cell>
          <table:table-cell table:style-name="ce4" table:formula="of:=CONCATENATE(&quot;INSERT INTO interviewtext (id,interview,position,prefix,text) values ('&quot;;[.A10];&quot;', '&quot;;[.B10];&quot;', &quot;;[.C10];&quot; , '&quot;;[.D10];&quot;', '&quot;;SUBSTITUTE([.E10];&quot;'&quot;;&quot;''&quot;);&quot;');&quot;)" office:value-type="string" office:string-value="INSERT INTO interviewtext (id,interview,position,prefix,text) values ('afd8f6b8-e78b-4aef-8a31-226157897289', 'winnie_forster_2003-01', 10 , '', 'Ultima III macht immer noch höllisch süchtig');" calcext:value-type="string">
            <text:p>INSERT INTO interviewtext (id,interview,position,prefix,text) values ('afd8f6b8-e78b-4aef-8a31-226157897289', 'winnie_forster_2003-01', 10 , '', 'Ultima III macht immer noch höllisch süchtig');</text:p>
          </table:table-cell>
          <table:table-cell table:number-columns-repeated="1018"/>
        </table:table-row>
        <table:table-row table:style-name="ro17">
          <table:table-cell office:value-type="string" calcext:value-type="string">
            <text:p>b1f37161-484d-4b90-bfef-27f43093e60c</text:p>
          </table:table-cell>
          <table:table-cell office:value-type="string" calcext:value-type="string">
            <text:p>winnie_forster_2003-01</text:p>
          </table:table-cell>
          <table:table-cell table:formula="of:=[.C10]+1" office:value-type="float" office:value="11" calcext:value-type="float">
            <text:p>11</text:p>
          </table:table-cell>
          <table:table-cell office:value-type="string" calcext:value-type="string">
            <text:p>Winnie:</text:p>
          </table:table-cell>
          <table:table-cell office:value-type="string" calcext:value-type="string">
            <text:p>Auf dem PC spiele ich fast nur "Counterstrike", auf den Konsolen querbeet: Cool sind "Jet Set Radio", die "Gran Turismo"-Spiele, Konamis "Dracula X" auf PC-Engine und Playstation, das SNES-"Starfox" (für das die englischen 3D-Veteranen Argonaut die Technik lieferten), Nintendos "Fire Emblem", auf der Xbox z.B. "Halo"...zu viel um alles hier aufzuzählen.</text:p>
            <text:p><text:span text:style-name="T1">Als Mehrspieler-Titel halte ich das erste "Bomberman" sowie z.B. "Virtua Tennis" auf dem Dreamcast für ungeschlagen. Durch die Arbeit an meinem Buch habe ich auch ein paar alte Sachen wieder rausgekramt: "Ultima III" macht immer noch höllisch süchtig, ebenso die Jump´n-Run-Oldies "Manic Miner" und "Miner 49er".</text:span></text:p>
          </table:table-cell>
          <table:table-cell table:style-name="ce4" table:formula="of:=CONCATENATE(&quot;INSERT INTO interviewtext (id,interview,position,prefix,text) values ('&quot;;[.A11];&quot;', '&quot;;[.B11];&quot;', &quot;;[.C11];&quot; , '&quot;;[.D11];&quot;', '&quot;;SUBSTITUTE([.E11];&quot;'&quot;;&quot;''&quot;);&quot;');&quot;)" office:value-type="string" office:string-value="INSERT INTO interviewtext (id,interview,position,prefix,text) values ('b1f37161-484d-4b90-bfef-27f43093e60c', 'winnie_forster_2003-01', 11 , 'Winnie:', 'Auf dem PC spiele ich fast nur &quot;Counterstrike&quot;, auf den Konsolen querbeet: Cool sind &quot;Jet Set Radio&quot;, die &quot;Gran Turismo&quot;-Spiele, Konamis &quot;Dracula X&quot; auf PC-Engine und Playstation, das SNES-&quot;Starfox&quot; (für das die englischen 3D-Veteranen Argonaut die Technik lieferten), Nintendos &quot;Fire Emblem&quot;, auf der Xbox z.B. &quot;Halo&quot;...zu viel um alles hier aufzuzählen.&#10;Als Mehrspieler-Titel halte ich das erste &quot;Bomberman&quot; sowie z.B. &quot;Virtua Tennis&quot; auf dem Dreamcast für ungeschlagen. Durch die Arbeit an meinem Buch habe ich auch ein paar alte Sachen wieder rausgekramt: &quot;Ultima III&quot; macht immer noch höllisch süchtig, ebenso die Jump´n-Run-Oldies &quot;Manic Miner&quot; und &quot;Miner 49er&quot;.');" calcext:value-type="string">
            <text:p>INSERT INTO interviewtext (id,interview,position,prefix,text) values ('b1f37161-484d-4b90-bfef-27f43093e60c', 'winnie_forster_2003-01', 11 , 'Winnie:', 'Auf dem PC spiele ich fast nur "Counterstrike", auf den Konsolen querbeet: Cool sind "Jet Set Radio", die "Gran Turismo"-Spiele, Konamis "Dracula X" auf PC-Engine und Playstation, das SNES-"Starfox" (für das die englischen 3D-Veteranen Argonaut die Technik lieferten), Nintendos "Fire Emblem", auf der Xbox z.B. "Halo"...zu viel um alles hier aufzuzählen.</text:p>
            <text:p>Als Mehrspieler-Titel halte ich das erste "Bomberman" sowie z.B. "Virtua Tennis" auf dem Dreamcast für ungeschlagen. Durch die Arbeit an meinem Buch habe ich auch ein paar alte Sachen wieder rausgekramt: "Ultima III" macht immer noch höllisch süchtig, ebenso die Jump´n-Run-Oldies "Manic Miner" und "Miner 49er".');</text:p>
          </table:table-cell>
          <table:table-cell table:number-columns-repeated="1018"/>
        </table:table-row>
        <table:table-row table:style-name="ro18">
          <table:table-cell office:value-type="string" calcext:value-type="string">
            <text:p>628b32e9-93e7-4a95-be7b-84ae9ad1eaba</text:p>
          </table:table-cell>
          <table:table-cell office:value-type="string" calcext:value-type="string">
            <text:p>winnie_forster_2003-01</text:p>
          </table:table-cell>
          <table:table-cell table:formula="of:=[.C11]+1" office:value-type="float" office:value="12" calcext:value-type="float">
            <text:p>12</text:p>
          </table:table-cell>
          <table:table-cell office:value-type="string" calcext:value-type="string">
            <text:p>Kultpower:</text:p>
          </table:table-cell>
          <table:table-cell office:value-type="string" calcext:value-type="string">
            <text:p>Für viele Leser der Powerplay war es früher ein Traum, Redakteur zu werden und mit dem Spielen sozusagen "nebenbei" Geld zu verdienen. War das bei dir ähnlich und wie kamst du in den ersten Monaten mit deiner neuen Tätigkeit als Redakteur einer Zeitschrift für Computerspiele zurecht?</text:p>
          </table:table-cell>
          <table:table-cell table:style-name="ce4" table:formula="of:=CONCATENATE(&quot;INSERT INTO interviewtext (id,interview,position,prefix,text) values ('&quot;;[.A12];&quot;', '&quot;;[.B12];&quot;', &quot;;[.C12];&quot; , '&quot;;[.D12];&quot;', '&quot;;SUBSTITUTE([.E12];&quot;'&quot;;&quot;''&quot;);&quot;');&quot;)" office:value-type="string" office:string-value="INSERT INTO interviewtext (id,interview,position,prefix,text) values ('628b32e9-93e7-4a95-be7b-84ae9ad1eaba', 'winnie_forster_2003-01', 12 , 'Kultpower:', 'Für viele Leser der Powerplay war es früher ein Traum, Redakteur zu werden und mit dem Spielen sozusagen &quot;nebenbei&quot; Geld zu verdienen. War das bei dir ähnlich und wie kamst du in den ersten Monaten mit deiner neuen Tätigkeit als Redakteur einer Zeitschrift für Computerspiele zurecht?');" calcext:value-type="string">
            <text:p>INSERT INTO interviewtext (id,interview,position,prefix,text) values ('628b32e9-93e7-4a95-be7b-84ae9ad1eaba', 'winnie_forster_2003-01', 12 , 'Kultpower:', 'Für viele Leser der Powerplay war es früher ein Traum, Redakteur zu werden und mit dem Spielen sozusagen "nebenbei" Geld zu verdienen. War das bei dir ähnlich und wie kamst du in den ersten Monaten mit deiner neuen Tätigkeit als Redakteur einer Zeitschrift für Computerspiele zurecht?');</text:p>
          </table:table-cell>
          <table:table-cell table:number-columns-repeated="1018"/>
        </table:table-row>
        <table:table-row table:style-name="ro19">
          <table:table-cell office:value-type="string" calcext:value-type="string">
            <text:p>5c6a0646-05de-4056-8d10-00424f226421</text:p>
          </table:table-cell>
          <table:table-cell office:value-type="string" calcext:value-type="string">
            <text:p>winnie_forster_2003-01</text:p>
          </table:table-cell>
          <table:table-cell table:formula="of:=[.C12]+1" office:value-type="float" office:value="13" calcext:value-type="float">
            <text:p>13</text:p>
          </table:table-cell>
          <table:table-cell office:value-type="string" calcext:value-type="string">
            <text:p>Winnie:</text:p>
          </table:table-cell>
          <table:table-cell office:value-type="string" calcext:value-type="string">
            <text:p>Gut kam ich damit zurecht -- auch wenn viele Powerplay-Leser wahrscheinlich schockiert wären, wüssten sie was wirklich hinter den Kulissen abging ;-)</text:p>
          </table:table-cell>
          <table:table-cell table:style-name="ce4" table:formula="of:=CONCATENATE(&quot;INSERT INTO interviewtext (id,interview,position,prefix,text) values ('&quot;;[.A13];&quot;', '&quot;;[.B13];&quot;', &quot;;[.C13];&quot; , '&quot;;[.D13];&quot;', '&quot;;SUBSTITUTE([.E13];&quot;'&quot;;&quot;''&quot;);&quot;');&quot;)" office:value-type="string" office:string-value="INSERT INTO interviewtext (id,interview,position,prefix,text) values ('5c6a0646-05de-4056-8d10-00424f226421', 'winnie_forster_2003-01', 13 , 'Winnie:', 'Gut kam ich damit zurecht -- auch wenn viele Powerplay-Leser wahrscheinlich schockiert wären, wüssten sie was wirklich hinter den Kulissen abging ;-)');" calcext:value-type="string">
            <text:p>INSERT INTO interviewtext (id,interview,position,prefix,text) values ('5c6a0646-05de-4056-8d10-00424f226421', 'winnie_forster_2003-01', 13 , 'Winnie:', 'Gut kam ich damit zurecht -- auch wenn viele Powerplay-Leser wahrscheinlich schockiert wären, wüssten sie was wirklich hinter den Kulissen abging ;-)');</text:p>
          </table:table-cell>
          <table:table-cell table:number-columns-repeated="1018"/>
        </table:table-row>
        <table:table-row table:style-name="ro13">
          <table:table-cell office:value-type="string" calcext:value-type="string">
            <text:p>5b372de5-bc2c-4b41-8d37-b50e72b72fbb</text:p>
          </table:table-cell>
          <table:table-cell office:value-type="string" calcext:value-type="string">
            <text:p>winnie_forster_2003-01</text:p>
          </table:table-cell>
          <table:table-cell table:formula="of:=[.C13]+1" office:value-type="float" office:value="14" calcext:value-type="float">
            <text:p>14</text:p>
          </table:table-cell>
          <table:table-cell office:value-type="string" calcext:value-type="string">
            <text:p>Kultpower:</text:p>
          </table:table-cell>
          <table:table-cell office:value-type="string" calcext:value-type="string">
            <text:p>Aus welchen Gründen hast du deine Arbeit bei Powerplay und Videogames schon recht bald wieder beendet?</text:p>
          </table:table-cell>
          <table:table-cell table:style-name="ce4" table:formula="of:=CONCATENATE(&quot;INSERT INTO interviewtext (id,interview,position,prefix,text) values ('&quot;;[.A14];&quot;', '&quot;;[.B14];&quot;', &quot;;[.C14];&quot; , '&quot;;[.D14];&quot;', '&quot;;SUBSTITUTE([.E14];&quot;'&quot;;&quot;''&quot;);&quot;');&quot;)" office:value-type="string" office:string-value="INSERT INTO interviewtext (id,interview,position,prefix,text) values ('5b372de5-bc2c-4b41-8d37-b50e72b72fbb', 'winnie_forster_2003-01', 14 , 'Kultpower:', 'Aus welchen Gründen hast du deine Arbeit bei Powerplay und Videogames schon recht bald wieder beendet?');" calcext:value-type="string">
            <text:p>INSERT INTO interviewtext (id,interview,position,prefix,text) values ('5b372de5-bc2c-4b41-8d37-b50e72b72fbb', 'winnie_forster_2003-01', 14 , 'Kultpower:', 'Aus welchen Gründen hast du deine Arbeit bei Powerplay und Videogames schon recht bald wieder beendet?');</text:p>
          </table:table-cell>
          <table:table-cell table:number-columns-repeated="1018"/>
        </table:table-row>
        <table:table-row table:style-name="ro20">
          <table:table-cell office:value-type="string" calcext:value-type="string">
            <text:p>21cef094-7874-4f3d-8502-ea6bdf179334</text:p>
          </table:table-cell>
          <table:table-cell office:value-type="string" calcext:value-type="string">
            <text:p>winnie_forster_2003-01</text:p>
          </table:table-cell>
          <table:table-cell table:formula="of:=[.C14]+1" office:value-type="float" office:value="15" calcext:value-type="float">
            <text:p>15</text:p>
          </table:table-cell>
          <table:table-cell office:value-type="string" calcext:value-type="string">
            <text:p>Winnie:</text:p>
          </table:table-cell>
          <table:table-cell office:value-type="string" calcext:value-type="string">
            <text:p>Mein damaliger Chefred. Martin Gaksch und ich waren der Meinung das man viele Sachen besser &amp; effektiver machen konnte, als es damals bei Markt &amp; Technik geschah. Deshalb haben wir zusammen mit unseren Redakteuren Andreas Knauf und Ingo Zaborowski gekündigt &amp; einen eigenen Verlag gegründet. Nach harten Anfangsjahren haben wir dann hintereinander Fun Generation, Mega Fun und schließlich auch den damaligen Marktführer Video Games abgehängt -- ein stetiger Aufstieg :-)</text:p>
          </table:table-cell>
          <table:table-cell table:style-name="ce4" table:formula="of:=CONCATENATE(&quot;INSERT INTO interviewtext (id,interview,position,prefix,text) values ('&quot;;[.A15];&quot;', '&quot;;[.B15];&quot;', &quot;;[.C15];&quot; , '&quot;;[.D15];&quot;', '&quot;;SUBSTITUTE([.E15];&quot;'&quot;;&quot;''&quot;);&quot;');&quot;)" office:value-type="string" office:string-value="INSERT INTO interviewtext (id,interview,position,prefix,text) values ('21cef094-7874-4f3d-8502-ea6bdf179334', 'winnie_forster_2003-01', 15 , 'Winnie:', 'Mein damaliger Chefred. Martin Gaksch und ich waren der Meinung das man viele Sachen besser &amp; effektiver machen konnte, als es damals bei Markt &amp; Technik geschah. Deshalb haben wir zusammen mit unseren Redakteuren Andreas Knauf und Ingo Zaborowski gekündigt &amp; einen eigenen Verlag gegründet. Nach harten Anfangsjahren haben wir dann hintereinander Fun Generation, Mega Fun und schließlich auch den damaligen Marktführer Video Games abgehängt -- ein stetiger Aufstieg :-)');" calcext:value-type="string">
            <text:p>INSERT INTO interviewtext (id,interview,position,prefix,text) values ('21cef094-7874-4f3d-8502-ea6bdf179334', 'winnie_forster_2003-01', 15 , 'Winnie:', 'Mein damaliger Chefred. Martin Gaksch und ich waren der Meinung das man viele Sachen besser &amp; effektiver machen konnte, als es damals bei Markt &amp; Technik geschah. Deshalb haben wir zusammen mit unseren Redakteuren Andreas Knauf und Ingo Zaborowski gekündigt &amp; einen eigenen Verlag gegründet. Nach harten Anfangsjahren haben wir dann hintereinander Fun Generation, Mega Fun und schließlich auch den damaligen Marktführer Video Games abgehängt -- ein stetiger Aufstieg :-)');</text:p>
          </table:table-cell>
          <table:table-cell table:number-columns-repeated="1018"/>
        </table:table-row>
        <table:table-row table:style-name="ro15">
          <table:table-cell office:value-type="string" calcext:value-type="string">
            <text:p>92b34520-e014-4cf1-b440-a2498163fe41</text:p>
          </table:table-cell>
          <table:table-cell office:value-type="string" calcext:value-type="string">
            <text:p>winnie_forster_2003-01</text:p>
          </table:table-cell>
          <table:table-cell table:formula="of:=[.C15]+1" office:value-type="float" office:value="16" calcext:value-type="float">
            <text:p>16</text:p>
          </table:table-cell>
          <table:table-cell office:value-type="string" calcext:value-type="string">
            <text:p>Kultpower:</text:p>
          </table:table-cell>
          <table:table-cell office:value-type="string" calcext:value-type="string">
            <text:p>Zu welchen deiner früheren Kollegen hast du heute noch Kontakt?</text:p>
          </table:table-cell>
          <table:table-cell table:style-name="ce4" table:formula="of:=CONCATENATE(&quot;INSERT INTO interviewtext (id,interview,position,prefix,text) values ('&quot;;[.A16];&quot;', '&quot;;[.B16];&quot;', &quot;;[.C16];&quot; , '&quot;;[.D16];&quot;', '&quot;;SUBSTITUTE([.E16];&quot;'&quot;;&quot;''&quot;);&quot;');&quot;)" office:value-type="string" office:string-value="INSERT INTO interviewtext (id,interview,position,prefix,text) values ('92b34520-e014-4cf1-b440-a2498163fe41', 'winnie_forster_2003-01', 16 , 'Kultpower:', 'Zu welchen deiner früheren Kollegen hast du heute noch Kontakt?');" calcext:value-type="string">
            <text:p>INSERT INTO interviewtext (id,interview,position,prefix,text) values ('92b34520-e014-4cf1-b440-a2498163fe41', 'winnie_forster_2003-01', 16 , 'Kultpower:', 'Zu welchen deiner früheren Kollegen hast du heute noch Kontakt?');</text:p>
          </table:table-cell>
          <table:table-cell table:number-columns-repeated="1018"/>
        </table:table-row>
        <table:table-row table:style-name="ro21">
          <table:table-cell office:value-type="string" calcext:value-type="string">
            <text:p>23f1199c-c88a-4667-b351-a84312ba3427</text:p>
          </table:table-cell>
          <table:table-cell office:value-type="string" calcext:value-type="string">
            <text:p>winnie_forster_2003-01</text:p>
          </table:table-cell>
          <table:table-cell table:formula="of:=[.C16]+1" office:value-type="float" office:value="17" calcext:value-type="float">
            <text:p>17</text:p>
          </table:table-cell>
          <table:table-cell office:value-type="string" calcext:value-type="string">
            <text:p>Winnie:</text:p>
          </table:table-cell>
          <table:table-cell office:value-type="string" calcext:value-type="string">
            <text:p>Zu fast allen: Martin Gaksch und Andreas Knauf sind ebenso wie ich Gesellschafter der Cybermedia GmbH, für Anatol Locker schreibe ich seit der Erstausgabe der Bravo Screenfun -- umgekehrt hat er auch Cybermedia ein paar Artikel beigesteuert. Die Genannten habe ich kurz vor Weihnachten 2002 zum letzten Mal getroffen. Heini und Fac5-Chef Julian Eggebrecht treffe ich seltener, meist in Kalifornien oder Tokio -- das liegt den beiden Auswanderern näher als München, Köln oder HH.</text:p>
          </table:table-cell>
          <table:table-cell table:style-name="ce4" table:formula="of:=CONCATENATE(&quot;INSERT INTO interviewtext (id,interview,position,prefix,text) values ('&quot;;[.A17];&quot;', '&quot;;[.B17];&quot;', &quot;;[.C17];&quot; , '&quot;;[.D17];&quot;', '&quot;;SUBSTITUTE([.E17];&quot;'&quot;;&quot;''&quot;);&quot;');&quot;)" office:value-type="string" office:string-value="INSERT INTO interviewtext (id,interview,position,prefix,text) values ('23f1199c-c88a-4667-b351-a84312ba3427', 'winnie_forster_2003-01', 17 , 'Winnie:', 'Zu fast allen: Martin Gaksch und Andreas Knauf sind ebenso wie ich Gesellschafter der Cybermedia GmbH, für Anatol Locker schreibe ich seit der Erstausgabe der Bravo Screenfun -- umgekehrt hat er auch Cybermedia ein paar Artikel beigesteuert. Die Genannten habe ich kurz vor Weihnachten 2002 zum letzten Mal getroffen. Heini und Fac5-Chef Julian Eggebrecht treffe ich seltener, meist in Kalifornien oder Tokio -- das liegt den beiden Auswanderern näher als München, Köln oder HH.');" calcext:value-type="string">
            <text:p>INSERT INTO interviewtext (id,interview,position,prefix,text) values ('23f1199c-c88a-4667-b351-a84312ba3427', 'winnie_forster_2003-01', 17 , 'Winnie:', 'Zu fast allen: Martin Gaksch und Andreas Knauf sind ebenso wie ich Gesellschafter der Cybermedia GmbH, für Anatol Locker schreibe ich seit der Erstausgabe der Bravo Screenfun -- umgekehrt hat er auch Cybermedia ein paar Artikel beigesteuert. Die Genannten habe ich kurz vor Weihnachten 2002 zum letzten Mal getroffen. Heini und Fac5-Chef Julian Eggebrecht treffe ich seltener, meist in Kalifornien oder Tokio -- das liegt den beiden Auswanderern näher als München, Köln oder HH.');</text:p>
          </table:table-cell>
          <table:table-cell table:number-columns-repeated="1018"/>
        </table:table-row>
        <table:table-row table:style-name="ro22">
          <table:table-cell office:value-type="string" calcext:value-type="string">
            <text:p>993e4420-6bb7-4e97-b1da-f4ec057dc8e4</text:p>
          </table:table-cell>
          <table:table-cell office:value-type="string" calcext:value-type="string">
            <text:p>winnie_forster_2003-01</text:p>
          </table:table-cell>
          <table:table-cell table:formula="of:=[.C17]+1" office:value-type="float" office:value="18" calcext:value-type="float">
            <text:p>18</text:p>
          </table:table-cell>
          <table:table-cell office:value-type="string" calcext:value-type="string">
            <text:p>Kultpower:</text:p>
          </table:table-cell>
          <table:table-cell office:value-type="string" calcext:value-type="string">
            <text:p>Inwieweit hat die Zeit bei Powerplay und Videogames deine weitere berufliche Laufbahn beeinflusst? Kannst du heute noch von deinen damaligen Erfahrungen profitieren?</text:p>
          </table:table-cell>
          <table:table-cell table:style-name="ce4" table:formula="of:=CONCATENATE(&quot;INSERT INTO interviewtext (id,interview,position,prefix,text) values ('&quot;;[.A18];&quot;', '&quot;;[.B18];&quot;', &quot;;[.C18];&quot; , '&quot;;[.D18];&quot;', '&quot;;SUBSTITUTE([.E18];&quot;'&quot;;&quot;''&quot;);&quot;');&quot;)" office:value-type="string" office:string-value="INSERT INTO interviewtext (id,interview,position,prefix,text) values ('993e4420-6bb7-4e97-b1da-f4ec057dc8e4', 'winnie_forster_2003-01', 18 , 'Kultpower:', 'Inwieweit hat die Zeit bei Powerplay und Videogames deine weitere berufliche Laufbahn beeinflusst? Kannst du heute noch von deinen damaligen Erfahrungen profitieren?');" calcext:value-type="string">
            <text:p>INSERT INTO interviewtext (id,interview,position,prefix,text) values ('993e4420-6bb7-4e97-b1da-f4ec057dc8e4', 'winnie_forster_2003-01', 18 , 'Kultpower:', 'Inwieweit hat die Zeit bei Powerplay und Videogames deine weitere berufliche Laufbahn beeinflusst? Kannst du heute noch von deinen damaligen Erfahrungen profitieren?');</text:p>
          </table:table-cell>
          <table:table-cell table:number-columns-repeated="1018"/>
        </table:table-row>
        <table:table-row table:style-name="ro15">
          <table:table-cell office:value-type="string" calcext:value-type="string">
            <text:p>27d8666a-8eed-4efe-915f-3470189a98fb</text:p>
          </table:table-cell>
          <table:table-cell office:value-type="string" calcext:value-type="string">
            <text:p>winnie_forster_2003-01</text:p>
          </table:table-cell>
          <table:table-cell table:formula="of:=[.C18]+1" office:value-type="float" office:value="19" calcext:value-type="float">
            <text:p>19</text:p>
          </table:table-cell>
          <table:table-cell table:style-name="Default"/>
          <table:table-cell office:value-type="string" calcext:value-type="string">
            <text:p>Dem Powerplay-Team fühle ich mich bis heute zu Dank verpflichtet.</text:p>
          </table:table-cell>
          <table:table-cell table:style-name="ce4" table:formula="of:=CONCATENATE(&quot;INSERT INTO interviewtext (id,interview,position,prefix,text) values ('&quot;;[.A19];&quot;', '&quot;;[.B19];&quot;', &quot;;[.C19];&quot; , '&quot;;[.D19];&quot;', '&quot;;SUBSTITUTE([.E19];&quot;'&quot;;&quot;''&quot;);&quot;');&quot;)" office:value-type="string" office:string-value="INSERT INTO interviewtext (id,interview,position,prefix,text) values ('27d8666a-8eed-4efe-915f-3470189a98fb', 'winnie_forster_2003-01', 19 , '', 'Dem Powerplay-Team fühle ich mich bis heute zu Dank verpflichtet.');" calcext:value-type="string">
            <text:p>INSERT INTO interviewtext (id,interview,position,prefix,text) values ('27d8666a-8eed-4efe-915f-3470189a98fb', 'winnie_forster_2003-01', 19 , '', 'Dem Powerplay-Team fühle ich mich bis heute zu Dank verpflichtet.');</text:p>
          </table:table-cell>
          <table:table-cell table:number-columns-repeated="1018"/>
        </table:table-row>
        <table:table-row table:style-name="ro23">
          <table:table-cell office:value-type="string" calcext:value-type="string">
            <text:p>a4c08f22-4cd5-4611-8717-9cb9700553f7</text:p>
          </table:table-cell>
          <table:table-cell office:value-type="string" calcext:value-type="string">
            <text:p>winnie_forster_2003-01</text:p>
          </table:table-cell>
          <table:table-cell table:formula="of:=[.C19]+1" office:value-type="float" office:value="20" calcext:value-type="float">
            <text:p>20</text:p>
          </table:table-cell>
          <table:table-cell office:value-type="string" calcext:value-type="string">
            <text:p>Winnie:</text:p>
          </table:table-cell>
          <table:table-cell office:value-type="string" calcext:value-type="string">
            <text:p>Das Fundament für meine berufliche Laufbahn habe ich durch meine Non-Stop-Beschäftigung mit Medien während meiner Schulzeit selbst gelegt. Von Anatol, Heini &amp; Co. habe ich viel übers Schreiben und viel über den Umgang mit launischen Spiele-Geschäftsführern und Pressesprechern gelernt. Wie oben angedeutet: Dem Powerplay-Team fühle ich mich bis heute zu Dank verpflichtet.</text:p>
          </table:table-cell>
          <table:table-cell table:style-name="ce4" table:formula="of:=CONCATENATE(&quot;INSERT INTO interviewtext (id,interview,position,prefix,text) values ('&quot;;[.A20];&quot;', '&quot;;[.B20];&quot;', &quot;;[.C20];&quot; , '&quot;;[.D20];&quot;', '&quot;;SUBSTITUTE([.E20];&quot;'&quot;;&quot;''&quot;);&quot;');&quot;)" office:value-type="string" office:string-value="INSERT INTO interviewtext (id,interview,position,prefix,text) values ('a4c08f22-4cd5-4611-8717-9cb9700553f7', 'winnie_forster_2003-01', 20 , 'Winnie:', 'Das Fundament für meine berufliche Laufbahn habe ich durch meine Non-Stop-Beschäftigung mit Medien während meiner Schulzeit selbst gelegt. Von Anatol, Heini &amp; Co. habe ich viel übers Schreiben und viel über den Umgang mit launischen Spiele-Geschäftsführern und Pressesprechern gelernt. Wie oben angedeutet: Dem Powerplay-Team fühle ich mich bis heute zu Dank verpflichtet.');" calcext:value-type="string">
            <text:p>INSERT INTO interviewtext (id,interview,position,prefix,text) values ('a4c08f22-4cd5-4611-8717-9cb9700553f7', 'winnie_forster_2003-01', 20 , 'Winnie:', 'Das Fundament für meine berufliche Laufbahn habe ich durch meine Non-Stop-Beschäftigung mit Medien während meiner Schulzeit selbst gelegt. Von Anatol, Heini &amp; Co. habe ich viel übers Schreiben und viel über den Umgang mit launischen Spiele-Geschäftsführern und Pressesprechern gelernt. Wie oben angedeutet: Dem Powerplay-Team fühle ich mich bis heute zu Dank verpflichtet.');</text:p>
          </table:table-cell>
          <table:table-cell table:number-columns-repeated="1018"/>
        </table:table-row>
        <table:table-row table:style-name="ro22">
          <table:table-cell office:value-type="string" calcext:value-type="string">
            <text:p>c64ded36-3345-4850-bf8e-c49f10849e9e</text:p>
          </table:table-cell>
          <table:table-cell office:value-type="string" calcext:value-type="string">
            <text:p>winnie_forster_2003-01</text:p>
          </table:table-cell>
          <table:table-cell table:formula="of:=[.C20]+1" office:value-type="float" office:value="21" calcext:value-type="float">
            <text:p>21</text:p>
          </table:table-cell>
          <table:table-cell table:style-name="ce3" office:value-type="string" calcext:value-type="string">
            <text:p>Kultpower:</text:p>
          </table:table-cell>
          <table:table-cell office:value-type="string" calcext:value-type="string">
            <text:p>Viele sind der Meinung, dass Computer- und Videospiele früher innovativer waren und die Spieler wesentlich länger motivieren konnten. Wie siehst du die Entwicklung von Spielen und deren Qualität?</text:p>
          </table:table-cell>
          <table:table-cell table:style-name="ce4" table:formula="of:=CONCATENATE(&quot;INSERT INTO interviewtext (id,interview,position,prefix,text) values ('&quot;;[.A21];&quot;', '&quot;;[.B21];&quot;', &quot;;[.C21];&quot; , '&quot;;[.D21];&quot;', '&quot;;SUBSTITUTE([.E21];&quot;'&quot;;&quot;''&quot;);&quot;');&quot;)" office:value-type="string" office:string-value="INSERT INTO interviewtext (id,interview,position,prefix,text) values ('c64ded36-3345-4850-bf8e-c49f10849e9e', 'winnie_forster_2003-01', 21 , 'Kultpower:', 'Viele sind der Meinung, dass Computer- und Videospiele früher innovativer waren und die Spieler wesentlich länger motivieren konnten. Wie siehst du die Entwicklung von Spielen und deren Qualität?');" calcext:value-type="string">
            <text:p>INSERT INTO interviewtext (id,interview,position,prefix,text) values ('c64ded36-3345-4850-bf8e-c49f10849e9e', 'winnie_forster_2003-01', 21 , 'Kultpower:', 'Viele sind der Meinung, dass Computer- und Videospiele früher innovativer waren und die Spieler wesentlich länger motivieren konnten. Wie siehst du die Entwicklung von Spielen und deren Qualität?');</text:p>
          </table:table-cell>
          <table:table-cell table:number-columns-repeated="1018"/>
        </table:table-row>
        <table:table-row table:style-name="ro24">
          <table:table-cell office:value-type="string" calcext:value-type="string">
            <text:p>ba710d6e-ce0e-4abd-82bb-496dbba99a98</text:p>
          </table:table-cell>
          <table:table-cell office:value-type="string" calcext:value-type="string">
            <text:p>winnie_forster_2003-01</text:p>
          </table:table-cell>
          <table:table-cell table:formula="of:=[.C21]+1" office:value-type="float" office:value="22" calcext:value-type="float">
            <text:p>22</text:p>
          </table:table-cell>
          <table:table-cell office:value-type="string" calcext:value-type="string">
            <text:p>Winnie:</text:p>
          </table:table-cell>
          <table:table-cell office:value-type="string" calcext:value-type="string">
            <text:p>Quatsch, die Spiele waren früher nicht besser oder innovativer als heute. Schon damals kamen auf 50 Clones, Sequels und Rip-Offs vielleicht 5 gute sowie ein herausragendes Spiel. Klar hat man im Zeitalter von 3D-Beschleunigern &amp; DVD den Eindruck, dass audiovisueller Aufwand Spielidee &amp; -mechanik erschlägt. Aber machen wir uns nichts vor: Auch 1980, 1985 oder 1990 waren alle nur hinter "noch besserer" Optik &amp; Technik her -- daran hat sich nichts geändert. </text:p>
            <text:p><text:span text:style-name="T1">Aber auch umgekehrte Aussagen ("Die Spiele wurden immer besser, alte Software ist rückständig") ist IMO falsch: "Defender", "Bomb Jack", "Tetris", "Lemmings", "Civilization" machen genauso viel Spaß wie ein modernes "Halo" oder "Vice City". Warum sollten Spiele auch generell besser oder schlechter werden? Ein Fritz-Lang-Film ist heute noch meisterhaft -- ganz ohne Stimmen, ein Orson-Welles-Streifen trotz Schwarz-Weiß-Optik, der erste "Star Wars" auch ohne Computer-Effekte.</text:span></text:p>
          </table:table-cell>
          <table:table-cell table:style-name="ce4" table:formula="of:=CONCATENATE(&quot;INSERT INTO interviewtext (id,interview,position,prefix,text) values ('&quot;;[.A22];&quot;', '&quot;;[.B22];&quot;', &quot;;[.C22];&quot; , '&quot;;[.D22];&quot;', '&quot;;SUBSTITUTE([.E22];&quot;'&quot;;&quot;''&quot;);&quot;');&quot;)" office:value-type="string" office:string-value="INSERT INTO interviewtext (id,interview,position,prefix,text) values ('ba710d6e-ce0e-4abd-82bb-496dbba99a98', 'winnie_forster_2003-01', 22 , 'Winnie:', 'Quatsch, die Spiele waren früher nicht besser oder innovativer als heute. Schon damals kamen auf 50 Clones, Sequels und Rip-Offs vielleicht 5 gute sowie ein herausragendes Spiel. Klar hat man im Zeitalter von 3D-Beschleunigern &amp; DVD den Eindruck, dass audiovisueller Aufwand Spielidee &amp; -mechanik erschlägt. Aber machen wir uns nichts vor: Auch 1980, 1985 oder 1990 waren alle nur hinter &quot;noch besserer&quot; Optik &amp; Technik her -- daran hat sich nichts geändert. &#10;Aber auch umgekehrte Aussagen (&quot;Die Spiele wurden immer besser, alte Software ist rückständig&quot;) ist IMO falsch: &quot;Defender&quot;, &quot;Bomb Jack&quot;, &quot;Tetris&quot;, &quot;Lemmings&quot;, &quot;Civilization&quot; machen genauso viel Spaß wie ein modernes &quot;Halo&quot; oder &quot;Vice City&quot;. Warum sollten Spiele auch generell besser oder schlechter werden? Ein Fritz-Lang-Film ist heute noch meisterhaft -- ganz ohne Stimmen, ein Orson-Welles-Streifen trotz Schwarz-Weiß-Optik, der erste &quot;Star Wars&quot; auch ohne Computer-Effekte.');" calcext:value-type="string">
            <text:p>INSERT INTO interviewtext (id,interview,position,prefix,text) values ('ba710d6e-ce0e-4abd-82bb-496dbba99a98', 'winnie_forster_2003-01', 22 , 'Winnie:', 'Quatsch, die Spiele waren früher nicht besser oder innovativer als heute. Schon damals kamen auf 50 Clones, Sequels und Rip-Offs vielleicht 5 gute sowie ein herausragendes Spiel. Klar hat man im Zeitalter von 3D-Beschleunigern &amp; DVD den Eindruck, dass audiovisueller Aufwand Spielidee &amp; -mechanik erschlägt. Aber machen wir uns nichts vor: Auch 1980, 1985 oder 1990 waren alle nur hinter "noch besserer" Optik &amp; Technik her -- daran hat sich nichts geändert. </text:p>
            <text:p>Aber auch umgekehrte Aussagen ("Die Spiele wurden immer besser, alte Software ist rückständig") ist IMO falsch: "Defender", "Bomb Jack", "Tetris", "Lemmings", "Civilization" machen genauso viel Spaß wie ein modernes "Halo" oder "Vice City". Warum sollten Spiele auch generell besser oder schlechter werden? Ein Fritz-Lang-Film ist heute noch meisterhaft -- ganz ohne Stimmen, ein Orson-Welles-Streifen trotz Schwarz-Weiß-Optik, der erste "Star Wars" auch ohne Computer-Effekte.');</text:p>
          </table:table-cell>
          <table:table-cell table:number-columns-repeated="1018"/>
        </table:table-row>
        <table:table-row table:style-name="ro13">
          <table:table-cell office:value-type="string" calcext:value-type="string">
            <text:p>04326b55-00f4-4dd3-9825-27adea49936f</text:p>
          </table:table-cell>
          <table:table-cell office:value-type="string" calcext:value-type="string">
            <text:p>winnie_forster_2003-01</text:p>
          </table:table-cell>
          <table:table-cell table:formula="of:=[.C22]+1" office:value-type="float" office:value="23" calcext:value-type="float">
            <text:p>23</text:p>
          </table:table-cell>
          <table:table-cell office:value-type="string" calcext:value-type="string">
            <text:p>Kultpower:</text:p>
          </table:table-cell>
          <table:table-cell office:value-type="string" calcext:value-type="string">
            <text:p>Hättest du jemals gedacht, das Powerplay und Videogames bis heute einen gewissen Kultstatus erreichen könnten?</text:p>
          </table:table-cell>
          <table:table-cell table:style-name="ce4" table:formula="of:=CONCATENATE(&quot;INSERT INTO interviewtext (id,interview,position,prefix,text) values ('&quot;;[.A23];&quot;', '&quot;;[.B23];&quot;', &quot;;[.C23];&quot; , '&quot;;[.D23];&quot;', '&quot;;SUBSTITUTE([.E23];&quot;'&quot;;&quot;''&quot;);&quot;');&quot;)" office:value-type="string" office:string-value="INSERT INTO interviewtext (id,interview,position,prefix,text) values ('04326b55-00f4-4dd3-9825-27adea49936f', 'winnie_forster_2003-01', 23 , 'Kultpower:', 'Hättest du jemals gedacht, das Powerplay und Videogames bis heute einen gewissen Kultstatus erreichen könnten?');" calcext:value-type="string">
            <text:p>INSERT INTO interviewtext (id,interview,position,prefix,text) values ('04326b55-00f4-4dd3-9825-27adea49936f', 'winnie_forster_2003-01', 23 , 'Kultpower:', 'Hättest du jemals gedacht, das Powerplay und Videogames bis heute einen gewissen Kultstatus erreichen könnten?');</text:p>
          </table:table-cell>
          <table:table-cell table:number-columns-repeated="1018"/>
        </table:table-row>
        <table:table-row table:style-name="ro25">
          <table:table-cell office:value-type="string" calcext:value-type="string">
            <text:p>4ba047ae-458c-4bcc-81c8-47fee3139485</text:p>
          </table:table-cell>
          <table:table-cell office:value-type="string" calcext:value-type="string">
            <text:p>winnie_forster_2003-01</text:p>
          </table:table-cell>
          <table:table-cell table:formula="of:=[.C23]+1" office:value-type="float" office:value="24" calcext:value-type="float">
            <text:p>24</text:p>
          </table:table-cell>
          <table:table-cell office:value-type="string" calcext:value-type="string">
            <text:p>Winnie:</text:p>
          </table:table-cell>
          <table:table-cell office:value-type="string" calcext:value-type="string">
            <text:p>Das war uns klar -- deshalb haben wir Powerplay und Video Games ja gemacht ;-) </text:p>
            <text:p><text:span text:style-name="T1">Persönlich finde ich, dass Powerplay das bessere Heft war und nütze diese Zeitschrift immer noch als Quellmaterial. Alte Video Games rühre ich heute jedoch kaum noch an. Unterm Strich muss ich zugeben, dass ich Powerplay vor meiner Anstellung unterschätzt und erst während meiner Tätigkeit kapiert habe wie gut die Arbeit von Boris, Anatol, Heini und Maga war -- Hut ab z.B. vor Boris' Serie über Atari, die bereits Ende der 80er-Jahre in Happy Computer bzw. Powerplay erschien -- damit war er anderen Euro-Journalisten um Jahre voraus.</text:span></text:p>
          </table:table-cell>
          <table:table-cell table:style-name="ce4" table:formula="of:=CONCATENATE(&quot;INSERT INTO interviewtext (id,interview,position,prefix,text) values ('&quot;;[.A24];&quot;', '&quot;;[.B24];&quot;', &quot;;[.C24];&quot; , '&quot;;[.D24];&quot;', '&quot;;SUBSTITUTE([.E24];&quot;'&quot;;&quot;''&quot;);&quot;');&quot;)" office:value-type="string" office:string-value="INSERT INTO interviewtext (id,interview,position,prefix,text) values ('4ba047ae-458c-4bcc-81c8-47fee3139485', 'winnie_forster_2003-01', 24 , 'Winnie:', 'Das war uns klar -- deshalb haben wir Powerplay und Video Games ja gemacht ;-) &#10;Persönlich finde ich, dass Powerplay das bessere Heft war und nütze diese Zeitschrift immer noch als Quellmaterial. Alte Video Games rühre ich heute jedoch kaum noch an. Unterm Strich muss ich zugeben, dass ich Powerplay vor meiner Anstellung unterschätzt und erst während meiner Tätigkeit kapiert habe wie gut die Arbeit von Boris, Anatol, Heini und Maga war -- Hut ab z.B. vor Boris'' Serie über Atari, die bereits Ende der 80er-Jahre in Happy Computer bzw. Powerplay erschien -- damit war er anderen Euro-Journalisten um Jahre voraus.');" calcext:value-type="string">
            <text:p>INSERT INTO interviewtext (id,interview,position,prefix,text) values ('4ba047ae-458c-4bcc-81c8-47fee3139485', 'winnie_forster_2003-01', 24 , 'Winnie:', 'Das war uns klar -- deshalb haben wir Powerplay und Video Games ja gemacht ;-) </text:p>
            <text:p>Persönlich finde ich, dass Powerplay das bessere Heft war und nütze diese Zeitschrift immer noch als Quellmaterial. Alte Video Games rühre ich heute jedoch kaum noch an. Unterm Strich muss ich zugeben, dass ich Powerplay vor meiner Anstellung unterschätzt und erst während meiner Tätigkeit kapiert habe wie gut die Arbeit von Boris, Anatol, Heini und Maga war -- Hut ab z.B. vor Boris'' Serie über Atari, die bereits Ende der 80er-Jahre in Happy Computer bzw. Powerplay erschien -- damit war er anderen Euro-Journalisten um Jahre voraus.');</text:p>
          </table:table-cell>
          <table:table-cell table:number-columns-repeated="1018"/>
        </table:table-row>
        <table:table-row table:style-name="ro13">
          <table:table-cell office:value-type="string" calcext:value-type="string">
            <text:p>a860fda4-2a84-40b4-82b5-fc2bdfac898b</text:p>
          </table:table-cell>
          <table:table-cell office:value-type="string" calcext:value-type="string">
            <text:p>winnie_forster_2003-01</text:p>
          </table:table-cell>
          <table:table-cell table:formula="of:=[.C24]+1" office:value-type="float" office:value="25" calcext:value-type="float">
            <text:p>25</text:p>
          </table:table-cell>
          <table:table-cell table:style-name="ce3" office:value-type="string" calcext:value-type="string">
            <text:p>Kultpower:</text:p>
          </table:table-cell>
          <table:table-cell office:value-type="string" calcext:value-type="string">
            <text:p>Was hat dich dazu veranlasst, ein Buch über die Geschichte von Spielekonsolen und Heim-Computern zu schreiben?</text:p>
          </table:table-cell>
          <table:table-cell table:style-name="ce4" table:formula="of:=CONCATENATE(&quot;INSERT INTO interviewtext (id,interview,position,prefix,text) values ('&quot;;[.A25];&quot;', '&quot;;[.B25];&quot;', &quot;;[.C25];&quot; , '&quot;;[.D25];&quot;', '&quot;;SUBSTITUTE([.E25];&quot;'&quot;;&quot;''&quot;);&quot;');&quot;)" office:value-type="string" office:string-value="INSERT INTO interviewtext (id,interview,position,prefix,text) values ('a860fda4-2a84-40b4-82b5-fc2bdfac898b', 'winnie_forster_2003-01', 25 , 'Kultpower:', 'Was hat dich dazu veranlasst, ein Buch über die Geschichte von Spielekonsolen und Heim-Computern zu schreiben?');" calcext:value-type="string">
            <text:p>INSERT INTO interviewtext (id,interview,position,prefix,text) values ('a860fda4-2a84-40b4-82b5-fc2bdfac898b', 'winnie_forster_2003-01', 25 , 'Kultpower:', 'Was hat dich dazu veranlasst, ein Buch über die Geschichte von Spielekonsolen und Heim-Computern zu schreiben?');</text:p>
          </table:table-cell>
          <table:table-cell table:number-columns-repeated="1018"/>
        </table:table-row>
        <table:table-row table:style-name="ro16">
          <table:table-cell office:value-type="string" calcext:value-type="string">
            <text:p>cfc408c4-5c16-4adb-8abe-9b146d155970</text:p>
          </table:table-cell>
          <table:table-cell office:value-type="string" calcext:value-type="string">
            <text:p>winnie_forster_2003-01</text:p>
          </table:table-cell>
          <table:table-cell table:formula="of:=[.C25]+1" office:value-type="float" office:value="26" calcext:value-type="float">
            <text:p>26</text:p>
          </table:table-cell>
          <table:table-cell office:value-type="string" calcext:value-type="string">
            <text:p>Winnie:</text:p>
          </table:table-cell>
          <table:table-cell office:value-type="string" calcext:value-type="string">
            <text:p>Für Bücher interessiere ich mich, seitdem ich lese, und habe während der oben genannten Auslandsreisen massig Sekundärliteratur zu Medien, Film, Comic und Musik gesammelt. Da es zu Computer- &amp; Videospielen nichts Vergleichbares gibt -- zumindest nicht in Europa -- war's für mich eine Frage der Zeit, diese Lücke zu füllen. Nach 12 Zeitschriften-Jahren brauchte ich eine Abwechslung, außerdem wurden IMO die Hefte immer gleichförmiger und -- aufgrund ihrer Abhängigkeit zum Anzeigenmarkt -- immer stärker auf kurzfristige Hypes konzentriert und zunehmend schwächer bei der Erläuterung der wirtschaftlichen und technischen Zusammenhänge. An der Geschichte und Kultur der Spiele hat IMO keines der aktuellen Hefte Interesse, den meisten Redaktionen fehlt auch der Mut oder die Kompetenz (meist beides ;-) ), über den Tellerrand hinauszublicken. Mit einem Buch löse ich mich bewusst vom Schema "Heute bejubelt, morgen vergessen" und kann unabhängig von den Interessen der Anzeigenkunden schwafe...äh...berichten.</text:p>
          </table:table-cell>
          <table:table-cell table:style-name="ce4" table:formula="of:=CONCATENATE(&quot;INSERT INTO interviewtext (id,interview,position,prefix,text) values ('&quot;;[.A26];&quot;', '&quot;;[.B26];&quot;', &quot;;[.C26];&quot; , '&quot;;[.D26];&quot;', '&quot;;SUBSTITUTE([.E26];&quot;'&quot;;&quot;''&quot;);&quot;');&quot;)" office:value-type="string" office:string-value="INSERT INTO interviewtext (id,interview,position,prefix,text) values ('cfc408c4-5c16-4adb-8abe-9b146d155970', 'winnie_forster_2003-01', 26 , 'Winnie:', 'Für Bücher interessiere ich mich, seitdem ich lese, und habe während der oben genannten Auslandsreisen massig Sekundärliteratur zu Medien, Film, Comic und Musik gesammelt. Da es zu Computer- &amp; Videospielen nichts Vergleichbares gibt -- zumindest nicht in Europa -- war''s für mich eine Frage der Zeit, diese Lücke zu füllen. Nach 12 Zeitschriften-Jahren brauchte ich eine Abwechslung, außerdem wurden IMO die Hefte immer gleichförmiger und -- aufgrund ihrer Abhängigkeit zum Anzeigenmarkt -- immer stärker auf kurzfristige Hypes konzentriert und zunehmend schwächer bei der Erläuterung der wirtschaftlichen und technischen Zusammenhänge. An der Geschichte und Kultur der Spiele hat IMO keines der aktuellen Hefte Interesse, den meisten Redaktionen fehlt auch der Mut oder die Kompetenz (meist beides ;-) ), über den Tellerrand hinauszublicken. Mit einem Buch löse ich mich bewusst vom Schema &quot;Heute bejubelt, morgen vergessen&quot; und kann unabhängig von den Interessen der Anzeigenkunden schwafe...äh...berichten.');" calcext:value-type="string">
            <text:p>INSERT INTO interviewtext (id,interview,position,prefix,text) values ('cfc408c4-5c16-4adb-8abe-9b146d155970', 'winnie_forster_2003-01', 26 , 'Winnie:', 'Für Bücher interessiere ich mich, seitdem ich lese, und habe während der oben genannten Auslandsreisen massig Sekundärliteratur zu Medien, Film, Comic und Musik gesammelt. Da es zu Computer- &amp; Videospielen nichts Vergleichbares gibt -- zumindest nicht in Europa -- war''s für mich eine Frage der Zeit, diese Lücke zu füllen. Nach 12 Zeitschriften-Jahren brauchte ich eine Abwechslung, außerdem wurden IMO die Hefte immer gleichförmiger und -- aufgrund ihrer Abhängigkeit zum Anzeigenmarkt -- immer stärker auf kurzfristige Hypes konzentriert und zunehmend schwächer bei der Erläuterung der wirtschaftlichen und technischen Zusammenhänge. An der Geschichte und Kultur der Spiele hat IMO keines der aktuellen Hefte Interesse, den meisten Redaktionen fehlt auch der Mut oder die Kompetenz (meist beides ;-) ), über den Tellerrand hinauszublicken. Mit einem Buch löse ich mich bewusst vom Schema "Heute bejubelt, morgen vergessen" und kann unabhängig von den Interessen der Anzeigenkunden schwafe...äh...berichten.');</text:p>
          </table:table-cell>
          <table:table-cell table:number-columns-repeated="1018"/>
        </table:table-row>
        <table:table-row table:style-name="ro13">
          <table:table-cell office:value-type="string" calcext:value-type="string">
            <text:p>f2f052c6-f6f0-4bb8-8ef2-5c2d564e1f5e</text:p>
          </table:table-cell>
          <table:table-cell office:value-type="string" calcext:value-type="string">
            <text:p>winnie_forster_2003-01</text:p>
          </table:table-cell>
          <table:table-cell table:formula="of:=[.C26]+1" office:value-type="float" office:value="27" calcext:value-type="float">
            <text:p>27</text:p>
          </table:table-cell>
          <table:table-cell office:value-type="string" calcext:value-type="string">
            <text:p>Kultpower:</text:p>
          </table:table-cell>
          <table:table-cell office:value-type="string" calcext:value-type="string">
            <text:p>Wie lange spielst du schon mit dem Gedanken, das Buch zu schreiben? Wie lange hat die Arbeit am Buch gedauert?</text:p>
          </table:table-cell>
          <table:table-cell table:style-name="ce4" table:formula="of:=CONCATENATE(&quot;INSERT INTO interviewtext (id,interview,position,prefix,text) values ('&quot;;[.A27];&quot;', '&quot;;[.B27];&quot;', &quot;;[.C27];&quot; , '&quot;;[.D27];&quot;', '&quot;;SUBSTITUTE([.E27];&quot;'&quot;;&quot;''&quot;);&quot;');&quot;)" office:value-type="string" office:string-value="INSERT INTO interviewtext (id,interview,position,prefix,text) values ('f2f052c6-f6f0-4bb8-8ef2-5c2d564e1f5e', 'winnie_forster_2003-01', 27 , 'Kultpower:', 'Wie lange spielst du schon mit dem Gedanken, das Buch zu schreiben? Wie lange hat die Arbeit am Buch gedauert?');" calcext:value-type="string">
            <text:p>INSERT INTO interviewtext (id,interview,position,prefix,text) values ('f2f052c6-f6f0-4bb8-8ef2-5c2d564e1f5e', 'winnie_forster_2003-01', 27 , 'Kultpower:', 'Wie lange spielst du schon mit dem Gedanken, das Buch zu schreiben? Wie lange hat die Arbeit am Buch gedauert?');</text:p>
          </table:table-cell>
          <table:table-cell table:number-columns-repeated="1018"/>
        </table:table-row>
        <table:table-row table:style-name="ro26">
          <table:table-cell office:value-type="string" calcext:value-type="string">
            <text:p>5a2ec7a0-0b31-4fec-9255-f45e1d595339</text:p>
          </table:table-cell>
          <table:table-cell office:value-type="string" calcext:value-type="string">
            <text:p>winnie_forster_2003-01</text:p>
          </table:table-cell>
          <table:table-cell table:formula="of:=[.C27]+1" office:value-type="float" office:value="28" calcext:value-type="float">
            <text:p>28</text:p>
          </table:table-cell>
          <table:table-cell table:style-name="ce3" office:value-type="string" calcext:value-type="string">
            <text:p>Winnie:</text:p>
          </table:table-cell>
          <table:table-cell office:value-type="string" calcext:value-type="string">
            <text:p>Der Entschluss der beruflichen Neuorientierung fiel Ende 2001, die Konzeption des Buchs begann im Frühjahr 2002. Ab Sommer letzten Jahres habe ich dann fast Full-Time an der "Gameplan-Bibel" gearbeitet, wobei mich in den letzten Wochen Stephan Freundorfer, Andreas von Lepel, Oliver Ehrle und andere Redaktionsprofis unterstützten.</text:p>
          </table:table-cell>
          <table:table-cell table:style-name="ce4" table:formula="of:=CONCATENATE(&quot;INSERT INTO interviewtext (id,interview,position,prefix,text) values ('&quot;;[.A28];&quot;', '&quot;;[.B28];&quot;', &quot;;[.C28];&quot; , '&quot;;[.D28];&quot;', '&quot;;SUBSTITUTE([.E28];&quot;'&quot;;&quot;''&quot;);&quot;');&quot;)" office:value-type="string" office:string-value="INSERT INTO interviewtext (id,interview,position,prefix,text) values ('5a2ec7a0-0b31-4fec-9255-f45e1d595339', 'winnie_forster_2003-01', 28 , 'Winnie:', 'Der Entschluss der beruflichen Neuorientierung fiel Ende 2001, die Konzeption des Buchs begann im Frühjahr 2002. Ab Sommer letzten Jahres habe ich dann fast Full-Time an der &quot;Gameplan-Bibel&quot; gearbeitet, wobei mich in den letzten Wochen Stephan Freundorfer, Andreas von Lepel, Oliver Ehrle und andere Redaktionsprofis unterstützten.');" calcext:value-type="string">
            <text:p>INSERT INTO interviewtext (id,interview,position,prefix,text) values ('5a2ec7a0-0b31-4fec-9255-f45e1d595339', 'winnie_forster_2003-01', 28 , 'Winnie:', 'Der Entschluss der beruflichen Neuorientierung fiel Ende 2001, die Konzeption des Buchs begann im Frühjahr 2002. Ab Sommer letzten Jahres habe ich dann fast Full-Time an der "Gameplan-Bibel" gearbeitet, wobei mich in den letzten Wochen Stephan Freundorfer, Andreas von Lepel, Oliver Ehrle und andere Redaktionsprofis unterstützten.');</text:p>
          </table:table-cell>
          <table:table-cell table:number-columns-repeated="1018"/>
        </table:table-row>
        <table:table-row table:style-name="ro11">
          <table:table-cell office:value-type="string" calcext:value-type="string">
            <text:p>e36beb24-f9aa-47e6-9d72-f871561c76cb</text:p>
          </table:table-cell>
          <table:table-cell office:value-type="string" calcext:value-type="string">
            <text:p>winnie_forster_2003-01</text:p>
          </table:table-cell>
          <table:table-cell table:formula="of:=[.C28]+1" office:value-type="float" office:value="29" calcext:value-type="float">
            <text:p>29</text:p>
          </table:table-cell>
          <table:table-cell office:value-type="string" calcext:value-type="string">
            <text:p>Kultpower:</text:p>
          </table:table-cell>
          <table:table-cell office:value-type="string" calcext:value-type="string">
            <text:p>Wer ist für das Buch die Haupt-Zielgruppe?</text:p>
          </table:table-cell>
          <table:table-cell table:style-name="ce4" table:formula="of:=CONCATENATE(&quot;INSERT INTO interviewtext (id,interview,position,prefix,text) values ('&quot;;[.A29];&quot;', '&quot;;[.B29];&quot;', &quot;;[.C29];&quot; , '&quot;;[.D29];&quot;', '&quot;;SUBSTITUTE([.E29];&quot;'&quot;;&quot;''&quot;);&quot;');&quot;)" office:value-type="string" office:string-value="INSERT INTO interviewtext (id,interview,position,prefix,text) values ('e36beb24-f9aa-47e6-9d72-f871561c76cb', 'winnie_forster_2003-01', 29 , 'Kultpower:', 'Wer ist für das Buch die Haupt-Zielgruppe?');" calcext:value-type="string">
            <text:p>INSERT INTO interviewtext (id,interview,position,prefix,text) values ('e36beb24-f9aa-47e6-9d72-f871561c76cb', 'winnie_forster_2003-01', 29 , 'Kultpower:', 'Wer ist für das Buch die Haupt-Zielgruppe?');</text:p>
          </table:table-cell>
          <table:table-cell table:number-columns-repeated="1018"/>
        </table:table-row>
        <table:table-row table:style-name="ro15">
          <table:table-cell office:value-type="string" calcext:value-type="string">
            <text:p>027cf68a-762d-4043-9b4c-ca0930324017</text:p>
          </table:table-cell>
          <table:table-cell office:value-type="string" calcext:value-type="string">
            <text:p>winnie_forster_2003-01</text:p>
          </table:table-cell>
          <table:table-cell table:formula="of:=[.C29]+1" office:value-type="float" office:value="30" calcext:value-type="float">
            <text:p>30</text:p>
          </table:table-cell>
          <table:table-cell table:style-name="Default"/>
          <table:table-cell office:value-type="string" calcext:value-type="string">
            <text:p>Wer schon seit Jahren spielt, muss die 'Gameplan-Bibel' haben</text:p>
          </table:table-cell>
          <table:table-cell table:style-name="ce4" table:formula="of:=CONCATENATE(&quot;INSERT INTO interviewtext (id,interview,position,prefix,text) values ('&quot;;[.A30];&quot;', '&quot;;[.B30];&quot;', &quot;;[.C30];&quot; , '&quot;;[.D30];&quot;', '&quot;;SUBSTITUTE([.E30];&quot;'&quot;;&quot;''&quot;);&quot;');&quot;)" office:value-type="string" office:string-value="INSERT INTO interviewtext (id,interview,position,prefix,text) values ('027cf68a-762d-4043-9b4c-ca0930324017', 'winnie_forster_2003-01', 30 , '', 'Wer schon seit Jahren spielt, muss die ''Gameplan-Bibel'' haben');" calcext:value-type="string">
            <text:p>INSERT INTO interviewtext (id,interview,position,prefix,text) values ('027cf68a-762d-4043-9b4c-ca0930324017', 'winnie_forster_2003-01', 30 , '', 'Wer schon seit Jahren spielt, muss die ''Gameplan-Bibel'' haben');</text:p>
          </table:table-cell>
          <table:table-cell table:number-columns-repeated="1018"/>
        </table:table-row>
        <table:table-row table:style-name="ro27">
          <table:table-cell office:value-type="string" calcext:value-type="string">
            <text:p>6e699189-efbb-4c40-b52d-0924168038d3</text:p>
          </table:table-cell>
          <table:table-cell office:value-type="string" calcext:value-type="string">
            <text:p>winnie_forster_2003-01</text:p>
          </table:table-cell>
          <table:table-cell table:formula="of:=[.C30]+1" office:value-type="float" office:value="31" calcext:value-type="float">
            <text:p>31</text:p>
          </table:table-cell>
          <table:table-cell office:value-type="string" calcext:value-type="string">
            <text:p>Winnie:</text:p>
          </table:table-cell>
          <table:table-cell office:value-type="string" calcext:value-type="string">
            <text:p>Alle, deren Interesse an Computer- &amp; Videospielen über die saisonale Beschäftigung hinausgeht. Wer ab und an mal ein Playstation-Spiel kauft (oder kopiert), wird mit dem Buch nichts anfangen können; wer schon seit Jahren (oder auf mehreren Geräten gleichzeitig) spielt, muss die "Bibel" haben ;-)</text:p>
          </table:table-cell>
          <table:table-cell table:style-name="ce4" table:formula="of:=CONCATENATE(&quot;INSERT INTO interviewtext (id,interview,position,prefix,text) values ('&quot;;[.A31];&quot;', '&quot;;[.B31];&quot;', &quot;;[.C31];&quot; , '&quot;;[.D31];&quot;', '&quot;;SUBSTITUTE([.E31];&quot;'&quot;;&quot;''&quot;);&quot;');&quot;)" office:value-type="string" office:string-value="INSERT INTO interviewtext (id,interview,position,prefix,text) values ('6e699189-efbb-4c40-b52d-0924168038d3', 'winnie_forster_2003-01', 31 , 'Winnie:', 'Alle, deren Interesse an Computer- &amp; Videospielen über die saisonale Beschäftigung hinausgeht. Wer ab und an mal ein Playstation-Spiel kauft (oder kopiert), wird mit dem Buch nichts anfangen können; wer schon seit Jahren (oder auf mehreren Geräten gleichzeitig) spielt, muss die &quot;Bibel&quot; haben ;-)');" calcext:value-type="string">
            <text:p>INSERT INTO interviewtext (id,interview,position,prefix,text) values ('6e699189-efbb-4c40-b52d-0924168038d3', 'winnie_forster_2003-01', 31 , 'Winnie:', 'Alle, deren Interesse an Computer- &amp; Videospielen über die saisonale Beschäftigung hinausgeht. Wer ab und an mal ein Playstation-Spiel kauft (oder kopiert), wird mit dem Buch nichts anfangen können; wer schon seit Jahren (oder auf mehreren Geräten gleichzeitig) spielt, muss die "Bibel" haben ;-)');</text:p>
          </table:table-cell>
          <table:table-cell table:number-columns-repeated="1018"/>
        </table:table-row>
        <table:table-row table:style-name="ro15">
          <table:table-cell office:value-type="string" calcext:value-type="string">
            <text:p>e6f1284e-6fec-4019-8f8c-bca8c240c7cf</text:p>
          </table:table-cell>
          <table:table-cell office:value-type="string" calcext:value-type="string">
            <text:p>winnie_forster_2003-01</text:p>
          </table:table-cell>
          <table:table-cell table:formula="of:=[.C31]+1" office:value-type="float" office:value="32" calcext:value-type="float">
            <text:p>32</text:p>
          </table:table-cell>
          <table:table-cell office:value-type="string" calcext:value-type="string">
            <text:p>Kultpower:</text:p>
          </table:table-cell>
          <table:table-cell office:value-type="string" calcext:value-type="string">
            <text:p>Was für Quellen hast du für die ganzen Informationen hauptsächlich verwendet?</text:p>
          </table:table-cell>
          <table:table-cell table:style-name="ce4" table:formula="of:=CONCATENATE(&quot;INSERT INTO interviewtext (id,interview,position,prefix,text) values ('&quot;;[.A32];&quot;', '&quot;;[.B32];&quot;', &quot;;[.C32];&quot; , '&quot;;[.D32];&quot;', '&quot;;SUBSTITUTE([.E32];&quot;'&quot;;&quot;''&quot;);&quot;');&quot;)" office:value-type="string" office:string-value="INSERT INTO interviewtext (id,interview,position,prefix,text) values ('e6f1284e-6fec-4019-8f8c-bca8c240c7cf', 'winnie_forster_2003-01', 32 , 'Kultpower:', 'Was für Quellen hast du für die ganzen Informationen hauptsächlich verwendet?');" calcext:value-type="string">
            <text:p>INSERT INTO interviewtext (id,interview,position,prefix,text) values ('e6f1284e-6fec-4019-8f8c-bca8c240c7cf', 'winnie_forster_2003-01', 32 , 'Kultpower:', 'Was für Quellen hast du für die ganzen Informationen hauptsächlich verwendet?');</text:p>
          </table:table-cell>
          <table:table-cell table:number-columns-repeated="1018"/>
        </table:table-row>
        <table:table-row table:style-name="ro28">
          <table:table-cell office:value-type="string" calcext:value-type="string">
            <text:p>f99ab757-3637-45bb-89c6-bc111521fb5b</text:p>
          </table:table-cell>
          <table:table-cell office:value-type="string" calcext:value-type="string">
            <text:p>winnie_forster_2003-01</text:p>
          </table:table-cell>
          <table:table-cell table:formula="of:=[.C32]+1" office:value-type="float" office:value="33" calcext:value-type="float">
            <text:p>33</text:p>
          </table:table-cell>
          <table:table-cell office:value-type="string" calcext:value-type="string">
            <text:p>Winnie:</text:p>
          </table:table-cell>
          <table:table-cell office:value-type="string" calcext:value-type="string">
            <text:p>Meist japanische Quellen, in Bezug auf die westliche Szene vor allem 80er-Jahre-Klassiker wie Steven Levys "Hackers" oder das kaum bekannte "Software People" von Doug Carlston; letzteres ein Buch, nach dem ich mehrere Jahre gesucht habe, bis es mir 2001 schließlich durch eine amerikanischen eBay-Auktion in die Hände fiel. Ich habe mit "Ur-Quellen" gearbeitet und kann mit Nacherzählungen wie z.B. Leonard Hermans "Phoenix" nicht so viel anfangen. Wer mehr über meine Quellen erfahren möchte, sollte die letzte Seite der "Gameplan-Bibel" studieren; dort nenne ich Titel, Autor, Verlag und Erscheinungsjahr der für mich wichtigsten Bücher und Periodika.</text:p>
          </table:table-cell>
          <table:table-cell table:style-name="ce4" table:formula="of:=CONCATENATE(&quot;INSERT INTO interviewtext (id,interview,position,prefix,text) values ('&quot;;[.A33];&quot;', '&quot;;[.B33];&quot;', &quot;;[.C33];&quot; , '&quot;;[.D33];&quot;', '&quot;;SUBSTITUTE([.E33];&quot;'&quot;;&quot;''&quot;);&quot;');&quot;)" office:value-type="string" office:string-value="INSERT INTO interviewtext (id,interview,position,prefix,text) values ('f99ab757-3637-45bb-89c6-bc111521fb5b', 'winnie_forster_2003-01', 33 , 'Winnie:', 'Meist japanische Quellen, in Bezug auf die westliche Szene vor allem 80er-Jahre-Klassiker wie Steven Levys &quot;Hackers&quot; oder das kaum bekannte &quot;Software People&quot; von Doug Carlston; letzteres ein Buch, nach dem ich mehrere Jahre gesucht habe, bis es mir 2001 schließlich durch eine amerikanischen eBay-Auktion in die Hände fiel. Ich habe mit &quot;Ur-Quellen&quot; gearbeitet und kann mit Nacherzählungen wie z.B. Leonard Hermans &quot;Phoenix&quot; nicht so viel anfangen. Wer mehr über meine Quellen erfahren möchte, sollte die letzte Seite der &quot;Gameplan-Bibel&quot; studieren; dort nenne ich Titel, Autor, Verlag und Erscheinungsjahr der für mich wichtigsten Bücher und Periodika.');" calcext:value-type="string">
            <text:p>INSERT INTO interviewtext (id,interview,position,prefix,text) values ('f99ab757-3637-45bb-89c6-bc111521fb5b', 'winnie_forster_2003-01', 33 , 'Winnie:', 'Meist japanische Quellen, in Bezug auf die westliche Szene vor allem 80er-Jahre-Klassiker wie Steven Levys "Hackers" oder das kaum bekannte "Software People" von Doug Carlston; letzteres ein Buch, nach dem ich mehrere Jahre gesucht habe, bis es mir 2001 schließlich durch eine amerikanischen eBay-Auktion in die Hände fiel. Ich habe mit "Ur-Quellen" gearbeitet und kann mit Nacherzählungen wie z.B. Leonard Hermans "Phoenix" nicht so viel anfangen. Wer mehr über meine Quellen erfahren möchte, sollte die letzte Seite der "Gameplan-Bibel" studieren; dort nenne ich Titel, Autor, Verlag und Erscheinungsjahr der für mich wichtigsten Bücher und Periodika.');</text:p>
          </table:table-cell>
          <table:table-cell table:number-columns-repeated="1018"/>
        </table:table-row>
        <table:table-row table:style-name="ro13">
          <table:table-cell office:value-type="string" calcext:value-type="string">
            <text:p>b4a67d63-a29a-454c-9ef6-f7ddb7b8c644</text:p>
          </table:table-cell>
          <table:table-cell office:value-type="string" calcext:value-type="string">
            <text:p>winnie_forster_2003-01</text:p>
          </table:table-cell>
          <table:table-cell table:formula="of:=[.C33]+1" office:value-type="float" office:value="34" calcext:value-type="float">
            <text:p>34</text:p>
          </table:table-cell>
          <table:table-cell office:value-type="string" calcext:value-type="string">
            <text:p>Kultpower:</text:p>
          </table:table-cell>
          <table:table-cell office:value-type="string" calcext:value-type="string">
            <text:p>Zu welchem Gerät, das im Buch beschrieben wird, waren die Recherchen am schwierigsten?</text:p>
          </table:table-cell>
          <table:table-cell table:style-name="ce4" table:formula="of:=CONCATENATE(&quot;INSERT INTO interviewtext (id,interview,position,prefix,text) values ('&quot;;[.A34];&quot;', '&quot;;[.B34];&quot;', &quot;;[.C34];&quot; , '&quot;;[.D34];&quot;', '&quot;;SUBSTITUTE([.E34];&quot;'&quot;;&quot;''&quot;);&quot;');&quot;)" office:value-type="string" office:string-value="INSERT INTO interviewtext (id,interview,position,prefix,text) values ('b4a67d63-a29a-454c-9ef6-f7ddb7b8c644', 'winnie_forster_2003-01', 34 , 'Kultpower:', 'Zu welchem Gerät, das im Buch beschrieben wird, waren die Recherchen am schwierigsten?');" calcext:value-type="string">
            <text:p>INSERT INTO interviewtext (id,interview,position,prefix,text) values ('b4a67d63-a29a-454c-9ef6-f7ddb7b8c644', 'winnie_forster_2003-01', 34 , 'Kultpower:', 'Zu welchem Gerät, das im Buch beschrieben wird, waren die Recherchen am schwierigsten?');</text:p>
          </table:table-cell>
          <table:table-cell table:number-columns-repeated="1018"/>
        </table:table-row>
        <table:table-row table:style-name="ro29">
          <table:table-cell office:value-type="string" calcext:value-type="string">
            <text:p>877b8175-0db0-4c95-bb99-9d1a724607e8</text:p>
          </table:table-cell>
          <table:table-cell office:value-type="string" calcext:value-type="string">
            <text:p>winnie_forster_2003-01</text:p>
          </table:table-cell>
          <table:table-cell table:formula="of:=[.C34]+1" office:value-type="float" office:value="35" calcext:value-type="float">
            <text:p>35</text:p>
          </table:table-cell>
          <table:table-cell office:value-type="string" calcext:value-type="string">
            <text:p>Winnie:</text:p>
          </table:table-cell>
          <table:table-cell office:value-type="string" calcext:value-type="string">
            <text:p>Gute Frage, da muss ich kurz überlegen. Generell war kein System besonders knifflig, da ich mich seit Interton und VCS mit der Hardware beschäftigte und das Glück hatte, mit guten Leuten zusammenzuarbeiten und direkte Kontakte zu allen wichtigen Firmen nützen konnte. Reizvoll war die Recherche zum Hanimex/Arcadia, da die Erkenntnisse europäischer, amerikanischer und japanischer Sammler noch nicht zusammengeführt sind; eventuell ist das entsprechende Kapitel in meinem Buch die kompakteste und korrekteste Beschreibung dieses 80er-Jahre-Systems. Der Apple Mac war knifflig, da die "Urzeit" dieses Systems (1985 bis 1988) von den nachfolgenden Jahren, Hardware- und Software-Generationen völlig zugeschüttet ist. Es existieren unzählige Mac-Quellen, aber kaum eine die sich mit den monochromen Anfängen dieses Computers beschäftigt. Dagegen sind Atari-, Commodore-, Sega- und Nintendo-Geräte gut dokumentiert; zu all diesen System gibt's auch in Europa (zum Großteil sogar in meinem unmittelbaren Bekanntenkreis) Entwickler und Kaufleute, die mit diesen Geräten zu tun hatten.</text:p>
          </table:table-cell>
          <table:table-cell table:style-name="ce4" table:formula="of:=CONCATENATE(&quot;INSERT INTO interviewtext (id,interview,position,prefix,text) values ('&quot;;[.A35];&quot;', '&quot;;[.B35];&quot;', &quot;;[.C35];&quot; , '&quot;;[.D35];&quot;', '&quot;;SUBSTITUTE([.E35];&quot;'&quot;;&quot;''&quot;);&quot;');&quot;)" office:value-type="string" office:string-value="INSERT INTO interviewtext (id,interview,position,prefix,text) values ('877b8175-0db0-4c95-bb99-9d1a724607e8', 'winnie_forster_2003-01', 35 , 'Winnie:', 'Gute Frage, da muss ich kurz überlegen. Generell war kein System besonders knifflig, da ich mich seit Interton und VCS mit der Hardware beschäftigte und das Glück hatte, mit guten Leuten zusammenzuarbeiten und direkte Kontakte zu allen wichtigen Firmen nützen konnte. Reizvoll war die Recherche zum Hanimex/Arcadia, da die Erkenntnisse europäischer, amerikanischer und japanischer Sammler noch nicht zusammengeführt sind; eventuell ist das entsprechende Kapitel in meinem Buch die kompakteste und korrekteste Beschreibung dieses 80er-Jahre-Systems. Der Apple Mac war knifflig, da die &quot;Urzeit&quot; dieses Systems (1985 bis 1988) von den nachfolgenden Jahren, Hardware- und Software-Generationen völlig zugeschüttet ist. Es existieren unzählige Mac-Quellen, aber kaum eine die sich mit den monochromen Anfängen dieses Computers beschäftigt. Dagegen sind Atari-, Commodore-, Sega- und Nintendo-Geräte gut dokumentiert; zu all diesen System gibt''s auch in Europa (zum Großteil sogar in meinem unmittelbaren Bekanntenkreis) Entwickler und Kaufleute, die mit diesen Geräten zu tun hatten.');" calcext:value-type="string">
            <text:p>INSERT INTO interviewtext (id,interview,position,prefix,text) values ('877b8175-0db0-4c95-bb99-9d1a724607e8', 'winnie_forster_2003-01', 35 , 'Winnie:', 'Gute Frage, da muss ich kurz überlegen. Generell war kein System besonders knifflig, da ich mich seit Interton und VCS mit der Hardware beschäftigte und das Glück hatte, mit guten Leuten zusammenzuarbeiten und direkte Kontakte zu allen wichtigen Firmen nützen konnte. Reizvoll war die Recherche zum Hanimex/Arcadia, da die Erkenntnisse europäischer, amerikanischer und japanischer Sammler noch nicht zusammengeführt sind; eventuell ist das entsprechende Kapitel in meinem Buch die kompakteste und korrekteste Beschreibung dieses 80er-Jahre-Systems. Der Apple Mac war knifflig, da die "Urzeit" dieses Systems (1985 bis 1988) von den nachfolgenden Jahren, Hardware- und Software-Generationen völlig zugeschüttet ist. Es existieren unzählige Mac-Quellen, aber kaum eine die sich mit den monochromen Anfängen dieses Computers beschäftigt. Dagegen sind Atari-, Commodore-, Sega- und Nintendo-Geräte gut dokumentiert; zu all diesen System gibt''s auch in Europa (zum Großteil sogar in meinem unmittelbaren Bekanntenkreis) Entwickler und Kaufleute, die mit diesen Geräten zu tun hatten.');</text:p>
          </table:table-cell>
          <table:table-cell table:number-columns-repeated="1018"/>
        </table:table-row>
        <table:table-row table:style-name="ro19">
          <table:table-cell office:value-type="string" calcext:value-type="string">
            <text:p>ebd33d14-ba51-4d43-9598-d5880f4201a4</text:p>
          </table:table-cell>
          <table:table-cell office:value-type="string" calcext:value-type="string">
            <text:p>winnie_forster_2003-01</text:p>
          </table:table-cell>
          <table:table-cell table:formula="of:=[.C35]+1" office:value-type="float" office:value="36" calcext:value-type="float">
            <text:p>36</text:p>
          </table:table-cell>
          <table:table-cell office:value-type="string" calcext:value-type="string">
            <text:p>Kultpower:</text:p>
          </table:table-cell>
          <table:table-cell office:value-type="string" calcext:value-type="string">
            <text:p>Wie bist du an die ganzen Fotos der Geräte gelangt? Wie viele der abgebildeten Geräte besitzt du selber? Sammelst du generell selber alte Konsolen oder Spiele?</text:p>
          </table:table-cell>
          <table:table-cell table:style-name="ce4" table:formula="of:=CONCATENATE(&quot;INSERT INTO interviewtext (id,interview,position,prefix,text) values ('&quot;;[.A36];&quot;', '&quot;;[.B36];&quot;', &quot;;[.C36];&quot; , '&quot;;[.D36];&quot;', '&quot;;SUBSTITUTE([.E36];&quot;'&quot;;&quot;''&quot;);&quot;');&quot;)" office:value-type="string" office:string-value="INSERT INTO interviewtext (id,interview,position,prefix,text) values ('ebd33d14-ba51-4d43-9598-d5880f4201a4', 'winnie_forster_2003-01', 36 , 'Kultpower:', 'Wie bist du an die ganzen Fotos der Geräte gelangt? Wie viele der abgebildeten Geräte besitzt du selber? Sammelst du generell selber alte Konsolen oder Spiele?');" calcext:value-type="string">
            <text:p>INSERT INTO interviewtext (id,interview,position,prefix,text) values ('ebd33d14-ba51-4d43-9598-d5880f4201a4', 'winnie_forster_2003-01', 36 , 'Kultpower:', 'Wie bist du an die ganzen Fotos der Geräte gelangt? Wie viele der abgebildeten Geräte besitzt du selber? Sammelst du generell selber alte Konsolen oder Spiele?');</text:p>
          </table:table-cell>
          <table:table-cell table:number-columns-repeated="1018"/>
        </table:table-row>
        <table:table-row table:style-name="ro15">
          <table:table-cell office:value-type="string" calcext:value-type="string">
            <text:p>8575dee4-adae-4a60-a816-c2538aa3af53</text:p>
          </table:table-cell>
          <table:table-cell office:value-type="string" calcext:value-type="string">
            <text:p>winnie_forster_2003-01</text:p>
          </table:table-cell>
          <table:table-cell table:formula="of:=[.C36]+1" office:value-type="float" office:value="37" calcext:value-type="float">
            <text:p>37</text:p>
          </table:table-cell>
          <table:table-cell table:style-name="Default"/>
          <table:table-cell office:value-type="string" calcext:value-type="string">
            <text:p>Über meine Shopping-Abenteuer könnte ich ein eigenes Buch schreiben</text:p>
          </table:table-cell>
          <table:table-cell table:style-name="ce4" table:formula="of:=CONCATENATE(&quot;INSERT INTO interviewtext (id,interview,position,prefix,text) values ('&quot;;[.A37];&quot;', '&quot;;[.B37];&quot;', &quot;;[.C37];&quot; , '&quot;;[.D37];&quot;', '&quot;;SUBSTITUTE([.E37];&quot;'&quot;;&quot;''&quot;);&quot;');&quot;)" office:value-type="string" office:string-value="INSERT INTO interviewtext (id,interview,position,prefix,text) values ('8575dee4-adae-4a60-a816-c2538aa3af53', 'winnie_forster_2003-01', 37 , '', 'Über meine Shopping-Abenteuer könnte ich ein eigenes Buch schreiben');" calcext:value-type="string">
            <text:p>INSERT INTO interviewtext (id,interview,position,prefix,text) values ('8575dee4-adae-4a60-a816-c2538aa3af53', 'winnie_forster_2003-01', 37 , '', 'Über meine Shopping-Abenteuer könnte ich ein eigenes Buch schreiben');</text:p>
          </table:table-cell>
          <table:table-cell table:number-columns-repeated="1018"/>
        </table:table-row>
        <table:table-row table:style-name="ro30">
          <table:table-cell office:value-type="string" calcext:value-type="string">
            <text:p>9f3e20bb-0d68-4c6f-925d-3827a69c8733</text:p>
          </table:table-cell>
          <table:table-cell office:value-type="string" calcext:value-type="string">
            <text:p>winnie_forster_2003-01</text:p>
          </table:table-cell>
          <table:table-cell table:formula="of:=[.C37]+1" office:value-type="float" office:value="38" calcext:value-type="float">
            <text:p>38</text:p>
          </table:table-cell>
          <table:table-cell office:value-type="string" calcext:value-type="string">
            <text:p>Winnie:</text:p>
          </table:table-cell>
          <table:table-cell office:value-type="string" calcext:value-type="string">
            <text:p>Eigentlich bin ich kein Hardcore-Sammler, aber durch die Arbeit am Buch dann wohl doch zu einem geworden ;-) </text:p>
            <text:p><text:span text:style-name="T1">Wichtig war es mir, nicht verbastelte Hardware oder belanglose Neuauflagen sondern die authentische Ur-Hardware abzubilden -- die Suche nach korrekten Geräten wuchs im Verlauf meiner Arbeit zur Manie und führte mich rund um den Globus. Stellenweise habe ich's sicherlich übertrieben, z.B. schien mir das deutsche Super NES hässlich, obwohl es sich nur marginal vom japanischen Super Famicom unterscheidet -- also musste ich im Oktober noch mal nach Tokio um mir ein OVP-SFamicom zu holen, ebenso wie den ersten Saturn (silbern, nicht PAL-Schwarz), eine NEC FX etc. Über meine Shopping-Abenteuer könnte ich ein eigenes Buch schreiben, es gab eine Menge logistischer und technischer Probleme, aber auch viele Glücksmomente, z.B. als ich in Japan wegen eines defekten Fahrstuhl überraschend einen Laden entdeckte, in dem es die ersten Sega-Geräte in Originalverpackung gab, oder als ich bei einem ziellosen Tokio-Spaziergang kurz vor dem Rückflug plötzlich in einen Riesenflohmarkt stolperte. Dort wühlte ich in Sachen die ich bisher nur vom Hörensagen kannte und fand z.B. den raren Netzwerk-Adapter für das alte Famicom.</text:span></text:p>
          </table:table-cell>
          <table:table-cell table:style-name="ce4" table:formula="of:=CONCATENATE(&quot;INSERT INTO interviewtext (id,interview,position,prefix,text) values ('&quot;;[.A38];&quot;', '&quot;;[.B38];&quot;', &quot;;[.C38];&quot; , '&quot;;[.D38];&quot;', '&quot;;SUBSTITUTE([.E38];&quot;'&quot;;&quot;''&quot;);&quot;');&quot;)" office:value-type="string" office:string-value="INSERT INTO interviewtext (id,interview,position,prefix,text) values ('9f3e20bb-0d68-4c6f-925d-3827a69c8733', 'winnie_forster_2003-01', 38 , 'Winnie:', 'Eigentlich bin ich kein Hardcore-Sammler, aber durch die Arbeit am Buch dann wohl doch zu einem geworden ;-) &#10;Wichtig war es mir, nicht verbastelte Hardware oder belanglose Neuauflagen sondern die authentische Ur-Hardware abzubilden -- die Suche nach korrekten Geräten wuchs im Verlauf meiner Arbeit zur Manie und führte mich rund um den Globus. Stellenweise habe ich''s sicherlich übertrieben, z.B. schien mir das deutsche Super NES hässlich, obwohl es sich nur marginal vom japanischen Super Famicom unterscheidet -- also musste ich im Oktober noch mal nach Tokio um mir ein OVP-SFamicom zu holen, ebenso wie den ersten Saturn (silbern, nicht PAL-Schwarz), eine NEC FX etc. Über meine Shopping-Abenteuer könnte ich ein eigenes Buch schreiben, es gab eine Menge logistischer und technischer Probleme, aber auch viele Glücksmomente, z.B. als ich in Japan wegen eines defekten Fahrstuhl überraschend einen Laden entdeckte, in dem es die ersten Sega-Geräte in Originalverpackung gab, oder als ich bei einem ziellosen Tokio-Spaziergang kurz vor dem Rückflug plötzlich in einen Riesenflohmarkt stolperte. Dort wühlte ich in Sachen die ich bisher nur vom Hörensagen kannte und fand z.B. den raren Netzwerk-Adapter für das alte Famicom.');" calcext:value-type="string">
            <text:p>INSERT INTO interviewtext (id,interview,position,prefix,text) values ('9f3e20bb-0d68-4c6f-925d-3827a69c8733', 'winnie_forster_2003-01', 38 , 'Winnie:', 'Eigentlich bin ich kein Hardcore-Sammler, aber durch die Arbeit am Buch dann wohl doch zu einem geworden ;-) </text:p>
            <text:p>Wichtig war es mir, nicht verbastelte Hardware oder belanglose Neuauflagen sondern die authentische Ur-Hardware abzubilden -- die Suche nach korrekten Geräten wuchs im Verlauf meiner Arbeit zur Manie und führte mich rund um den Globus. Stellenweise habe ich''s sicherlich übertrieben, z.B. schien mir das deutsche Super NES hässlich, obwohl es sich nur marginal vom japanischen Super Famicom unterscheidet -- also musste ich im Oktober noch mal nach Tokio um mir ein OVP-SFamicom zu holen, ebenso wie den ersten Saturn (silbern, nicht PAL-Schwarz), eine NEC FX etc. Über meine Shopping-Abenteuer könnte ich ein eigenes Buch schreiben, es gab eine Menge logistischer und technischer Probleme, aber auch viele Glücksmomente, z.B. als ich in Japan wegen eines defekten Fahrstuhl überraschend einen Laden entdeckte, in dem es die ersten Sega-Geräte in Originalverpackung gab, oder als ich bei einem ziellosen Tokio-Spaziergang kurz vor dem Rückflug plötzlich in einen Riesenflohmarkt stolperte. Dort wühlte ich in Sachen die ich bisher nur vom Hörensagen kannte und fand z.B. den raren Netzwerk-Adapter für das alte Famicom.');</text:p>
          </table:table-cell>
          <table:table-cell table:number-columns-repeated="1018"/>
        </table:table-row>
        <table:table-row table:style-name="ro31">
          <table:table-cell office:value-type="string" calcext:value-type="string">
            <text:p>360a6ca2-89fa-4fd0-8957-db4df5684ca9</text:p>
          </table:table-cell>
          <table:table-cell office:value-type="string" calcext:value-type="string">
            <text:p>winnie_forster_2003-01</text:p>
          </table:table-cell>
          <table:table-cell table:formula="of:=[.C38]+1" office:value-type="float" office:value="39" calcext:value-type="float">
            <text:p>39</text:p>
          </table:table-cell>
          <table:table-cell table:style-name="Default"/>
          <table:table-cell office:value-type="string" calcext:value-type="string">
            <text:p>Ich stand zwischen ein paar hundert Apple-2-, Atari-800-</text:p>
            <text:p>und Commodore-Pet-Computern!</text:p>
          </table:table-cell>
          <table:table-cell table:style-name="ce4" table:formula="of:=CONCATENATE(&quot;INSERT INTO interviewtext (id,interview,position,prefix,text) values ('&quot;;[.A39];&quot;', '&quot;;[.B39];&quot;', &quot;;[.C39];&quot; , '&quot;;[.D39];&quot;', '&quot;;SUBSTITUTE([.E39];&quot;'&quot;;&quot;''&quot;);&quot;');&quot;)" office:value-type="string" office:string-value="INSERT INTO interviewtext (id,interview,position,prefix,text) values ('360a6ca2-89fa-4fd0-8957-db4df5684ca9', 'winnie_forster_2003-01', 39 , '', 'Ich stand zwischen ein paar hundert Apple-2-, Atari-800-&#10;und Commodore-Pet-Computern!');" calcext:value-type="string">
            <text:p>INSERT INTO interviewtext (id,interview,position,prefix,text) values ('360a6ca2-89fa-4fd0-8957-db4df5684ca9', 'winnie_forster_2003-01', 39 , '', 'Ich stand zwischen ein paar hundert Apple-2-, Atari-800-</text:p>
            <text:p>und Commodore-Pet-Computern!');</text:p>
          </table:table-cell>
          <table:table-cell table:number-columns-repeated="1018"/>
        </table:table-row>
        <table:table-row table:style-name="ro32">
          <table:table-cell office:value-type="string" calcext:value-type="string">
            <text:p>5ac11bd8-8b53-45ca-a170-fd499ea44af0</text:p>
          </table:table-cell>
          <table:table-cell office:value-type="string" calcext:value-type="string">
            <text:p>winnie_forster_2003-01</text:p>
          </table:table-cell>
          <table:table-cell table:formula="of:=[.C39]+1" office:value-type="float" office:value="40" calcext:value-type="float">
            <text:p>40</text:p>
          </table:table-cell>
          <table:table-cell office:value-type="string" calcext:value-type="string">
            <text:p>Winnie:</text:p>
          </table:table-cell>
          <table:table-cell office:value-type="string" calcext:value-type="string">
            <text:p>Witzig auch als Teut, Andreas von Lepel und ich einen angeblichen Retro-Shop irgendwo in einem obskuren US-Nest besuchen wollten. Wir hatten nur eine alte Adresse und waren uns alles andere als sicher, den uns unbekannten Laden zu finden, als wir auf gut Glück in unseren Mietwagen stiegen. Ohne Hektik sind wir zwei Stunden durch Kalifornien gefahren, auf 200 km nur dreimal abgebogen und landeten -- voila -- direkt vor dem halbverfallenen Geschäft -- ohne uns auch nur einen einzigen Meter zu verfahren! Der dicke ca. 50jährige Redneck-Besitzer hat mich dann im Jeep in sein Lager mitgenommen -- dort stand ich zwischen ein paar hundert Apple-2-, Atari-800- und Commodore-Pet-Computern!</text:p>
            <text:p><text:span text:style-name="T1">Unterm Strich erwies sich die Hardware-Suche als tolle Parabel auf das ganze Leben: Zum einen brauchst Du kühle Planung, Kalkulation und Know-How, zum anderen solltest Du regelmäßig Deine ausgetretenen Pfade verlassen, um weiterzukommen. Sowohl im Leben, als auch bei der einjährigen Arbeit an meinem Buch hatte ich die erfreulichsten Erlebnisse völlig unverhofft -- z.B. nachdem etwas nicht geklappt hat, ich ins Blaue marschierte oder ein Zufall mich beim Händchen nahm..schon komisch, irgendwie. Nur den Glauben an den Erfolg sollte man nie verlieren. </text:span></text:p>
            <text:p><text:span text:style-name="T1">Genug der Lebensphilosophie, zurück zu Deiner Frage: Bis auf Creativision, Atari 5200 und FM Towns Mary habe ich jetzt fast jedes Spielgerät der letzten 25 Jahre -- im Endeffekt zu viel um es in die Kapitel des Buchs zu pressen. Deshalb wurde z.B. die Famicom/Diskstation-Kombi noch ins Inhaltsverzeichnis geflickt. Andere Sachen mussten ganz draußen bleiben, denn nach der vierten Fotosession mussten wir zu einem Abschluss kommen.</text:span></text:p>
          </table:table-cell>
          <table:table-cell table:style-name="ce4" table:formula="of:=CONCATENATE(&quot;INSERT INTO interviewtext (id,interview,position,prefix,text) values ('&quot;;[.A40];&quot;', '&quot;;[.B40];&quot;', &quot;;[.C40];&quot; , '&quot;;[.D40];&quot;', '&quot;;SUBSTITUTE([.E40];&quot;'&quot;;&quot;''&quot;);&quot;');&quot;)" office:value-type="string" office:string-value="INSERT INTO interviewtext (id,interview,position,prefix,text) values ('5ac11bd8-8b53-45ca-a170-fd499ea44af0', 'winnie_forster_2003-01', 40 , 'Winnie:', 'Witzig auch als Teut, Andreas von Lepel und ich einen angeblichen Retro-Shop irgendwo in einem obskuren US-Nest besuchen wollten. Wir hatten nur eine alte Adresse und waren uns alles andere als sicher, den uns unbekannten Laden zu finden, als wir auf gut Glück in unseren Mietwagen stiegen. Ohne Hektik sind wir zwei Stunden durch Kalifornien gefahren, auf 200 km nur dreimal abgebogen und landeten -- voila -- direkt vor dem halbverfallenen Geschäft -- ohne uns auch nur einen einzigen Meter zu verfahren! Der dicke ca. 50jährige Redneck-Besitzer hat mich dann im Jeep in sein Lager mitgenommen -- dort stand ich zwischen ein paar hundert Apple-2-, Atari-800- und Commodore-Pet-Computern!&#10;Unterm Strich erwies sich die Hardware-Suche als tolle Parabel auf das ganze Leben: Zum einen brauchst Du kühle Planung, Kalkulation und Know-How, zum anderen solltest Du regelmäßig Deine ausgetretenen Pfade verlassen, um weiterzukommen. Sowohl im Leben, als auch bei der einjährigen Arbeit an meinem Buch hatte ich die erfreulichsten Erlebnisse völlig unverhofft -- z.B. nachdem etwas nicht geklappt hat, ich ins Blaue marschierte oder ein Zufall mich beim Händchen nahm..schon komisch, irgendwie. Nur den Glauben an den Erfolg sollte man nie verlieren. &#10;Genug der Lebensphilosophie, zurück zu Deiner Frage: Bis auf Creativision, Atari 5200 und FM Towns Mary habe ich jetzt fast jedes Spielgerät der letzten 25 Jahre -- im Endeffekt zu viel um es in die Kapitel des Buchs zu pressen. Deshalb wurde z.B. die Famicom/Diskstation-Kombi noch ins Inhaltsverzeichnis geflickt. Andere Sachen mussten ganz draußen bleiben, denn nach der vierten Fotosession mussten wir zu einem Abschluss kommen.');" calcext:value-type="string">
            <text:p>INSERT INTO interviewtext (id,interview,position,prefix,text) values ('5ac11bd8-8b53-45ca-a170-fd499ea44af0', 'winnie_forster_2003-01', 40 , 'Winnie:', 'Witzig auch als Teut, Andreas von Lepel und ich einen angeblichen Retro-Shop irgendwo in einem obskuren US-Nest besuchen wollten. Wir hatten nur eine alte Adresse und waren uns alles andere als sicher, den uns unbekannten Laden zu finden, als wir auf gut Glück in unseren Mietwagen stiegen. Ohne Hektik sind wir zwei Stunden durch Kalifornien gefahren, auf 200 km nur dreimal abgebogen und landeten -- voila -- direkt vor dem halbverfallenen Geschäft -- ohne uns auch nur einen einzigen Meter zu verfahren! Der dicke ca. 50jährige Redneck-Besitzer hat mich dann im Jeep in sein Lager mitgenommen -- dort stand ich zwischen ein paar hundert Apple-2-, Atari-800- und Commodore-Pet-Computern!</text:p>
            <text:p>Unterm Strich erwies sich die Hardware-Suche als tolle Parabel auf das ganze Leben: Zum einen brauchst Du kühle Planung, Kalkulation und Know-How, zum anderen solltest Du regelmäßig Deine ausgetretenen Pfade verlassen, um weiterzukommen. Sowohl im Leben, als auch bei der einjährigen Arbeit an meinem Buch hatte ich die erfreulichsten Erlebnisse völlig unverhofft -- z.B. nachdem etwas nicht geklappt hat, ich ins Blaue marschierte oder ein Zufall mich beim Händchen nahm..schon komisch, irgendwie. Nur den Glauben an den Erfolg sollte man nie verlieren. </text:p>
            <text:p>Genug der Lebensphilosophie, zurück zu Deiner Frage: Bis auf Creativision, Atari 5200 und FM Towns Mary habe ich jetzt fast jedes Spielgerät der letzten 25 Jahre -- im Endeffekt zu viel um es in die Kapitel des Buchs zu pressen. Deshalb wurde z.B. die Famicom/Diskstation-Kombi noch ins Inhaltsverzeichnis geflickt. Andere Sachen mussten ganz draußen bleiben, denn nach der vierten Fotosession mussten wir zu einem Abschluss kommen.');</text:p>
          </table:table-cell>
          <table:table-cell table:number-columns-repeated="1018"/>
        </table:table-row>
        <table:table-row table:style-name="ro19">
          <table:table-cell office:value-type="string" calcext:value-type="string">
            <text:p>72de901e-5687-4194-9114-34bb8b3a95f0</text:p>
          </table:table-cell>
          <table:table-cell office:value-type="string" calcext:value-type="string">
            <text:p>winnie_forster_2003-01</text:p>
          </table:table-cell>
          <table:table-cell table:formula="of:=[.C40]+1" office:value-type="float" office:value="41" calcext:value-type="float">
            <text:p>41</text:p>
          </table:table-cell>
          <table:table-cell office:value-type="string" calcext:value-type="string">
            <text:p>Kultpower:</text:p>
          </table:table-cell>
          <table:table-cell office:value-type="string" calcext:value-type="string">
            <text:p>Warum behandelst du in dem Buch hauptsächlich die Geräte? Stellen nicht viel mehr die beliebtesten Spiele die Geschichte der Computerspiele dar?</text:p>
          </table:table-cell>
          <table:table-cell table:style-name="ce4" table:formula="of:=CONCATENATE(&quot;INSERT INTO interviewtext (id,interview,position,prefix,text) values ('&quot;;[.A41];&quot;', '&quot;;[.B41];&quot;', &quot;;[.C41];&quot; , '&quot;;[.D41];&quot;', '&quot;;SUBSTITUTE([.E41];&quot;'&quot;;&quot;''&quot;);&quot;');&quot;)" office:value-type="string" office:string-value="INSERT INTO interviewtext (id,interview,position,prefix,text) values ('72de901e-5687-4194-9114-34bb8b3a95f0', 'winnie_forster_2003-01', 41 , 'Kultpower:', 'Warum behandelst du in dem Buch hauptsächlich die Geräte? Stellen nicht viel mehr die beliebtesten Spiele die Geschichte der Computerspiele dar?');" calcext:value-type="string">
            <text:p>INSERT INTO interviewtext (id,interview,position,prefix,text) values ('72de901e-5687-4194-9114-34bb8b3a95f0', 'winnie_forster_2003-01', 41 , 'Kultpower:', 'Warum behandelst du in dem Buch hauptsächlich die Geräte? Stellen nicht viel mehr die beliebtesten Spiele die Geschichte der Computerspiele dar?');</text:p>
          </table:table-cell>
          <table:table-cell table:number-columns-repeated="1018"/>
        </table:table-row>
        <table:table-row table:style-name="ro15">
          <table:table-cell office:value-type="string" calcext:value-type="string">
            <text:p>a8509895-2c1e-49d0-871e-a43084b97ca3</text:p>
          </table:table-cell>
          <table:table-cell office:value-type="string" calcext:value-type="string">
            <text:p>winnie_forster_2003-01</text:p>
          </table:table-cell>
          <table:table-cell table:formula="of:=[.C41]+1" office:value-type="float" office:value="42" calcext:value-type="float">
            <text:p>42</text:p>
          </table:table-cell>
          <table:table-cell table:style-name="Default"/>
          <table:table-cell office:value-type="string" calcext:value-type="string">
            <text:p>Ein Buch über die 'beliebtesten Spiele' ist ebenso sinnvoll</text:p>
          </table:table-cell>
          <table:table-cell table:style-name="ce4" table:formula="of:=CONCATENATE(&quot;INSERT INTO interviewtext (id,interview,position,prefix,text) values ('&quot;;[.A42];&quot;', '&quot;;[.B42];&quot;', &quot;;[.C42];&quot; , '&quot;;[.D42];&quot;', '&quot;;SUBSTITUTE([.E42];&quot;'&quot;;&quot;''&quot;);&quot;');&quot;)" office:value-type="string" office:string-value="INSERT INTO interviewtext (id,interview,position,prefix,text) values ('a8509895-2c1e-49d0-871e-a43084b97ca3', 'winnie_forster_2003-01', 42 , '', 'Ein Buch über die ''beliebtesten Spiele'' ist ebenso sinnvoll');" calcext:value-type="string">
            <text:p>INSERT INTO interviewtext (id,interview,position,prefix,text) values ('a8509895-2c1e-49d0-871e-a43084b97ca3', 'winnie_forster_2003-01', 42 , '', 'Ein Buch über die ''beliebtesten Spiele'' ist ebenso sinnvoll');</text:p>
          </table:table-cell>
          <table:table-cell table:number-columns-repeated="1018"/>
        </table:table-row>
        <table:table-row table:style-name="ro33">
          <table:table-cell office:value-type="string" calcext:value-type="string">
            <text:p>5b552a20-5c21-405c-9b07-4b247b8305bd</text:p>
          </table:table-cell>
          <table:table-cell office:value-type="string" calcext:value-type="string">
            <text:p>winnie_forster_2003-01</text:p>
          </table:table-cell>
          <table:table-cell table:formula="of:=[.C42]+1" office:value-type="float" office:value="43" calcext:value-type="float">
            <text:p>43</text:p>
          </table:table-cell>
          <table:table-cell office:value-type="string" calcext:value-type="string">
            <text:p>Winnie:</text:p>
          </table:table-cell>
          <table:table-cell office:value-type="string" calcext:value-type="string">
            <text:p>Das hat konzeptionelle Gründe -- um ein "Werk" zu realisieren braucht man einen festen Rahmen. Ursprünglich wollte ich sogar ein Buch NUR über Hardware machen und auf die dazugehörigen Spiele ganz verzichten. Da ich's aber ähnlich sehe wie Du (ohne Spiele hat die Hardware eigentlich keinen Wert &amp; nur wenig Faszination), beschloss ich, zumindest die wichtigsten Spiele abzubilden und zu empfehlen. Leider brachte das bei der Realisation eine Menge Zusatzaufwand: Neben der authentischen Hardware musste ich plötzlich auch historische Software akquirieren -- ächz. Insgesamt finde ich, dass nun fast schon etwas zuviel im Buch drinsteht, bin mit dem Ergebnis aber dennoch sehr zufrieden.</text:p>
            <text:p><text:span text:style-name="T1">Ein Buch über die "beliebtesten Spiele"? Das ist ein ganz anderes Konzept, ebenso sinnvoll wie der Gedanke einer Hardware-Bibel, aber anderen Rahmenbedingungen unterworfen.</text:span></text:p>
          </table:table-cell>
          <table:table-cell table:style-name="ce4" table:formula="of:=CONCATENATE(&quot;INSERT INTO interviewtext (id,interview,position,prefix,text) values ('&quot;;[.A43];&quot;', '&quot;;[.B43];&quot;', &quot;;[.C43];&quot; , '&quot;;[.D43];&quot;', '&quot;;SUBSTITUTE([.E43];&quot;'&quot;;&quot;''&quot;);&quot;');&quot;)" office:value-type="string" office:string-value="INSERT INTO interviewtext (id,interview,position,prefix,text) values ('5b552a20-5c21-405c-9b07-4b247b8305bd', 'winnie_forster_2003-01', 43 , 'Winnie:', 'Das hat konzeptionelle Gründe -- um ein &quot;Werk&quot; zu realisieren braucht man einen festen Rahmen. Ursprünglich wollte ich sogar ein Buch NUR über Hardware machen und auf die dazugehörigen Spiele ganz verzichten. Da ich''s aber ähnlich sehe wie Du (ohne Spiele hat die Hardware eigentlich keinen Wert &amp; nur wenig Faszination), beschloss ich, zumindest die wichtigsten Spiele abzubilden und zu empfehlen. Leider brachte das bei der Realisation eine Menge Zusatzaufwand: Neben der authentischen Hardware musste ich plötzlich auch historische Software akquirieren -- ächz. Insgesamt finde ich, dass nun fast schon etwas zuviel im Buch drinsteht, bin mit dem Ergebnis aber dennoch sehr zufrieden.&#10;Ein Buch über die &quot;beliebtesten Spiele&quot;? Das ist ein ganz anderes Konzept, ebenso sinnvoll wie der Gedanke einer Hardware-Bibel, aber anderen Rahmenbedingungen unterworfen.');" calcext:value-type="string">
            <text:p>INSERT INTO interviewtext (id,interview,position,prefix,text) values ('5b552a20-5c21-405c-9b07-4b247b8305bd', 'winnie_forster_2003-01', 43 , 'Winnie:', 'Das hat konzeptionelle Gründe -- um ein "Werk" zu realisieren braucht man einen festen Rahmen. Ursprünglich wollte ich sogar ein Buch NUR über Hardware machen und auf die dazugehörigen Spiele ganz verzichten. Da ich''s aber ähnlich sehe wie Du (ohne Spiele hat die Hardware eigentlich keinen Wert &amp; nur wenig Faszination), beschloss ich, zumindest die wichtigsten Spiele abzubilden und zu empfehlen. Leider brachte das bei der Realisation eine Menge Zusatzaufwand: Neben der authentischen Hardware musste ich plötzlich auch historische Software akquirieren -- ächz. Insgesamt finde ich, dass nun fast schon etwas zuviel im Buch drinsteht, bin mit dem Ergebnis aber dennoch sehr zufrieden.</text:p>
            <text:p>Ein Buch über die "beliebtesten Spiele"? Das ist ein ganz anderes Konzept, ebenso sinnvoll wie der Gedanke einer Hardware-Bibel, aber anderen Rahmenbedingungen unterworfen.');</text:p>
          </table:table-cell>
          <table:table-cell table:number-columns-repeated="1018"/>
        </table:table-row>
        <table:table-row table:style-name="ro19">
          <table:table-cell office:value-type="string" calcext:value-type="string">
            <text:p>21651a7e-7a03-43d1-87eb-d3192cb2cbc0</text:p>
          </table:table-cell>
          <table:table-cell office:value-type="string" calcext:value-type="string">
            <text:p>winnie_forster_2003-01</text:p>
          </table:table-cell>
          <table:table-cell table:formula="of:=[.C43]+1" office:value-type="float" office:value="44" calcext:value-type="float">
            <text:p>44</text:p>
          </table:table-cell>
          <table:table-cell office:value-type="string" calcext:value-type="string">
            <text:p>Kultpower:</text:p>
          </table:table-cell>
          <table:table-cell office:value-type="string" calcext:value-type="string">
            <text:p>Wie viele Exemplare wurden gedruckt, wie läuft der Verkauf bisher? Was hast du für den Fall, dass alle Exemplare verkauft werden, geplant?</text:p>
          </table:table-cell>
          <table:table-cell table:style-name="ce4" table:formula="of:=CONCATENATE(&quot;INSERT INTO interviewtext (id,interview,position,prefix,text) values ('&quot;;[.A44];&quot;', '&quot;;[.B44];&quot;', &quot;;[.C44];&quot; , '&quot;;[.D44];&quot;', '&quot;;SUBSTITUTE([.E44];&quot;'&quot;;&quot;''&quot;);&quot;');&quot;)" office:value-type="string" office:string-value="INSERT INTO interviewtext (id,interview,position,prefix,text) values ('21651a7e-7a03-43d1-87eb-d3192cb2cbc0', 'winnie_forster_2003-01', 44 , 'Kultpower:', 'Wie viele Exemplare wurden gedruckt, wie läuft der Verkauf bisher? Was hast du für den Fall, dass alle Exemplare verkauft werden, geplant?');" calcext:value-type="string">
            <text:p>INSERT INTO interviewtext (id,interview,position,prefix,text) values ('21651a7e-7a03-43d1-87eb-d3192cb2cbc0', 'winnie_forster_2003-01', 44 , 'Kultpower:', 'Wie viele Exemplare wurden gedruckt, wie läuft der Verkauf bisher? Was hast du für den Fall, dass alle Exemplare verkauft werden, geplant?');</text:p>
          </table:table-cell>
          <table:table-cell table:number-columns-repeated="1018"/>
        </table:table-row>
        <table:table-row table:style-name="ro34">
          <table:table-cell office:value-type="string" calcext:value-type="string">
            <text:p>0e6331da-82b0-4a8f-883a-ae0517b4216b</text:p>
          </table:table-cell>
          <table:table-cell office:value-type="string" calcext:value-type="string">
            <text:p>winnie_forster_2003-01</text:p>
          </table:table-cell>
          <table:table-cell table:formula="of:=[.C44]+1" office:value-type="float" office:value="45" calcext:value-type="float">
            <text:p>45</text:p>
          </table:table-cell>
          <table:table-cell office:value-type="string" calcext:value-type="string">
            <text:p>Winnie:</text:p>
          </table:table-cell>
          <table:table-cell office:value-type="string" calcext:value-type="string">
            <text:p>5000 Bücher kamen Mitte Dezember 2002 aus dem Druck. Der Verkauf läuft gut, drei Wochen nach VÖ bin ich mir aber noch nicht sicher ob's ein Flopp oder ein Erfolg wird -- frag mich in Februar oder März nochmal ;-) </text:p>
            <text:p><text:span text:style-name="T1">Sollte die "Gameplan-Bibel" die erhoffte Zielgruppe finden, mache ich weitere Bücher -- vergleicht man Computer- &amp; Videospiele mit anderen Medien besteht noch ein gehöriger Nachholbedarf was vernünftige Sekundärliteratur angeht.</text:span></text:p>
          </table:table-cell>
          <table:table-cell table:style-name="ce4" table:formula="of:=CONCATENATE(&quot;INSERT INTO interviewtext (id,interview,position,prefix,text) values ('&quot;;[.A45];&quot;', '&quot;;[.B45];&quot;', &quot;;[.C45];&quot; , '&quot;;[.D45];&quot;', '&quot;;SUBSTITUTE([.E45];&quot;'&quot;;&quot;''&quot;);&quot;');&quot;)" office:value-type="string" office:string-value="INSERT INTO interviewtext (id,interview,position,prefix,text) values ('0e6331da-82b0-4a8f-883a-ae0517b4216b', 'winnie_forster_2003-01', 45 , 'Winnie:', '5000 Bücher kamen Mitte Dezember 2002 aus dem Druck. Der Verkauf läuft gut, drei Wochen nach VÖ bin ich mir aber noch nicht sicher ob''s ein Flopp oder ein Erfolg wird -- frag mich in Februar oder März nochmal ;-) &#10;Sollte die &quot;Gameplan-Bibel&quot; die erhoffte Zielgruppe finden, mache ich weitere Bücher -- vergleicht man Computer- &amp; Videospiele mit anderen Medien besteht noch ein gehöriger Nachholbedarf was vernünftige Sekundärliteratur angeht.');" calcext:value-type="string">
            <text:p>INSERT INTO interviewtext (id,interview,position,prefix,text) values ('0e6331da-82b0-4a8f-883a-ae0517b4216b', 'winnie_forster_2003-01', 45 , 'Winnie:', '5000 Bücher kamen Mitte Dezember 2002 aus dem Druck. Der Verkauf läuft gut, drei Wochen nach VÖ bin ich mir aber noch nicht sicher ob''s ein Flopp oder ein Erfolg wird -- frag mich in Februar oder März nochmal ;-) </text:p>
            <text:p>Sollte die "Gameplan-Bibel" die erhoffte Zielgruppe finden, mache ich weitere Bücher -- vergleicht man Computer- &amp; Videospiele mit anderen Medien besteht noch ein gehöriger Nachholbedarf was vernünftige Sekundärliteratur angeht.');</text:p>
          </table:table-cell>
          <table:table-cell table:number-columns-repeated="1018"/>
        </table:table-row>
        <table:table-row table:style-name="ro13">
          <table:table-cell office:value-type="string" calcext:value-type="string">
            <text:p>3a4e6c00-3cce-4497-ad2d-8cafcefb068c</text:p>
          </table:table-cell>
          <table:table-cell office:value-type="string" calcext:value-type="string">
            <text:p>winnie_forster_2003-01</text:p>
          </table:table-cell>
          <table:table-cell table:formula="of:=[.C45]+1" office:value-type="float" office:value="46" calcext:value-type="float">
            <text:p>46</text:p>
          </table:table-cell>
          <table:table-cell office:value-type="string" calcext:value-type="string">
            <text:p>Kultpower:</text:p>
          </table:table-cell>
          <table:table-cell office:value-type="string" calcext:value-type="string">
            <text:p>Winnie, vielen Dank für dieses Interview und danke für dein Buch! :-) Ich wünsche dir weiterhin viel Erfolg!</text:p>
          </table:table-cell>
          <table:table-cell table:style-name="ce4" table:formula="of:=CONCATENATE(&quot;INSERT INTO interviewtext (id,interview,position,prefix,text) values ('&quot;;[.A46];&quot;', '&quot;;[.B46];&quot;', &quot;;[.C46];&quot; , '&quot;;[.D46];&quot;', '&quot;;SUBSTITUTE([.E46];&quot;'&quot;;&quot;''&quot;);&quot;');&quot;)" office:value-type="string" office:string-value="INSERT INTO interviewtext (id,interview,position,prefix,text) values ('3a4e6c00-3cce-4497-ad2d-8cafcefb068c', 'winnie_forster_2003-01', 46 , 'Kultpower:', 'Winnie, vielen Dank für dieses Interview und danke für dein Buch! :-) Ich wünsche dir weiterhin viel Erfolg!');" calcext:value-type="string">
            <text:p>INSERT INTO interviewtext (id,interview,position,prefix,text) values ('3a4e6c00-3cce-4497-ad2d-8cafcefb068c', 'winnie_forster_2003-01', 46 , 'Kultpower:', 'Winnie, vielen Dank für dieses Interview und danke für dein Buch! :-) Ich wünsche dir weiterhin viel Erfolg!');</text:p>
          </table:table-cell>
          <table:table-cell table:number-columns-repeated="1018"/>
        </table:table-row>
        <table:table-row table:style-name="ro5">
          <table:table-cell office:value-type="string" calcext:value-type="string">
            <text:p>fd71f4d7-c51c-4c00-98b5-93d1dc8a0aee</text:p>
          </table:table-cell>
          <table:table-cell table:number-columns-repeated="1023"/>
        </table:table-row>
        <table:table-row table:style-name="ro5">
          <table:table-cell office:value-type="string" calcext:value-type="string">
            <text:p>b76721c1-46ff-44e6-9d0a-cb422471d8d8</text:p>
          </table:table-cell>
          <table:table-cell table:number-columns-repeated="1023"/>
        </table:table-row>
        <table:table-row table:style-name="ro5">
          <table:table-cell office:value-type="string" calcext:value-type="string">
            <text:p>e9edcb29-3969-4feb-b3fa-5db6b91104b1</text:p>
          </table:table-cell>
          <table:table-cell table:number-columns-repeated="1023"/>
        </table:table-row>
        <table:table-row table:style-name="ro5">
          <table:table-cell office:value-type="string" calcext:value-type="string">
            <text:p>8e42a888-ba79-4775-9592-e3d09731089b</text:p>
          </table:table-cell>
          <table:table-cell table:number-columns-repeated="1023"/>
        </table:table-row>
        <table:table-row table:style-name="ro5">
          <table:table-cell office:value-type="string" calcext:value-type="string">
            <text:p>3ebc9d44-ff63-4478-8f39-7ad80aca7b4d</text:p>
          </table:table-cell>
          <table:table-cell table:number-columns-repeated="1023"/>
        </table:table-row>
        <table:table-row table:style-name="ro5">
          <table:table-cell office:value-type="string" calcext:value-type="string">
            <text:p>40d688e7-b070-4e28-a873-3832f642189c</text:p>
          </table:table-cell>
          <table:table-cell table:number-columns-repeated="1023"/>
        </table:table-row>
        <table:table-row table:style-name="ro5">
          <table:table-cell office:value-type="string" calcext:value-type="string">
            <text:p>f13ad25a-2b02-4d8f-a0c1-1fd72a6b313e</text:p>
          </table:table-cell>
          <table:table-cell table:number-columns-repeated="1023"/>
        </table:table-row>
        <table:table-row table:style-name="ro5">
          <table:table-cell office:value-type="string" calcext:value-type="string">
            <text:p>956b3468-0cbc-4021-b029-483cdb1acd57</text:p>
          </table:table-cell>
          <table:table-cell table:number-columns-repeated="1023"/>
        </table:table-row>
        <table:table-row table:style-name="ro5">
          <table:table-cell office:value-type="string" calcext:value-type="string">
            <text:p>f0991fe0-5b17-4a92-b741-7682ccb6d0f9</text:p>
          </table:table-cell>
          <table:table-cell table:number-columns-repeated="1023"/>
        </table:table-row>
        <table:table-row table:style-name="ro5">
          <table:table-cell office:value-type="string" calcext:value-type="string">
            <text:p>58f2231c-30d3-4dfd-a04f-2c357cb78051</text:p>
          </table:table-cell>
          <table:table-cell table:number-columns-repeated="1023"/>
        </table:table-row>
        <table:table-row table:style-name="ro5">
          <table:table-cell office:value-type="string" calcext:value-type="string">
            <text:p>d8b25c96-f087-41c2-a6db-54ca6de16dc7</text:p>
          </table:table-cell>
          <table:table-cell table:number-columns-repeated="1023"/>
        </table:table-row>
        <table:table-row table:style-name="ro5">
          <table:table-cell office:value-type="string" calcext:value-type="string">
            <text:p>b2182f53-a16e-49d4-a87a-94f86c480c84</text:p>
          </table:table-cell>
          <table:table-cell table:number-columns-repeated="1023"/>
        </table:table-row>
        <table:table-row table:style-name="ro5">
          <table:table-cell office:value-type="string" calcext:value-type="string">
            <text:p>dbf2e738-35e7-46f4-88df-12b5af2a4177</text:p>
          </table:table-cell>
          <table:table-cell table:number-columns-repeated="1023"/>
        </table:table-row>
        <table:table-row table:style-name="ro5">
          <table:table-cell office:value-type="string" calcext:value-type="string">
            <text:p>a444a5b2-c483-4d30-9324-d7d0a9026e1d</text:p>
          </table:table-cell>
          <table:table-cell table:number-columns-repeated="1023"/>
        </table:table-row>
        <table:table-row table:style-name="ro5">
          <table:table-cell office:value-type="string" calcext:value-type="string">
            <text:p>48920314-525b-4b6f-b8ff-0d067912de82</text:p>
          </table:table-cell>
          <table:table-cell table:number-columns-repeated="1023"/>
        </table:table-row>
        <table:table-row table:style-name="ro5">
          <table:table-cell office:value-type="string" calcext:value-type="string">
            <text:p>79de5ea1-acbe-407a-933c-2de881089de3</text:p>
          </table:table-cell>
          <table:table-cell table:number-columns-repeated="1023"/>
        </table:table-row>
        <table:table-row table:style-name="ro5">
          <table:table-cell office:value-type="string" calcext:value-type="string">
            <text:p>884e5b62-85dc-48a0-8892-b9638659d5e6</text:p>
          </table:table-cell>
          <table:table-cell table:number-columns-repeated="1023"/>
        </table:table-row>
        <table:table-row table:style-name="ro5">
          <table:table-cell office:value-type="string" calcext:value-type="string">
            <text:p>bad941b9-8b10-4267-9041-38a244319903</text:p>
          </table:table-cell>
          <table:table-cell table:number-columns-repeated="1023"/>
        </table:table-row>
        <table:table-row table:style-name="ro5">
          <table:table-cell office:value-type="string" calcext:value-type="string">
            <text:p>3f94fd93-f217-4fbb-96e8-122204aa0a3a</text:p>
          </table:table-cell>
          <table:table-cell table:number-columns-repeated="1023"/>
        </table:table-row>
        <table:table-row table:style-name="ro5">
          <table:table-cell office:value-type="string" calcext:value-type="string">
            <text:p>a6745165-a4f7-46be-9ef1-cf193d03be45</text:p>
          </table:table-cell>
          <table:table-cell table:number-columns-repeated="1023"/>
        </table:table-row>
        <table:table-row table:style-name="ro5">
          <table:table-cell office:value-type="string" calcext:value-type="string">
            <text:p>cbc147a4-9ad5-43a9-964f-bf339b748ef1</text:p>
          </table:table-cell>
          <table:table-cell table:number-columns-repeated="1023"/>
        </table:table-row>
        <table:table-row table:style-name="ro5">
          <table:table-cell office:value-type="string" calcext:value-type="string">
            <text:p>bb4b2fe8-2d3d-4ac3-976b-cdeb2e797dc4</text:p>
          </table:table-cell>
          <table:table-cell table:number-columns-repeated="1023"/>
        </table:table-row>
        <table:table-row table:style-name="ro5">
          <table:table-cell office:value-type="string" calcext:value-type="string">
            <text:p>a8eb2bbe-df97-4f16-8cab-5adaff92b19e</text:p>
          </table:table-cell>
          <table:table-cell table:number-columns-repeated="1023"/>
        </table:table-row>
        <table:table-row table:style-name="ro5">
          <table:table-cell office:value-type="string" calcext:value-type="string">
            <text:p>8e36b485-67f5-45d7-af15-bd0917a1a416</text:p>
          </table:table-cell>
          <table:table-cell table:number-columns-repeated="1023"/>
        </table:table-row>
        <table:table-row table:style-name="ro5">
          <table:table-cell office:value-type="string" calcext:value-type="string">
            <text:p>9ca94c31-2bb1-4f64-9c2c-9e009a417eaa</text:p>
          </table:table-cell>
          <table:table-cell table:number-columns-repeated="1023"/>
        </table:table-row>
        <table:table-row table:style-name="ro5">
          <table:table-cell office:value-type="string" calcext:value-type="string">
            <text:p>e8690659-77cb-464a-a9e4-c3a2cd16f14e</text:p>
          </table:table-cell>
          <table:table-cell table:number-columns-repeated="1023"/>
        </table:table-row>
        <table:table-row table:style-name="ro5">
          <table:table-cell office:value-type="string" calcext:value-type="string">
            <text:p>8b77becc-70ac-47e8-a811-ce7b2ccd795a</text:p>
          </table:table-cell>
          <table:table-cell table:number-columns-repeated="1023"/>
        </table:table-row>
        <table:table-row table:style-name="ro5">
          <table:table-cell office:value-type="string" calcext:value-type="string">
            <text:p>83bc5b49-993b-4c56-a764-0cbee32f6908</text:p>
          </table:table-cell>
          <table:table-cell table:number-columns-repeated="1023"/>
        </table:table-row>
        <table:table-row table:style-name="ro5">
          <table:table-cell office:value-type="string" calcext:value-type="string">
            <text:p>83d6b36f-3241-4801-bc3e-6d09f715193e</text:p>
          </table:table-cell>
          <table:table-cell table:number-columns-repeated="1023"/>
        </table:table-row>
        <table:table-row table:style-name="ro5">
          <table:table-cell office:value-type="string" calcext:value-type="string">
            <text:p>c0bf5655-2b12-465f-a14f-0e6796d50bab</text:p>
          </table:table-cell>
          <table:table-cell table:number-columns-repeated="1023"/>
        </table:table-row>
        <table:table-row table:style-name="ro5">
          <table:table-cell office:value-type="string" calcext:value-type="string">
            <text:p>db4968ff-280c-4dbb-9d47-0622f24e4f9d</text:p>
          </table:table-cell>
          <table:table-cell table:number-columns-repeated="1023"/>
        </table:table-row>
        <table:table-row table:style-name="ro5">
          <table:table-cell office:value-type="string" calcext:value-type="string">
            <text:p>529bc263-65a9-4e72-b8a0-326f0c727156</text:p>
          </table:table-cell>
          <table:table-cell table:number-columns-repeated="1023"/>
        </table:table-row>
        <table:table-row table:style-name="ro5">
          <table:table-cell office:value-type="string" calcext:value-type="string">
            <text:p>d4240659-a0f7-4be5-bfcd-fda057bc3642</text:p>
          </table:table-cell>
          <table:table-cell table:number-columns-repeated="1023"/>
        </table:table-row>
        <table:table-row table:style-name="ro5">
          <table:table-cell office:value-type="string" calcext:value-type="string">
            <text:p>944bd5af-431e-422d-9080-c2e9ceb88fdf</text:p>
          </table:table-cell>
          <table:table-cell table:number-columns-repeated="1023"/>
        </table:table-row>
        <table:table-row table:style-name="ro5">
          <table:table-cell office:value-type="string" calcext:value-type="string">
            <text:p>75d03330-5304-48af-9adc-ad13a54bcac3</text:p>
          </table:table-cell>
          <table:table-cell table:number-columns-repeated="1023"/>
        </table:table-row>
        <table:table-row table:style-name="ro5">
          <table:table-cell office:value-type="string" calcext:value-type="string">
            <text:p>5fe0f315-5c91-4929-a868-fb3e637878b3</text:p>
          </table:table-cell>
          <table:table-cell table:number-columns-repeated="1023"/>
        </table:table-row>
        <table:table-row table:style-name="ro5">
          <table:table-cell office:value-type="string" calcext:value-type="string">
            <text:p>b6d00ed9-d62e-47cb-8f76-ac72d4e70c55</text:p>
          </table:table-cell>
          <table:table-cell table:number-columns-repeated="1023"/>
        </table:table-row>
        <table:table-row table:style-name="ro5">
          <table:table-cell office:value-type="string" calcext:value-type="string">
            <text:p>3e9ff40c-a3a9-4ca5-a741-e9b1caa643a5</text:p>
          </table:table-cell>
          <table:table-cell table:number-columns-repeated="1023"/>
        </table:table-row>
        <table:table-row table:style-name="ro5">
          <table:table-cell office:value-type="string" calcext:value-type="string">
            <text:p>1c8a2c58-2d2e-41e7-adca-9a115f253dd3</text:p>
          </table:table-cell>
          <table:table-cell table:number-columns-repeated="1023"/>
        </table:table-row>
        <table:table-row table:style-name="ro5">
          <table:table-cell office:value-type="string" calcext:value-type="string">
            <text:p>c7e79836-a231-430f-8b9b-a0f8983a467e</text:p>
          </table:table-cell>
          <table:table-cell table:number-columns-repeated="1023"/>
        </table:table-row>
        <table:table-row table:style-name="ro5">
          <table:table-cell office:value-type="string" calcext:value-type="string">
            <text:p>2ee2146b-f139-4fef-825a-35d14497e53d</text:p>
          </table:table-cell>
          <table:table-cell table:number-columns-repeated="1023"/>
        </table:table-row>
        <table:table-row table:style-name="ro5">
          <table:table-cell office:value-type="string" calcext:value-type="string">
            <text:p>107aa525-b8ce-4845-9417-862eadd31d69</text:p>
          </table:table-cell>
          <table:table-cell table:number-columns-repeated="1023"/>
        </table:table-row>
        <table:table-row table:style-name="ro5">
          <table:table-cell office:value-type="string" calcext:value-type="string">
            <text:p>9022f892-d92a-4569-88f6-d927c89746b9</text:p>
          </table:table-cell>
          <table:table-cell table:number-columns-repeated="1023"/>
        </table:table-row>
        <table:table-row table:style-name="ro5">
          <table:table-cell office:value-type="string" calcext:value-type="string">
            <text:p>faaf91d9-5979-40bf-95f9-abea65afd571</text:p>
          </table:table-cell>
          <table:table-cell table:number-columns-repeated="1023"/>
        </table:table-row>
        <table:table-row table:style-name="ro5">
          <table:table-cell office:value-type="string" calcext:value-type="string">
            <text:p>4b6dfe02-c51b-4350-8581-45e107949310</text:p>
          </table:table-cell>
          <table:table-cell table:number-columns-repeated="1023"/>
        </table:table-row>
        <table:table-row table:style-name="ro5">
          <table:table-cell office:value-type="string" calcext:value-type="string">
            <text:p>8aac56da-d42e-4712-affd-fce3cacd7105</text:p>
          </table:table-cell>
          <table:table-cell table:number-columns-repeated="1023"/>
        </table:table-row>
        <table:table-row table:style-name="ro5">
          <table:table-cell office:value-type="string" calcext:value-type="string">
            <text:p>bda25af9-3e6b-4411-8792-5bfbc516331d</text:p>
          </table:table-cell>
          <table:table-cell table:number-columns-repeated="1023"/>
        </table:table-row>
        <table:table-row table:style-name="ro5">
          <table:table-cell office:value-type="string" calcext:value-type="string">
            <text:p>a442fd27-f48e-4aa5-8337-645e90af9383</text:p>
          </table:table-cell>
          <table:table-cell table:number-columns-repeated="1023"/>
        </table:table-row>
        <table:table-row table:style-name="ro5">
          <table:table-cell office:value-type="string" calcext:value-type="string">
            <text:p>37732932-2df4-4f34-b96d-1e1b9916f4ac</text:p>
          </table:table-cell>
          <table:table-cell table:number-columns-repeated="1023"/>
        </table:table-row>
        <table:table-row table:style-name="ro5">
          <table:table-cell office:value-type="string" calcext:value-type="string">
            <text:p>e58804a1-b5b9-474b-8697-fa1948e430fa</text:p>
          </table:table-cell>
          <table:table-cell table:number-columns-repeated="1023"/>
        </table:table-row>
        <table:table-row table:style-name="ro5">
          <table:table-cell office:value-type="string" calcext:value-type="string">
            <text:p>2dfd9c6a-d9e9-4254-8a07-4ea4a48c1120</text:p>
          </table:table-cell>
          <table:table-cell table:number-columns-repeated="1023"/>
        </table:table-row>
        <table:table-row table:style-name="ro5">
          <table:table-cell office:value-type="string" calcext:value-type="string">
            <text:p>0d9eb2f6-ffeb-4ea9-8141-425e13317ed7</text:p>
          </table:table-cell>
          <table:table-cell table:number-columns-repeated="1023"/>
        </table:table-row>
        <table:table-row table:style-name="ro5">
          <table:table-cell office:value-type="string" calcext:value-type="string">
            <text:p>2b089147-f37a-4e64-ae3d-efb40dda43b4</text:p>
          </table:table-cell>
          <table:table-cell table:number-columns-repeated="1023"/>
        </table:table-row>
        <table:table-row table:style-name="ro5">
          <table:table-cell office:value-type="string" calcext:value-type="string">
            <text:p>c7231a14-f50b-48fa-84a1-916c52ed2f8b</text:p>
          </table:table-cell>
          <table:table-cell table:number-columns-repeated="1023"/>
        </table:table-row>
        <table:table-row table:style-name="ro5">
          <table:table-cell office:value-type="string" calcext:value-type="string">
            <text:p>91dc7a5d-7f29-41b2-b9d3-6d799e54c09d</text:p>
          </table:table-cell>
          <table:table-cell table:number-columns-repeated="1023"/>
        </table:table-row>
        <table:table-row table:style-name="ro5">
          <table:table-cell office:value-type="string" calcext:value-type="string">
            <text:p>932fcbe0-3191-4e8a-a400-d4aa86cd471c</text:p>
          </table:table-cell>
          <table:table-cell table:number-columns-repeated="1023"/>
        </table:table-row>
        <table:table-row table:style-name="ro5">
          <table:table-cell office:value-type="string" calcext:value-type="string">
            <text:p>36273f2e-bb98-436c-b348-63894d284d3d</text:p>
          </table:table-cell>
          <table:table-cell table:number-columns-repeated="1023"/>
        </table:table-row>
        <table:table-row table:style-name="ro5">
          <table:table-cell office:value-type="string" calcext:value-type="string">
            <text:p>afdeb19e-f9f8-4616-a1e2-52d8b034c07f</text:p>
          </table:table-cell>
          <table:table-cell table:number-columns-repeated="1023"/>
        </table:table-row>
        <table:table-row table:style-name="ro5">
          <table:table-cell office:value-type="string" calcext:value-type="string">
            <text:p>a95a07f4-6aab-44da-b5c1-a3bb5a4c18b7</text:p>
          </table:table-cell>
          <table:table-cell table:number-columns-repeated="1023"/>
        </table:table-row>
        <table:table-row table:style-name="ro5">
          <table:table-cell office:value-type="string" calcext:value-type="string">
            <text:p>17daf86b-3369-4eda-951b-dadfdb4a8ee2</text:p>
          </table:table-cell>
          <table:table-cell table:number-columns-repeated="1023"/>
        </table:table-row>
        <table:table-row table:style-name="ro5">
          <table:table-cell office:value-type="string" calcext:value-type="string">
            <text:p>b9fe98f2-0c82-4cfd-965c-63b2cd413261</text:p>
          </table:table-cell>
          <table:table-cell table:number-columns-repeated="1023"/>
        </table:table-row>
        <table:table-row table:style-name="ro5">
          <table:table-cell office:value-type="string" calcext:value-type="string">
            <text:p>9a288b68-5a84-480c-a77b-eb54b625ed20</text:p>
          </table:table-cell>
          <table:table-cell table:number-columns-repeated="1023"/>
        </table:table-row>
        <table:table-row table:style-name="ro5">
          <table:table-cell office:value-type="string" calcext:value-type="string">
            <text:p>3a3041d7-71a2-4a80-a88a-b322572dd955</text:p>
          </table:table-cell>
          <table:table-cell table:number-columns-repeated="1023"/>
        </table:table-row>
        <table:table-row table:style-name="ro5">
          <table:table-cell office:value-type="string" calcext:value-type="string">
            <text:p>c5be80fd-d6b8-4217-a5a2-daa633983844</text:p>
          </table:table-cell>
          <table:table-cell table:number-columns-repeated="1023"/>
        </table:table-row>
        <table:table-row table:style-name="ro5">
          <table:table-cell office:value-type="string" calcext:value-type="string">
            <text:p>b34da0cb-5999-4878-b629-7de58bd43d8d</text:p>
          </table:table-cell>
          <table:table-cell table:number-columns-repeated="1023"/>
        </table:table-row>
        <table:table-row table:style-name="ro5">
          <table:table-cell office:value-type="string" calcext:value-type="string">
            <text:p>1a2a7378-56f8-4789-965d-ead3f761b888</text:p>
          </table:table-cell>
          <table:table-cell table:number-columns-repeated="1023"/>
        </table:table-row>
        <table:table-row table:style-name="ro5">
          <table:table-cell office:value-type="string" calcext:value-type="string">
            <text:p>a9ef8032-f856-446d-a399-95872a946b2d</text:p>
          </table:table-cell>
          <table:table-cell table:number-columns-repeated="1023"/>
        </table:table-row>
        <table:table-row table:style-name="ro5">
          <table:table-cell office:value-type="string" calcext:value-type="string">
            <text:p>916a7f8c-2c30-4cd6-a5c8-5070fec42bc6</text:p>
          </table:table-cell>
          <table:table-cell table:number-columns-repeated="1023"/>
        </table:table-row>
        <table:table-row table:style-name="ro5">
          <table:table-cell office:value-type="string" calcext:value-type="string">
            <text:p>e3876bc9-0d06-4da6-84a4-991d808fd485</text:p>
          </table:table-cell>
          <table:table-cell table:number-columns-repeated="1023"/>
        </table:table-row>
        <table:table-row table:style-name="ro5">
          <table:table-cell office:value-type="string" calcext:value-type="string">
            <text:p>8660e2ea-04d6-4ac6-adb4-591d9b316615</text:p>
          </table:table-cell>
          <table:table-cell table:number-columns-repeated="1023"/>
        </table:table-row>
        <table:table-row table:style-name="ro5">
          <table:table-cell office:value-type="string" calcext:value-type="string">
            <text:p>6058150a-4f4c-49de-9887-7f605aa2537b</text:p>
          </table:table-cell>
          <table:table-cell table:number-columns-repeated="1023"/>
        </table:table-row>
        <table:table-row table:style-name="ro5">
          <table:table-cell office:value-type="string" calcext:value-type="string">
            <text:p>4dce4062-f30d-498a-9f2d-b0f7d5dce160</text:p>
          </table:table-cell>
          <table:table-cell table:number-columns-repeated="1023"/>
        </table:table-row>
        <table:table-row table:style-name="ro5">
          <table:table-cell office:value-type="string" calcext:value-type="string">
            <text:p>c41e52ff-4db6-4f88-a946-b914f5ade634</text:p>
          </table:table-cell>
          <table:table-cell table:number-columns-repeated="1023"/>
        </table:table-row>
        <table:table-row table:style-name="ro5">
          <table:table-cell office:value-type="string" calcext:value-type="string">
            <text:p>350407e6-a85f-44b9-ba72-5e5dc500cc65</text:p>
          </table:table-cell>
          <table:table-cell table:number-columns-repeated="1023"/>
        </table:table-row>
        <table:table-row table:style-name="ro5">
          <table:table-cell office:value-type="string" calcext:value-type="string">
            <text:p>cee8646f-25f2-45a8-b6d4-f1606a7d5ead</text:p>
          </table:table-cell>
          <table:table-cell table:number-columns-repeated="1023"/>
        </table:table-row>
        <table:table-row table:style-name="ro5">
          <table:table-cell office:value-type="string" calcext:value-type="string">
            <text:p>d1122178-1c9d-4923-86aa-ee8b2bfa8dc8</text:p>
          </table:table-cell>
          <table:table-cell table:number-columns-repeated="1023"/>
        </table:table-row>
        <table:table-row table:style-name="ro5">
          <table:table-cell office:value-type="string" calcext:value-type="string">
            <text:p>7463b51a-0a86-4aca-88d0-d236eb17f3d9</text:p>
          </table:table-cell>
          <table:table-cell table:number-columns-repeated="1023"/>
        </table:table-row>
        <table:table-row table:style-name="ro5">
          <table:table-cell office:value-type="string" calcext:value-type="string">
            <text:p>b04384c3-425a-42bf-a47d-0c39bc96606d</text:p>
          </table:table-cell>
          <table:table-cell table:number-columns-repeated="1023"/>
        </table:table-row>
        <table:table-row table:style-name="ro5">
          <table:table-cell office:value-type="string" calcext:value-type="string">
            <text:p>a48ac498-b3b5-4d68-ad74-0a93cd6e9e65</text:p>
          </table:table-cell>
          <table:table-cell table:number-columns-repeated="1023"/>
        </table:table-row>
        <table:table-row table:style-name="ro5">
          <table:table-cell office:value-type="string" calcext:value-type="string">
            <text:p>ff06856b-25ba-4b4f-afa2-ab5a5273b17f</text:p>
          </table:table-cell>
          <table:table-cell table:number-columns-repeated="1023"/>
        </table:table-row>
        <table:table-row table:style-name="ro5">
          <table:table-cell office:value-type="string" calcext:value-type="string">
            <text:p>32f54d3f-6686-4db7-b297-14bf293bad3b</text:p>
          </table:table-cell>
          <table:table-cell table:number-columns-repeated="1023"/>
        </table:table-row>
        <table:table-row table:style-name="ro5">
          <table:table-cell office:value-type="string" calcext:value-type="string">
            <text:p>d6b7f584-0654-4684-b80b-89c0781e2f7c</text:p>
          </table:table-cell>
          <table:table-cell table:number-columns-repeated="1023"/>
        </table:table-row>
        <table:table-row table:style-name="ro5">
          <table:table-cell office:value-type="string" calcext:value-type="string">
            <text:p>438a5ae2-7c11-49aa-8a2e-66c8f1a8889c</text:p>
          </table:table-cell>
          <table:table-cell table:number-columns-repeated="1023"/>
        </table:table-row>
        <table:table-row table:style-name="ro5">
          <table:table-cell office:value-type="string" calcext:value-type="string">
            <text:p>48a3de2b-041f-4008-9a7f-58d399349d66</text:p>
          </table:table-cell>
          <table:table-cell table:number-columns-repeated="1023"/>
        </table:table-row>
        <table:table-row table:style-name="ro5">
          <table:table-cell office:value-type="string" calcext:value-type="string">
            <text:p>2b995dd5-3183-4199-97bd-f4550e833495</text:p>
          </table:table-cell>
          <table:table-cell table:number-columns-repeated="1023"/>
        </table:table-row>
        <table:table-row table:style-name="ro5">
          <table:table-cell office:value-type="string" calcext:value-type="string">
            <text:p>853a95e9-bb9f-45f8-879a-11d6ac4990a6</text:p>
          </table:table-cell>
          <table:table-cell table:number-columns-repeated="1023"/>
        </table:table-row>
        <table:table-row table:style-name="ro5">
          <table:table-cell office:value-type="string" calcext:value-type="string">
            <text:p>3d136b6e-5817-4274-8f14-566c5d069d45</text:p>
          </table:table-cell>
          <table:table-cell table:number-columns-repeated="1023"/>
        </table:table-row>
        <table:table-row table:style-name="ro5">
          <table:table-cell office:value-type="string" calcext:value-type="string">
            <text:p>43b4ee45-5647-4002-bd80-0798b538a269</text:p>
          </table:table-cell>
          <table:table-cell table:number-columns-repeated="1023"/>
        </table:table-row>
        <table:table-row table:style-name="ro5">
          <table:table-cell office:value-type="string" calcext:value-type="string">
            <text:p>3af1ef9d-e67c-447c-83d7-4c75e2a6380a</text:p>
          </table:table-cell>
          <table:table-cell table:number-columns-repeated="1023"/>
        </table:table-row>
        <table:table-row table:style-name="ro5">
          <table:table-cell office:value-type="string" calcext:value-type="string">
            <text:p>56ba5775-61ec-4ae1-8823-80e09dca5ba6</text:p>
          </table:table-cell>
          <table:table-cell table:number-columns-repeated="1023"/>
        </table:table-row>
        <table:table-row table:style-name="ro5">
          <table:table-cell office:value-type="string" calcext:value-type="string">
            <text:p>2973abb6-abc9-4c7c-aa45-f55702a94909</text:p>
          </table:table-cell>
          <table:table-cell table:number-columns-repeated="1023"/>
        </table:table-row>
        <table:table-row table:style-name="ro5">
          <table:table-cell office:value-type="string" calcext:value-type="string">
            <text:p>b1f8db0d-fa3b-40c7-991a-7c668c54c1eb</text:p>
          </table:table-cell>
          <table:table-cell table:number-columns-repeated="1023"/>
        </table:table-row>
        <table:table-row table:style-name="ro5">
          <table:table-cell office:value-type="string" calcext:value-type="string">
            <text:p>952a8344-be7a-4ab9-97a4-e37d90a30fad</text:p>
          </table:table-cell>
          <table:table-cell table:number-columns-repeated="1023"/>
        </table:table-row>
        <table:table-row table:style-name="ro5">
          <table:table-cell office:value-type="string" calcext:value-type="string">
            <text:p>f93f87b9-ae5c-4b8b-9564-3b26525eac60</text:p>
          </table:table-cell>
          <table:table-cell table:number-columns-repeated="1023"/>
        </table:table-row>
        <table:table-row table:style-name="ro5">
          <table:table-cell office:value-type="string" calcext:value-type="string">
            <text:p>027c4ddc-2aee-4a4b-80bd-25fc44d525c6</text:p>
          </table:table-cell>
          <table:table-cell table:number-columns-repeated="1023"/>
        </table:table-row>
        <table:table-row table:style-name="ro5">
          <table:table-cell office:value-type="string" calcext:value-type="string">
            <text:p>1fe5eed9-c1a8-4f12-91a5-ade7c07ba871</text:p>
          </table:table-cell>
          <table:table-cell table:number-columns-repeated="1023"/>
        </table:table-row>
        <table:table-row table:style-name="ro5">
          <table:table-cell office:value-type="string" calcext:value-type="string">
            <text:p>f302dc91-a9d6-44df-bb0a-a6986d8f7bc9</text:p>
          </table:table-cell>
          <table:table-cell table:number-columns-repeated="1023"/>
        </table:table-row>
        <table:table-row table:style-name="ro5">
          <table:table-cell office:value-type="string" calcext:value-type="string">
            <text:p>1c035bdd-01c8-41ac-b4f4-1d3794889b6d</text:p>
          </table:table-cell>
          <table:table-cell table:number-columns-repeated="1023"/>
        </table:table-row>
        <table:table-row table:style-name="ro5">
          <table:table-cell office:value-type="string" calcext:value-type="string">
            <text:p>9085109d-9ad9-44cd-bab3-c49f73adcd6e</text:p>
          </table:table-cell>
          <table:table-cell table:number-columns-repeated="1023"/>
        </table:table-row>
        <table:table-row table:style-name="ro5">
          <table:table-cell office:value-type="string" calcext:value-type="string">
            <text:p>0e02f2ab-26de-478a-8a4d-91e4fb5ea9bc</text:p>
          </table:table-cell>
          <table:table-cell table:number-columns-repeated="1023"/>
        </table:table-row>
        <table:table-row table:style-name="ro5">
          <table:table-cell office:value-type="string" calcext:value-type="string">
            <text:p>d5692984-bc16-4ea2-94f6-a9c88e576c25</text:p>
          </table:table-cell>
          <table:table-cell table:number-columns-repeated="1023"/>
        </table:table-row>
        <table:table-row table:style-name="ro5">
          <table:table-cell office:value-type="string" calcext:value-type="string">
            <text:p>b84fb3e2-6865-4db3-b011-e5f7a894872b</text:p>
          </table:table-cell>
          <table:table-cell table:number-columns-repeated="1023"/>
        </table:table-row>
        <table:table-row table:style-name="ro5">
          <table:table-cell office:value-type="string" calcext:value-type="string">
            <text:p>7249c6da-501a-4d26-908a-b1384f45d7e3</text:p>
          </table:table-cell>
          <table:table-cell table:number-columns-repeated="1023"/>
        </table:table-row>
        <table:table-row table:style-name="ro5">
          <table:table-cell office:value-type="string" calcext:value-type="string">
            <text:p>ea6bbcf6-fa9e-4d08-99f4-6efb39666be8</text:p>
          </table:table-cell>
          <table:table-cell table:number-columns-repeated="1023"/>
        </table:table-row>
        <table:table-row table:style-name="ro5">
          <table:table-cell office:value-type="string" calcext:value-type="string">
            <text:p>c1181985-dc1c-46c0-a8d2-cf493ea32d46</text:p>
          </table:table-cell>
          <table:table-cell table:number-columns-repeated="1023"/>
        </table:table-row>
        <table:table-row table:style-name="ro5">
          <table:table-cell office:value-type="string" calcext:value-type="string">
            <text:p>575b11af-b013-498d-9532-c6b569a0df71</text:p>
          </table:table-cell>
          <table:table-cell table:number-columns-repeated="1023"/>
        </table:table-row>
        <table:table-row table:style-name="ro5">
          <table:table-cell office:value-type="string" calcext:value-type="string">
            <text:p>16b36582-606f-4c99-8fee-f3f4f786fdbb</text:p>
          </table:table-cell>
          <table:table-cell table:number-columns-repeated="1023"/>
        </table:table-row>
        <table:table-row table:style-name="ro5">
          <table:table-cell office:value-type="string" calcext:value-type="string">
            <text:p>27204a39-f38d-418e-a0d3-963933e8f56e</text:p>
          </table:table-cell>
          <table:table-cell table:number-columns-repeated="1023"/>
        </table:table-row>
        <table:table-row table:style-name="ro5">
          <table:table-cell office:value-type="string" calcext:value-type="string">
            <text:p>9fae0c40-c9a2-4390-b155-1e17b7cfdf0c</text:p>
          </table:table-cell>
          <table:table-cell table:number-columns-repeated="1023"/>
        </table:table-row>
        <table:table-row table:style-name="ro5">
          <table:table-cell office:value-type="string" calcext:value-type="string">
            <text:p>ce2e2672-15c2-4d20-8b88-b4e5e5c739cf</text:p>
          </table:table-cell>
          <table:table-cell table:number-columns-repeated="1023"/>
        </table:table-row>
        <table:table-row table:style-name="ro5">
          <table:table-cell office:value-type="string" calcext:value-type="string">
            <text:p>4c6f1c12-bdbb-43b0-a3aa-75e1f31a8229</text:p>
          </table:table-cell>
          <table:table-cell table:number-columns-repeated="1023"/>
        </table:table-row>
        <table:table-row table:style-name="ro5">
          <table:table-cell office:value-type="string" calcext:value-type="string">
            <text:p>d521b59b-6ee2-41fd-ac7f-9d11c856570d</text:p>
          </table:table-cell>
          <table:table-cell table:number-columns-repeated="1023"/>
        </table:table-row>
        <table:table-row table:style-name="ro5">
          <table:table-cell office:value-type="string" calcext:value-type="string">
            <text:p>18ae590a-f715-4b9e-afd1-cb28540bb236</text:p>
          </table:table-cell>
          <table:table-cell table:number-columns-repeated="1023"/>
        </table:table-row>
        <table:table-row table:style-name="ro5">
          <table:table-cell office:value-type="string" calcext:value-type="string">
            <text:p>96691d8f-d8ab-4d84-a840-b3971ad39864</text:p>
          </table:table-cell>
          <table:table-cell table:number-columns-repeated="1023"/>
        </table:table-row>
        <table:table-row table:style-name="ro5">
          <table:table-cell office:value-type="string" calcext:value-type="string">
            <text:p>9a79e7a5-c88e-4651-a95e-9ff6f46039a9</text:p>
          </table:table-cell>
          <table:table-cell table:number-columns-repeated="1023"/>
        </table:table-row>
        <table:table-row table:style-name="ro5">
          <table:table-cell office:value-type="string" calcext:value-type="string">
            <text:p>d2f02ab4-64ef-4486-91e9-299e527a2006</text:p>
          </table:table-cell>
          <table:table-cell table:number-columns-repeated="1023"/>
        </table:table-row>
        <table:table-row table:style-name="ro5">
          <table:table-cell office:value-type="string" calcext:value-type="string">
            <text:p>e815d1c3-0e07-472a-973c-229be952b115</text:p>
          </table:table-cell>
          <table:table-cell table:number-columns-repeated="1023"/>
        </table:table-row>
        <table:table-row table:style-name="ro5">
          <table:table-cell office:value-type="string" calcext:value-type="string">
            <text:p>6321ce69-e950-4a7f-be49-b1943343445d</text:p>
          </table:table-cell>
          <table:table-cell table:number-columns-repeated="1023"/>
        </table:table-row>
        <table:table-row table:style-name="ro5">
          <table:table-cell office:value-type="string" calcext:value-type="string">
            <text:p>4e5d1eee-2dda-4981-bddb-b3129e47de39</text:p>
          </table:table-cell>
          <table:table-cell table:number-columns-repeated="1023"/>
        </table:table-row>
        <table:table-row table:style-name="ro5">
          <table:table-cell office:value-type="string" calcext:value-type="string">
            <text:p>f8db1f04-57f1-43c7-bcbd-73985934102d</text:p>
          </table:table-cell>
          <table:table-cell table:number-columns-repeated="1023"/>
        </table:table-row>
        <table:table-row table:style-name="ro5">
          <table:table-cell office:value-type="string" calcext:value-type="string">
            <text:p>826d2fb0-aa1f-4c21-88e7-3366361ae391</text:p>
          </table:table-cell>
          <table:table-cell table:number-columns-repeated="1023"/>
        </table:table-row>
        <table:table-row table:style-name="ro5">
          <table:table-cell office:value-type="string" calcext:value-type="string">
            <text:p>593ca4dc-c085-4218-b8e9-09efdbdbdb09</text:p>
          </table:table-cell>
          <table:table-cell table:number-columns-repeated="1023"/>
        </table:table-row>
        <table:table-row table:style-name="ro5">
          <table:table-cell office:value-type="string" calcext:value-type="string">
            <text:p>0abe9770-92de-4bcc-b597-41d8349d2e13</text:p>
          </table:table-cell>
          <table:table-cell table:number-columns-repeated="1023"/>
        </table:table-row>
        <table:table-row table:style-name="ro5">
          <table:table-cell office:value-type="string" calcext:value-type="string">
            <text:p>488910b8-f128-4b1c-aa68-a96d098017c1</text:p>
          </table:table-cell>
          <table:table-cell table:number-columns-repeated="1023"/>
        </table:table-row>
        <table:table-row table:style-name="ro5">
          <table:table-cell office:value-type="string" calcext:value-type="string">
            <text:p>f3208576-541a-40e4-b7ea-fb0caf403879</text:p>
          </table:table-cell>
          <table:table-cell table:number-columns-repeated="1023"/>
        </table:table-row>
        <table:table-row table:style-name="ro5">
          <table:table-cell office:value-type="string" calcext:value-type="string">
            <text:p>ff4a04c2-279d-4143-9a8d-22fd1d07accc</text:p>
          </table:table-cell>
          <table:table-cell table:number-columns-repeated="1023"/>
        </table:table-row>
        <table:table-row table:style-name="ro5">
          <table:table-cell office:value-type="string" calcext:value-type="string">
            <text:p>067ddde5-964d-46c1-9968-1d10af0679de</text:p>
          </table:table-cell>
          <table:table-cell table:number-columns-repeated="1023"/>
        </table:table-row>
        <table:table-row table:style-name="ro5">
          <table:table-cell office:value-type="string" calcext:value-type="string">
            <text:p>86086bfd-4fba-482b-a5f1-5d700c1aa833</text:p>
          </table:table-cell>
          <table:table-cell table:number-columns-repeated="1023"/>
        </table:table-row>
        <table:table-row table:style-name="ro5">
          <table:table-cell office:value-type="string" calcext:value-type="string">
            <text:p>b17a5191-46f1-492e-8c12-a197eb275b39</text:p>
          </table:table-cell>
          <table:table-cell table:number-columns-repeated="1023"/>
        </table:table-row>
        <table:table-row table:style-name="ro5">
          <table:table-cell office:value-type="string" calcext:value-type="string">
            <text:p>7e16a67f-bbc9-4603-9e4c-f3ae3ed2d2f6</text:p>
          </table:table-cell>
          <table:table-cell table:number-columns-repeated="1023"/>
        </table:table-row>
        <table:table-row table:style-name="ro5">
          <table:table-cell office:value-type="string" calcext:value-type="string">
            <text:p>266f6432-6d80-4bc9-befb-4e29008d2392</text:p>
          </table:table-cell>
          <table:table-cell table:number-columns-repeated="1023"/>
        </table:table-row>
        <table:table-row table:style-name="ro5">
          <table:table-cell office:value-type="string" calcext:value-type="string">
            <text:p>fff54d6d-2568-4bb5-9225-645cf0eaef71</text:p>
          </table:table-cell>
          <table:table-cell table:number-columns-repeated="1023"/>
        </table:table-row>
        <table:table-row table:style-name="ro5">
          <table:table-cell office:value-type="string" calcext:value-type="string">
            <text:p>478b733f-ca1e-45a1-9f3f-a1587f3e9eca</text:p>
          </table:table-cell>
          <table:table-cell table:number-columns-repeated="1023"/>
        </table:table-row>
        <table:table-row table:style-name="ro5">
          <table:table-cell office:value-type="string" calcext:value-type="string">
            <text:p>1e2938aa-996a-4d72-81c2-4032696799e2</text:p>
          </table:table-cell>
          <table:table-cell table:number-columns-repeated="1023"/>
        </table:table-row>
        <table:table-row table:style-name="ro5">
          <table:table-cell office:value-type="string" calcext:value-type="string">
            <text:p>2433d400-f75b-4a87-bd35-18f1f7b3a7ba</text:p>
          </table:table-cell>
          <table:table-cell table:number-columns-repeated="1023"/>
        </table:table-row>
        <table:table-row table:style-name="ro5">
          <table:table-cell office:value-type="string" calcext:value-type="string">
            <text:p>fde0f461-ace5-4cca-9024-6fb94c855dfe</text:p>
          </table:table-cell>
          <table:table-cell table:number-columns-repeated="1023"/>
        </table:table-row>
        <table:table-row table:style-name="ro5">
          <table:table-cell office:value-type="string" calcext:value-type="string">
            <text:p>0aa6c441-bafe-4da0-a232-11e80961326b</text:p>
          </table:table-cell>
          <table:table-cell table:number-columns-repeated="1023"/>
        </table:table-row>
        <table:table-row table:style-name="ro5">
          <table:table-cell office:value-type="string" calcext:value-type="string">
            <text:p>2e7fb8dd-a732-41c3-981c-d8a483aa41d2</text:p>
          </table:table-cell>
          <table:table-cell table:number-columns-repeated="1023"/>
        </table:table-row>
        <table:table-row table:style-name="ro5">
          <table:table-cell office:value-type="string" calcext:value-type="string">
            <text:p>4f3bcece-d25b-4d0f-914a-6629501b7f10</text:p>
          </table:table-cell>
          <table:table-cell table:number-columns-repeated="1023"/>
        </table:table-row>
        <table:table-row table:style-name="ro5">
          <table:table-cell office:value-type="string" calcext:value-type="string">
            <text:p>63360c20-e70a-47a2-bc21-682bda2b8986</text:p>
          </table:table-cell>
          <table:table-cell table:number-columns-repeated="1023"/>
        </table:table-row>
        <table:table-row table:style-name="ro5">
          <table:table-cell office:value-type="string" calcext:value-type="string">
            <text:p>1cc2b24d-350b-46a9-8f8a-37b3d7f24dbd</text:p>
          </table:table-cell>
          <table:table-cell table:number-columns-repeated="1023"/>
        </table:table-row>
        <table:table-row table:style-name="ro5">
          <table:table-cell office:value-type="string" calcext:value-type="string">
            <text:p>d2c1db8d-f284-4a30-a6ff-3b8bed6a4fa1</text:p>
          </table:table-cell>
          <table:table-cell table:number-columns-repeated="1023"/>
        </table:table-row>
        <table:table-row table:style-name="ro5">
          <table:table-cell office:value-type="string" calcext:value-type="string">
            <text:p>137d8803-ca2d-495a-a11b-6c3b9f3b2ce0</text:p>
          </table:table-cell>
          <table:table-cell table:number-columns-repeated="1023"/>
        </table:table-row>
        <table:table-row table:style-name="ro5">
          <table:table-cell office:value-type="string" calcext:value-type="string">
            <text:p>b9a21117-aef0-46e8-af10-84914aa0e1cb</text:p>
          </table:table-cell>
          <table:table-cell table:number-columns-repeated="1023"/>
        </table:table-row>
        <table:table-row table:style-name="ro5">
          <table:table-cell office:value-type="string" calcext:value-type="string">
            <text:p>941e1bf6-de5c-4060-8b2e-47409262842a</text:p>
          </table:table-cell>
          <table:table-cell table:number-columns-repeated="1023"/>
        </table:table-row>
        <table:table-row table:style-name="ro5">
          <table:table-cell office:value-type="string" calcext:value-type="string">
            <text:p>cd5fd5fd-90e2-46a8-af21-cc12d274def4</text:p>
          </table:table-cell>
          <table:table-cell table:number-columns-repeated="1023"/>
        </table:table-row>
        <table:table-row table:style-name="ro5">
          <table:table-cell office:value-type="string" calcext:value-type="string">
            <text:p>ae089a01-6780-415c-8bf5-a128b06179e4</text:p>
          </table:table-cell>
          <table:table-cell table:number-columns-repeated="1023"/>
        </table:table-row>
        <table:table-row table:style-name="ro5">
          <table:table-cell office:value-type="string" calcext:value-type="string">
            <text:p>adadd3c2-fbb7-41f5-9636-6a588e5b3fce</text:p>
          </table:table-cell>
          <table:table-cell table:number-columns-repeated="1023"/>
        </table:table-row>
        <table:table-row table:style-name="ro5">
          <table:table-cell office:value-type="string" calcext:value-type="string">
            <text:p>3cbfb68d-8844-48ad-9801-f5126e7f14f6</text:p>
          </table:table-cell>
          <table:table-cell table:number-columns-repeated="1023"/>
        </table:table-row>
        <table:table-row table:style-name="ro5">
          <table:table-cell office:value-type="string" calcext:value-type="string">
            <text:p>7d5b73a9-a360-4adf-a1f1-4bd5947994e8</text:p>
          </table:table-cell>
          <table:table-cell table:number-columns-repeated="1023"/>
        </table:table-row>
        <table:table-row table:style-name="ro5">
          <table:table-cell office:value-type="string" calcext:value-type="string">
            <text:p>82d3cbf2-6c54-4757-99ed-188c2baf5e46</text:p>
          </table:table-cell>
          <table:table-cell table:number-columns-repeated="1023"/>
        </table:table-row>
        <table:table-row table:style-name="ro5">
          <table:table-cell office:value-type="string" calcext:value-type="string">
            <text:p>cbb66b7d-eef9-4438-9ffe-3949cac8e79f</text:p>
          </table:table-cell>
          <table:table-cell table:number-columns-repeated="1023"/>
        </table:table-row>
        <table:table-row table:style-name="ro5">
          <table:table-cell office:value-type="string" calcext:value-type="string">
            <text:p>30c9e5bb-f9ec-47f0-842c-976b68afc40b</text:p>
          </table:table-cell>
          <table:table-cell table:number-columns-repeated="1023"/>
        </table:table-row>
        <table:table-row table:style-name="ro5">
          <table:table-cell office:value-type="string" calcext:value-type="string">
            <text:p>8f4295dc-f16d-47f1-9a86-fd5f19679f01</text:p>
          </table:table-cell>
          <table:table-cell table:number-columns-repeated="1023"/>
        </table:table-row>
        <table:table-row table:style-name="ro5">
          <table:table-cell office:value-type="string" calcext:value-type="string">
            <text:p>116d1f58-1147-40b3-89e6-85b12f9c0e7e</text:p>
          </table:table-cell>
          <table:table-cell table:number-columns-repeated="1023"/>
        </table:table-row>
        <table:table-row table:style-name="ro5">
          <table:table-cell office:value-type="string" calcext:value-type="string">
            <text:p>02102476-e56d-444b-aabe-07cf6ba7ad53</text:p>
          </table:table-cell>
          <table:table-cell table:number-columns-repeated="1023"/>
        </table:table-row>
        <table:table-row table:style-name="ro5">
          <table:table-cell office:value-type="string" calcext:value-type="string">
            <text:p>4537d77c-5fb9-409e-8ca1-e28ebdecd39e</text:p>
          </table:table-cell>
          <table:table-cell table:number-columns-repeated="1023"/>
        </table:table-row>
        <table:table-row table:style-name="ro5">
          <table:table-cell office:value-type="string" calcext:value-type="string">
            <text:p>c610eb56-a390-4d7d-99e5-93a768ad6caa</text:p>
          </table:table-cell>
          <table:table-cell table:number-columns-repeated="1023"/>
        </table:table-row>
        <table:table-row table:style-name="ro5">
          <table:table-cell office:value-type="string" calcext:value-type="string">
            <text:p>3806a406-7251-406e-be16-c6bc8e9d9ea5</text:p>
          </table:table-cell>
          <table:table-cell table:number-columns-repeated="1023"/>
        </table:table-row>
        <table:table-row table:style-name="ro5">
          <table:table-cell office:value-type="string" calcext:value-type="string">
            <text:p>48299fa9-3063-42fb-a9e7-153e8cb8b715</text:p>
          </table:table-cell>
          <table:table-cell table:number-columns-repeated="1023"/>
        </table:table-row>
        <table:table-row table:style-name="ro5">
          <table:table-cell office:value-type="string" calcext:value-type="string">
            <text:p>285afa3a-9ad6-4fd5-89ec-28e76c62035f</text:p>
          </table:table-cell>
          <table:table-cell table:number-columns-repeated="1023"/>
        </table:table-row>
        <table:table-row table:style-name="ro5">
          <table:table-cell office:value-type="string" calcext:value-type="string">
            <text:p>54200520-bdbe-43bf-9624-0a954dc8acc7</text:p>
          </table:table-cell>
          <table:table-cell table:number-columns-repeated="1023"/>
        </table:table-row>
        <table:table-row table:style-name="ro5">
          <table:table-cell office:value-type="string" calcext:value-type="string">
            <text:p>ea8787b4-92c6-48c1-83d1-7b3537c1186c</text:p>
          </table:table-cell>
          <table:table-cell table:number-columns-repeated="1023"/>
        </table:table-row>
        <table:table-row table:style-name="ro5">
          <table:table-cell office:value-type="string" calcext:value-type="string">
            <text:p>1552033c-ad2f-46ae-862b-5e642927e592</text:p>
          </table:table-cell>
          <table:table-cell table:number-columns-repeated="1023"/>
        </table:table-row>
        <table:table-row table:style-name="ro5">
          <table:table-cell office:value-type="string" calcext:value-type="string">
            <text:p>f6fed940-71e2-47ac-b0a9-a4ada5f6174a</text:p>
          </table:table-cell>
          <table:table-cell table:number-columns-repeated="1023"/>
        </table:table-row>
        <table:table-row table:style-name="ro5">
          <table:table-cell office:value-type="string" calcext:value-type="string">
            <text:p>2b29d520-41d7-4f01-9337-9ecb76a7d2d0</text:p>
          </table:table-cell>
          <table:table-cell table:number-columns-repeated="1023"/>
        </table:table-row>
        <table:table-row table:style-name="ro5">
          <table:table-cell office:value-type="string" calcext:value-type="string">
            <text:p>a2c1555c-c871-4d0f-8ace-e5b359286394</text:p>
          </table:table-cell>
          <table:table-cell table:number-columns-repeated="1023"/>
        </table:table-row>
        <table:table-row table:style-name="ro5">
          <table:table-cell office:value-type="string" calcext:value-type="string">
            <text:p>98391af7-8d8f-420b-8b80-079b6c9705e5</text:p>
          </table:table-cell>
          <table:table-cell table:number-columns-repeated="1023"/>
        </table:table-row>
        <table:table-row table:style-name="ro5">
          <table:table-cell office:value-type="string" calcext:value-type="string">
            <text:p>9ec65a95-522f-49ad-a87c-e51db428dc7b</text:p>
          </table:table-cell>
          <table:table-cell table:number-columns-repeated="1023"/>
        </table:table-row>
        <table:table-row table:style-name="ro5">
          <table:table-cell office:value-type="string" calcext:value-type="string">
            <text:p>b94d16ec-9fef-4630-a95c-a3693ea27dae</text:p>
          </table:table-cell>
          <table:table-cell table:number-columns-repeated="1023"/>
        </table:table-row>
        <table:table-row table:style-name="ro5">
          <table:table-cell office:value-type="string" calcext:value-type="string">
            <text:p>4ef33609-3584-440d-ae26-cee1b6e1c1ae</text:p>
          </table:table-cell>
          <table:table-cell table:number-columns-repeated="1023"/>
        </table:table-row>
        <table:table-row table:style-name="ro5">
          <table:table-cell office:value-type="string" calcext:value-type="string">
            <text:p>4491701c-ab29-47c0-bc9d-884c27753780</text:p>
          </table:table-cell>
          <table:table-cell table:number-columns-repeated="1023"/>
        </table:table-row>
        <table:table-row table:style-name="ro5">
          <table:table-cell office:value-type="string" calcext:value-type="string">
            <text:p>6caf8a7c-e292-4744-8e44-7a254a95d313</text:p>
          </table:table-cell>
          <table:table-cell table:number-columns-repeated="1023"/>
        </table:table-row>
        <table:table-row table:style-name="ro5">
          <table:table-cell office:value-type="string" calcext:value-type="string">
            <text:p>1782439a-91f6-4e4f-b122-febc2c161625</text:p>
          </table:table-cell>
          <table:table-cell table:number-columns-repeated="1023"/>
        </table:table-row>
        <table:table-row table:style-name="ro5">
          <table:table-cell office:value-type="string" calcext:value-type="string">
            <text:p>9bd9d49f-9a53-4d89-aefd-b73e019d85a9</text:p>
          </table:table-cell>
          <table:table-cell table:number-columns-repeated="1023"/>
        </table:table-row>
        <table:table-row table:style-name="ro5">
          <table:table-cell office:value-type="string" calcext:value-type="string">
            <text:p>1d7adf26-87a3-4168-b86b-7c6861476705</text:p>
          </table:table-cell>
          <table:table-cell table:number-columns-repeated="1023"/>
        </table:table-row>
        <table:table-row table:style-name="ro5">
          <table:table-cell office:value-type="string" calcext:value-type="string">
            <text:p>f3fdcc48-5cda-444e-af2f-aea5e51d6d77</text:p>
          </table:table-cell>
          <table:table-cell table:number-columns-repeated="1023"/>
        </table:table-row>
        <table:table-row table:style-name="ro5">
          <table:table-cell office:value-type="string" calcext:value-type="string">
            <text:p>7778ab51-2d23-4943-8c49-2c682b25cdde</text:p>
          </table:table-cell>
          <table:table-cell table:number-columns-repeated="1023"/>
        </table:table-row>
        <table:table-row table:style-name="ro5">
          <table:table-cell office:value-type="string" calcext:value-type="string">
            <text:p>a58161a1-0472-42f8-9286-af4a21ccb86d</text:p>
          </table:table-cell>
          <table:table-cell table:number-columns-repeated="1023"/>
        </table:table-row>
        <table:table-row table:style-name="ro5">
          <table:table-cell office:value-type="string" calcext:value-type="string">
            <text:p>5080b12d-0e19-430c-9514-b4162dda17ad</text:p>
          </table:table-cell>
          <table:table-cell table:number-columns-repeated="1023"/>
        </table:table-row>
        <table:table-row table:style-name="ro5">
          <table:table-cell office:value-type="string" calcext:value-type="string">
            <text:p>098011ac-30c2-44d6-bd85-890cddba159f</text:p>
          </table:table-cell>
          <table:table-cell table:number-columns-repeated="1023"/>
        </table:table-row>
        <table:table-row table:style-name="ro5">
          <table:table-cell office:value-type="string" calcext:value-type="string">
            <text:p>fd5761fc-abe3-4e9f-9433-3ae26d6dd8fc</text:p>
          </table:table-cell>
          <table:table-cell table:number-columns-repeated="1023"/>
        </table:table-row>
        <table:table-row table:style-name="ro5">
          <table:table-cell office:value-type="string" calcext:value-type="string">
            <text:p>817679a8-61c8-423c-b999-a8397dcdc245</text:p>
          </table:table-cell>
          <table:table-cell table:number-columns-repeated="1023"/>
        </table:table-row>
        <table:table-row table:style-name="ro5">
          <table:table-cell office:value-type="string" calcext:value-type="string">
            <text:p>46f4e232-92f6-4309-af68-92199851d34c</text:p>
          </table:table-cell>
          <table:table-cell table:number-columns-repeated="1023"/>
        </table:table-row>
        <table:table-row table:style-name="ro5">
          <table:table-cell office:value-type="string" calcext:value-type="string">
            <text:p>1f0aae33-3661-4b84-80d6-f431b72e157a</text:p>
          </table:table-cell>
          <table:table-cell table:number-columns-repeated="1023"/>
        </table:table-row>
        <table:table-row table:style-name="ro5">
          <table:table-cell office:value-type="string" calcext:value-type="string">
            <text:p>07536f58-582e-4f62-a3b4-5f641086483f</text:p>
          </table:table-cell>
          <table:table-cell table:number-columns-repeated="1023"/>
        </table:table-row>
        <table:table-row table:style-name="ro5">
          <table:table-cell office:value-type="string" calcext:value-type="string">
            <text:p>4cb20e5f-a59b-441c-98c4-9cb90e9d17b1</text:p>
          </table:table-cell>
          <table:table-cell table:number-columns-repeated="1023"/>
        </table:table-row>
        <table:table-row table:style-name="ro5">
          <table:table-cell office:value-type="string" calcext:value-type="string">
            <text:p>238d7fb0-35c9-4f96-91ed-471114f844c6</text:p>
          </table:table-cell>
          <table:table-cell table:number-columns-repeated="1023"/>
        </table:table-row>
        <table:table-row table:style-name="ro5">
          <table:table-cell office:value-type="string" calcext:value-type="string">
            <text:p>4738e54d-3158-4b25-90bc-465a511d6f9a</text:p>
          </table:table-cell>
          <table:table-cell table:number-columns-repeated="1023"/>
        </table:table-row>
        <table:table-row table:style-name="ro5">
          <table:table-cell office:value-type="string" calcext:value-type="string">
            <text:p>d66851f3-51d5-4bfc-baf5-557c7f7f8e33</text:p>
          </table:table-cell>
          <table:table-cell table:number-columns-repeated="1023"/>
        </table:table-row>
        <table:table-row table:style-name="ro5">
          <table:table-cell office:value-type="string" calcext:value-type="string">
            <text:p>58d9ddfb-2de7-4e39-805b-751017b950f4</text:p>
          </table:table-cell>
          <table:table-cell table:number-columns-repeated="1023"/>
        </table:table-row>
        <table:table-row table:style-name="ro5">
          <table:table-cell office:value-type="string" calcext:value-type="string">
            <text:p>36237ecb-f9c3-4c04-8c47-faefa06f8b1b</text:p>
          </table:table-cell>
          <table:table-cell table:number-columns-repeated="1023"/>
        </table:table-row>
        <table:table-row table:style-name="ro5">
          <table:table-cell office:value-type="string" calcext:value-type="string">
            <text:p>d1f63dfd-c691-42cc-b409-0b41bcb4a518</text:p>
          </table:table-cell>
          <table:table-cell table:number-columns-repeated="1023"/>
        </table:table-row>
        <table:table-row table:style-name="ro5">
          <table:table-cell office:value-type="string" calcext:value-type="string">
            <text:p>b738e595-50a2-43d7-ad9b-154e8095fd85</text:p>
          </table:table-cell>
          <table:table-cell table:number-columns-repeated="1023"/>
        </table:table-row>
        <table:table-row table:style-name="ro5">
          <table:table-cell office:value-type="string" calcext:value-type="string">
            <text:p>aeb9ddd9-b967-42f0-8659-d5580ced864f</text:p>
          </table:table-cell>
          <table:table-cell table:number-columns-repeated="1023"/>
        </table:table-row>
        <table:table-row table:style-name="ro5">
          <table:table-cell office:value-type="string" calcext:value-type="string">
            <text:p>c7bf75ec-e2cf-43d1-9b98-62fe6c722aad</text:p>
          </table:table-cell>
          <table:table-cell table:number-columns-repeated="1023"/>
        </table:table-row>
        <table:table-row table:style-name="ro5">
          <table:table-cell office:value-type="string" calcext:value-type="string">
            <text:p>494f19f8-66ad-47c2-87d9-76ac6dcd4261</text:p>
          </table:table-cell>
          <table:table-cell table:number-columns-repeated="1023"/>
        </table:table-row>
        <table:table-row table:style-name="ro5">
          <table:table-cell office:value-type="string" calcext:value-type="string">
            <text:p>5e605553-cc93-4c76-bd6c-5048f4c20c85</text:p>
          </table:table-cell>
          <table:table-cell table:number-columns-repeated="1023"/>
        </table:table-row>
        <table:table-row table:style-name="ro5">
          <table:table-cell office:value-type="string" calcext:value-type="string">
            <text:p>94313e76-fc6b-4285-a3b4-35104e6593ea</text:p>
          </table:table-cell>
          <table:table-cell table:number-columns-repeated="1023"/>
        </table:table-row>
        <table:table-row table:style-name="ro5">
          <table:table-cell office:value-type="string" calcext:value-type="string">
            <text:p>3e2ff504-a565-42b9-9484-d49b10ce9bac</text:p>
          </table:table-cell>
          <table:table-cell table:number-columns-repeated="1023"/>
        </table:table-row>
        <table:table-row table:style-name="ro5">
          <table:table-cell office:value-type="string" calcext:value-type="string">
            <text:p>b8360518-6e29-4312-9746-4fbe08e1712b</text:p>
          </table:table-cell>
          <table:table-cell table:number-columns-repeated="1023"/>
        </table:table-row>
        <table:table-row table:style-name="ro5">
          <table:table-cell office:value-type="string" calcext:value-type="string">
            <text:p>627ac0b8-e750-42ad-9724-52951407fec5</text:p>
          </table:table-cell>
          <table:table-cell table:number-columns-repeated="1023"/>
        </table:table-row>
        <table:table-row table:style-name="ro5">
          <table:table-cell office:value-type="string" calcext:value-type="string">
            <text:p>20cc7895-d444-4856-840e-7eff81e7a508</text:p>
          </table:table-cell>
          <table:table-cell table:number-columns-repeated="1023"/>
        </table:table-row>
        <table:table-row table:style-name="ro5">
          <table:table-cell office:value-type="string" calcext:value-type="string">
            <text:p>3a472aad-20d8-43c8-a4d3-0bd6820c18ae</text:p>
          </table:table-cell>
          <table:table-cell table:number-columns-repeated="1023"/>
        </table:table-row>
        <table:table-row table:style-name="ro5">
          <table:table-cell office:value-type="string" calcext:value-type="string">
            <text:p>85c883f8-b054-487a-a968-6d8cde26c1ba</text:p>
          </table:table-cell>
          <table:table-cell table:number-columns-repeated="1023"/>
        </table:table-row>
        <table:table-row table:style-name="ro5">
          <table:table-cell office:value-type="string" calcext:value-type="string">
            <text:p>3fc1853b-c7c6-4416-8d7d-9b558c84600d</text:p>
          </table:table-cell>
          <table:table-cell table:number-columns-repeated="1023"/>
        </table:table-row>
        <table:table-row table:style-name="ro5">
          <table:table-cell office:value-type="string" calcext:value-type="string">
            <text:p>e894567f-3bbe-426d-840e-80ab46f86c17</text:p>
          </table:table-cell>
          <table:table-cell table:number-columns-repeated="1023"/>
        </table:table-row>
        <table:table-row table:style-name="ro5">
          <table:table-cell office:value-type="string" calcext:value-type="string">
            <text:p>b8c544c0-8365-4a54-b99b-0ce4319880b5</text:p>
          </table:table-cell>
          <table:table-cell table:number-columns-repeated="1023"/>
        </table:table-row>
        <table:table-row table:style-name="ro5">
          <table:table-cell office:value-type="string" calcext:value-type="string">
            <text:p>dfd0ef47-700a-4889-9670-83ccfe451131</text:p>
          </table:table-cell>
          <table:table-cell table:number-columns-repeated="1023"/>
        </table:table-row>
        <table:table-row table:style-name="ro5">
          <table:table-cell office:value-type="string" calcext:value-type="string">
            <text:p>47c4ce33-892d-43ac-80b7-916c77ac21b8</text:p>
          </table:table-cell>
          <table:table-cell table:number-columns-repeated="1023"/>
        </table:table-row>
        <table:table-row table:style-name="ro5">
          <table:table-cell office:value-type="string" calcext:value-type="string">
            <text:p>b2ca79bc-be8e-4b99-a7b2-c89948b280a8</text:p>
          </table:table-cell>
          <table:table-cell table:number-columns-repeated="1023"/>
        </table:table-row>
        <table:table-row table:style-name="ro5">
          <table:table-cell office:value-type="string" calcext:value-type="string">
            <text:p>1517b870-3657-43ec-a7e4-9363888421ea</text:p>
          </table:table-cell>
          <table:table-cell table:number-columns-repeated="1023"/>
        </table:table-row>
        <table:table-row table:style-name="ro5">
          <table:table-cell office:value-type="string" calcext:value-type="string">
            <text:p>22c6330e-155a-47e7-80f2-111cb3161d5d</text:p>
          </table:table-cell>
          <table:table-cell table:number-columns-repeated="1023"/>
        </table:table-row>
        <table:table-row table:style-name="ro5">
          <table:table-cell office:value-type="string" calcext:value-type="string">
            <text:p>f0ce507c-0418-4b76-958b-434fe7da3b90</text:p>
          </table:table-cell>
          <table:table-cell table:number-columns-repeated="1023"/>
        </table:table-row>
        <table:table-row table:style-name="ro5">
          <table:table-cell office:value-type="string" calcext:value-type="string">
            <text:p>b896d580-2911-4831-bdc7-08564e07f035</text:p>
          </table:table-cell>
          <table:table-cell table:number-columns-repeated="1023"/>
        </table:table-row>
        <table:table-row table:style-name="ro5">
          <table:table-cell office:value-type="string" calcext:value-type="string">
            <text:p>78aee2cc-7d55-4ac4-a35d-5b1ed02de0c6</text:p>
          </table:table-cell>
          <table:table-cell table:number-columns-repeated="1023"/>
        </table:table-row>
        <table:table-row table:style-name="ro5">
          <table:table-cell office:value-type="string" calcext:value-type="string">
            <text:p>af943c0b-63a6-46d7-be69-4121c96d9b9c</text:p>
          </table:table-cell>
          <table:table-cell table:number-columns-repeated="1023"/>
        </table:table-row>
        <table:table-row table:style-name="ro5">
          <table:table-cell office:value-type="string" calcext:value-type="string">
            <text:p>ee124c87-367a-450f-881a-fa9fde727465</text:p>
          </table:table-cell>
          <table:table-cell table:number-columns-repeated="1023"/>
        </table:table-row>
        <table:table-row table:style-name="ro5">
          <table:table-cell office:value-type="string" calcext:value-type="string">
            <text:p>446d1a19-6709-469b-9c89-57052282121b</text:p>
          </table:table-cell>
          <table:table-cell table:number-columns-repeated="1023"/>
        </table:table-row>
        <table:table-row table:style-name="ro5">
          <table:table-cell office:value-type="string" calcext:value-type="string">
            <text:p>5a2a4803-1c9c-41f0-9f94-bb9911290954</text:p>
          </table:table-cell>
          <table:table-cell table:number-columns-repeated="1023"/>
        </table:table-row>
        <table:table-row table:style-name="ro5">
          <table:table-cell office:value-type="string" calcext:value-type="string">
            <text:p>79d09e7b-a9e0-4016-aefd-fca2b7a3ff28</text:p>
          </table:table-cell>
          <table:table-cell table:number-columns-repeated="1023"/>
        </table:table-row>
        <table:table-row table:style-name="ro5">
          <table:table-cell office:value-type="string" calcext:value-type="string">
            <text:p>58812cbd-8b59-49f7-9584-1a84b880b569</text:p>
          </table:table-cell>
          <table:table-cell table:number-columns-repeated="1023"/>
        </table:table-row>
        <table:table-row table:style-name="ro5">
          <table:table-cell office:value-type="string" calcext:value-type="string">
            <text:p>76a29f4d-d444-4381-b02f-27cfb3425efb</text:p>
          </table:table-cell>
          <table:table-cell table:number-columns-repeated="1023"/>
        </table:table-row>
        <table:table-row table:style-name="ro5">
          <table:table-cell office:value-type="string" calcext:value-type="string">
            <text:p>b3557256-40d4-4764-ac80-0da767330dbb</text:p>
          </table:table-cell>
          <table:table-cell table:number-columns-repeated="1023"/>
        </table:table-row>
        <table:table-row table:style-name="ro5">
          <table:table-cell office:value-type="string" calcext:value-type="string">
            <text:p>a3fff6df-1e14-42bc-9372-bf6c79caf9c4</text:p>
          </table:table-cell>
          <table:table-cell table:number-columns-repeated="1023"/>
        </table:table-row>
        <table:table-row table:style-name="ro5">
          <table:table-cell office:value-type="string" calcext:value-type="string">
            <text:p>a1c50c4a-9622-4897-9b86-5d9960d34a66</text:p>
          </table:table-cell>
          <table:table-cell table:number-columns-repeated="1023"/>
        </table:table-row>
        <table:table-row table:style-name="ro5">
          <table:table-cell office:value-type="string" calcext:value-type="string">
            <text:p>8809aaba-3c11-4c79-a1d4-471ab6605d53</text:p>
          </table:table-cell>
          <table:table-cell table:number-columns-repeated="1023"/>
        </table:table-row>
        <table:table-row table:style-name="ro5">
          <table:table-cell office:value-type="string" calcext:value-type="string">
            <text:p>06003c7e-b4b0-45e5-8c01-fea34fc69765</text:p>
          </table:table-cell>
          <table:table-cell table:number-columns-repeated="1023"/>
        </table:table-row>
        <table:table-row table:style-name="ro5">
          <table:table-cell office:value-type="string" calcext:value-type="string">
            <text:p>ad4c1be6-edb0-4cce-b413-c650aa7f9154</text:p>
          </table:table-cell>
          <table:table-cell table:number-columns-repeated="1023"/>
        </table:table-row>
        <table:table-row table:style-name="ro5">
          <table:table-cell office:value-type="string" calcext:value-type="string">
            <text:p>46676011-8401-49c0-8657-0209b980ba71</text:p>
          </table:table-cell>
          <table:table-cell table:number-columns-repeated="1023"/>
        </table:table-row>
        <table:table-row table:style-name="ro5">
          <table:table-cell office:value-type="string" calcext:value-type="string">
            <text:p>193c3f38-c99b-4987-956d-d745c61a2db8</text:p>
          </table:table-cell>
          <table:table-cell table:number-columns-repeated="1023"/>
        </table:table-row>
        <table:table-row table:style-name="ro5">
          <table:table-cell office:value-type="string" calcext:value-type="string">
            <text:p>3f8f86cf-8915-4c8e-8af0-f8656babd822</text:p>
          </table:table-cell>
          <table:table-cell table:number-columns-repeated="1023"/>
        </table:table-row>
        <table:table-row table:style-name="ro5">
          <table:table-cell office:value-type="string" calcext:value-type="string">
            <text:p>e89ede17-8509-4e3c-b02e-28c21805c042</text:p>
          </table:table-cell>
          <table:table-cell table:number-columns-repeated="1023"/>
        </table:table-row>
        <table:table-row table:style-name="ro5">
          <table:table-cell office:value-type="string" calcext:value-type="string">
            <text:p>1ab37f8e-376b-4c80-832c-a2d060b0b756</text:p>
          </table:table-cell>
          <table:table-cell table:number-columns-repeated="1023"/>
        </table:table-row>
        <table:table-row table:style-name="ro5">
          <table:table-cell office:value-type="string" calcext:value-type="string">
            <text:p>3521a004-ef5c-4559-8bb6-bbff43558e4b</text:p>
          </table:table-cell>
          <table:table-cell table:number-columns-repeated="1023"/>
        </table:table-row>
        <table:table-row table:style-name="ro5">
          <table:table-cell office:value-type="string" calcext:value-type="string">
            <text:p>af7fb38f-ef1a-466b-b9c5-bd8f3f2ffca9</text:p>
          </table:table-cell>
          <table:table-cell table:number-columns-repeated="1023"/>
        </table:table-row>
        <table:table-row table:style-name="ro5">
          <table:table-cell office:value-type="string" calcext:value-type="string">
            <text:p>b479f0a2-f2ee-472d-96c8-00939601b58f</text:p>
          </table:table-cell>
          <table:table-cell table:number-columns-repeated="1023"/>
        </table:table-row>
        <table:table-row table:style-name="ro5">
          <table:table-cell office:value-type="string" calcext:value-type="string">
            <text:p>bda87271-e88b-47e7-a761-b2b4c4b3242f</text:p>
          </table:table-cell>
          <table:table-cell table:number-columns-repeated="1023"/>
        </table:table-row>
        <table:table-row table:style-name="ro5">
          <table:table-cell office:value-type="string" calcext:value-type="string">
            <text:p>b3848e0d-4bba-4cb3-879e-5a680b960f40</text:p>
          </table:table-cell>
          <table:table-cell table:number-columns-repeated="1023"/>
        </table:table-row>
        <table:table-row table:style-name="ro5">
          <table:table-cell office:value-type="string" calcext:value-type="string">
            <text:p>fcfe8535-f23e-4cf1-933a-2286af891194</text:p>
          </table:table-cell>
          <table:table-cell table:number-columns-repeated="1023"/>
        </table:table-row>
        <table:table-row table:style-name="ro5">
          <table:table-cell office:value-type="string" calcext:value-type="string">
            <text:p>aed46e06-67c4-4ef3-90db-bc348ac0463f</text:p>
          </table:table-cell>
          <table:table-cell table:number-columns-repeated="1023"/>
        </table:table-row>
        <table:table-row table:style-name="ro5">
          <table:table-cell office:value-type="string" calcext:value-type="string">
            <text:p>ed65f750-2bd4-45d0-a207-c83ca972d3da</text:p>
          </table:table-cell>
          <table:table-cell table:number-columns-repeated="1023"/>
        </table:table-row>
        <table:table-row table:style-name="ro5">
          <table:table-cell office:value-type="string" calcext:value-type="string">
            <text:p>f4e12684-000b-476f-96a8-76453a931a70</text:p>
          </table:table-cell>
          <table:table-cell table:number-columns-repeated="1023"/>
        </table:table-row>
        <table:table-row table:style-name="ro5">
          <table:table-cell office:value-type="string" calcext:value-type="string">
            <text:p>80f33188-e2f7-4a78-a433-01ea3ccd1a40</text:p>
          </table:table-cell>
          <table:table-cell table:number-columns-repeated="1023"/>
        </table:table-row>
        <table:table-row table:style-name="ro5">
          <table:table-cell office:value-type="string" calcext:value-type="string">
            <text:p>219cf3fd-85e9-4a60-b80c-47bde22f93fc</text:p>
          </table:table-cell>
          <table:table-cell table:number-columns-repeated="1023"/>
        </table:table-row>
        <table:table-row table:style-name="ro5">
          <table:table-cell office:value-type="string" calcext:value-type="string">
            <text:p>7f31b485-6e36-47ea-9a1d-e26f711ce818</text:p>
          </table:table-cell>
          <table:table-cell table:number-columns-repeated="1023"/>
        </table:table-row>
        <table:table-row table:style-name="ro5">
          <table:table-cell office:value-type="string" calcext:value-type="string">
            <text:p>5e8337f9-23a8-4097-a374-bc63b08b9410</text:p>
          </table:table-cell>
          <table:table-cell table:number-columns-repeated="1023"/>
        </table:table-row>
        <table:table-row table:style-name="ro5">
          <table:table-cell office:value-type="string" calcext:value-type="string">
            <text:p>5b941b36-a771-48b5-917e-f266272ef198</text:p>
          </table:table-cell>
          <table:table-cell table:number-columns-repeated="1023"/>
        </table:table-row>
        <table:table-row table:style-name="ro5">
          <table:table-cell office:value-type="string" calcext:value-type="string">
            <text:p>00bd8ca6-6f17-42f5-997d-0f7f8fbf3f90</text:p>
          </table:table-cell>
          <table:table-cell table:number-columns-repeated="1023"/>
        </table:table-row>
        <table:table-row table:style-name="ro5">
          <table:table-cell office:value-type="string" calcext:value-type="string">
            <text:p>b098b0d6-4cbe-4455-b8b3-d7f3d46531ae</text:p>
          </table:table-cell>
          <table:table-cell table:number-columns-repeated="1023"/>
        </table:table-row>
        <table:table-row table:style-name="ro5">
          <table:table-cell office:value-type="string" calcext:value-type="string">
            <text:p>2f73a93e-859c-4563-9187-0f8a65222eea</text:p>
          </table:table-cell>
          <table:table-cell table:number-columns-repeated="1023"/>
        </table:table-row>
        <table:table-row table:style-name="ro5">
          <table:table-cell office:value-type="string" calcext:value-type="string">
            <text:p>0620c54e-609d-4aec-8b95-1d6aff337799</text:p>
          </table:table-cell>
          <table:table-cell table:number-columns-repeated="1023"/>
        </table:table-row>
        <table:table-row table:style-name="ro5">
          <table:table-cell office:value-type="string" calcext:value-type="string">
            <text:p>3452276c-7da8-4869-aa8f-c35baf91cb13</text:p>
          </table:table-cell>
          <table:table-cell table:number-columns-repeated="1023"/>
        </table:table-row>
        <table:table-row table:style-name="ro5">
          <table:table-cell office:value-type="string" calcext:value-type="string">
            <text:p>1e8ff582-5c5d-48b5-a1ad-f51846dca65b</text:p>
          </table:table-cell>
          <table:table-cell table:number-columns-repeated="1023"/>
        </table:table-row>
        <table:table-row table:style-name="ro5">
          <table:table-cell office:value-type="string" calcext:value-type="string">
            <text:p>bde1caaa-71db-499e-b400-a67680784f4b</text:p>
          </table:table-cell>
          <table:table-cell table:number-columns-repeated="1023"/>
        </table:table-row>
        <table:table-row table:style-name="ro5">
          <table:table-cell office:value-type="string" calcext:value-type="string">
            <text:p>32996b58-1347-4578-907a-1733a9fe5abc</text:p>
          </table:table-cell>
          <table:table-cell table:number-columns-repeated="1023"/>
        </table:table-row>
        <table:table-row table:style-name="ro5">
          <table:table-cell office:value-type="string" calcext:value-type="string">
            <text:p>5e82f953-9c59-42ff-9af0-88732e45635b</text:p>
          </table:table-cell>
          <table:table-cell table:number-columns-repeated="1023"/>
        </table:table-row>
        <table:table-row table:style-name="ro5">
          <table:table-cell office:value-type="string" calcext:value-type="string">
            <text:p>3e0dba08-d283-4859-9284-465119fd963f</text:p>
          </table:table-cell>
          <table:table-cell table:number-columns-repeated="1023"/>
        </table:table-row>
        <table:table-row table:style-name="ro5">
          <table:table-cell office:value-type="string" calcext:value-type="string">
            <text:p>56fc7da5-26a3-4a4d-bf43-a8a4572873ff</text:p>
          </table:table-cell>
          <table:table-cell table:number-columns-repeated="1023"/>
        </table:table-row>
        <table:table-row table:style-name="ro5">
          <table:table-cell office:value-type="string" calcext:value-type="string">
            <text:p>1f01bc46-0ceb-4f36-b641-3dea14a2eb4d</text:p>
          </table:table-cell>
          <table:table-cell table:number-columns-repeated="1023"/>
        </table:table-row>
        <table:table-row table:style-name="ro5">
          <table:table-cell office:value-type="string" calcext:value-type="string">
            <text:p>13a9e832-d0b1-4fa7-b7b9-774717a99a35</text:p>
          </table:table-cell>
          <table:table-cell table:number-columns-repeated="1023"/>
        </table:table-row>
        <table:table-row table:style-name="ro5">
          <table:table-cell office:value-type="string" calcext:value-type="string">
            <text:p>ff57b943-15db-495f-8c02-d8c2ff7280a4</text:p>
          </table:table-cell>
          <table:table-cell table:number-columns-repeated="1023"/>
        </table:table-row>
        <table:table-row table:style-name="ro5">
          <table:table-cell office:value-type="string" calcext:value-type="string">
            <text:p>0b81e5a3-2453-4e0c-8233-4c2f18946c2b</text:p>
          </table:table-cell>
          <table:table-cell table:number-columns-repeated="1023"/>
        </table:table-row>
        <table:table-row table:style-name="ro5">
          <table:table-cell office:value-type="string" calcext:value-type="string">
            <text:p>45708b56-37d9-4066-8c42-21bf6cb54fcb</text:p>
          </table:table-cell>
          <table:table-cell table:number-columns-repeated="1023"/>
        </table:table-row>
        <table:table-row table:style-name="ro5">
          <table:table-cell office:value-type="string" calcext:value-type="string">
            <text:p>dcde5e40-ea72-4bf6-bd63-efbab1267c0c</text:p>
          </table:table-cell>
          <table:table-cell table:number-columns-repeated="1023"/>
        </table:table-row>
        <table:table-row table:style-name="ro5">
          <table:table-cell office:value-type="string" calcext:value-type="string">
            <text:p>a0c73386-83aa-4e6d-a5de-c18e10914531</text:p>
          </table:table-cell>
          <table:table-cell table:number-columns-repeated="1023"/>
        </table:table-row>
        <table:table-row table:style-name="ro5">
          <table:table-cell office:value-type="string" calcext:value-type="string">
            <text:p>9f6f0b0d-e16b-4afe-8676-3d7d578cf8ec</text:p>
          </table:table-cell>
          <table:table-cell table:number-columns-repeated="1023"/>
        </table:table-row>
        <table:table-row table:style-name="ro5">
          <table:table-cell office:value-type="string" calcext:value-type="string">
            <text:p>2af26436-854c-45cd-9b0a-c2b91ac4cd01</text:p>
          </table:table-cell>
          <table:table-cell table:number-columns-repeated="1023"/>
        </table:table-row>
        <table:table-row table:style-name="ro5">
          <table:table-cell office:value-type="string" calcext:value-type="string">
            <text:p>37d34a4f-a8de-44f3-b5e8-9f94e67bed48</text:p>
          </table:table-cell>
          <table:table-cell table:number-columns-repeated="1023"/>
        </table:table-row>
        <table:table-row table:style-name="ro5">
          <table:table-cell office:value-type="string" calcext:value-type="string">
            <text:p>e5a1fd12-91bb-4a71-879c-b382608096e4</text:p>
          </table:table-cell>
          <table:table-cell table:number-columns-repeated="1023"/>
        </table:table-row>
        <table:table-row table:style-name="ro5">
          <table:table-cell office:value-type="string" calcext:value-type="string">
            <text:p>76999a1d-d100-498f-885c-120332634266</text:p>
          </table:table-cell>
          <table:table-cell table:number-columns-repeated="1023"/>
        </table:table-row>
        <table:table-row table:style-name="ro5">
          <table:table-cell office:value-type="string" calcext:value-type="string">
            <text:p>12a2365d-67bf-4b15-8273-5e83a76b2300</text:p>
          </table:table-cell>
          <table:table-cell table:number-columns-repeated="1023"/>
        </table:table-row>
        <table:table-row table:style-name="ro5">
          <table:table-cell office:value-type="string" calcext:value-type="string">
            <text:p>0baa434e-e96f-4a29-b6b9-36241ac3799b</text:p>
          </table:table-cell>
          <table:table-cell table:number-columns-repeated="1023"/>
        </table:table-row>
        <table:table-row table:style-name="ro5">
          <table:table-cell office:value-type="string" calcext:value-type="string">
            <text:p>a34498d7-98eb-40f7-b521-6751cb73e038</text:p>
          </table:table-cell>
          <table:table-cell table:number-columns-repeated="1023"/>
        </table:table-row>
        <table:table-row table:style-name="ro5">
          <table:table-cell office:value-type="string" calcext:value-type="string">
            <text:p>57caed0c-a812-445d-b83c-6bbe3a1b22be</text:p>
          </table:table-cell>
          <table:table-cell table:number-columns-repeated="1023"/>
        </table:table-row>
        <table:table-row table:style-name="ro5">
          <table:table-cell office:value-type="string" calcext:value-type="string">
            <text:p>776dc64d-b6e4-4875-8396-60da8f468b69</text:p>
          </table:table-cell>
          <table:table-cell table:number-columns-repeated="1023"/>
        </table:table-row>
        <table:table-row table:style-name="ro5">
          <table:table-cell office:value-type="string" calcext:value-type="string">
            <text:p>f3f0a293-edcc-4dae-8a4a-6042adfb07ab</text:p>
          </table:table-cell>
          <table:table-cell table:number-columns-repeated="1023"/>
        </table:table-row>
        <table:table-row table:style-name="ro5">
          <table:table-cell office:value-type="string" calcext:value-type="string">
            <text:p>db86bad0-4c07-4b47-951e-8a73524e0997</text:p>
          </table:table-cell>
          <table:table-cell table:number-columns-repeated="1023"/>
        </table:table-row>
        <table:table-row table:style-name="ro5">
          <table:table-cell office:value-type="string" calcext:value-type="string">
            <text:p>9e02ff6d-ac96-41a9-81b0-1103c5943722</text:p>
          </table:table-cell>
          <table:table-cell table:number-columns-repeated="1023"/>
        </table:table-row>
        <table:table-row table:style-name="ro5">
          <table:table-cell office:value-type="string" calcext:value-type="string">
            <text:p>ff40a213-143a-4c69-9aa4-b6dc34bd90f4</text:p>
          </table:table-cell>
          <table:table-cell table:number-columns-repeated="1023"/>
        </table:table-row>
        <table:table-row table:style-name="ro5">
          <table:table-cell office:value-type="string" calcext:value-type="string">
            <text:p>f7dea547-9bb0-4ba3-ad5f-2368cd0fd2ee</text:p>
          </table:table-cell>
          <table:table-cell table:number-columns-repeated="1023"/>
        </table:table-row>
        <table:table-row table:style-name="ro5">
          <table:table-cell office:value-type="string" calcext:value-type="string">
            <text:p>73d8e399-cd57-4a71-bf13-3cfc5be72c9c</text:p>
          </table:table-cell>
          <table:table-cell table:number-columns-repeated="1023"/>
        </table:table-row>
        <table:table-row table:style-name="ro5">
          <table:table-cell office:value-type="string" calcext:value-type="string">
            <text:p>f4040bef-868f-4c56-bf68-3d1d417eb0b6</text:p>
          </table:table-cell>
          <table:table-cell table:number-columns-repeated="1023"/>
        </table:table-row>
        <table:table-row table:style-name="ro5">
          <table:table-cell office:value-type="string" calcext:value-type="string">
            <text:p>d86f46ca-96d2-487e-9437-7c56c376fa16</text:p>
          </table:table-cell>
          <table:table-cell table:number-columns-repeated="1023"/>
        </table:table-row>
        <table:table-row table:style-name="ro5">
          <table:table-cell office:value-type="string" calcext:value-type="string">
            <text:p>29eecb89-9a19-4f06-98a5-58a4f7c99288</text:p>
          </table:table-cell>
          <table:table-cell table:number-columns-repeated="1023"/>
        </table:table-row>
        <table:table-row table:style-name="ro5">
          <table:table-cell office:value-type="string" calcext:value-type="string">
            <text:p>c8b2b560-7f8b-4dcb-9e07-a66f696befc3</text:p>
          </table:table-cell>
          <table:table-cell table:number-columns-repeated="1023"/>
        </table:table-row>
        <table:table-row table:style-name="ro5">
          <table:table-cell office:value-type="string" calcext:value-type="string">
            <text:p>78962844-f889-4bb0-8d72-263d667ab591</text:p>
          </table:table-cell>
          <table:table-cell table:number-columns-repeated="1023"/>
        </table:table-row>
        <table:table-row table:style-name="ro5">
          <table:table-cell office:value-type="string" calcext:value-type="string">
            <text:p>0c6fbcc5-ae68-431f-80fd-b72ad01225df</text:p>
          </table:table-cell>
          <table:table-cell table:number-columns-repeated="1023"/>
        </table:table-row>
        <table:table-row table:style-name="ro5">
          <table:table-cell office:value-type="string" calcext:value-type="string">
            <text:p>148b7e32-a831-4c02-b6b6-7f315bf72a68</text:p>
          </table:table-cell>
          <table:table-cell table:number-columns-repeated="1023"/>
        </table:table-row>
        <table:table-row table:style-name="ro5">
          <table:table-cell office:value-type="string" calcext:value-type="string">
            <text:p>d2eacfb5-6633-4e47-b88f-bf7a70fc3862</text:p>
          </table:table-cell>
          <table:table-cell table:number-columns-repeated="1023"/>
        </table:table-row>
        <table:table-row table:style-name="ro5">
          <table:table-cell office:value-type="string" calcext:value-type="string">
            <text:p>24add4db-21fa-4b02-8cde-f01a8aa94c6a</text:p>
          </table:table-cell>
          <table:table-cell table:number-columns-repeated="1023"/>
        </table:table-row>
        <table:table-row table:style-name="ro5">
          <table:table-cell office:value-type="string" calcext:value-type="string">
            <text:p>18d9b8dc-be91-42a9-aa99-c70572710fda</text:p>
          </table:table-cell>
          <table:table-cell table:number-columns-repeated="1023"/>
        </table:table-row>
        <table:table-row table:style-name="ro5">
          <table:table-cell office:value-type="string" calcext:value-type="string">
            <text:p>e5189c16-478b-4cf9-b831-f0aa7da36756</text:p>
          </table:table-cell>
          <table:table-cell table:number-columns-repeated="1023"/>
        </table:table-row>
        <table:table-row table:style-name="ro5">
          <table:table-cell office:value-type="string" calcext:value-type="string">
            <text:p>e572a988-bae6-42b2-afc1-018532a766e3</text:p>
          </table:table-cell>
          <table:table-cell table:number-columns-repeated="1023"/>
        </table:table-row>
        <table:table-row table:style-name="ro5">
          <table:table-cell office:value-type="string" calcext:value-type="string">
            <text:p>d5dd3ddd-8c50-41af-9865-abe69592325e</text:p>
          </table:table-cell>
          <table:table-cell table:number-columns-repeated="1023"/>
        </table:table-row>
        <table:table-row table:style-name="ro5">
          <table:table-cell office:value-type="string" calcext:value-type="string">
            <text:p>9476d05d-c8e0-497b-9e96-18ba5f838f07</text:p>
          </table:table-cell>
          <table:table-cell table:number-columns-repeated="1023"/>
        </table:table-row>
        <table:table-row table:style-name="ro5">
          <table:table-cell office:value-type="string" calcext:value-type="string">
            <text:p>8a1abd57-3357-4cdb-a2ae-1aa7c7404ec7</text:p>
          </table:table-cell>
          <table:table-cell table:number-columns-repeated="1023"/>
        </table:table-row>
        <table:table-row table:style-name="ro5">
          <table:table-cell office:value-type="string" calcext:value-type="string">
            <text:p>f1dcdba9-86da-4ed3-b657-8cf07183523e</text:p>
          </table:table-cell>
          <table:table-cell table:number-columns-repeated="1023"/>
        </table:table-row>
        <table:table-row table:style-name="ro5">
          <table:table-cell office:value-type="string" calcext:value-type="string">
            <text:p>184137cc-3e93-4737-9bb7-68703349be8c</text:p>
          </table:table-cell>
          <table:table-cell table:number-columns-repeated="1023"/>
        </table:table-row>
        <table:table-row table:style-name="ro5">
          <table:table-cell office:value-type="string" calcext:value-type="string">
            <text:p>22d25318-667d-45dd-bca0-962db0e635eb</text:p>
          </table:table-cell>
          <table:table-cell table:number-columns-repeated="1023"/>
        </table:table-row>
        <table:table-row table:style-name="ro5">
          <table:table-cell office:value-type="string" calcext:value-type="string">
            <text:p>f8e0022d-08be-4dcd-8bea-3612c420712a</text:p>
          </table:table-cell>
          <table:table-cell table:number-columns-repeated="1023"/>
        </table:table-row>
        <table:table-row table:style-name="ro5">
          <table:table-cell office:value-type="string" calcext:value-type="string">
            <text:p>544c7693-59cb-4c33-a256-3f07247da15e</text:p>
          </table:table-cell>
          <table:table-cell table:number-columns-repeated="1023"/>
        </table:table-row>
        <table:table-row table:style-name="ro5">
          <table:table-cell office:value-type="string" calcext:value-type="string">
            <text:p>b52a2236-d363-441e-869b-0b8c01098423</text:p>
          </table:table-cell>
          <table:table-cell table:number-columns-repeated="1023"/>
        </table:table-row>
        <table:table-row table:style-name="ro5">
          <table:table-cell office:value-type="string" calcext:value-type="string">
            <text:p>331f91ea-5b68-4864-b553-ba81a13cf101</text:p>
          </table:table-cell>
          <table:table-cell table:number-columns-repeated="1023"/>
        </table:table-row>
        <table:table-row table:style-name="ro5">
          <table:table-cell office:value-type="string" calcext:value-type="string">
            <text:p>8cec66a0-1d80-4235-b451-de5464b3a8ea</text:p>
          </table:table-cell>
          <table:table-cell table:number-columns-repeated="1023"/>
        </table:table-row>
        <table:table-row table:style-name="ro5">
          <table:table-cell office:value-type="string" calcext:value-type="string">
            <text:p>044609a2-1d52-4bef-8fb6-071ceb92b488</text:p>
          </table:table-cell>
          <table:table-cell table:number-columns-repeated="1023"/>
        </table:table-row>
        <table:table-row table:style-name="ro5">
          <table:table-cell office:value-type="string" calcext:value-type="string">
            <text:p>8b123614-a758-457d-b83f-d35b85d05460</text:p>
          </table:table-cell>
          <table:table-cell table:number-columns-repeated="1023"/>
        </table:table-row>
        <table:table-row table:style-name="ro5">
          <table:table-cell office:value-type="string" calcext:value-type="string">
            <text:p>59717716-07a1-4fd8-a8ad-dda064a0596b</text:p>
          </table:table-cell>
          <table:table-cell table:number-columns-repeated="1023"/>
        </table:table-row>
        <table:table-row table:style-name="ro5">
          <table:table-cell office:value-type="string" calcext:value-type="string">
            <text:p>ea4f6750-693d-4ddd-9af7-2d5891c9ba1f</text:p>
          </table:table-cell>
          <table:table-cell table:number-columns-repeated="1023"/>
        </table:table-row>
        <table:table-row table:style-name="ro5">
          <table:table-cell office:value-type="string" calcext:value-type="string">
            <text:p>63870452-d7dd-4aa9-b41e-06755c3cf887</text:p>
          </table:table-cell>
          <table:table-cell table:number-columns-repeated="1023"/>
        </table:table-row>
        <table:table-row table:style-name="ro5">
          <table:table-cell office:value-type="string" calcext:value-type="string">
            <text:p>750b27ee-cfdb-45f9-a23c-8a6667f36be0</text:p>
          </table:table-cell>
          <table:table-cell table:number-columns-repeated="1023"/>
        </table:table-row>
        <table:table-row table:style-name="ro5">
          <table:table-cell office:value-type="string" calcext:value-type="string">
            <text:p>6f8c5e9b-6c48-4b95-88fa-c6f269734c4e</text:p>
          </table:table-cell>
          <table:table-cell table:number-columns-repeated="1023"/>
        </table:table-row>
        <table:table-row table:style-name="ro5">
          <table:table-cell office:value-type="string" calcext:value-type="string">
            <text:p>113da1d2-95b5-4e56-a8b2-798d328514e5</text:p>
          </table:table-cell>
          <table:table-cell table:number-columns-repeated="1023"/>
        </table:table-row>
        <table:table-row table:style-name="ro5">
          <table:table-cell office:value-type="string" calcext:value-type="string">
            <text:p>d56ed3ff-eea6-44ba-924a-44ebec3935b3</text:p>
          </table:table-cell>
          <table:table-cell table:number-columns-repeated="1023"/>
        </table:table-row>
        <table:table-row table:style-name="ro5">
          <table:table-cell office:value-type="string" calcext:value-type="string">
            <text:p>cefffa7b-04ee-4976-9628-6680568bc3cb</text:p>
          </table:table-cell>
          <table:table-cell table:number-columns-repeated="1023"/>
        </table:table-row>
        <table:table-row table:style-name="ro5">
          <table:table-cell office:value-type="string" calcext:value-type="string">
            <text:p>db99c891-976e-462b-98b1-548549d7b0e5</text:p>
          </table:table-cell>
          <table:table-cell table:number-columns-repeated="1023"/>
        </table:table-row>
        <table:table-row table:style-name="ro5">
          <table:table-cell office:value-type="string" calcext:value-type="string">
            <text:p>de6c0b6a-0dc3-49f4-81ad-30aa34dcd2e1</text:p>
          </table:table-cell>
          <table:table-cell table:number-columns-repeated="1023"/>
        </table:table-row>
        <table:table-row table:style-name="ro5">
          <table:table-cell office:value-type="string" calcext:value-type="string">
            <text:p>1c72f8a9-46f5-4824-88a6-8406f2c416f1</text:p>
          </table:table-cell>
          <table:table-cell table:number-columns-repeated="1023"/>
        </table:table-row>
        <table:table-row table:style-name="ro5">
          <table:table-cell office:value-type="string" calcext:value-type="string">
            <text:p>49177651-7fac-4486-b57d-6beb87e90168</text:p>
          </table:table-cell>
          <table:table-cell table:number-columns-repeated="1023"/>
        </table:table-row>
        <table:table-row table:style-name="ro5">
          <table:table-cell office:value-type="string" calcext:value-type="string">
            <text:p>35cfab4f-bdf2-4600-a85f-ae75c6ba94a1</text:p>
          </table:table-cell>
          <table:table-cell table:number-columns-repeated="1023"/>
        </table:table-row>
        <table:table-row table:style-name="ro5">
          <table:table-cell office:value-type="string" calcext:value-type="string">
            <text:p>0d4d3c2b-8643-4ff8-893f-5d7b246ab35a</text:p>
          </table:table-cell>
          <table:table-cell table:number-columns-repeated="1023"/>
        </table:table-row>
        <table:table-row table:style-name="ro5">
          <table:table-cell office:value-type="string" calcext:value-type="string">
            <text:p>e0c8f7fd-ba47-442a-891c-5af6a0a640c2</text:p>
          </table:table-cell>
          <table:table-cell table:number-columns-repeated="1023"/>
        </table:table-row>
        <table:table-row table:style-name="ro5">
          <table:table-cell office:value-type="string" calcext:value-type="string">
            <text:p>198bec03-1fc5-4629-8f10-d75a95b59848</text:p>
          </table:table-cell>
          <table:table-cell table:number-columns-repeated="1023"/>
        </table:table-row>
        <table:table-row table:style-name="ro5">
          <table:table-cell office:value-type="string" calcext:value-type="string">
            <text:p>bc359286-fdb7-4fe5-b1dc-38d2f0960678</text:p>
          </table:table-cell>
          <table:table-cell table:number-columns-repeated="1023"/>
        </table:table-row>
        <table:table-row table:style-name="ro5">
          <table:table-cell office:value-type="string" calcext:value-type="string">
            <text:p>52d582a7-6a0f-491f-bd4f-7d499f181b83</text:p>
          </table:table-cell>
          <table:table-cell table:number-columns-repeated="1023"/>
        </table:table-row>
        <table:table-row table:style-name="ro5">
          <table:table-cell office:value-type="string" calcext:value-type="string">
            <text:p>bd97844d-ee1a-44ee-8b5d-5e9ce800651f</text:p>
          </table:table-cell>
          <table:table-cell table:number-columns-repeated="1023"/>
        </table:table-row>
        <table:table-row table:style-name="ro5">
          <table:table-cell office:value-type="string" calcext:value-type="string">
            <text:p>45b131e3-d3a1-4dad-becb-24f45ca1487f</text:p>
          </table:table-cell>
          <table:table-cell table:number-columns-repeated="1023"/>
        </table:table-row>
        <table:table-row table:style-name="ro5">
          <table:table-cell office:value-type="string" calcext:value-type="string">
            <text:p>1c122567-6d03-46e2-a894-0bc6eab711b7</text:p>
          </table:table-cell>
          <table:table-cell table:number-columns-repeated="1023"/>
        </table:table-row>
        <table:table-row table:style-name="ro5">
          <table:table-cell office:value-type="string" calcext:value-type="string">
            <text:p>13bd5627-a3b9-4418-8df7-d737f0b283ed</text:p>
          </table:table-cell>
          <table:table-cell table:number-columns-repeated="1023"/>
        </table:table-row>
        <table:table-row table:style-name="ro5">
          <table:table-cell office:value-type="string" calcext:value-type="string">
            <text:p>d6070dd6-523a-419e-bf29-eec1fcb79c0b</text:p>
          </table:table-cell>
          <table:table-cell table:number-columns-repeated="1023"/>
        </table:table-row>
        <table:table-row table:style-name="ro5">
          <table:table-cell office:value-type="string" calcext:value-type="string">
            <text:p>62061e6a-f145-439e-9214-62e1a798efde</text:p>
          </table:table-cell>
          <table:table-cell table:number-columns-repeated="1023"/>
        </table:table-row>
        <table:table-row table:style-name="ro5">
          <table:table-cell office:value-type="string" calcext:value-type="string">
            <text:p>6920e19e-d61d-4019-a431-a673b8a2b3f0</text:p>
          </table:table-cell>
          <table:table-cell table:number-columns-repeated="1023"/>
        </table:table-row>
        <table:table-row table:style-name="ro5">
          <table:table-cell office:value-type="string" calcext:value-type="string">
            <text:p>6335f299-f651-422f-8a40-4e48fa164c93</text:p>
          </table:table-cell>
          <table:table-cell table:number-columns-repeated="1023"/>
        </table:table-row>
        <table:table-row table:style-name="ro5">
          <table:table-cell office:value-type="string" calcext:value-type="string">
            <text:p>477b5030-cc5e-4281-b711-db6c4b5b9b07</text:p>
          </table:table-cell>
          <table:table-cell table:number-columns-repeated="1023"/>
        </table:table-row>
        <table:table-row table:style-name="ro5">
          <table:table-cell office:value-type="string" calcext:value-type="string">
            <text:p>a535ca9f-e4fe-4f23-94ae-1a3bf905885c</text:p>
          </table:table-cell>
          <table:table-cell table:number-columns-repeated="1023"/>
        </table:table-row>
        <table:table-row table:style-name="ro5">
          <table:table-cell office:value-type="string" calcext:value-type="string">
            <text:p>5ba901fd-b225-46c6-92fc-c4b5c3051d29</text:p>
          </table:table-cell>
          <table:table-cell table:number-columns-repeated="1023"/>
        </table:table-row>
        <table:table-row table:style-name="ro5">
          <table:table-cell office:value-type="string" calcext:value-type="string">
            <text:p>a1a0ea04-42de-405f-9a9e-635f90111da1</text:p>
          </table:table-cell>
          <table:table-cell table:number-columns-repeated="1023"/>
        </table:table-row>
        <table:table-row table:style-name="ro5">
          <table:table-cell office:value-type="string" calcext:value-type="string">
            <text:p>00812942-a263-45ab-b4be-309ca6f0044b</text:p>
          </table:table-cell>
          <table:table-cell table:number-columns-repeated="1023"/>
        </table:table-row>
        <table:table-row table:style-name="ro5">
          <table:table-cell office:value-type="string" calcext:value-type="string">
            <text:p>cf99660d-504b-4758-9b87-4fb2f506d0e5</text:p>
          </table:table-cell>
          <table:table-cell table:number-columns-repeated="1023"/>
        </table:table-row>
        <table:table-row table:style-name="ro5">
          <table:table-cell office:value-type="string" calcext:value-type="string">
            <text:p>7357d1ae-1f9f-44ea-8b3f-433ed26663de</text:p>
          </table:table-cell>
          <table:table-cell table:number-columns-repeated="1023"/>
        </table:table-row>
        <table:table-row table:style-name="ro5">
          <table:table-cell office:value-type="string" calcext:value-type="string">
            <text:p>a63c986f-79e9-4818-b3ab-cb0844ba0614</text:p>
          </table:table-cell>
          <table:table-cell table:number-columns-repeated="1023"/>
        </table:table-row>
        <table:table-row table:style-name="ro5">
          <table:table-cell office:value-type="string" calcext:value-type="string">
            <text:p>2bf90ca1-7fff-48dc-9a1d-5ed604761632</text:p>
          </table:table-cell>
          <table:table-cell table:number-columns-repeated="1023"/>
        </table:table-row>
        <table:table-row table:style-name="ro5">
          <table:table-cell office:value-type="string" calcext:value-type="string">
            <text:p>30f37847-733d-4a28-b10d-fc1344a348f7</text:p>
          </table:table-cell>
          <table:table-cell table:number-columns-repeated="1023"/>
        </table:table-row>
        <table:table-row table:style-name="ro5">
          <table:table-cell office:value-type="string" calcext:value-type="string">
            <text:p>529a453b-c327-4b38-a218-9c1992696e34</text:p>
          </table:table-cell>
          <table:table-cell table:number-columns-repeated="1023"/>
        </table:table-row>
        <table:table-row table:style-name="ro5">
          <table:table-cell office:value-type="string" calcext:value-type="string">
            <text:p>c248ed62-a8b8-48b3-9246-847ce8f795bc</text:p>
          </table:table-cell>
          <table:table-cell table:number-columns-repeated="1023"/>
        </table:table-row>
        <table:table-row table:style-name="ro5">
          <table:table-cell office:value-type="string" calcext:value-type="string">
            <text:p>211ecb6e-1ab0-4695-a29b-a5b8c5997bd2</text:p>
          </table:table-cell>
          <table:table-cell table:number-columns-repeated="1023"/>
        </table:table-row>
        <table:table-row table:style-name="ro5">
          <table:table-cell office:value-type="string" calcext:value-type="string">
            <text:p>850945c4-3543-443f-9525-4ebd3847cad3</text:p>
          </table:table-cell>
          <table:table-cell table:number-columns-repeated="1023"/>
        </table:table-row>
        <table:table-row table:style-name="ro5">
          <table:table-cell office:value-type="string" calcext:value-type="string">
            <text:p>4be56f71-95f9-4a36-b286-cfd745b575d4</text:p>
          </table:table-cell>
          <table:table-cell table:number-columns-repeated="1023"/>
        </table:table-row>
        <table:table-row table:style-name="ro5">
          <table:table-cell office:value-type="string" calcext:value-type="string">
            <text:p>19783e4c-8158-4aed-a3eb-b21d1d76a4fa</text:p>
          </table:table-cell>
          <table:table-cell table:number-columns-repeated="1023"/>
        </table:table-row>
        <table:table-row table:style-name="ro5">
          <table:table-cell office:value-type="string" calcext:value-type="string">
            <text:p>a9d4fa4b-b98c-4020-8aaf-f71223dcc209</text:p>
          </table:table-cell>
          <table:table-cell table:number-columns-repeated="1023"/>
        </table:table-row>
        <table:table-row table:style-name="ro5">
          <table:table-cell office:value-type="string" calcext:value-type="string">
            <text:p>7c7db684-9046-4faa-8e00-9924da1f9dfb</text:p>
          </table:table-cell>
          <table:table-cell table:number-columns-repeated="1023"/>
        </table:table-row>
        <table:table-row table:style-name="ro5">
          <table:table-cell office:value-type="string" calcext:value-type="string">
            <text:p>31018316-0624-4b8e-a74a-4cccf7c7c434</text:p>
          </table:table-cell>
          <table:table-cell table:number-columns-repeated="1023"/>
        </table:table-row>
        <table:table-row table:style-name="ro5">
          <table:table-cell office:value-type="string" calcext:value-type="string">
            <text:p>6149a4d3-a73b-4469-9206-ec19c9d8f24d</text:p>
          </table:table-cell>
          <table:table-cell table:number-columns-repeated="1023"/>
        </table:table-row>
        <table:table-row table:style-name="ro5">
          <table:table-cell office:value-type="string" calcext:value-type="string">
            <text:p>ec60ede0-5ff3-4bdd-a381-9bfc2b7a05e4</text:p>
          </table:table-cell>
          <table:table-cell table:number-columns-repeated="1023"/>
        </table:table-row>
        <table:table-row table:style-name="ro5">
          <table:table-cell office:value-type="string" calcext:value-type="string">
            <text:p>91543b8c-f725-4e48-8e4c-ec1b5b7ae4b0</text:p>
          </table:table-cell>
          <table:table-cell table:number-columns-repeated="1023"/>
        </table:table-row>
        <table:table-row table:style-name="ro5">
          <table:table-cell office:value-type="string" calcext:value-type="string">
            <text:p>b8bee16e-a427-4c0b-8b4b-d4c8a8863bd6</text:p>
          </table:table-cell>
          <table:table-cell table:number-columns-repeated="1023"/>
        </table:table-row>
        <table:table-row table:style-name="ro5">
          <table:table-cell office:value-type="string" calcext:value-type="string">
            <text:p>9aab4a6b-68dc-4852-921f-fd5cf3d7239a</text:p>
          </table:table-cell>
          <table:table-cell table:number-columns-repeated="1023"/>
        </table:table-row>
        <table:table-row table:style-name="ro5">
          <table:table-cell office:value-type="string" calcext:value-type="string">
            <text:p>7c4003e6-c558-40c7-bb00-877c287af214</text:p>
          </table:table-cell>
          <table:table-cell table:number-columns-repeated="1023"/>
        </table:table-row>
        <table:table-row table:style-name="ro5">
          <table:table-cell office:value-type="string" calcext:value-type="string">
            <text:p>98373f65-2f55-4893-91b9-ae582ba19556</text:p>
          </table:table-cell>
          <table:table-cell table:number-columns-repeated="1023"/>
        </table:table-row>
        <table:table-row table:style-name="ro5">
          <table:table-cell office:value-type="string" calcext:value-type="string">
            <text:p>764d2a90-9313-4ab0-9cbd-2e3e1e53f979</text:p>
          </table:table-cell>
          <table:table-cell table:number-columns-repeated="1023"/>
        </table:table-row>
        <table:table-row table:style-name="ro5">
          <table:table-cell office:value-type="string" calcext:value-type="string">
            <text:p>1a32d2ae-bfeb-4dc8-81c6-c2fa78a873fa</text:p>
          </table:table-cell>
          <table:table-cell table:number-columns-repeated="1023"/>
        </table:table-row>
        <table:table-row table:style-name="ro5">
          <table:table-cell office:value-type="string" calcext:value-type="string">
            <text:p>ab662c26-4d81-48e7-8c85-61413b3203f4</text:p>
          </table:table-cell>
          <table:table-cell table:number-columns-repeated="1023"/>
        </table:table-row>
        <table:table-row table:style-name="ro5">
          <table:table-cell office:value-type="string" calcext:value-type="string">
            <text:p>c48a047c-6bdc-482b-bed9-798577c27792</text:p>
          </table:table-cell>
          <table:table-cell table:number-columns-repeated="1023"/>
        </table:table-row>
        <table:table-row table:style-name="ro5">
          <table:table-cell office:value-type="string" calcext:value-type="string">
            <text:p>25bde4e9-8d35-4aec-8c01-c501fd00da4d</text:p>
          </table:table-cell>
          <table:table-cell table:number-columns-repeated="1023"/>
        </table:table-row>
        <table:table-row table:style-name="ro5">
          <table:table-cell office:value-type="string" calcext:value-type="string">
            <text:p>d0156d6a-8201-4ce2-9924-e85c4203c329</text:p>
          </table:table-cell>
          <table:table-cell table:number-columns-repeated="1023"/>
        </table:table-row>
        <table:table-row table:style-name="ro5">
          <table:table-cell office:value-type="string" calcext:value-type="string">
            <text:p>aa38a261-8b40-4b43-82de-829495bbd4e6</text:p>
          </table:table-cell>
          <table:table-cell table:number-columns-repeated="1023"/>
        </table:table-row>
        <table:table-row table:style-name="ro5">
          <table:table-cell office:value-type="string" calcext:value-type="string">
            <text:p>d44348fe-9caf-4651-9ba0-747d0f751fd0</text:p>
          </table:table-cell>
          <table:table-cell table:number-columns-repeated="1023"/>
        </table:table-row>
        <table:table-row table:style-name="ro5">
          <table:table-cell office:value-type="string" calcext:value-type="string">
            <text:p>a19e4459-2158-40d6-a874-47f888330ddc</text:p>
          </table:table-cell>
          <table:table-cell table:number-columns-repeated="1023"/>
        </table:table-row>
        <table:table-row table:style-name="ro5">
          <table:table-cell office:value-type="string" calcext:value-type="string">
            <text:p>1973ab28-03e3-497d-897d-d6ee618c6b5f</text:p>
          </table:table-cell>
          <table:table-cell table:number-columns-repeated="1023"/>
        </table:table-row>
        <table:table-row table:style-name="ro5">
          <table:table-cell office:value-type="string" calcext:value-type="string">
            <text:p>cd557a17-c294-4599-ba45-edf602076edb</text:p>
          </table:table-cell>
          <table:table-cell table:number-columns-repeated="1023"/>
        </table:table-row>
        <table:table-row table:style-name="ro5">
          <table:table-cell office:value-type="string" calcext:value-type="string">
            <text:p>4dd7414a-9cda-4847-b27d-e90d5d610451</text:p>
          </table:table-cell>
          <table:table-cell table:number-columns-repeated="1023"/>
        </table:table-row>
        <table:table-row table:style-name="ro5">
          <table:table-cell office:value-type="string" calcext:value-type="string">
            <text:p>bed1f5a8-7804-40a7-9e98-f52cb5e6cf5a</text:p>
          </table:table-cell>
          <table:table-cell table:number-columns-repeated="1023"/>
        </table:table-row>
        <table:table-row table:style-name="ro5">
          <table:table-cell office:value-type="string" calcext:value-type="string">
            <text:p>de9d767a-20c5-40b9-ab91-b58340633412</text:p>
          </table:table-cell>
          <table:table-cell table:number-columns-repeated="1023"/>
        </table:table-row>
        <table:table-row table:style-name="ro5">
          <table:table-cell office:value-type="string" calcext:value-type="string">
            <text:p>a430a252-11c1-42a7-88c7-669cb22cbcb5</text:p>
          </table:table-cell>
          <table:table-cell table:number-columns-repeated="1023"/>
        </table:table-row>
        <table:table-row table:style-name="ro5">
          <table:table-cell office:value-type="string" calcext:value-type="string">
            <text:p>b833bfe5-a2b1-46a7-ad12-2e48db5962ed</text:p>
          </table:table-cell>
          <table:table-cell table:number-columns-repeated="1023"/>
        </table:table-row>
        <table:table-row table:style-name="ro5">
          <table:table-cell office:value-type="string" calcext:value-type="string">
            <text:p>17773a71-e349-4e23-b218-28429c3ffd91</text:p>
          </table:table-cell>
          <table:table-cell table:number-columns-repeated="1023"/>
        </table:table-row>
        <table:table-row table:style-name="ro5">
          <table:table-cell office:value-type="string" calcext:value-type="string">
            <text:p>d527cdac-9e5c-49c3-b4c5-eb5d9d40d197</text:p>
          </table:table-cell>
          <table:table-cell table:number-columns-repeated="1023"/>
        </table:table-row>
        <table:table-row table:style-name="ro5">
          <table:table-cell office:value-type="string" calcext:value-type="string">
            <text:p>f35eb698-f0d7-43b6-849a-26ad05ee9573</text:p>
          </table:table-cell>
          <table:table-cell table:number-columns-repeated="1023"/>
        </table:table-row>
        <table:table-row table:style-name="ro5">
          <table:table-cell office:value-type="string" calcext:value-type="string">
            <text:p>893ed75f-1854-451c-b884-6c3f12de40d0</text:p>
          </table:table-cell>
          <table:table-cell table:number-columns-repeated="1023"/>
        </table:table-row>
        <table:table-row table:style-name="ro5">
          <table:table-cell office:value-type="string" calcext:value-type="string">
            <text:p>1d6a96ab-721a-4808-8bc8-ecce5280b61f</text:p>
          </table:table-cell>
          <table:table-cell table:number-columns-repeated="1023"/>
        </table:table-row>
        <table:table-row table:style-name="ro5">
          <table:table-cell office:value-type="string" calcext:value-type="string">
            <text:p>6de214ae-d0d7-48ac-919c-9cea41735c3b</text:p>
          </table:table-cell>
          <table:table-cell table:number-columns-repeated="1023"/>
        </table:table-row>
        <table:table-row table:style-name="ro5">
          <table:table-cell office:value-type="string" calcext:value-type="string">
            <text:p>598681ae-57c4-44d2-ba0d-d6c7637c64e4</text:p>
          </table:table-cell>
          <table:table-cell table:number-columns-repeated="1023"/>
        </table:table-row>
        <table:table-row table:style-name="ro5">
          <table:table-cell office:value-type="string" calcext:value-type="string">
            <text:p>54669c24-0d9e-4887-a663-eff0bd567c21</text:p>
          </table:table-cell>
          <table:table-cell table:number-columns-repeated="1023"/>
        </table:table-row>
        <table:table-row table:style-name="ro5">
          <table:table-cell office:value-type="string" calcext:value-type="string">
            <text:p>1768a3c2-38fb-488d-bc61-c06eb1f4d7a9</text:p>
          </table:table-cell>
          <table:table-cell table:number-columns-repeated="1023"/>
        </table:table-row>
        <table:table-row table:style-name="ro5">
          <table:table-cell office:value-type="string" calcext:value-type="string">
            <text:p>16749632-b66b-4aa7-850f-df38cb8284c5</text:p>
          </table:table-cell>
          <table:table-cell table:number-columns-repeated="1023"/>
        </table:table-row>
        <table:table-row table:style-name="ro5">
          <table:table-cell office:value-type="string" calcext:value-type="string">
            <text:p>de021c76-6564-4fa3-81a2-019a3f9cd975</text:p>
          </table:table-cell>
          <table:table-cell table:number-columns-repeated="1023"/>
        </table:table-row>
        <table:table-row table:style-name="ro5">
          <table:table-cell office:value-type="string" calcext:value-type="string">
            <text:p>571caafa-0540-4336-bad7-7fc10bfdf383</text:p>
          </table:table-cell>
          <table:table-cell table:number-columns-repeated="1023"/>
        </table:table-row>
        <table:table-row table:style-name="ro5">
          <table:table-cell office:value-type="string" calcext:value-type="string">
            <text:p>ffb67a13-ca66-4ba8-a521-243da8ef236f</text:p>
          </table:table-cell>
          <table:table-cell table:number-columns-repeated="1023"/>
        </table:table-row>
        <table:table-row table:style-name="ro5">
          <table:table-cell office:value-type="string" calcext:value-type="string">
            <text:p>3b412412-9584-4aae-bc01-1612351b09b9</text:p>
          </table:table-cell>
          <table:table-cell table:number-columns-repeated="1023"/>
        </table:table-row>
        <table:table-row table:style-name="ro5">
          <table:table-cell office:value-type="string" calcext:value-type="string">
            <text:p>e1ac5a66-6a7c-43fa-8669-5b04bb7cd44a</text:p>
          </table:table-cell>
          <table:table-cell table:number-columns-repeated="1023"/>
        </table:table-row>
        <table:table-row table:style-name="ro5">
          <table:table-cell office:value-type="string" calcext:value-type="string">
            <text:p>1abcef69-3216-4bd5-aa2a-76580ac6f134</text:p>
          </table:table-cell>
          <table:table-cell table:number-columns-repeated="1023"/>
        </table:table-row>
        <table:table-row table:style-name="ro5">
          <table:table-cell office:value-type="string" calcext:value-type="string">
            <text:p>c15b73b1-8a1f-430f-b4a0-c0226195fffd</text:p>
          </table:table-cell>
          <table:table-cell table:number-columns-repeated="1023"/>
        </table:table-row>
        <table:table-row table:style-name="ro5">
          <table:table-cell office:value-type="string" calcext:value-type="string">
            <text:p>0c5a9913-0e2e-4aa8-933e-311a270c05b1</text:p>
          </table:table-cell>
          <table:table-cell table:number-columns-repeated="1023"/>
        </table:table-row>
        <table:table-row table:style-name="ro5">
          <table:table-cell office:value-type="string" calcext:value-type="string">
            <text:p>a8f37e40-7a5c-449f-bc66-0c7f0877dc71</text:p>
          </table:table-cell>
          <table:table-cell table:number-columns-repeated="1023"/>
        </table:table-row>
        <table:table-row table:style-name="ro5">
          <table:table-cell office:value-type="string" calcext:value-type="string">
            <text:p>05e2ae09-df24-45ef-83ed-ac222f10c3d3</text:p>
          </table:table-cell>
          <table:table-cell table:number-columns-repeated="1023"/>
        </table:table-row>
        <table:table-row table:style-name="ro5">
          <table:table-cell office:value-type="string" calcext:value-type="string">
            <text:p>d7c3afc5-7de5-4305-82f6-5ae2e6968505</text:p>
          </table:table-cell>
          <table:table-cell table:number-columns-repeated="1023"/>
        </table:table-row>
        <table:table-row table:style-name="ro5">
          <table:table-cell office:value-type="string" calcext:value-type="string">
            <text:p>859fc6b9-49f8-4833-87cf-8c556f4fb737</text:p>
          </table:table-cell>
          <table:table-cell table:number-columns-repeated="1023"/>
        </table:table-row>
        <table:table-row table:style-name="ro5">
          <table:table-cell office:value-type="string" calcext:value-type="string">
            <text:p>5b1cb255-1671-4784-9d12-8ef0ef4e3a2f</text:p>
          </table:table-cell>
          <table:table-cell table:number-columns-repeated="1023"/>
        </table:table-row>
        <table:table-row table:style-name="ro5">
          <table:table-cell office:value-type="string" calcext:value-type="string">
            <text:p>3a39ddeb-7112-4afc-90d2-5621e4e4b8f9</text:p>
          </table:table-cell>
          <table:table-cell table:number-columns-repeated="1023"/>
        </table:table-row>
        <table:table-row table:style-name="ro5">
          <table:table-cell office:value-type="string" calcext:value-type="string">
            <text:p>bf206a33-dce1-4369-a5ab-ae78f99cbf2e</text:p>
          </table:table-cell>
          <table:table-cell table:number-columns-repeated="1023"/>
        </table:table-row>
        <table:table-row table:style-name="ro5">
          <table:table-cell office:value-type="string" calcext:value-type="string">
            <text:p>ea0e7928-ccb1-42f9-a3c1-f65b41955c0e</text:p>
          </table:table-cell>
          <table:table-cell table:number-columns-repeated="1023"/>
        </table:table-row>
        <table:table-row table:style-name="ro5">
          <table:table-cell office:value-type="string" calcext:value-type="string">
            <text:p>ab84c0c0-669f-4517-b24b-9eb416cd9090</text:p>
          </table:table-cell>
          <table:table-cell table:number-columns-repeated="1023"/>
        </table:table-row>
        <table:table-row table:style-name="ro5">
          <table:table-cell office:value-type="string" calcext:value-type="string">
            <text:p>e1fc1bb8-0a5f-49a8-be3c-b68fb018330f</text:p>
          </table:table-cell>
          <table:table-cell table:number-columns-repeated="1023"/>
        </table:table-row>
        <table:table-row table:style-name="ro5">
          <table:table-cell office:value-type="string" calcext:value-type="string">
            <text:p>7b7fe5f8-f01d-4a02-9ea5-7d2930f8d6f0</text:p>
          </table:table-cell>
          <table:table-cell table:number-columns-repeated="1023"/>
        </table:table-row>
        <table:table-row table:style-name="ro5">
          <table:table-cell office:value-type="string" calcext:value-type="string">
            <text:p>b4187dcd-15cb-497f-b3c0-fbf69bbdb314</text:p>
          </table:table-cell>
          <table:table-cell table:number-columns-repeated="1023"/>
        </table:table-row>
        <table:table-row table:style-name="ro5">
          <table:table-cell office:value-type="string" calcext:value-type="string">
            <text:p>2618607a-49e7-4398-88fa-0e5d7e49ee34</text:p>
          </table:table-cell>
          <table:table-cell table:number-columns-repeated="1023"/>
        </table:table-row>
        <table:table-row table:style-name="ro5">
          <table:table-cell office:value-type="string" calcext:value-type="string">
            <text:p>37fd1272-684b-4a42-b8db-2dbd76d4c2bf</text:p>
          </table:table-cell>
          <table:table-cell table:number-columns-repeated="1023"/>
        </table:table-row>
        <table:table-row table:style-name="ro5">
          <table:table-cell office:value-type="string" calcext:value-type="string">
            <text:p>b106c5ff-1959-4328-b4b4-7d4640dcb8db</text:p>
          </table:table-cell>
          <table:table-cell table:number-columns-repeated="1023"/>
        </table:table-row>
        <table:table-row table:style-name="ro5">
          <table:table-cell office:value-type="string" calcext:value-type="string">
            <text:p>12333e61-af7d-46cd-90a0-f530c4edb624</text:p>
          </table:table-cell>
          <table:table-cell table:number-columns-repeated="1023"/>
        </table:table-row>
        <table:table-row table:style-name="ro5">
          <table:table-cell office:value-type="string" calcext:value-type="string">
            <text:p>960af417-633d-443f-aa12-482af44de3f8</text:p>
          </table:table-cell>
          <table:table-cell table:number-columns-repeated="1023"/>
        </table:table-row>
        <table:table-row table:style-name="ro5">
          <table:table-cell office:value-type="string" calcext:value-type="string">
            <text:p>b8bbd495-d9ca-44fa-af8c-fb4e07fb0c0b</text:p>
          </table:table-cell>
          <table:table-cell table:number-columns-repeated="1023"/>
        </table:table-row>
        <table:table-row table:style-name="ro5">
          <table:table-cell office:value-type="string" calcext:value-type="string">
            <text:p>01523afa-feae-4686-98e7-d8d7e61baa6c</text:p>
          </table:table-cell>
          <table:table-cell table:number-columns-repeated="1023"/>
        </table:table-row>
        <table:table-row table:style-name="ro5">
          <table:table-cell office:value-type="string" calcext:value-type="string">
            <text:p>ed58c50d-a0d5-4a99-a59c-1b8b7339e70a</text:p>
          </table:table-cell>
          <table:table-cell table:number-columns-repeated="1023"/>
        </table:table-row>
        <table:table-row table:style-name="ro5">
          <table:table-cell office:value-type="string" calcext:value-type="string">
            <text:p>57e196e0-5e90-45e9-bf67-394111576472</text:p>
          </table:table-cell>
          <table:table-cell table:number-columns-repeated="1023"/>
        </table:table-row>
        <table:table-row table:style-name="ro5">
          <table:table-cell office:value-type="string" calcext:value-type="string">
            <text:p>81008594-4396-47f9-823f-c101f4054f6a</text:p>
          </table:table-cell>
          <table:table-cell table:number-columns-repeated="1023"/>
        </table:table-row>
        <table:table-row table:style-name="ro5">
          <table:table-cell office:value-type="string" calcext:value-type="string">
            <text:p>d2a9d6bb-0a0f-4d7b-8edb-1b4df741a095</text:p>
          </table:table-cell>
          <table:table-cell table:number-columns-repeated="1023"/>
        </table:table-row>
        <table:table-row table:style-name="ro5">
          <table:table-cell office:value-type="string" calcext:value-type="string">
            <text:p>e6c15d8c-8182-4715-97fb-128d6a24249a</text:p>
          </table:table-cell>
          <table:table-cell table:number-columns-repeated="1023"/>
        </table:table-row>
        <table:table-row table:style-name="ro5">
          <table:table-cell office:value-type="string" calcext:value-type="string">
            <text:p>799acdd0-ee7f-4841-acf2-9e512d1d80ca</text:p>
          </table:table-cell>
          <table:table-cell table:number-columns-repeated="1023"/>
        </table:table-row>
        <table:table-row table:style-name="ro5">
          <table:table-cell office:value-type="string" calcext:value-type="string">
            <text:p>08964cf8-7e80-4240-a9a8-3465fd3f7464</text:p>
          </table:table-cell>
          <table:table-cell table:number-columns-repeated="1023"/>
        </table:table-row>
        <table:table-row table:style-name="ro5">
          <table:table-cell office:value-type="string" calcext:value-type="string">
            <text:p>553d60b7-5b29-450f-8897-59ba6096a52f</text:p>
          </table:table-cell>
          <table:table-cell table:number-columns-repeated="1023"/>
        </table:table-row>
        <table:table-row table:style-name="ro5">
          <table:table-cell office:value-type="string" calcext:value-type="string">
            <text:p>cf4ce5d7-84a3-4f68-8995-37aea4219eea</text:p>
          </table:table-cell>
          <table:table-cell table:number-columns-repeated="1023"/>
        </table:table-row>
        <table:table-row table:style-name="ro5">
          <table:table-cell office:value-type="string" calcext:value-type="string">
            <text:p>38965ba6-441d-4111-9947-eb0c1ca32478</text:p>
          </table:table-cell>
          <table:table-cell table:number-columns-repeated="1023"/>
        </table:table-row>
        <table:table-row table:style-name="ro5">
          <table:table-cell office:value-type="string" calcext:value-type="string">
            <text:p>c7baba79-68df-475a-8bbc-4b7a3b673fb0</text:p>
          </table:table-cell>
          <table:table-cell table:number-columns-repeated="1023"/>
        </table:table-row>
        <table:table-row table:style-name="ro5">
          <table:table-cell office:value-type="string" calcext:value-type="string">
            <text:p>614fce0e-f492-4731-bf90-8474a6707147</text:p>
          </table:table-cell>
          <table:table-cell table:number-columns-repeated="1023"/>
        </table:table-row>
        <table:table-row table:style-name="ro5">
          <table:table-cell office:value-type="string" calcext:value-type="string">
            <text:p>67a07764-abad-4eeb-869e-34b946f56224</text:p>
          </table:table-cell>
          <table:table-cell table:number-columns-repeated="1023"/>
        </table:table-row>
        <table:table-row table:style-name="ro5">
          <table:table-cell office:value-type="string" calcext:value-type="string">
            <text:p>7abd1f99-d694-4bb5-bc62-b59c89bc32cf</text:p>
          </table:table-cell>
          <table:table-cell table:number-columns-repeated="1023"/>
        </table:table-row>
        <table:table-row table:style-name="ro5">
          <table:table-cell office:value-type="string" calcext:value-type="string">
            <text:p>051ec12a-5866-4acf-998c-7aafe3e5e92e</text:p>
          </table:table-cell>
          <table:table-cell table:number-columns-repeated="1023"/>
        </table:table-row>
        <table:table-row table:style-name="ro5">
          <table:table-cell office:value-type="string" calcext:value-type="string">
            <text:p>7288f540-69eb-4024-8200-84c345ad044a</text:p>
          </table:table-cell>
          <table:table-cell table:number-columns-repeated="1023"/>
        </table:table-row>
        <table:table-row table:style-name="ro5">
          <table:table-cell office:value-type="string" calcext:value-type="string">
            <text:p>8e1181d2-0f81-4995-a9ae-6b6b36fa278a</text:p>
          </table:table-cell>
          <table:table-cell table:number-columns-repeated="1023"/>
        </table:table-row>
        <table:table-row table:style-name="ro5">
          <table:table-cell office:value-type="string" calcext:value-type="string">
            <text:p>00102400-62e7-4440-afb5-f38f7082f794</text:p>
          </table:table-cell>
          <table:table-cell table:number-columns-repeated="1023"/>
        </table:table-row>
        <table:table-row table:style-name="ro5">
          <table:table-cell office:value-type="string" calcext:value-type="string">
            <text:p>6be5ba40-1a5c-4715-b5fa-eb4d22ceecb8</text:p>
          </table:table-cell>
          <table:table-cell table:number-columns-repeated="1023"/>
        </table:table-row>
        <table:table-row table:style-name="ro5">
          <table:table-cell office:value-type="string" calcext:value-type="string">
            <text:p>70ac0c3e-fb55-4953-b79a-4c1da01331c3</text:p>
          </table:table-cell>
          <table:table-cell table:number-columns-repeated="1023"/>
        </table:table-row>
        <table:table-row table:style-name="ro5">
          <table:table-cell office:value-type="string" calcext:value-type="string">
            <text:p>f5391986-9773-490d-b718-6a531c9b7137</text:p>
          </table:table-cell>
          <table:table-cell table:number-columns-repeated="1023"/>
        </table:table-row>
        <table:table-row table:style-name="ro5">
          <table:table-cell office:value-type="string" calcext:value-type="string">
            <text:p>62ccf6aa-5c47-41db-9324-fa39a43e450e</text:p>
          </table:table-cell>
          <table:table-cell table:number-columns-repeated="1023"/>
        </table:table-row>
        <table:table-row table:style-name="ro5">
          <table:table-cell office:value-type="string" calcext:value-type="string">
            <text:p>10266c43-e03e-45a8-8a2b-78c226c67174</text:p>
          </table:table-cell>
          <table:table-cell table:number-columns-repeated="1023"/>
        </table:table-row>
        <table:table-row table:style-name="ro5">
          <table:table-cell office:value-type="string" calcext:value-type="string">
            <text:p>084e70f9-13c6-4d3b-970d-e7381a92d091</text:p>
          </table:table-cell>
          <table:table-cell table:number-columns-repeated="1023"/>
        </table:table-row>
        <table:table-row table:style-name="ro5">
          <table:table-cell office:value-type="string" calcext:value-type="string">
            <text:p>77abb732-aef6-4d1f-8347-75a17696f43a</text:p>
          </table:table-cell>
          <table:table-cell table:number-columns-repeated="1023"/>
        </table:table-row>
        <table:table-row table:style-name="ro5">
          <table:table-cell office:value-type="string" calcext:value-type="string">
            <text:p>96f90028-c9a8-4db2-aa15-d01ed911a41b</text:p>
          </table:table-cell>
          <table:table-cell table:number-columns-repeated="1023"/>
        </table:table-row>
        <table:table-row table:style-name="ro5">
          <table:table-cell office:value-type="string" calcext:value-type="string">
            <text:p>81e0d0ae-8302-4cbd-8e09-b47b517c656b</text:p>
          </table:table-cell>
          <table:table-cell table:number-columns-repeated="1023"/>
        </table:table-row>
        <table:table-row table:style-name="ro5">
          <table:table-cell office:value-type="string" calcext:value-type="string">
            <text:p>5332512d-e94b-4224-b69c-80086dd500f2</text:p>
          </table:table-cell>
          <table:table-cell table:number-columns-repeated="1023"/>
        </table:table-row>
        <table:table-row table:style-name="ro5">
          <table:table-cell office:value-type="string" calcext:value-type="string">
            <text:p>c78e7b4c-ac4b-432a-8a02-cfec46b02c42</text:p>
          </table:table-cell>
          <table:table-cell table:number-columns-repeated="1023"/>
        </table:table-row>
        <table:table-row table:style-name="ro5">
          <table:table-cell office:value-type="string" calcext:value-type="string">
            <text:p>773765de-8660-4369-909e-2e7e31d0c387</text:p>
          </table:table-cell>
          <table:table-cell table:number-columns-repeated="1023"/>
        </table:table-row>
        <table:table-row table:style-name="ro5">
          <table:table-cell office:value-type="string" calcext:value-type="string">
            <text:p>a2931048-add7-41c1-ac7f-354159449c5b</text:p>
          </table:table-cell>
          <table:table-cell table:number-columns-repeated="1023"/>
        </table:table-row>
        <table:table-row table:style-name="ro5">
          <table:table-cell office:value-type="string" calcext:value-type="string">
            <text:p>86c130d7-bbe1-44bc-b217-68d99e15e5a5</text:p>
          </table:table-cell>
          <table:table-cell table:number-columns-repeated="1023"/>
        </table:table-row>
        <table:table-row table:style-name="ro5">
          <table:table-cell office:value-type="string" calcext:value-type="string">
            <text:p>f15e2e5f-e474-46df-ab16-cee0999c7543</text:p>
          </table:table-cell>
          <table:table-cell table:number-columns-repeated="1023"/>
        </table:table-row>
        <table:table-row table:style-name="ro5">
          <table:table-cell office:value-type="string" calcext:value-type="string">
            <text:p>d952e8dc-77f6-4b3b-8ce3-717c22fe6967</text:p>
          </table:table-cell>
          <table:table-cell table:number-columns-repeated="1023"/>
        </table:table-row>
        <table:table-row table:style-name="ro5">
          <table:table-cell office:value-type="string" calcext:value-type="string">
            <text:p>7d4ca280-05b4-4ac0-868b-586e99dc17aa</text:p>
          </table:table-cell>
          <table:table-cell table:number-columns-repeated="1023"/>
        </table:table-row>
        <table:table-row table:style-name="ro5">
          <table:table-cell office:value-type="string" calcext:value-type="string">
            <text:p>ecefb18f-2b3b-468a-8b3f-64e26a78a3f9</text:p>
          </table:table-cell>
          <table:table-cell table:number-columns-repeated="1023"/>
        </table:table-row>
        <table:table-row table:style-name="ro5">
          <table:table-cell office:value-type="string" calcext:value-type="string">
            <text:p>c23cdf70-3eb0-48e2-87b2-9ddbe0d4d1a8</text:p>
          </table:table-cell>
          <table:table-cell table:number-columns-repeated="1023"/>
        </table:table-row>
        <table:table-row table:style-name="ro5">
          <table:table-cell office:value-type="string" calcext:value-type="string">
            <text:p>4c620c99-c402-42ab-9e2f-708784f1d9c1</text:p>
          </table:table-cell>
          <table:table-cell table:number-columns-repeated="1023"/>
        </table:table-row>
        <table:table-row table:style-name="ro5">
          <table:table-cell office:value-type="string" calcext:value-type="string">
            <text:p>32f6709e-1ceb-432b-956b-bceb27f9106d</text:p>
          </table:table-cell>
          <table:table-cell table:number-columns-repeated="1023"/>
        </table:table-row>
        <table:table-row table:style-name="ro5">
          <table:table-cell office:value-type="string" calcext:value-type="string">
            <text:p>bbeac1a5-c15b-45e4-84d7-c6b9f1dd2bd0</text:p>
          </table:table-cell>
          <table:table-cell table:number-columns-repeated="1023"/>
        </table:table-row>
        <table:table-row table:style-name="ro5">
          <table:table-cell office:value-type="string" calcext:value-type="string">
            <text:p>436fab59-309d-4251-b998-e0dad93ccbe0</text:p>
          </table:table-cell>
          <table:table-cell table:number-columns-repeated="1023"/>
        </table:table-row>
        <table:table-row table:style-name="ro5">
          <table:table-cell office:value-type="string" calcext:value-type="string">
            <text:p>204e0350-6e3b-4fc5-bb3a-ce6ac1278939</text:p>
          </table:table-cell>
          <table:table-cell table:number-columns-repeated="1023"/>
        </table:table-row>
        <table:table-row table:style-name="ro5">
          <table:table-cell office:value-type="string" calcext:value-type="string">
            <text:p>b3fef784-6b65-4b33-9184-cd3dd0bf9686</text:p>
          </table:table-cell>
          <table:table-cell table:number-columns-repeated="1023"/>
        </table:table-row>
        <table:table-row table:style-name="ro5">
          <table:table-cell office:value-type="string" calcext:value-type="string">
            <text:p>796c43e8-17cc-4aef-9cfe-9cc60277351c</text:p>
          </table:table-cell>
          <table:table-cell table:number-columns-repeated="1023"/>
        </table:table-row>
        <table:table-row table:style-name="ro5">
          <table:table-cell office:value-type="string" calcext:value-type="string">
            <text:p>759b78a5-be0f-4dde-ae8e-2aaa66158628</text:p>
          </table:table-cell>
          <table:table-cell table:number-columns-repeated="1023"/>
        </table:table-row>
        <table:table-row table:style-name="ro5">
          <table:table-cell office:value-type="string" calcext:value-type="string">
            <text:p>1aaf563d-f993-4348-95b4-10c34edae4a0</text:p>
          </table:table-cell>
          <table:table-cell table:number-columns-repeated="1023"/>
        </table:table-row>
        <table:table-row table:style-name="ro5">
          <table:table-cell office:value-type="string" calcext:value-type="string">
            <text:p>71963a93-bbe5-452c-8fad-6421c6ce9dbc</text:p>
          </table:table-cell>
          <table:table-cell table:number-columns-repeated="1023"/>
        </table:table-row>
        <table:table-row table:style-name="ro5">
          <table:table-cell office:value-type="string" calcext:value-type="string">
            <text:p>7cac63a8-cab1-4568-a71a-40b5237098e2</text:p>
          </table:table-cell>
          <table:table-cell table:number-columns-repeated="1023"/>
        </table:table-row>
        <table:table-row table:style-name="ro5">
          <table:table-cell office:value-type="string" calcext:value-type="string">
            <text:p>4d58e387-86ca-4ebc-aaa2-351bd767ac3f</text:p>
          </table:table-cell>
          <table:table-cell table:number-columns-repeated="1023"/>
        </table:table-row>
        <table:table-row table:style-name="ro5">
          <table:table-cell office:value-type="string" calcext:value-type="string">
            <text:p>4079f459-534d-4aa1-9aa3-ce6dbedd3ca8</text:p>
          </table:table-cell>
          <table:table-cell table:number-columns-repeated="1023"/>
        </table:table-row>
        <table:table-row table:style-name="ro5">
          <table:table-cell office:value-type="string" calcext:value-type="string">
            <text:p>13db79cf-3a9c-4da2-b923-95d449f82546</text:p>
          </table:table-cell>
          <table:table-cell table:number-columns-repeated="1023"/>
        </table:table-row>
        <table:table-row table:style-name="ro5">
          <table:table-cell office:value-type="string" calcext:value-type="string">
            <text:p>966079c3-8735-4f98-b1d0-ae22de9d1e49</text:p>
          </table:table-cell>
          <table:table-cell table:number-columns-repeated="1023"/>
        </table:table-row>
        <table:table-row table:style-name="ro5">
          <table:table-cell office:value-type="string" calcext:value-type="string">
            <text:p>581122db-0ce1-4c8e-82c3-f647b9d09640</text:p>
          </table:table-cell>
          <table:table-cell table:number-columns-repeated="1023"/>
        </table:table-row>
        <table:table-row table:style-name="ro5">
          <table:table-cell office:value-type="string" calcext:value-type="string">
            <text:p>e6b6c769-282e-43c9-b297-a230e82e5c38</text:p>
          </table:table-cell>
          <table:table-cell table:number-columns-repeated="1023"/>
        </table:table-row>
        <table:table-row table:style-name="ro5">
          <table:table-cell office:value-type="string" calcext:value-type="string">
            <text:p>3c35a855-ff82-4e0a-b4b5-fb0e4a3cd833</text:p>
          </table:table-cell>
          <table:table-cell table:number-columns-repeated="1023"/>
        </table:table-row>
        <table:table-row table:style-name="ro5">
          <table:table-cell office:value-type="string" calcext:value-type="string">
            <text:p>f8717157-84c5-4254-a7d8-e5a6bee854e2</text:p>
          </table:table-cell>
          <table:table-cell table:number-columns-repeated="1023"/>
        </table:table-row>
        <table:table-row table:style-name="ro5">
          <table:table-cell office:value-type="string" calcext:value-type="string">
            <text:p>0d7e7127-25d4-4d94-adcb-2dedb1f98110</text:p>
          </table:table-cell>
          <table:table-cell table:number-columns-repeated="1023"/>
        </table:table-row>
        <table:table-row table:style-name="ro5">
          <table:table-cell office:value-type="string" calcext:value-type="string">
            <text:p>e46b7121-6fa6-4057-810a-0acb51aad0a9</text:p>
          </table:table-cell>
          <table:table-cell table:number-columns-repeated="1023"/>
        </table:table-row>
        <table:table-row table:style-name="ro5">
          <table:table-cell office:value-type="string" calcext:value-type="string">
            <text:p>607fae84-efe7-4a98-8f5d-a6429527bc9f</text:p>
          </table:table-cell>
          <table:table-cell table:number-columns-repeated="1023"/>
        </table:table-row>
        <table:table-row table:style-name="ro5">
          <table:table-cell office:value-type="string" calcext:value-type="string">
            <text:p>cb12d348-6a3f-4939-aee4-dfcb2f5a0678</text:p>
          </table:table-cell>
          <table:table-cell table:number-columns-repeated="1023"/>
        </table:table-row>
        <table:table-row table:style-name="ro5">
          <table:table-cell office:value-type="string" calcext:value-type="string">
            <text:p>ab738fa4-2e6e-4352-85cc-050d10f27b5d</text:p>
          </table:table-cell>
          <table:table-cell table:number-columns-repeated="1023"/>
        </table:table-row>
        <table:table-row table:style-name="ro5">
          <table:table-cell office:value-type="string" calcext:value-type="string">
            <text:p>e58b3fe6-966f-478d-8fed-0eb32ac49825</text:p>
          </table:table-cell>
          <table:table-cell table:number-columns-repeated="1023"/>
        </table:table-row>
        <table:table-row table:style-name="ro5">
          <table:table-cell office:value-type="string" calcext:value-type="string">
            <text:p>e802673d-2ecc-4ac2-997a-2ea9b23e68d7</text:p>
          </table:table-cell>
          <table:table-cell table:number-columns-repeated="1023"/>
        </table:table-row>
        <table:table-row table:style-name="ro5">
          <table:table-cell office:value-type="string" calcext:value-type="string">
            <text:p>55d4b242-9fc7-4c08-aba1-3d765eeeda9f</text:p>
          </table:table-cell>
          <table:table-cell table:number-columns-repeated="1023"/>
        </table:table-row>
        <table:table-row table:style-name="ro5">
          <table:table-cell office:value-type="string" calcext:value-type="string">
            <text:p>12999939-87b1-448c-89f4-8caeb48460e3</text:p>
          </table:table-cell>
          <table:table-cell table:number-columns-repeated="1023"/>
        </table:table-row>
        <table:table-row table:style-name="ro5">
          <table:table-cell office:value-type="string" calcext:value-type="string">
            <text:p>00b8c9d3-2b7b-485b-b5d3-6475d0e19340</text:p>
          </table:table-cell>
          <table:table-cell table:number-columns-repeated="1023"/>
        </table:table-row>
        <table:table-row table:style-name="ro5">
          <table:table-cell office:value-type="string" calcext:value-type="string">
            <text:p>ae87e97e-b899-4a28-a6f6-d190919fd16a</text:p>
          </table:table-cell>
          <table:table-cell table:number-columns-repeated="1023"/>
        </table:table-row>
        <table:table-row table:style-name="ro5">
          <table:table-cell office:value-type="string" calcext:value-type="string">
            <text:p>7f78ed83-75a3-40ce-ad35-87fcf3e899e2</text:p>
          </table:table-cell>
          <table:table-cell table:number-columns-repeated="1023"/>
        </table:table-row>
        <table:table-row table:style-name="ro5">
          <table:table-cell office:value-type="string" calcext:value-type="string">
            <text:p>331fad5a-77db-4754-a929-1a93d67c393b</text:p>
          </table:table-cell>
          <table:table-cell table:number-columns-repeated="1023"/>
        </table:table-row>
        <table:table-row table:style-name="ro5">
          <table:table-cell office:value-type="string" calcext:value-type="string">
            <text:p>a39ce1b3-2b23-4f81-b96a-d076fb86f5f6</text:p>
          </table:table-cell>
          <table:table-cell table:number-columns-repeated="1023"/>
        </table:table-row>
        <table:table-row table:style-name="ro5">
          <table:table-cell office:value-type="string" calcext:value-type="string">
            <text:p>ad02ee51-aad4-4d90-bdc2-edcacc8afb90</text:p>
          </table:table-cell>
          <table:table-cell table:number-columns-repeated="1023"/>
        </table:table-row>
        <table:table-row table:style-name="ro5">
          <table:table-cell office:value-type="string" calcext:value-type="string">
            <text:p>59e09bbc-ea51-471e-b504-476fd1641e8c</text:p>
          </table:table-cell>
          <table:table-cell table:number-columns-repeated="1023"/>
        </table:table-row>
        <table:table-row table:style-name="ro5">
          <table:table-cell office:value-type="string" calcext:value-type="string">
            <text:p>d5efca72-cbcf-4e7c-94f7-c4eba08e7f6f</text:p>
          </table:table-cell>
          <table:table-cell table:number-columns-repeated="1023"/>
        </table:table-row>
        <table:table-row table:style-name="ro5">
          <table:table-cell office:value-type="string" calcext:value-type="string">
            <text:p>7f74ae49-58f6-4952-9eea-f062759e28de</text:p>
          </table:table-cell>
          <table:table-cell table:number-columns-repeated="1023"/>
        </table:table-row>
        <table:table-row table:style-name="ro5">
          <table:table-cell office:value-type="string" calcext:value-type="string">
            <text:p>d13bd010-9fce-4aa6-9952-22da1e37d7b4</text:p>
          </table:table-cell>
          <table:table-cell table:number-columns-repeated="1023"/>
        </table:table-row>
        <table:table-row table:style-name="ro5">
          <table:table-cell office:value-type="string" calcext:value-type="string">
            <text:p>86846780-664c-4d61-b59e-36df42f89766</text:p>
          </table:table-cell>
          <table:table-cell table:number-columns-repeated="1023"/>
        </table:table-row>
        <table:table-row table:style-name="ro5">
          <table:table-cell office:value-type="string" calcext:value-type="string">
            <text:p>da7c34ee-81d5-40ba-9672-9b5dd27517d4</text:p>
          </table:table-cell>
          <table:table-cell table:number-columns-repeated="1023"/>
        </table:table-row>
        <table:table-row table:style-name="ro5">
          <table:table-cell office:value-type="string" calcext:value-type="string">
            <text:p>69140c4d-5b77-4f74-9a65-bb65e82a76f6</text:p>
          </table:table-cell>
          <table:table-cell table:number-columns-repeated="1023"/>
        </table:table-row>
        <table:table-row table:style-name="ro5">
          <table:table-cell office:value-type="string" calcext:value-type="string">
            <text:p>85c6aff9-4e90-4a45-aabc-50a4db334b0c</text:p>
          </table:table-cell>
          <table:table-cell table:number-columns-repeated="1023"/>
        </table:table-row>
        <table:table-row table:style-name="ro5">
          <table:table-cell office:value-type="string" calcext:value-type="string">
            <text:p>8c06f2fa-3476-4425-8fac-36b5c169eadb</text:p>
          </table:table-cell>
          <table:table-cell table:number-columns-repeated="1023"/>
        </table:table-row>
        <table:table-row table:style-name="ro5">
          <table:table-cell office:value-type="string" calcext:value-type="string">
            <text:p>0fb0cd9d-2e7a-4c1c-b205-07ab5fabb808</text:p>
          </table:table-cell>
          <table:table-cell table:number-columns-repeated="1023"/>
        </table:table-row>
        <table:table-row table:style-name="ro5">
          <table:table-cell office:value-type="string" calcext:value-type="string">
            <text:p>d1081ccb-f82c-49ee-bee4-b2c9293e5f4b</text:p>
          </table:table-cell>
          <table:table-cell table:number-columns-repeated="1023"/>
        </table:table-row>
        <table:table-row table:style-name="ro5">
          <table:table-cell office:value-type="string" calcext:value-type="string">
            <text:p>010cbd49-e09d-4bd1-8020-2e65aba6e1cf</text:p>
          </table:table-cell>
          <table:table-cell table:number-columns-repeated="1023"/>
        </table:table-row>
        <table:table-row table:style-name="ro5">
          <table:table-cell office:value-type="string" calcext:value-type="string">
            <text:p>e3747a61-f251-4501-a366-7bd6a218f235</text:p>
          </table:table-cell>
          <table:table-cell table:number-columns-repeated="1023"/>
        </table:table-row>
        <table:table-row table:style-name="ro5">
          <table:table-cell office:value-type="string" calcext:value-type="string">
            <text:p>b84fafca-8c16-4aab-a79f-eaf045557df6</text:p>
          </table:table-cell>
          <table:table-cell table:number-columns-repeated="1023"/>
        </table:table-row>
        <table:table-row table:style-name="ro5">
          <table:table-cell office:value-type="string" calcext:value-type="string">
            <text:p>8809de8c-3ccb-47f0-89c7-d8a617af5371</text:p>
          </table:table-cell>
          <table:table-cell table:number-columns-repeated="1023"/>
        </table:table-row>
        <table:table-row table:style-name="ro5">
          <table:table-cell office:value-type="string" calcext:value-type="string">
            <text:p>fb7894c5-02fa-4eff-9d33-7980c8d33dda</text:p>
          </table:table-cell>
          <table:table-cell table:number-columns-repeated="1023"/>
        </table:table-row>
        <table:table-row table:style-name="ro5">
          <table:table-cell office:value-type="string" calcext:value-type="string">
            <text:p>7bba200e-0dc3-46d9-b1f0-9a1e17aeb2d5</text:p>
          </table:table-cell>
          <table:table-cell table:number-columns-repeated="1023"/>
        </table:table-row>
        <table:table-row table:style-name="ro5">
          <table:table-cell office:value-type="string" calcext:value-type="string">
            <text:p>2a4360b9-d906-439f-a888-17663d42807f</text:p>
          </table:table-cell>
          <table:table-cell table:number-columns-repeated="1023"/>
        </table:table-row>
        <table:table-row table:style-name="ro5">
          <table:table-cell office:value-type="string" calcext:value-type="string">
            <text:p>71eee8e7-169a-4453-8861-62b30d8cbd09</text:p>
          </table:table-cell>
          <table:table-cell table:number-columns-repeated="1023"/>
        </table:table-row>
        <table:table-row table:style-name="ro5">
          <table:table-cell office:value-type="string" calcext:value-type="string">
            <text:p>ed97d06a-44a1-41a7-8589-3edf9f20c99b</text:p>
          </table:table-cell>
          <table:table-cell table:number-columns-repeated="1023"/>
        </table:table-row>
        <table:table-row table:style-name="ro5">
          <table:table-cell office:value-type="string" calcext:value-type="string">
            <text:p>4f434596-2824-4aed-862e-41081093a4e4</text:p>
          </table:table-cell>
          <table:table-cell table:number-columns-repeated="1023"/>
        </table:table-row>
        <table:table-row table:style-name="ro5">
          <table:table-cell office:value-type="string" calcext:value-type="string">
            <text:p>37a4671b-b641-4419-b7bc-2601ea538a5d</text:p>
          </table:table-cell>
          <table:table-cell table:number-columns-repeated="1023"/>
        </table:table-row>
        <table:table-row table:style-name="ro5">
          <table:table-cell office:value-type="string" calcext:value-type="string">
            <text:p>0eec22fa-72f0-4a18-864c-791af060d291</text:p>
          </table:table-cell>
          <table:table-cell table:number-columns-repeated="1023"/>
        </table:table-row>
        <table:table-row table:style-name="ro5">
          <table:table-cell office:value-type="string" calcext:value-type="string">
            <text:p>b720b781-7624-47d4-92da-d3c7da9c4c32</text:p>
          </table:table-cell>
          <table:table-cell table:number-columns-repeated="1023"/>
        </table:table-row>
        <table:table-row table:style-name="ro5">
          <table:table-cell office:value-type="string" calcext:value-type="string">
            <text:p>01f88776-3233-4557-a37a-8804c5a7b1e9</text:p>
          </table:table-cell>
          <table:table-cell table:number-columns-repeated="1023"/>
        </table:table-row>
        <table:table-row table:style-name="ro5">
          <table:table-cell office:value-type="string" calcext:value-type="string">
            <text:p>09792e27-f9b0-4730-8ed9-5bc14ffd5ee7</text:p>
          </table:table-cell>
          <table:table-cell table:number-columns-repeated="1023"/>
        </table:table-row>
        <table:table-row table:style-name="ro5">
          <table:table-cell office:value-type="string" calcext:value-type="string">
            <text:p>102c9865-b319-4281-ac5e-aa6c57d3a09c</text:p>
          </table:table-cell>
          <table:table-cell table:number-columns-repeated="1023"/>
        </table:table-row>
        <table:table-row table:style-name="ro5">
          <table:table-cell office:value-type="string" calcext:value-type="string">
            <text:p>1bd73eb2-70c9-47f4-8a02-3e2562802d7d</text:p>
          </table:table-cell>
          <table:table-cell table:number-columns-repeated="1023"/>
        </table:table-row>
        <table:table-row table:style-name="ro5">
          <table:table-cell office:value-type="string" calcext:value-type="string">
            <text:p>ca997c22-8bca-4136-8902-6053125c2eb6</text:p>
          </table:table-cell>
          <table:table-cell table:number-columns-repeated="1023"/>
        </table:table-row>
        <table:table-row table:style-name="ro5">
          <table:table-cell office:value-type="string" calcext:value-type="string">
            <text:p>ffecdbc9-eaab-4611-9a7b-32536fd3331f</text:p>
          </table:table-cell>
          <table:table-cell table:number-columns-repeated="1023"/>
        </table:table-row>
        <table:table-row table:style-name="ro5">
          <table:table-cell office:value-type="string" calcext:value-type="string">
            <text:p>cf256b36-581c-46df-9b6d-d6e3014fdc40</text:p>
          </table:table-cell>
          <table:table-cell table:number-columns-repeated="1023"/>
        </table:table-row>
        <table:table-row table:style-name="ro5">
          <table:table-cell office:value-type="string" calcext:value-type="string">
            <text:p>85344b38-c656-4971-b528-a5214ec73566</text:p>
          </table:table-cell>
          <table:table-cell table:number-columns-repeated="1023"/>
        </table:table-row>
        <table:table-row table:style-name="ro5">
          <table:table-cell office:value-type="string" calcext:value-type="string">
            <text:p>3c7f2f40-9b6f-4240-85a4-ff5a325d5b76</text:p>
          </table:table-cell>
          <table:table-cell table:number-columns-repeated="1023"/>
        </table:table-row>
        <table:table-row table:style-name="ro5">
          <table:table-cell office:value-type="string" calcext:value-type="string">
            <text:p>588d5b46-94d1-4ce3-b279-78410ce09e62</text:p>
          </table:table-cell>
          <table:table-cell table:number-columns-repeated="1023"/>
        </table:table-row>
        <table:table-row table:style-name="ro5">
          <table:table-cell office:value-type="string" calcext:value-type="string">
            <text:p>99bc4d5a-e076-481d-9291-a87678ba5eaa</text:p>
          </table:table-cell>
          <table:table-cell table:number-columns-repeated="1023"/>
        </table:table-row>
        <table:table-row table:style-name="ro5">
          <table:table-cell office:value-type="string" calcext:value-type="string">
            <text:p>86d55924-a508-483e-a4a2-00d042e630cc</text:p>
          </table:table-cell>
          <table:table-cell table:number-columns-repeated="1023"/>
        </table:table-row>
        <table:table-row table:style-name="ro5">
          <table:table-cell office:value-type="string" calcext:value-type="string">
            <text:p>1010d277-e586-4b7a-b5fd-b99a5785aff8</text:p>
          </table:table-cell>
          <table:table-cell table:number-columns-repeated="1023"/>
        </table:table-row>
        <table:table-row table:style-name="ro5">
          <table:table-cell office:value-type="string" calcext:value-type="string">
            <text:p>d2358ea2-2d3a-4ded-8e0e-e90693e2bffd</text:p>
          </table:table-cell>
          <table:table-cell table:number-columns-repeated="1023"/>
        </table:table-row>
        <table:table-row table:style-name="ro5">
          <table:table-cell office:value-type="string" calcext:value-type="string">
            <text:p>5bd7ff3e-498e-42b8-a1cb-4e130031bace</text:p>
          </table:table-cell>
          <table:table-cell table:number-columns-repeated="1023"/>
        </table:table-row>
        <table:table-row table:style-name="ro5">
          <table:table-cell office:value-type="string" calcext:value-type="string">
            <text:p>62240cdb-ebf5-4bb7-9096-af42ce02a9b0</text:p>
          </table:table-cell>
          <table:table-cell table:number-columns-repeated="1023"/>
        </table:table-row>
        <table:table-row table:style-name="ro5">
          <table:table-cell office:value-type="string" calcext:value-type="string">
            <text:p>97889ea1-c5f9-4b76-94e3-783d27554542</text:p>
          </table:table-cell>
          <table:table-cell table:number-columns-repeated="1023"/>
        </table:table-row>
        <table:table-row table:style-name="ro5">
          <table:table-cell office:value-type="string" calcext:value-type="string">
            <text:p>e98fc0af-c3c5-4526-be3b-bb5e9de02347</text:p>
          </table:table-cell>
          <table:table-cell table:number-columns-repeated="1023"/>
        </table:table-row>
        <table:table-row table:style-name="ro5">
          <table:table-cell office:value-type="string" calcext:value-type="string">
            <text:p>42df4a30-fa0f-4daa-add6-d1c0bf4d985d</text:p>
          </table:table-cell>
          <table:table-cell table:number-columns-repeated="1023"/>
        </table:table-row>
        <table:table-row table:style-name="ro5">
          <table:table-cell office:value-type="string" calcext:value-type="string">
            <text:p>46c3e8cd-8199-420a-8707-50498f7027f9</text:p>
          </table:table-cell>
          <table:table-cell table:number-columns-repeated="1023"/>
        </table:table-row>
        <table:table-row table:style-name="ro5">
          <table:table-cell office:value-type="string" calcext:value-type="string">
            <text:p>32582c91-48f8-4ab5-aa5f-d89407e1ab4c</text:p>
          </table:table-cell>
          <table:table-cell table:number-columns-repeated="1023"/>
        </table:table-row>
        <table:table-row table:style-name="ro5">
          <table:table-cell office:value-type="string" calcext:value-type="string">
            <text:p>3a8af21e-3e4a-41a0-b2f2-fa8b60ed6f14</text:p>
          </table:table-cell>
          <table:table-cell table:number-columns-repeated="1023"/>
        </table:table-row>
        <table:table-row table:style-name="ro5">
          <table:table-cell office:value-type="string" calcext:value-type="string">
            <text:p>cafcb4e9-f0d7-4694-8ffa-18a8b684cba8</text:p>
          </table:table-cell>
          <table:table-cell table:number-columns-repeated="1023"/>
        </table:table-row>
        <table:table-row table:style-name="ro5">
          <table:table-cell office:value-type="string" calcext:value-type="string">
            <text:p>2aa44fc3-f4b2-4fcf-98ce-0004ce7b7ce7</text:p>
          </table:table-cell>
          <table:table-cell table:number-columns-repeated="1023"/>
        </table:table-row>
        <table:table-row table:style-name="ro5">
          <table:table-cell office:value-type="string" calcext:value-type="string">
            <text:p>9c4c2e1a-fa25-4fce-8eda-772aa6bbaf40</text:p>
          </table:table-cell>
          <table:table-cell table:number-columns-repeated="1023"/>
        </table:table-row>
        <table:table-row table:style-name="ro5">
          <table:table-cell office:value-type="string" calcext:value-type="string">
            <text:p>7c625259-598b-4ad3-abef-50df402b8714</text:p>
          </table:table-cell>
          <table:table-cell table:number-columns-repeated="1023"/>
        </table:table-row>
        <table:table-row table:style-name="ro5">
          <table:table-cell office:value-type="string" calcext:value-type="string">
            <text:p>2140554c-bf5e-4881-ac49-7cb2a060cf14</text:p>
          </table:table-cell>
          <table:table-cell table:number-columns-repeated="1023"/>
        </table:table-row>
        <table:table-row table:style-name="ro5">
          <table:table-cell office:value-type="string" calcext:value-type="string">
            <text:p>e3207766-bb88-410c-80f6-3fa767a0fe76</text:p>
          </table:table-cell>
          <table:table-cell table:number-columns-repeated="1023"/>
        </table:table-row>
        <table:table-row table:style-name="ro5">
          <table:table-cell office:value-type="string" calcext:value-type="string">
            <text:p>883d05b4-77a0-4cff-8e33-9a0782f4febf</text:p>
          </table:table-cell>
          <table:table-cell table:number-columns-repeated="1023"/>
        </table:table-row>
        <table:table-row table:style-name="ro5">
          <table:table-cell office:value-type="string" calcext:value-type="string">
            <text:p>adc9f181-67ee-4851-85a7-cfaf9cc41c0f</text:p>
          </table:table-cell>
          <table:table-cell table:number-columns-repeated="1023"/>
        </table:table-row>
        <table:table-row table:style-name="ro5">
          <table:table-cell office:value-type="string" calcext:value-type="string">
            <text:p>a5cfe9c4-ebf7-4f1c-831b-603caf945498</text:p>
          </table:table-cell>
          <table:table-cell table:number-columns-repeated="1023"/>
        </table:table-row>
        <table:table-row table:style-name="ro5">
          <table:table-cell office:value-type="string" calcext:value-type="string">
            <text:p>f75e039b-9540-4bc9-9896-051ea32b4708</text:p>
          </table:table-cell>
          <table:table-cell table:number-columns-repeated="1023"/>
        </table:table-row>
        <table:table-row table:style-name="ro5">
          <table:table-cell office:value-type="string" calcext:value-type="string">
            <text:p>c4638c21-a058-49b9-a8cb-b3b5863fd870</text:p>
          </table:table-cell>
          <table:table-cell table:number-columns-repeated="1023"/>
        </table:table-row>
        <table:table-row table:style-name="ro5">
          <table:table-cell office:value-type="string" calcext:value-type="string">
            <text:p>738512bd-40f6-4320-8f34-d5bc4dc81e0b</text:p>
          </table:table-cell>
          <table:table-cell table:number-columns-repeated="1023"/>
        </table:table-row>
        <table:table-row table:style-name="ro5">
          <table:table-cell office:value-type="string" calcext:value-type="string">
            <text:p>28592906-2bc6-42f7-8825-6da8d3ec8d7f</text:p>
          </table:table-cell>
          <table:table-cell table:number-columns-repeated="1023"/>
        </table:table-row>
        <table:table-row table:style-name="ro5">
          <table:table-cell office:value-type="string" calcext:value-type="string">
            <text:p>b620bd53-7a5c-430a-a311-272e5bb4187d</text:p>
          </table:table-cell>
          <table:table-cell table:number-columns-repeated="1023"/>
        </table:table-row>
        <table:table-row table:style-name="ro5">
          <table:table-cell office:value-type="string" calcext:value-type="string">
            <text:p>4c92f7a5-5b8b-45e1-a3ad-11a9b4e1d65d</text:p>
          </table:table-cell>
          <table:table-cell table:number-columns-repeated="1023"/>
        </table:table-row>
        <table:table-row table:style-name="ro5">
          <table:table-cell office:value-type="string" calcext:value-type="string">
            <text:p>9b5eb359-d7c3-432e-accc-d5aa5e742747</text:p>
          </table:table-cell>
          <table:table-cell table:number-columns-repeated="1023"/>
        </table:table-row>
        <table:table-row table:style-name="ro5">
          <table:table-cell office:value-type="string" calcext:value-type="string">
            <text:p>18f91b79-0592-43a0-b2a2-00ad1bbf427d</text:p>
          </table:table-cell>
          <table:table-cell table:number-columns-repeated="1023"/>
        </table:table-row>
        <table:table-row table:style-name="ro5">
          <table:table-cell office:value-type="string" calcext:value-type="string">
            <text:p>244bd689-5fdb-46cb-85ef-3817d563edcb</text:p>
          </table:table-cell>
          <table:table-cell table:number-columns-repeated="1023"/>
        </table:table-row>
        <table:table-row table:style-name="ro5">
          <table:table-cell office:value-type="string" calcext:value-type="string">
            <text:p>84c9cad0-7b7c-4d6e-8fb3-16754e54a6e3</text:p>
          </table:table-cell>
          <table:table-cell table:number-columns-repeated="1023"/>
        </table:table-row>
        <table:table-row table:style-name="ro5">
          <table:table-cell office:value-type="string" calcext:value-type="string">
            <text:p>bf0cc838-7acc-4f37-a9b3-7800b25f1a24</text:p>
          </table:table-cell>
          <table:table-cell table:number-columns-repeated="1023"/>
        </table:table-row>
        <table:table-row table:style-name="ro5">
          <table:table-cell office:value-type="string" calcext:value-type="string">
            <text:p>2a017086-96a7-4d30-b1fc-d3b69abff47e</text:p>
          </table:table-cell>
          <table:table-cell table:number-columns-repeated="1023"/>
        </table:table-row>
        <table:table-row table:style-name="ro5">
          <table:table-cell office:value-type="string" calcext:value-type="string">
            <text:p>4acb25e4-e4ae-4301-a528-48f0ce22e30c</text:p>
          </table:table-cell>
          <table:table-cell table:number-columns-repeated="1023"/>
        </table:table-row>
        <table:table-row table:style-name="ro5">
          <table:table-cell office:value-type="string" calcext:value-type="string">
            <text:p>93b6e0e4-8b2c-4a52-99ec-0686b6b6478e</text:p>
          </table:table-cell>
          <table:table-cell table:number-columns-repeated="1023"/>
        </table:table-row>
        <table:table-row table:style-name="ro5">
          <table:table-cell office:value-type="string" calcext:value-type="string">
            <text:p>7d28376e-33f0-49ba-b111-3a5e3a670790</text:p>
          </table:table-cell>
          <table:table-cell table:number-columns-repeated="1023"/>
        </table:table-row>
        <table:table-row table:style-name="ro5">
          <table:table-cell office:value-type="string" calcext:value-type="string">
            <text:p>d01aa2ac-d1a7-4756-9bc0-1fc667e1f290</text:p>
          </table:table-cell>
          <table:table-cell table:number-columns-repeated="1023"/>
        </table:table-row>
        <table:table-row table:style-name="ro5">
          <table:table-cell office:value-type="string" calcext:value-type="string">
            <text:p>60de442a-f5db-4e9f-b063-20ba8e9985c9</text:p>
          </table:table-cell>
          <table:table-cell table:number-columns-repeated="1023"/>
        </table:table-row>
        <table:table-row table:style-name="ro5">
          <table:table-cell office:value-type="string" calcext:value-type="string">
            <text:p>ee10936d-7136-455b-b5b9-3d4b66a4e7b7</text:p>
          </table:table-cell>
          <table:table-cell table:number-columns-repeated="1023"/>
        </table:table-row>
        <table:table-row table:style-name="ro5">
          <table:table-cell office:value-type="string" calcext:value-type="string">
            <text:p>535612ee-ce73-47da-aaa2-01cb2ab7dec2</text:p>
          </table:table-cell>
          <table:table-cell table:number-columns-repeated="1023"/>
        </table:table-row>
        <table:table-row table:style-name="ro5">
          <table:table-cell office:value-type="string" calcext:value-type="string">
            <text:p>214898ec-0236-4191-b7ea-41abb6f824b7</text:p>
          </table:table-cell>
          <table:table-cell table:number-columns-repeated="1023"/>
        </table:table-row>
        <table:table-row table:style-name="ro5">
          <table:table-cell office:value-type="string" calcext:value-type="string">
            <text:p>a1d442ae-8732-4eb6-bc91-98fe97e257dd</text:p>
          </table:table-cell>
          <table:table-cell table:number-columns-repeated="1023"/>
        </table:table-row>
        <table:table-row table:style-name="ro5">
          <table:table-cell office:value-type="string" calcext:value-type="string">
            <text:p>0641195e-d874-4405-abe5-949bf1088f6f</text:p>
          </table:table-cell>
          <table:table-cell table:number-columns-repeated="1023"/>
        </table:table-row>
        <table:table-row table:style-name="ro5">
          <table:table-cell office:value-type="string" calcext:value-type="string">
            <text:p>2847dc05-7582-4b0a-b632-0c9efcd60b26</text:p>
          </table:table-cell>
          <table:table-cell table:number-columns-repeated="1023"/>
        </table:table-row>
        <table:table-row table:style-name="ro5">
          <table:table-cell office:value-type="string" calcext:value-type="string">
            <text:p>3c5acfd8-04b4-4df8-bf86-13d763ad662d</text:p>
          </table:table-cell>
          <table:table-cell table:number-columns-repeated="1023"/>
        </table:table-row>
        <table:table-row table:style-name="ro5">
          <table:table-cell office:value-type="string" calcext:value-type="string">
            <text:p>71f95b8d-f493-4366-8acf-d99a87274500</text:p>
          </table:table-cell>
          <table:table-cell table:number-columns-repeated="1023"/>
        </table:table-row>
        <table:table-row table:style-name="ro5">
          <table:table-cell office:value-type="string" calcext:value-type="string">
            <text:p>44f10e25-9fed-46de-a071-741715a0b5d4</text:p>
          </table:table-cell>
          <table:table-cell table:number-columns-repeated="1023"/>
        </table:table-row>
        <table:table-row table:style-name="ro5">
          <table:table-cell office:value-type="string" calcext:value-type="string">
            <text:p>64102ca0-1a3a-4c78-8b05-956320e90f90</text:p>
          </table:table-cell>
          <table:table-cell table:number-columns-repeated="1023"/>
        </table:table-row>
        <table:table-row table:style-name="ro5">
          <table:table-cell office:value-type="string" calcext:value-type="string">
            <text:p>58644a0c-f2f4-4178-879d-a040acd332de</text:p>
          </table:table-cell>
          <table:table-cell table:number-columns-repeated="1023"/>
        </table:table-row>
        <table:table-row table:style-name="ro5">
          <table:table-cell office:value-type="string" calcext:value-type="string">
            <text:p>f12332ff-12f8-4f0f-a18f-fb16033c049e</text:p>
          </table:table-cell>
          <table:table-cell table:number-columns-repeated="1023"/>
        </table:table-row>
        <table:table-row table:style-name="ro5">
          <table:table-cell office:value-type="string" calcext:value-type="string">
            <text:p>aa71d576-d40a-4787-967c-9a36df7b0b42</text:p>
          </table:table-cell>
          <table:table-cell table:number-columns-repeated="1023"/>
        </table:table-row>
        <table:table-row table:style-name="ro5">
          <table:table-cell office:value-type="string" calcext:value-type="string">
            <text:p>78f963b7-599f-4262-956c-87700758caf3</text:p>
          </table:table-cell>
          <table:table-cell table:number-columns-repeated="1023"/>
        </table:table-row>
        <table:table-row table:style-name="ro5">
          <table:table-cell office:value-type="string" calcext:value-type="string">
            <text:p>ddcb01f6-b281-436e-b0f1-aae5fb8d0b91</text:p>
          </table:table-cell>
          <table:table-cell table:number-columns-repeated="1023"/>
        </table:table-row>
        <table:table-row table:style-name="ro5">
          <table:table-cell office:value-type="string" calcext:value-type="string">
            <text:p>b53a2916-1c71-4409-ac9e-0ad082f5f900</text:p>
          </table:table-cell>
          <table:table-cell table:number-columns-repeated="1023"/>
        </table:table-row>
        <table:table-row table:style-name="ro5">
          <table:table-cell office:value-type="string" calcext:value-type="string">
            <text:p>b453963d-8baf-4461-a731-c74a43b3e846</text:p>
          </table:table-cell>
          <table:table-cell table:number-columns-repeated="1023"/>
        </table:table-row>
        <table:table-row table:style-name="ro5">
          <table:table-cell office:value-type="string" calcext:value-type="string">
            <text:p>3b3a284f-d673-4999-8eaa-9849c7ca0f9a</text:p>
          </table:table-cell>
          <table:table-cell table:number-columns-repeated="1023"/>
        </table:table-row>
        <table:table-row table:style-name="ro5">
          <table:table-cell office:value-type="string" calcext:value-type="string">
            <text:p>a599a464-5e54-40aa-89bd-9076fbd4d3b1</text:p>
          </table:table-cell>
          <table:table-cell table:number-columns-repeated="1023"/>
        </table:table-row>
        <table:table-row table:style-name="ro5">
          <table:table-cell office:value-type="string" calcext:value-type="string">
            <text:p>07e7ae43-6e04-48a8-adc5-c0d48b5d0704</text:p>
          </table:table-cell>
          <table:table-cell table:number-columns-repeated="1023"/>
        </table:table-row>
        <table:table-row table:style-name="ro5">
          <table:table-cell office:value-type="string" calcext:value-type="string">
            <text:p>f9a00804-b15a-438a-96db-3d7c61d79406</text:p>
          </table:table-cell>
          <table:table-cell table:number-columns-repeated="1023"/>
        </table:table-row>
        <table:table-row table:style-name="ro5">
          <table:table-cell office:value-type="string" calcext:value-type="string">
            <text:p>c42726af-bee2-4563-9525-d43727046077</text:p>
          </table:table-cell>
          <table:table-cell table:number-columns-repeated="1023"/>
        </table:table-row>
        <table:table-row table:style-name="ro5">
          <table:table-cell office:value-type="string" calcext:value-type="string">
            <text:p>7d046160-1a3a-4b10-9f1b-4a54121fb05b</text:p>
          </table:table-cell>
          <table:table-cell table:number-columns-repeated="1023"/>
        </table:table-row>
        <table:table-row table:style-name="ro5">
          <table:table-cell office:value-type="string" calcext:value-type="string">
            <text:p>bfb248f8-2f28-42e9-a7b4-9b51077df68f</text:p>
          </table:table-cell>
          <table:table-cell table:number-columns-repeated="1023"/>
        </table:table-row>
        <table:table-row table:style-name="ro5">
          <table:table-cell office:value-type="string" calcext:value-type="string">
            <text:p>aba35dba-1ea2-4324-bec9-950e4f3576cd</text:p>
          </table:table-cell>
          <table:table-cell table:number-columns-repeated="1023"/>
        </table:table-row>
        <table:table-row table:style-name="ro5">
          <table:table-cell office:value-type="string" calcext:value-type="string">
            <text:p>46187e4f-e805-4d49-9d86-cf2f22f0edae</text:p>
          </table:table-cell>
          <table:table-cell table:number-columns-repeated="1023"/>
        </table:table-row>
        <table:table-row table:style-name="ro5">
          <table:table-cell office:value-type="string" calcext:value-type="string">
            <text:p>72fefedb-23a7-4fb7-b140-55bb8e0c323a</text:p>
          </table:table-cell>
          <table:table-cell table:number-columns-repeated="1023"/>
        </table:table-row>
        <table:table-row table:style-name="ro5">
          <table:table-cell office:value-type="string" calcext:value-type="string">
            <text:p>c7e2834c-a294-4d1e-94e2-aff0035703c2</text:p>
          </table:table-cell>
          <table:table-cell table:number-columns-repeated="1023"/>
        </table:table-row>
        <table:table-row table:style-name="ro5">
          <table:table-cell office:value-type="string" calcext:value-type="string">
            <text:p>3e7cd51a-8487-4b45-8c55-0532468ece29</text:p>
          </table:table-cell>
          <table:table-cell table:number-columns-repeated="1023"/>
        </table:table-row>
        <table:table-row table:style-name="ro5">
          <table:table-cell office:value-type="string" calcext:value-type="string">
            <text:p>050f6f29-32b1-49f8-8505-6e27192552f1</text:p>
          </table:table-cell>
          <table:table-cell table:number-columns-repeated="1023"/>
        </table:table-row>
        <table:table-row table:style-name="ro5">
          <table:table-cell office:value-type="string" calcext:value-type="string">
            <text:p>63914bb3-d834-4e23-b885-8637d35025f2</text:p>
          </table:table-cell>
          <table:table-cell table:number-columns-repeated="1023"/>
        </table:table-row>
        <table:table-row table:style-name="ro5">
          <table:table-cell office:value-type="string" calcext:value-type="string">
            <text:p>31af8115-2a8d-4efc-ac15-475dd3319d1b</text:p>
          </table:table-cell>
          <table:table-cell table:number-columns-repeated="1023"/>
        </table:table-row>
        <table:table-row table:style-name="ro5">
          <table:table-cell office:value-type="string" calcext:value-type="string">
            <text:p>f2f85c9f-520b-400f-9a6c-f6669c055e46</text:p>
          </table:table-cell>
          <table:table-cell table:number-columns-repeated="1023"/>
        </table:table-row>
        <table:table-row table:style-name="ro5">
          <table:table-cell office:value-type="string" calcext:value-type="string">
            <text:p>b262b73d-3c07-4999-91e8-43a197599696</text:p>
          </table:table-cell>
          <table:table-cell table:number-columns-repeated="1023"/>
        </table:table-row>
        <table:table-row table:style-name="ro5">
          <table:table-cell office:value-type="string" calcext:value-type="string">
            <text:p>1ff69be8-4de3-4d9f-91a9-2981c7601b05</text:p>
          </table:table-cell>
          <table:table-cell table:number-columns-repeated="1023"/>
        </table:table-row>
        <table:table-row table:style-name="ro5">
          <table:table-cell office:value-type="string" calcext:value-type="string">
            <text:p>65e64981-5415-4e51-8605-6a6fd2304ce6</text:p>
          </table:table-cell>
          <table:table-cell table:number-columns-repeated="1023"/>
        </table:table-row>
        <table:table-row table:style-name="ro5">
          <table:table-cell office:value-type="string" calcext:value-type="string">
            <text:p>b8c184ce-5872-4ec6-b070-adb3e7d74e32</text:p>
          </table:table-cell>
          <table:table-cell table:number-columns-repeated="1023"/>
        </table:table-row>
        <table:table-row table:style-name="ro5">
          <table:table-cell office:value-type="string" calcext:value-type="string">
            <text:p>ca0628af-7242-49f0-8541-af1f5578a722</text:p>
          </table:table-cell>
          <table:table-cell table:number-columns-repeated="1023"/>
        </table:table-row>
        <table:table-row table:style-name="ro5">
          <table:table-cell office:value-type="string" calcext:value-type="string">
            <text:p>5229ccec-bd37-4de8-8069-8dd3e6e5ad69</text:p>
          </table:table-cell>
          <table:table-cell table:number-columns-repeated="1023"/>
        </table:table-row>
        <table:table-row table:style-name="ro5">
          <table:table-cell office:value-type="string" calcext:value-type="string">
            <text:p>2d1aebe2-27ef-40ab-9f99-c0e25a342484</text:p>
          </table:table-cell>
          <table:table-cell table:number-columns-repeated="1023"/>
        </table:table-row>
        <table:table-row table:style-name="ro5">
          <table:table-cell office:value-type="string" calcext:value-type="string">
            <text:p>ad86ab8d-a13f-4e37-9945-14dbf97a0830</text:p>
          </table:table-cell>
          <table:table-cell table:number-columns-repeated="1023"/>
        </table:table-row>
        <table:table-row table:style-name="ro5">
          <table:table-cell office:value-type="string" calcext:value-type="string">
            <text:p>d1d8e364-ce0b-4570-ba9b-509b95356818</text:p>
          </table:table-cell>
          <table:table-cell table:number-columns-repeated="1023"/>
        </table:table-row>
        <table:table-row table:style-name="ro5">
          <table:table-cell office:value-type="string" calcext:value-type="string">
            <text:p>65a00eaa-5369-4983-a65a-645d88752961</text:p>
          </table:table-cell>
          <table:table-cell table:number-columns-repeated="1023"/>
        </table:table-row>
        <table:table-row table:style-name="ro5">
          <table:table-cell office:value-type="string" calcext:value-type="string">
            <text:p>92c09e9b-b73c-446a-b071-76f481579122</text:p>
          </table:table-cell>
          <table:table-cell table:number-columns-repeated="1023"/>
        </table:table-row>
        <table:table-row table:style-name="ro5">
          <table:table-cell office:value-type="string" calcext:value-type="string">
            <text:p>45a51ed2-2634-4215-acc8-7b9e4f5421f5</text:p>
          </table:table-cell>
          <table:table-cell table:number-columns-repeated="1023"/>
        </table:table-row>
        <table:table-row table:style-name="ro5">
          <table:table-cell office:value-type="string" calcext:value-type="string">
            <text:p>a85c0d32-72c6-4e8d-9905-c7360676957f</text:p>
          </table:table-cell>
          <table:table-cell table:number-columns-repeated="1023"/>
        </table:table-row>
        <table:table-row table:style-name="ro5">
          <table:table-cell office:value-type="string" calcext:value-type="string">
            <text:p>d34ab36d-89a8-463b-aae9-43747daa9b4e</text:p>
          </table:table-cell>
          <table:table-cell table:number-columns-repeated="1023"/>
        </table:table-row>
        <table:table-row table:style-name="ro5">
          <table:table-cell office:value-type="string" calcext:value-type="string">
            <text:p>c0d95cf3-f91e-431b-bd09-bb69995ecdb7</text:p>
          </table:table-cell>
          <table:table-cell table:number-columns-repeated="1023"/>
        </table:table-row>
        <table:table-row table:style-name="ro5">
          <table:table-cell office:value-type="string" calcext:value-type="string">
            <text:p>daaa4dcb-c0b0-4444-8844-7afaa9cdf17f</text:p>
          </table:table-cell>
          <table:table-cell table:number-columns-repeated="1023"/>
        </table:table-row>
        <table:table-row table:style-name="ro5">
          <table:table-cell office:value-type="string" calcext:value-type="string">
            <text:p>24940856-8466-413e-90aa-2e87b5f93c34</text:p>
          </table:table-cell>
          <table:table-cell table:number-columns-repeated="1023"/>
        </table:table-row>
        <table:table-row table:style-name="ro5">
          <table:table-cell office:value-type="string" calcext:value-type="string">
            <text:p>ccb616ac-266c-4760-9aa8-9bea4a01c41d</text:p>
          </table:table-cell>
          <table:table-cell table:number-columns-repeated="1023"/>
        </table:table-row>
        <table:table-row table:style-name="ro5">
          <table:table-cell office:value-type="string" calcext:value-type="string">
            <text:p>3bc7e655-241d-4cf9-9a0a-6ee473690680</text:p>
          </table:table-cell>
          <table:table-cell table:number-columns-repeated="1023"/>
        </table:table-row>
        <table:table-row table:style-name="ro5">
          <table:table-cell office:value-type="string" calcext:value-type="string">
            <text:p>2608e399-2b46-4d59-b300-36d3dc48bb4d</text:p>
          </table:table-cell>
          <table:table-cell table:number-columns-repeated="1023"/>
        </table:table-row>
        <table:table-row table:style-name="ro5">
          <table:table-cell office:value-type="string" calcext:value-type="string">
            <text:p>2ec7689f-3c37-4fe9-8056-dc91a4926bb7</text:p>
          </table:table-cell>
          <table:table-cell table:number-columns-repeated="1023"/>
        </table:table-row>
        <table:table-row table:style-name="ro5">
          <table:table-cell office:value-type="string" calcext:value-type="string">
            <text:p>d8ae7a6e-e659-42f0-914f-e8984bb1a6bd</text:p>
          </table:table-cell>
          <table:table-cell table:number-columns-repeated="1023"/>
        </table:table-row>
        <table:table-row table:style-name="ro5">
          <table:table-cell office:value-type="string" calcext:value-type="string">
            <text:p>bf7e603b-e081-4d00-a130-8ad7905bcca6</text:p>
          </table:table-cell>
          <table:table-cell table:number-columns-repeated="1023"/>
        </table:table-row>
        <table:table-row table:style-name="ro5">
          <table:table-cell office:value-type="string" calcext:value-type="string">
            <text:p>e13aea6b-be95-4dd3-9080-a6b75e14454d</text:p>
          </table:table-cell>
          <table:table-cell table:number-columns-repeated="1023"/>
        </table:table-row>
        <table:table-row table:style-name="ro5">
          <table:table-cell office:value-type="string" calcext:value-type="string">
            <text:p>96ccfafd-9ca4-44da-9e29-f07392af7f44</text:p>
          </table:table-cell>
          <table:table-cell table:number-columns-repeated="1023"/>
        </table:table-row>
        <table:table-row table:style-name="ro5">
          <table:table-cell office:value-type="string" calcext:value-type="string">
            <text:p>95fdf688-3237-4bb0-9eca-daeae5fea494</text:p>
          </table:table-cell>
          <table:table-cell table:number-columns-repeated="1023"/>
        </table:table-row>
        <table:table-row table:style-name="ro5">
          <table:table-cell office:value-type="string" calcext:value-type="string">
            <text:p>87ed9745-1933-4801-b27d-6f80cc34cefd</text:p>
          </table:table-cell>
          <table:table-cell table:number-columns-repeated="1023"/>
        </table:table-row>
        <table:table-row table:style-name="ro5">
          <table:table-cell office:value-type="string" calcext:value-type="string">
            <text:p>1bc092f6-852e-496e-a67f-385ba6016dcf</text:p>
          </table:table-cell>
          <table:table-cell table:number-columns-repeated="1023"/>
        </table:table-row>
        <table:table-row table:style-name="ro5">
          <table:table-cell office:value-type="string" calcext:value-type="string">
            <text:p>2ded2089-4ff2-4b3f-bb3f-e1ff7629c471</text:p>
          </table:table-cell>
          <table:table-cell table:number-columns-repeated="1023"/>
        </table:table-row>
        <table:table-row table:style-name="ro5">
          <table:table-cell office:value-type="string" calcext:value-type="string">
            <text:p>1878c865-8fd5-4a56-a0c0-4bf4552d0477</text:p>
          </table:table-cell>
          <table:table-cell table:number-columns-repeated="1023"/>
        </table:table-row>
        <table:table-row table:style-name="ro5">
          <table:table-cell office:value-type="string" calcext:value-type="string">
            <text:p>a97e4da7-9062-4413-8189-9726ab7b63f9</text:p>
          </table:table-cell>
          <table:table-cell table:number-columns-repeated="1023"/>
        </table:table-row>
        <table:table-row table:style-name="ro5">
          <table:table-cell office:value-type="string" calcext:value-type="string">
            <text:p>0a42f4e8-3a4d-4139-9242-377204f77f97</text:p>
          </table:table-cell>
          <table:table-cell table:number-columns-repeated="1023"/>
        </table:table-row>
        <table:table-row table:style-name="ro5">
          <table:table-cell office:value-type="string" calcext:value-type="string">
            <text:p>1c6b6aec-edf9-4e13-966e-8c1f0a3a95b7</text:p>
          </table:table-cell>
          <table:table-cell table:number-columns-repeated="1023"/>
        </table:table-row>
        <table:table-row table:style-name="ro5">
          <table:table-cell office:value-type="string" calcext:value-type="string">
            <text:p>468421e1-d141-45e2-bf4d-c57a57f32278</text:p>
          </table:table-cell>
          <table:table-cell table:number-columns-repeated="1023"/>
        </table:table-row>
        <table:table-row table:style-name="ro5">
          <table:table-cell office:value-type="string" calcext:value-type="string">
            <text:p>330e6050-1e85-4cd7-a8c0-178d32b473ba</text:p>
          </table:table-cell>
          <table:table-cell table:number-columns-repeated="1023"/>
        </table:table-row>
        <table:table-row table:style-name="ro5">
          <table:table-cell office:value-type="string" calcext:value-type="string">
            <text:p>fe6ec74e-463c-4da5-9ef2-3ba0cc994be9</text:p>
          </table:table-cell>
          <table:table-cell table:number-columns-repeated="1023"/>
        </table:table-row>
        <table:table-row table:style-name="ro5">
          <table:table-cell office:value-type="string" calcext:value-type="string">
            <text:p>4e0ad5fa-1691-4536-a982-6bb27c5cc56e</text:p>
          </table:table-cell>
          <table:table-cell table:number-columns-repeated="1023"/>
        </table:table-row>
        <table:table-row table:style-name="ro5">
          <table:table-cell office:value-type="string" calcext:value-type="string">
            <text:p>89c18525-ce42-41a6-876d-67872787675b</text:p>
          </table:table-cell>
          <table:table-cell table:number-columns-repeated="1023"/>
        </table:table-row>
        <table:table-row table:style-name="ro5">
          <table:table-cell office:value-type="string" calcext:value-type="string">
            <text:p>a5429bba-7984-41db-95ca-3ac5d64f0838</text:p>
          </table:table-cell>
          <table:table-cell table:number-columns-repeated="1023"/>
        </table:table-row>
        <table:table-row table:style-name="ro5">
          <table:table-cell office:value-type="string" calcext:value-type="string">
            <text:p>f746ad20-f54d-49b9-a91e-8ae715024aab</text:p>
          </table:table-cell>
          <table:table-cell table:number-columns-repeated="1023"/>
        </table:table-row>
        <table:table-row table:style-name="ro5">
          <table:table-cell office:value-type="string" calcext:value-type="string">
            <text:p>c5f3f5d1-1017-4500-87fe-f56a5b7b2c19</text:p>
          </table:table-cell>
          <table:table-cell table:number-columns-repeated="1023"/>
        </table:table-row>
        <table:table-row table:style-name="ro5">
          <table:table-cell office:value-type="string" calcext:value-type="string">
            <text:p>87497803-56eb-4797-86c1-2db3b56122eb</text:p>
          </table:table-cell>
          <table:table-cell table:number-columns-repeated="1023"/>
        </table:table-row>
        <table:table-row table:style-name="ro5">
          <table:table-cell office:value-type="string" calcext:value-type="string">
            <text:p>e117d215-502a-40ca-94c1-bebcec042f72</text:p>
          </table:table-cell>
          <table:table-cell table:number-columns-repeated="1023"/>
        </table:table-row>
        <table:table-row table:style-name="ro5">
          <table:table-cell office:value-type="string" calcext:value-type="string">
            <text:p>91674824-851b-4197-9051-8047d176a073</text:p>
          </table:table-cell>
          <table:table-cell table:number-columns-repeated="1023"/>
        </table:table-row>
        <table:table-row table:style-name="ro5">
          <table:table-cell office:value-type="string" calcext:value-type="string">
            <text:p>c84cb9bf-6962-4db4-b639-33cb5c174684</text:p>
          </table:table-cell>
          <table:table-cell table:number-columns-repeated="1023"/>
        </table:table-row>
        <table:table-row table:style-name="ro5">
          <table:table-cell office:value-type="string" calcext:value-type="string">
            <text:p>750e337c-5b1f-4661-898c-c63fb087b4a7</text:p>
          </table:table-cell>
          <table:table-cell table:number-columns-repeated="1023"/>
        </table:table-row>
        <table:table-row table:style-name="ro5">
          <table:table-cell office:value-type="string" calcext:value-type="string">
            <text:p>297ff723-71cd-42ef-bb6b-3d8cbe46fc58</text:p>
          </table:table-cell>
          <table:table-cell table:number-columns-repeated="1023"/>
        </table:table-row>
        <table:table-row table:style-name="ro5">
          <table:table-cell office:value-type="string" calcext:value-type="string">
            <text:p>c5a6844e-d8ef-4c0b-af34-19041a077c6e</text:p>
          </table:table-cell>
          <table:table-cell table:number-columns-repeated="1023"/>
        </table:table-row>
        <table:table-row table:style-name="ro5">
          <table:table-cell office:value-type="string" calcext:value-type="string">
            <text:p>99c8c532-55d4-4e53-8983-ee8e0efb2b3d</text:p>
          </table:table-cell>
          <table:table-cell table:number-columns-repeated="1023"/>
        </table:table-row>
        <table:table-row table:style-name="ro5">
          <table:table-cell office:value-type="string" calcext:value-type="string">
            <text:p>c94f4547-a80d-4373-aa52-89e689977a6c</text:p>
          </table:table-cell>
          <table:table-cell table:number-columns-repeated="1023"/>
        </table:table-row>
        <table:table-row table:style-name="ro5">
          <table:table-cell office:value-type="string" calcext:value-type="string">
            <text:p>6f04288a-98d2-4864-9d25-da6c93831180</text:p>
          </table:table-cell>
          <table:table-cell table:number-columns-repeated="1023"/>
        </table:table-row>
        <table:table-row table:style-name="ro5">
          <table:table-cell office:value-type="string" calcext:value-type="string">
            <text:p>704fdee3-99de-4263-8347-a1ef54068366</text:p>
          </table:table-cell>
          <table:table-cell table:number-columns-repeated="1023"/>
        </table:table-row>
        <table:table-row table:style-name="ro5">
          <table:table-cell office:value-type="string" calcext:value-type="string">
            <text:p>23c48b27-5fd2-4425-bcb0-887d46ee0630</text:p>
          </table:table-cell>
          <table:table-cell table:number-columns-repeated="1023"/>
        </table:table-row>
        <table:table-row table:style-name="ro5">
          <table:table-cell office:value-type="string" calcext:value-type="string">
            <text:p>7dd8831e-ff78-4d28-bd2a-0ed2086aa27b</text:p>
          </table:table-cell>
          <table:table-cell table:number-columns-repeated="1023"/>
        </table:table-row>
        <table:table-row table:style-name="ro5">
          <table:table-cell office:value-type="string" calcext:value-type="string">
            <text:p>6b6189ce-1d1b-4c99-8fae-38b47a9aee20</text:p>
          </table:table-cell>
          <table:table-cell table:number-columns-repeated="1023"/>
        </table:table-row>
        <table:table-row table:style-name="ro5">
          <table:table-cell office:value-type="string" calcext:value-type="string">
            <text:p>690c1b8d-8bb9-418e-b69b-7d087493e966</text:p>
          </table:table-cell>
          <table:table-cell table:number-columns-repeated="1023"/>
        </table:table-row>
        <table:table-row table:style-name="ro5">
          <table:table-cell office:value-type="string" calcext:value-type="string">
            <text:p>0360effe-87d7-436e-a049-2c4e81ab7883</text:p>
          </table:table-cell>
          <table:table-cell table:number-columns-repeated="1023"/>
        </table:table-row>
        <table:table-row table:style-name="ro5">
          <table:table-cell office:value-type="string" calcext:value-type="string">
            <text:p>7d3156b6-02d8-4216-aa52-dca5f52092ee</text:p>
          </table:table-cell>
          <table:table-cell table:number-columns-repeated="1023"/>
        </table:table-row>
        <table:table-row table:style-name="ro5">
          <table:table-cell office:value-type="string" calcext:value-type="string">
            <text:p>3e21ec6d-d20a-4bea-9606-340eec2779ce</text:p>
          </table:table-cell>
          <table:table-cell table:number-columns-repeated="1023"/>
        </table:table-row>
        <table:table-row table:style-name="ro5">
          <table:table-cell office:value-type="string" calcext:value-type="string">
            <text:p>c494718a-bbe9-4ccb-b8a2-d38f81a05714</text:p>
          </table:table-cell>
          <table:table-cell table:number-columns-repeated="1023"/>
        </table:table-row>
        <table:table-row table:style-name="ro5">
          <table:table-cell office:value-type="string" calcext:value-type="string">
            <text:p>658a98bc-0442-4ce6-8fa2-1ac01dff93a8</text:p>
          </table:table-cell>
          <table:table-cell table:number-columns-repeated="1023"/>
        </table:table-row>
        <table:table-row table:style-name="ro5">
          <table:table-cell office:value-type="string" calcext:value-type="string">
            <text:p>363f9d5e-5ad6-42bd-8d40-0e13b00bccda</text:p>
          </table:table-cell>
          <table:table-cell table:number-columns-repeated="1023"/>
        </table:table-row>
        <table:table-row table:style-name="ro5">
          <table:table-cell office:value-type="string" calcext:value-type="string">
            <text:p>8b0be3fa-bbc9-42b1-9d21-6dd68ee15504</text:p>
          </table:table-cell>
          <table:table-cell table:number-columns-repeated="1023"/>
        </table:table-row>
        <table:table-row table:style-name="ro5">
          <table:table-cell office:value-type="string" calcext:value-type="string">
            <text:p>c72964db-d2a6-4335-a1e1-765066276c63</text:p>
          </table:table-cell>
          <table:table-cell table:number-columns-repeated="1023"/>
        </table:table-row>
        <table:table-row table:style-name="ro5">
          <table:table-cell office:value-type="string" calcext:value-type="string">
            <text:p>7f95c495-3df9-44bc-9c98-668fba201939</text:p>
          </table:table-cell>
          <table:table-cell table:number-columns-repeated="1023"/>
        </table:table-row>
        <table:table-row table:style-name="ro5">
          <table:table-cell office:value-type="string" calcext:value-type="string">
            <text:p>3ee0c7ba-ebb6-47e2-9343-026d12e112f7</text:p>
          </table:table-cell>
          <table:table-cell table:number-columns-repeated="1023"/>
        </table:table-row>
        <table:table-row table:style-name="ro5">
          <table:table-cell office:value-type="string" calcext:value-type="string">
            <text:p>afa16e6e-28ae-4402-81de-e6c72d735f99</text:p>
          </table:table-cell>
          <table:table-cell table:number-columns-repeated="1023"/>
        </table:table-row>
        <table:table-row table:style-name="ro5">
          <table:table-cell office:value-type="string" calcext:value-type="string">
            <text:p>7915343d-6f3a-4283-b0b0-0e28cfebd221</text:p>
          </table:table-cell>
          <table:table-cell table:number-columns-repeated="1023"/>
        </table:table-row>
        <table:table-row table:style-name="ro5">
          <table:table-cell office:value-type="string" calcext:value-type="string">
            <text:p>c1003bbe-3405-4b9a-a2cf-86fe26d0b0ea</text:p>
          </table:table-cell>
          <table:table-cell table:number-columns-repeated="1023"/>
        </table:table-row>
        <table:table-row table:style-name="ro5">
          <table:table-cell office:value-type="string" calcext:value-type="string">
            <text:p>b0616dc3-f2a2-4abf-b4bf-27969c25b58e</text:p>
          </table:table-cell>
          <table:table-cell table:number-columns-repeated="1023"/>
        </table:table-row>
        <table:table-row table:style-name="ro5">
          <table:table-cell office:value-type="string" calcext:value-type="string">
            <text:p>ebd13a8c-8385-41e4-86cc-fada3983d739</text:p>
          </table:table-cell>
          <table:table-cell table:number-columns-repeated="1023"/>
        </table:table-row>
        <table:table-row table:style-name="ro5">
          <table:table-cell office:value-type="string" calcext:value-type="string">
            <text:p>038e4cd0-85d6-4148-a6f9-7708a52f1513</text:p>
          </table:table-cell>
          <table:table-cell table:number-columns-repeated="1023"/>
        </table:table-row>
        <table:table-row table:style-name="ro5">
          <table:table-cell office:value-type="string" calcext:value-type="string">
            <text:p>cd380687-867a-4553-a430-63304dcbf61c</text:p>
          </table:table-cell>
          <table:table-cell table:number-columns-repeated="1023"/>
        </table:table-row>
        <table:table-row table:style-name="ro5">
          <table:table-cell office:value-type="string" calcext:value-type="string">
            <text:p>09fe9611-f3bf-4f7e-9dd2-8b9dcef59625</text:p>
          </table:table-cell>
          <table:table-cell table:number-columns-repeated="1023"/>
        </table:table-row>
        <table:table-row table:style-name="ro5">
          <table:table-cell office:value-type="string" calcext:value-type="string">
            <text:p>d68b3762-49b4-4fdc-940d-14d0162b5963</text:p>
          </table:table-cell>
          <table:table-cell table:number-columns-repeated="1023"/>
        </table:table-row>
        <table:table-row table:style-name="ro5">
          <table:table-cell office:value-type="string" calcext:value-type="string">
            <text:p>4061ce71-e254-4c48-93ca-1ac488f53cce</text:p>
          </table:table-cell>
          <table:table-cell table:number-columns-repeated="1023"/>
        </table:table-row>
        <table:table-row table:style-name="ro5">
          <table:table-cell office:value-type="string" calcext:value-type="string">
            <text:p>c81466cd-5517-4909-9513-90b711ca5282</text:p>
          </table:table-cell>
          <table:table-cell table:number-columns-repeated="1023"/>
        </table:table-row>
        <table:table-row table:style-name="ro5">
          <table:table-cell office:value-type="string" calcext:value-type="string">
            <text:p>da73e979-577a-4041-885b-cf178a192b35</text:p>
          </table:table-cell>
          <table:table-cell table:number-columns-repeated="1023"/>
        </table:table-row>
        <table:table-row table:style-name="ro5">
          <table:table-cell office:value-type="string" calcext:value-type="string">
            <text:p>d7e4f217-0775-4adb-88a3-046451cdf51c</text:p>
          </table:table-cell>
          <table:table-cell table:number-columns-repeated="1023"/>
        </table:table-row>
        <table:table-row table:style-name="ro5">
          <table:table-cell office:value-type="string" calcext:value-type="string">
            <text:p>2308b39e-d385-4030-b6a8-b281ad61afae</text:p>
          </table:table-cell>
          <table:table-cell table:number-columns-repeated="1023"/>
        </table:table-row>
        <table:table-row table:style-name="ro5">
          <table:table-cell office:value-type="string" calcext:value-type="string">
            <text:p>549ab07b-7132-4b73-9419-03f5c952f2ea</text:p>
          </table:table-cell>
          <table:table-cell table:number-columns-repeated="1023"/>
        </table:table-row>
        <table:table-row table:style-name="ro5">
          <table:table-cell office:value-type="string" calcext:value-type="string">
            <text:p>075133ca-fc46-4135-8e7d-f9aca270bf16</text:p>
          </table:table-cell>
          <table:table-cell table:number-columns-repeated="1023"/>
        </table:table-row>
        <table:table-row table:style-name="ro5">
          <table:table-cell office:value-type="string" calcext:value-type="string">
            <text:p>669c101d-c096-46c5-b7fa-c7834487b9e6</text:p>
          </table:table-cell>
          <table:table-cell table:number-columns-repeated="1023"/>
        </table:table-row>
        <table:table-row table:style-name="ro5">
          <table:table-cell office:value-type="string" calcext:value-type="string">
            <text:p>97f8e386-e115-4714-bb93-d0a7ff72f78d</text:p>
          </table:table-cell>
          <table:table-cell table:number-columns-repeated="1023"/>
        </table:table-row>
        <table:table-row table:style-name="ro5">
          <table:table-cell office:value-type="string" calcext:value-type="string">
            <text:p>e33c7312-22dc-4eee-aad5-05e8e9a332ba</text:p>
          </table:table-cell>
          <table:table-cell table:number-columns-repeated="1023"/>
        </table:table-row>
        <table:table-row table:style-name="ro5">
          <table:table-cell office:value-type="string" calcext:value-type="string">
            <text:p>003bdd3a-7bc4-4176-bc07-25f4a755d605</text:p>
          </table:table-cell>
          <table:table-cell table:number-columns-repeated="1023"/>
        </table:table-row>
        <table:table-row table:style-name="ro5">
          <table:table-cell office:value-type="string" calcext:value-type="string">
            <text:p>c865bedd-7c02-4945-8742-00989809adbd</text:p>
          </table:table-cell>
          <table:table-cell table:number-columns-repeated="1023"/>
        </table:table-row>
        <table:table-row table:style-name="ro5">
          <table:table-cell office:value-type="string" calcext:value-type="string">
            <text:p>064f0fb9-769d-4932-a29c-ce549037ac2a</text:p>
          </table:table-cell>
          <table:table-cell table:number-columns-repeated="1023"/>
        </table:table-row>
        <table:table-row table:style-name="ro5">
          <table:table-cell office:value-type="string" calcext:value-type="string">
            <text:p>dbad862b-a83f-403b-8d9a-c7dcd01e4cb3</text:p>
          </table:table-cell>
          <table:table-cell table:number-columns-repeated="1023"/>
        </table:table-row>
        <table:table-row table:style-name="ro5">
          <table:table-cell office:value-type="string" calcext:value-type="string">
            <text:p>8cc4fdd2-61b3-4510-8d2a-909dc3399598</text:p>
          </table:table-cell>
          <table:table-cell table:number-columns-repeated="1023"/>
        </table:table-row>
        <table:table-row table:style-name="ro5">
          <table:table-cell office:value-type="string" calcext:value-type="string">
            <text:p>d4e4b9b9-89cf-40ca-a96d-a405fc971d41</text:p>
          </table:table-cell>
          <table:table-cell table:number-columns-repeated="1023"/>
        </table:table-row>
        <table:table-row table:style-name="ro5">
          <table:table-cell office:value-type="string" calcext:value-type="string">
            <text:p>b3108a04-62f4-4f4c-b3ec-8071b0048c79</text:p>
          </table:table-cell>
          <table:table-cell table:number-columns-repeated="1023"/>
        </table:table-row>
        <table:table-row table:style-name="ro5">
          <table:table-cell office:value-type="string" calcext:value-type="string">
            <text:p>2b8c0867-ca5b-4bd7-adad-f53754c8cc7e</text:p>
          </table:table-cell>
          <table:table-cell table:number-columns-repeated="1023"/>
        </table:table-row>
        <table:table-row table:style-name="ro5">
          <table:table-cell office:value-type="string" calcext:value-type="string">
            <text:p>5005a439-880f-41aa-9bb9-69015d9c42da</text:p>
          </table:table-cell>
          <table:table-cell table:number-columns-repeated="1023"/>
        </table:table-row>
        <table:table-row table:style-name="ro5">
          <table:table-cell office:value-type="string" calcext:value-type="string">
            <text:p>2a2144b9-fada-4986-85ad-f1c05f1ab589</text:p>
          </table:table-cell>
          <table:table-cell table:number-columns-repeated="1023"/>
        </table:table-row>
        <table:table-row table:style-name="ro5">
          <table:table-cell office:value-type="string" calcext:value-type="string">
            <text:p>5bf6804e-280f-442b-b36b-475c387913ea</text:p>
          </table:table-cell>
          <table:table-cell table:number-columns-repeated="1023"/>
        </table:table-row>
        <table:table-row table:style-name="ro5">
          <table:table-cell office:value-type="string" calcext:value-type="string">
            <text:p>ec24f24e-55c6-4cb1-a8eb-d4064c0b5554</text:p>
          </table:table-cell>
          <table:table-cell table:number-columns-repeated="1023"/>
        </table:table-row>
        <table:table-row table:style-name="ro5">
          <table:table-cell office:value-type="string" calcext:value-type="string">
            <text:p>e5e1533c-49fc-4743-a1d5-56e363f6a29e</text:p>
          </table:table-cell>
          <table:table-cell table:number-columns-repeated="1023"/>
        </table:table-row>
        <table:table-row table:style-name="ro5">
          <table:table-cell office:value-type="string" calcext:value-type="string">
            <text:p>d681425e-33e2-4f27-b1f8-7b590b04b132</text:p>
          </table:table-cell>
          <table:table-cell table:number-columns-repeated="1023"/>
        </table:table-row>
        <table:table-row table:style-name="ro5">
          <table:table-cell office:value-type="string" calcext:value-type="string">
            <text:p>2d926225-153a-4cad-8e4e-c7f1b31fc12d</text:p>
          </table:table-cell>
          <table:table-cell table:number-columns-repeated="1023"/>
        </table:table-row>
        <table:table-row table:style-name="ro5">
          <table:table-cell office:value-type="string" calcext:value-type="string">
            <text:p>3d336075-dede-4005-98c3-ca0f074dd430</text:p>
          </table:table-cell>
          <table:table-cell table:number-columns-repeated="1023"/>
        </table:table-row>
        <table:table-row table:style-name="ro5">
          <table:table-cell office:value-type="string" calcext:value-type="string">
            <text:p>28b11fa5-26d3-488a-9e7c-45686dd6c454</text:p>
          </table:table-cell>
          <table:table-cell table:number-columns-repeated="1023"/>
        </table:table-row>
        <table:table-row table:style-name="ro5">
          <table:table-cell office:value-type="string" calcext:value-type="string">
            <text:p>8adaf446-757c-4599-8dfb-f33e1ff5377e</text:p>
          </table:table-cell>
          <table:table-cell table:number-columns-repeated="1023"/>
        </table:table-row>
        <table:table-row table:style-name="ro5">
          <table:table-cell office:value-type="string" calcext:value-type="string">
            <text:p>042f928b-3eb3-470d-a210-2d22a82601fb</text:p>
          </table:table-cell>
          <table:table-cell table:number-columns-repeated="1023"/>
        </table:table-row>
        <table:table-row table:style-name="ro5">
          <table:table-cell office:value-type="string" calcext:value-type="string">
            <text:p>9f3237fe-1f4d-4c63-ae0b-a1d1074080ad</text:p>
          </table:table-cell>
          <table:table-cell table:number-columns-repeated="1023"/>
        </table:table-row>
        <table:table-row table:style-name="ro5">
          <table:table-cell office:value-type="string" calcext:value-type="string">
            <text:p>e9f57e00-18c8-4ada-a5ab-a554d95285fa</text:p>
          </table:table-cell>
          <table:table-cell table:number-columns-repeated="1023"/>
        </table:table-row>
        <table:table-row table:style-name="ro5">
          <table:table-cell office:value-type="string" calcext:value-type="string">
            <text:p>5c4b87f6-808d-4b6b-8398-0cc315831846</text:p>
          </table:table-cell>
          <table:table-cell table:number-columns-repeated="1023"/>
        </table:table-row>
        <table:table-row table:style-name="ro5">
          <table:table-cell office:value-type="string" calcext:value-type="string">
            <text:p>036625bd-b6da-46c9-9204-6a4bb4649e77</text:p>
          </table:table-cell>
          <table:table-cell table:number-columns-repeated="1023"/>
        </table:table-row>
        <table:table-row table:style-name="ro5">
          <table:table-cell office:value-type="string" calcext:value-type="string">
            <text:p>3e97328b-848b-4383-b286-b507bcbb6364</text:p>
          </table:table-cell>
          <table:table-cell table:number-columns-repeated="1023"/>
        </table:table-row>
        <table:table-row table:style-name="ro5">
          <table:table-cell office:value-type="string" calcext:value-type="string">
            <text:p>494694e3-ae2a-4103-95fd-6ba914a8894a</text:p>
          </table:table-cell>
          <table:table-cell table:number-columns-repeated="1023"/>
        </table:table-row>
        <table:table-row table:style-name="ro5">
          <table:table-cell office:value-type="string" calcext:value-type="string">
            <text:p>5ad8660b-12ff-4272-91d9-d968d8e3cca8</text:p>
          </table:table-cell>
          <table:table-cell table:number-columns-repeated="1023"/>
        </table:table-row>
        <table:table-row table:style-name="ro5">
          <table:table-cell office:value-type="string" calcext:value-type="string">
            <text:p>3aaa6666-e441-4d9f-80bc-f00ac557be74</text:p>
          </table:table-cell>
          <table:table-cell table:number-columns-repeated="1023"/>
        </table:table-row>
        <table:table-row table:style-name="ro5">
          <table:table-cell office:value-type="string" calcext:value-type="string">
            <text:p>4dc4e13c-ce4b-4ba0-8fef-cc243f27d1d9</text:p>
          </table:table-cell>
          <table:table-cell table:number-columns-repeated="1023"/>
        </table:table-row>
        <table:table-row table:style-name="ro5">
          <table:table-cell office:value-type="string" calcext:value-type="string">
            <text:p>30770812-61ab-4405-bf0f-085b98c143f3</text:p>
          </table:table-cell>
          <table:table-cell table:number-columns-repeated="1023"/>
        </table:table-row>
        <table:table-row table:style-name="ro5">
          <table:table-cell office:value-type="string" calcext:value-type="string">
            <text:p>d14139bb-6cfc-4d33-bec0-8b49226653fd</text:p>
          </table:table-cell>
          <table:table-cell table:number-columns-repeated="1023"/>
        </table:table-row>
        <table:table-row table:style-name="ro5">
          <table:table-cell office:value-type="string" calcext:value-type="string">
            <text:p>843a72a4-f140-4937-9d27-12b83d065019</text:p>
          </table:table-cell>
          <table:table-cell table:number-columns-repeated="1023"/>
        </table:table-row>
        <table:table-row table:style-name="ro5">
          <table:table-cell office:value-type="string" calcext:value-type="string">
            <text:p>f356bd87-b77f-41f2-94db-6a511b49ecbb</text:p>
          </table:table-cell>
          <table:table-cell table:number-columns-repeated="1023"/>
        </table:table-row>
        <table:table-row table:style-name="ro5">
          <table:table-cell office:value-type="string" calcext:value-type="string">
            <text:p>ed21ddcf-9e28-4c66-badc-f4ff0ed050bf</text:p>
          </table:table-cell>
          <table:table-cell table:number-columns-repeated="1023"/>
        </table:table-row>
        <table:table-row table:style-name="ro5">
          <table:table-cell office:value-type="string" calcext:value-type="string">
            <text:p>34633897-9fff-49c8-b70e-ea8ae77f816c</text:p>
          </table:table-cell>
          <table:table-cell table:number-columns-repeated="1023"/>
        </table:table-row>
        <table:table-row table:style-name="ro5">
          <table:table-cell office:value-type="string" calcext:value-type="string">
            <text:p>8ae16d1f-6bcb-4beb-9d8d-3914bc93fd84</text:p>
          </table:table-cell>
          <table:table-cell table:number-columns-repeated="1023"/>
        </table:table-row>
        <table:table-row table:style-name="ro5">
          <table:table-cell office:value-type="string" calcext:value-type="string">
            <text:p>b128e223-591e-429a-8bb5-d521182d6387</text:p>
          </table:table-cell>
          <table:table-cell table:number-columns-repeated="1023"/>
        </table:table-row>
        <table:table-row table:style-name="ro5">
          <table:table-cell office:value-type="string" calcext:value-type="string">
            <text:p>d56e48a7-d96d-47c0-8b1c-09961d32abb7</text:p>
          </table:table-cell>
          <table:table-cell table:number-columns-repeated="1023"/>
        </table:table-row>
        <table:table-row table:style-name="ro5">
          <table:table-cell office:value-type="string" calcext:value-type="string">
            <text:p>8bc65eb1-77e9-44fd-b875-e23de6ec1866</text:p>
          </table:table-cell>
          <table:table-cell table:number-columns-repeated="1023"/>
        </table:table-row>
        <table:table-row table:style-name="ro5">
          <table:table-cell office:value-type="string" calcext:value-type="string">
            <text:p>65379b13-e86e-42d8-b8ab-911fc102c211</text:p>
          </table:table-cell>
          <table:table-cell table:number-columns-repeated="1023"/>
        </table:table-row>
        <table:table-row table:style-name="ro5">
          <table:table-cell office:value-type="string" calcext:value-type="string">
            <text:p>a5918bc6-ce8c-4427-8d2e-bd7369f1c027</text:p>
          </table:table-cell>
          <table:table-cell table:number-columns-repeated="1023"/>
        </table:table-row>
        <table:table-row table:style-name="ro5">
          <table:table-cell office:value-type="string" calcext:value-type="string">
            <text:p>8f8179f8-efda-4a92-9460-453a91b8e9c1</text:p>
          </table:table-cell>
          <table:table-cell table:number-columns-repeated="1023"/>
        </table:table-row>
        <table:table-row table:style-name="ro5">
          <table:table-cell office:value-type="string" calcext:value-type="string">
            <text:p>68e20793-9155-4a5d-b8c9-55719172a3f7</text:p>
          </table:table-cell>
          <table:table-cell table:number-columns-repeated="1023"/>
        </table:table-row>
        <table:table-row table:style-name="ro5">
          <table:table-cell office:value-type="string" calcext:value-type="string">
            <text:p>06f2f438-76af-42ae-8012-4af9dba91d5e</text:p>
          </table:table-cell>
          <table:table-cell table:number-columns-repeated="1023"/>
        </table:table-row>
        <table:table-row table:style-name="ro5">
          <table:table-cell office:value-type="string" calcext:value-type="string">
            <text:p>48c48146-5bef-4d30-bce1-fc584373e777</text:p>
          </table:table-cell>
          <table:table-cell table:number-columns-repeated="1023"/>
        </table:table-row>
        <table:table-row table:style-name="ro5">
          <table:table-cell office:value-type="string" calcext:value-type="string">
            <text:p>e676b067-6828-45ab-9aae-dfe1380ff83b</text:p>
          </table:table-cell>
          <table:table-cell table:number-columns-repeated="1023"/>
        </table:table-row>
        <table:table-row table:style-name="ro5">
          <table:table-cell office:value-type="string" calcext:value-type="string">
            <text:p>854d2365-7ef4-4f9a-9835-ceda39e220f0</text:p>
          </table:table-cell>
          <table:table-cell table:number-columns-repeated="1023"/>
        </table:table-row>
        <table:table-row table:style-name="ro5">
          <table:table-cell office:value-type="string" calcext:value-type="string">
            <text:p>d2eccb20-6d15-46ab-a1d5-d6d51693acaf</text:p>
          </table:table-cell>
          <table:table-cell table:number-columns-repeated="1023"/>
        </table:table-row>
        <table:table-row table:style-name="ro5">
          <table:table-cell office:value-type="string" calcext:value-type="string">
            <text:p>d35879af-7a29-4f58-a524-ec9c57c98fcb</text:p>
          </table:table-cell>
          <table:table-cell table:number-columns-repeated="1023"/>
        </table:table-row>
        <table:table-row table:style-name="ro5">
          <table:table-cell office:value-type="string" calcext:value-type="string">
            <text:p>05285cf4-02a7-4f6d-854d-036610707e90</text:p>
          </table:table-cell>
          <table:table-cell table:number-columns-repeated="1023"/>
        </table:table-row>
        <table:table-row table:style-name="ro5">
          <table:table-cell office:value-type="string" calcext:value-type="string">
            <text:p>0c997c67-3cbd-4f86-98ad-2f88f5f5d147</text:p>
          </table:table-cell>
          <table:table-cell table:number-columns-repeated="1023"/>
        </table:table-row>
        <table:table-row table:style-name="ro5">
          <table:table-cell office:value-type="string" calcext:value-type="string">
            <text:p>267d7187-1c30-4392-8d1a-280b352910a6</text:p>
          </table:table-cell>
          <table:table-cell table:number-columns-repeated="1023"/>
        </table:table-row>
        <table:table-row table:style-name="ro5">
          <table:table-cell office:value-type="string" calcext:value-type="string">
            <text:p>f9e0ecd2-ffa0-4c8c-aff8-a4256dbf0832</text:p>
          </table:table-cell>
          <table:table-cell table:number-columns-repeated="1023"/>
        </table:table-row>
        <table:table-row table:style-name="ro5">
          <table:table-cell office:value-type="string" calcext:value-type="string">
            <text:p>ea726922-8063-4ee2-9317-837273de16a0</text:p>
          </table:table-cell>
          <table:table-cell table:number-columns-repeated="1023"/>
        </table:table-row>
        <table:table-row table:style-name="ro5">
          <table:table-cell office:value-type="string" calcext:value-type="string">
            <text:p>d7fc6c1c-9d32-4b56-92fb-0f2005b8cf43</text:p>
          </table:table-cell>
          <table:table-cell table:number-columns-repeated="1023"/>
        </table:table-row>
        <table:table-row table:style-name="ro5">
          <table:table-cell office:value-type="string" calcext:value-type="string">
            <text:p>98e5bce5-fcc7-4c81-b9fe-430187ae09f5</text:p>
          </table:table-cell>
          <table:table-cell table:number-columns-repeated="1023"/>
        </table:table-row>
        <table:table-row table:style-name="ro5">
          <table:table-cell office:value-type="string" calcext:value-type="string">
            <text:p>0a58e34f-0a4b-4a9b-a1fd-9c82681931a2</text:p>
          </table:table-cell>
          <table:table-cell table:number-columns-repeated="1023"/>
        </table:table-row>
        <table:table-row table:style-name="ro5">
          <table:table-cell office:value-type="string" calcext:value-type="string">
            <text:p>45408cca-4818-4030-aa1b-f77575337d93</text:p>
          </table:table-cell>
          <table:table-cell table:number-columns-repeated="1023"/>
        </table:table-row>
        <table:table-row table:style-name="ro5">
          <table:table-cell office:value-type="string" calcext:value-type="string">
            <text:p>6e14ba77-5719-4933-aed3-f7124e330f96</text:p>
          </table:table-cell>
          <table:table-cell table:number-columns-repeated="1023"/>
        </table:table-row>
        <table:table-row table:style-name="ro5">
          <table:table-cell office:value-type="string" calcext:value-type="string">
            <text:p>58130ea4-d69c-4df5-a122-625e815f7e3f</text:p>
          </table:table-cell>
          <table:table-cell table:number-columns-repeated="1023"/>
        </table:table-row>
        <table:table-row table:style-name="ro5">
          <table:table-cell office:value-type="string" calcext:value-type="string">
            <text:p>17662bad-0a25-49e8-b0ab-7255e4508b46</text:p>
          </table:table-cell>
          <table:table-cell table:number-columns-repeated="1023"/>
        </table:table-row>
        <table:table-row table:style-name="ro5">
          <table:table-cell office:value-type="string" calcext:value-type="string">
            <text:p>12e12766-65e0-4a72-8b8f-52a51a37decf</text:p>
          </table:table-cell>
          <table:table-cell table:number-columns-repeated="1023"/>
        </table:table-row>
        <table:table-row table:style-name="ro5">
          <table:table-cell office:value-type="string" calcext:value-type="string">
            <text:p>79b2843b-4e4e-49cd-8256-4860e6a4a842</text:p>
          </table:table-cell>
          <table:table-cell table:number-columns-repeated="1023"/>
        </table:table-row>
        <table:table-row table:style-name="ro5">
          <table:table-cell office:value-type="string" calcext:value-type="string">
            <text:p>ba6e50f9-7d9a-4009-ae0a-028e31940c52</text:p>
          </table:table-cell>
          <table:table-cell table:number-columns-repeated="1023"/>
        </table:table-row>
        <table:table-row table:style-name="ro5">
          <table:table-cell office:value-type="string" calcext:value-type="string">
            <text:p>23060292-8787-44bc-b839-e7d85d136c5d</text:p>
          </table:table-cell>
          <table:table-cell table:number-columns-repeated="1023"/>
        </table:table-row>
        <table:table-row table:style-name="ro5">
          <table:table-cell office:value-type="string" calcext:value-type="string">
            <text:p>aa2f34bc-c5b8-40e2-b985-9507bdcb7779</text:p>
          </table:table-cell>
          <table:table-cell table:number-columns-repeated="1023"/>
        </table:table-row>
        <table:table-row table:style-name="ro5">
          <table:table-cell office:value-type="string" calcext:value-type="string">
            <text:p>3cb35a99-7228-4bea-883a-0593c534ded5</text:p>
          </table:table-cell>
          <table:table-cell table:number-columns-repeated="1023"/>
        </table:table-row>
        <table:table-row table:style-name="ro5">
          <table:table-cell office:value-type="string" calcext:value-type="string">
            <text:p>46743aff-c9be-4eb2-b8b0-b66fa8e76fb0</text:p>
          </table:table-cell>
          <table:table-cell table:number-columns-repeated="1023"/>
        </table:table-row>
        <table:table-row table:style-name="ro5">
          <table:table-cell office:value-type="string" calcext:value-type="string">
            <text:p>9277eb8f-32ab-4f46-b1b2-27535164527b</text:p>
          </table:table-cell>
          <table:table-cell table:number-columns-repeated="1023"/>
        </table:table-row>
        <table:table-row table:style-name="ro5">
          <table:table-cell office:value-type="string" calcext:value-type="string">
            <text:p>c8dfa2e6-4122-4300-a344-24cf6893ebd8</text:p>
          </table:table-cell>
          <table:table-cell table:number-columns-repeated="1023"/>
        </table:table-row>
        <table:table-row table:style-name="ro5">
          <table:table-cell office:value-type="string" calcext:value-type="string">
            <text:p>e1cae44d-8692-4df4-b96d-041404385ae3</text:p>
          </table:table-cell>
          <table:table-cell table:number-columns-repeated="1023"/>
        </table:table-row>
        <table:table-row table:style-name="ro5">
          <table:table-cell office:value-type="string" calcext:value-type="string">
            <text:p>ce586a9e-ab19-48f3-8c10-f9474290c6e6</text:p>
          </table:table-cell>
          <table:table-cell table:number-columns-repeated="1023"/>
        </table:table-row>
        <table:table-row table:style-name="ro5">
          <table:table-cell office:value-type="string" calcext:value-type="string">
            <text:p>7e7f11ec-5764-4cfe-829a-e81571aca866</text:p>
          </table:table-cell>
          <table:table-cell table:number-columns-repeated="1023"/>
        </table:table-row>
        <table:table-row table:style-name="ro5">
          <table:table-cell office:value-type="string" calcext:value-type="string">
            <text:p>efd298a0-d123-48da-8e60-afad6fcdd9f2</text:p>
          </table:table-cell>
          <table:table-cell table:number-columns-repeated="1023"/>
        </table:table-row>
        <table:table-row table:style-name="ro5">
          <table:table-cell office:value-type="string" calcext:value-type="string">
            <text:p>8abe337b-d4dc-48f8-b7d8-05e5692bf15f</text:p>
          </table:table-cell>
          <table:table-cell table:number-columns-repeated="1023"/>
        </table:table-row>
        <table:table-row table:style-name="ro5">
          <table:table-cell office:value-type="string" calcext:value-type="string">
            <text:p>16299d5d-fd36-4d39-8259-8d652e6b364a</text:p>
          </table:table-cell>
          <table:table-cell table:number-columns-repeated="1023"/>
        </table:table-row>
        <table:table-row table:style-name="ro5">
          <table:table-cell office:value-type="string" calcext:value-type="string">
            <text:p>af06be5b-f985-4051-ae5d-2360123bb742</text:p>
          </table:table-cell>
          <table:table-cell table:number-columns-repeated="1023"/>
        </table:table-row>
        <table:table-row table:style-name="ro5">
          <table:table-cell office:value-type="string" calcext:value-type="string">
            <text:p>3a2c0063-8281-4071-a3ab-e4263ce5f156</text:p>
          </table:table-cell>
          <table:table-cell table:number-columns-repeated="1023"/>
        </table:table-row>
        <table:table-row table:style-name="ro5">
          <table:table-cell office:value-type="string" calcext:value-type="string">
            <text:p>5657a2e8-b457-41a7-a155-485704a74a28</text:p>
          </table:table-cell>
          <table:table-cell table:number-columns-repeated="1023"/>
        </table:table-row>
        <table:table-row table:style-name="ro5">
          <table:table-cell office:value-type="string" calcext:value-type="string">
            <text:p>dc23e1a8-4b88-4c5e-8c7e-bedcc23dcdc9</text:p>
          </table:table-cell>
          <table:table-cell table:number-columns-repeated="1023"/>
        </table:table-row>
        <table:table-row table:style-name="ro5">
          <table:table-cell office:value-type="string" calcext:value-type="string">
            <text:p>759cac41-ffb8-4260-b7b5-eb79f630e0ff</text:p>
          </table:table-cell>
          <table:table-cell table:number-columns-repeated="1023"/>
        </table:table-row>
        <table:table-row table:style-name="ro5">
          <table:table-cell office:value-type="string" calcext:value-type="string">
            <text:p>115de0f1-4280-4da9-92af-252e9158f6dd</text:p>
          </table:table-cell>
          <table:table-cell table:number-columns-repeated="1023"/>
        </table:table-row>
        <table:table-row table:style-name="ro5">
          <table:table-cell office:value-type="string" calcext:value-type="string">
            <text:p>8851bed7-edd2-4f45-83a4-4a189ffbeb3d</text:p>
          </table:table-cell>
          <table:table-cell table:number-columns-repeated="1023"/>
        </table:table-row>
        <table:table-row table:style-name="ro5">
          <table:table-cell office:value-type="string" calcext:value-type="string">
            <text:p>b99bda20-8f1b-4b13-b035-0479b90d4da9</text:p>
          </table:table-cell>
          <table:table-cell table:number-columns-repeated="1023"/>
        </table:table-row>
        <table:table-row table:style-name="ro5">
          <table:table-cell office:value-type="string" calcext:value-type="string">
            <text:p>60af8619-70d4-498c-a844-c9381116a38b</text:p>
          </table:table-cell>
          <table:table-cell table:number-columns-repeated="1023"/>
        </table:table-row>
        <table:table-row table:style-name="ro5">
          <table:table-cell office:value-type="string" calcext:value-type="string">
            <text:p>630261cc-9107-4d50-aae9-790073646fd5</text:p>
          </table:table-cell>
          <table:table-cell table:number-columns-repeated="1023"/>
        </table:table-row>
        <table:table-row table:style-name="ro5">
          <table:table-cell office:value-type="string" calcext:value-type="string">
            <text:p>b9746e5a-b2d9-44e3-abef-1b99139332eb</text:p>
          </table:table-cell>
          <table:table-cell table:number-columns-repeated="1023"/>
        </table:table-row>
        <table:table-row table:style-name="ro5">
          <table:table-cell office:value-type="string" calcext:value-type="string">
            <text:p>0219bd13-313f-463f-a1f9-3bf39038e922</text:p>
          </table:table-cell>
          <table:table-cell table:number-columns-repeated="1023"/>
        </table:table-row>
        <table:table-row table:style-name="ro5">
          <table:table-cell office:value-type="string" calcext:value-type="string">
            <text:p>1d770a26-1d70-4a6c-b500-144323c1fd95</text:p>
          </table:table-cell>
          <table:table-cell table:number-columns-repeated="1023"/>
        </table:table-row>
        <table:table-row table:style-name="ro5">
          <table:table-cell office:value-type="string" calcext:value-type="string">
            <text:p>81234514-db99-4547-bb78-9afcdebae1c6</text:p>
          </table:table-cell>
          <table:table-cell table:number-columns-repeated="1023"/>
        </table:table-row>
        <table:table-row table:style-name="ro5">
          <table:table-cell office:value-type="string" calcext:value-type="string">
            <text:p>824a0e6c-2aea-4bf2-b0a7-16837cc6d0af</text:p>
          </table:table-cell>
          <table:table-cell table:number-columns-repeated="1023"/>
        </table:table-row>
        <table:table-row table:style-name="ro5">
          <table:table-cell office:value-type="string" calcext:value-type="string">
            <text:p>0e1844c8-b102-4834-99fb-c31267a397fb</text:p>
          </table:table-cell>
          <table:table-cell table:number-columns-repeated="1023"/>
        </table:table-row>
        <table:table-row table:style-name="ro5">
          <table:table-cell office:value-type="string" calcext:value-type="string">
            <text:p>39786f1e-c132-4c44-90c7-bdbedc72a0ee</text:p>
          </table:table-cell>
          <table:table-cell table:number-columns-repeated="1023"/>
        </table:table-row>
        <table:table-row table:style-name="ro5">
          <table:table-cell office:value-type="string" calcext:value-type="string">
            <text:p>062924c8-01bb-4d4f-8d62-47537c06ab25</text:p>
          </table:table-cell>
          <table:table-cell table:number-columns-repeated="1023"/>
        </table:table-row>
        <table:table-row table:style-name="ro5">
          <table:table-cell office:value-type="string" calcext:value-type="string">
            <text:p>0933bcfe-252f-44ee-8d96-8b5da3853877</text:p>
          </table:table-cell>
          <table:table-cell table:number-columns-repeated="1023"/>
        </table:table-row>
        <table:table-row table:style-name="ro5">
          <table:table-cell office:value-type="string" calcext:value-type="string">
            <text:p>0fe05013-c7fd-4920-95da-f285725c3b81</text:p>
          </table:table-cell>
          <table:table-cell table:number-columns-repeated="1023"/>
        </table:table-row>
        <table:table-row table:style-name="ro5">
          <table:table-cell office:value-type="string" calcext:value-type="string">
            <text:p>dde60d73-5f1d-41c2-bd4c-3781c399b212</text:p>
          </table:table-cell>
          <table:table-cell table:number-columns-repeated="1023"/>
        </table:table-row>
        <table:table-row table:style-name="ro5">
          <table:table-cell office:value-type="string" calcext:value-type="string">
            <text:p>7a485414-10e3-4007-a5a5-0c229b79bd48</text:p>
          </table:table-cell>
          <table:table-cell table:number-columns-repeated="1023"/>
        </table:table-row>
        <table:table-row table:style-name="ro5">
          <table:table-cell office:value-type="string" calcext:value-type="string">
            <text:p>e436c166-7909-442a-a057-60f4970e81bd</text:p>
          </table:table-cell>
          <table:table-cell table:number-columns-repeated="1023"/>
        </table:table-row>
        <table:table-row table:style-name="ro5">
          <table:table-cell office:value-type="string" calcext:value-type="string">
            <text:p>5714a672-d141-4a4d-a1ed-325e1f9ce196</text:p>
          </table:table-cell>
          <table:table-cell table:number-columns-repeated="1023"/>
        </table:table-row>
        <table:table-row table:style-name="ro5">
          <table:table-cell office:value-type="string" calcext:value-type="string">
            <text:p>32f22a92-9189-4d1f-a46d-91c5b5b556b0</text:p>
          </table:table-cell>
          <table:table-cell table:number-columns-repeated="1023"/>
        </table:table-row>
        <table:table-row table:style-name="ro5">
          <table:table-cell office:value-type="string" calcext:value-type="string">
            <text:p>cbd7acdf-4ad3-4745-ae9d-edf0d04fce30</text:p>
          </table:table-cell>
          <table:table-cell table:number-columns-repeated="1023"/>
        </table:table-row>
        <table:table-row table:style-name="ro5">
          <table:table-cell office:value-type="string" calcext:value-type="string">
            <text:p>9d3f78cf-bc8b-4fd6-8428-d83472b7fe06</text:p>
          </table:table-cell>
          <table:table-cell table:number-columns-repeated="1023"/>
        </table:table-row>
        <table:table-row table:style-name="ro5">
          <table:table-cell office:value-type="string" calcext:value-type="string">
            <text:p>ed69b82f-dfc4-4f45-9764-203d2c6d020d</text:p>
          </table:table-cell>
          <table:table-cell table:number-columns-repeated="1023"/>
        </table:table-row>
        <table:table-row table:style-name="ro5">
          <table:table-cell office:value-type="string" calcext:value-type="string">
            <text:p>b94ff83e-47e2-4748-9d8d-b0720c48c0cf</text:p>
          </table:table-cell>
          <table:table-cell table:number-columns-repeated="1023"/>
        </table:table-row>
        <table:table-row table:style-name="ro5">
          <table:table-cell office:value-type="string" calcext:value-type="string">
            <text:p>1e890505-9ca4-479f-a254-cdf0b3b42d56</text:p>
          </table:table-cell>
          <table:table-cell table:number-columns-repeated="1023"/>
        </table:table-row>
        <table:table-row table:style-name="ro5">
          <table:table-cell office:value-type="string" calcext:value-type="string">
            <text:p>33474f51-4331-4ba8-b9f9-931fecdcebd9</text:p>
          </table:table-cell>
          <table:table-cell table:number-columns-repeated="1023"/>
        </table:table-row>
        <table:table-row table:style-name="ro5">
          <table:table-cell office:value-type="string" calcext:value-type="string">
            <text:p>a685d16e-9ebe-4163-876c-e93d0d4f409c</text:p>
          </table:table-cell>
          <table:table-cell table:number-columns-repeated="1023"/>
        </table:table-row>
        <table:table-row table:style-name="ro5">
          <table:table-cell office:value-type="string" calcext:value-type="string">
            <text:p>8e92e6c8-9685-410b-96e5-340b5e0c2835</text:p>
          </table:table-cell>
          <table:table-cell table:number-columns-repeated="1023"/>
        </table:table-row>
        <table:table-row table:style-name="ro5">
          <table:table-cell office:value-type="string" calcext:value-type="string">
            <text:p>10e35771-d952-4971-86d5-034ca4ede41f</text:p>
          </table:table-cell>
          <table:table-cell table:number-columns-repeated="1023"/>
        </table:table-row>
        <table:table-row table:style-name="ro5">
          <table:table-cell office:value-type="string" calcext:value-type="string">
            <text:p>d473eb8a-4019-4f0f-9617-4a462a2cf76c</text:p>
          </table:table-cell>
          <table:table-cell table:number-columns-repeated="1023"/>
        </table:table-row>
        <table:table-row table:style-name="ro5">
          <table:table-cell office:value-type="string" calcext:value-type="string">
            <text:p>f7a64ab6-1b61-47ac-9861-0e04c8649106</text:p>
          </table:table-cell>
          <table:table-cell table:number-columns-repeated="1023"/>
        </table:table-row>
        <table:table-row table:style-name="ro5">
          <table:table-cell office:value-type="string" calcext:value-type="string">
            <text:p>2c95d45d-3eef-431a-8987-dbbc909a9f98</text:p>
          </table:table-cell>
          <table:table-cell table:number-columns-repeated="1023"/>
        </table:table-row>
        <table:table-row table:style-name="ro5">
          <table:table-cell office:value-type="string" calcext:value-type="string">
            <text:p>e555dade-7be8-45b7-af7c-bbca91ebe0a6</text:p>
          </table:table-cell>
          <table:table-cell table:number-columns-repeated="1023"/>
        </table:table-row>
        <table:table-row table:style-name="ro5">
          <table:table-cell office:value-type="string" calcext:value-type="string">
            <text:p>f43a2af6-5882-4878-a089-6df39541e992</text:p>
          </table:table-cell>
          <table:table-cell table:number-columns-repeated="1023"/>
        </table:table-row>
        <table:table-row table:style-name="ro5">
          <table:table-cell office:value-type="string" calcext:value-type="string">
            <text:p>5ee84510-6749-438c-b386-8d33540e8182</text:p>
          </table:table-cell>
          <table:table-cell table:number-columns-repeated="1023"/>
        </table:table-row>
        <table:table-row table:style-name="ro5">
          <table:table-cell office:value-type="string" calcext:value-type="string">
            <text:p>df3fed85-73a3-4857-96c0-c0d08a33df7c</text:p>
          </table:table-cell>
          <table:table-cell table:number-columns-repeated="1023"/>
        </table:table-row>
        <table:table-row table:style-name="ro5">
          <table:table-cell office:value-type="string" calcext:value-type="string">
            <text:p>99fb2821-dfad-4ee8-a9b4-5a85d205bc39</text:p>
          </table:table-cell>
          <table:table-cell table:number-columns-repeated="1023"/>
        </table:table-row>
        <table:table-row table:style-name="ro5">
          <table:table-cell office:value-type="string" calcext:value-type="string">
            <text:p>dbea0508-7516-4968-969e-8757ef3da57b</text:p>
          </table:table-cell>
          <table:table-cell table:number-columns-repeated="1023"/>
        </table:table-row>
        <table:table-row table:style-name="ro5">
          <table:table-cell office:value-type="string" calcext:value-type="string">
            <text:p>f8de1142-e1af-4d1d-881a-c630a439a320</text:p>
          </table:table-cell>
          <table:table-cell table:number-columns-repeated="1023"/>
        </table:table-row>
        <table:table-row table:style-name="ro5">
          <table:table-cell office:value-type="string" calcext:value-type="string">
            <text:p>75137427-748b-4822-851c-734b377e9936</text:p>
          </table:table-cell>
          <table:table-cell table:number-columns-repeated="1023"/>
        </table:table-row>
        <table:table-row table:style-name="ro5">
          <table:table-cell office:value-type="string" calcext:value-type="string">
            <text:p>5b06de65-4444-4824-89f0-2fcc567556aa</text:p>
          </table:table-cell>
          <table:table-cell table:number-columns-repeated="1023"/>
        </table:table-row>
        <table:table-row table:style-name="ro5">
          <table:table-cell office:value-type="string" calcext:value-type="string">
            <text:p>49587146-dc58-472e-be1f-dbc0c96fbaef</text:p>
          </table:table-cell>
          <table:table-cell table:number-columns-repeated="1023"/>
        </table:table-row>
        <table:table-row table:style-name="ro5">
          <table:table-cell office:value-type="string" calcext:value-type="string">
            <text:p>ae454240-5c10-4af8-876b-6f0317db4a91</text:p>
          </table:table-cell>
          <table:table-cell table:number-columns-repeated="1023"/>
        </table:table-row>
        <table:table-row table:style-name="ro5">
          <table:table-cell office:value-type="string" calcext:value-type="string">
            <text:p>bd55e19e-3fca-419a-a43f-3d97d9e5873e</text:p>
          </table:table-cell>
          <table:table-cell table:number-columns-repeated="1023"/>
        </table:table-row>
        <table:table-row table:style-name="ro5">
          <table:table-cell office:value-type="string" calcext:value-type="string">
            <text:p>0cdef4de-dea3-4d08-bd68-65647e983bd3</text:p>
          </table:table-cell>
          <table:table-cell table:number-columns-repeated="1023"/>
        </table:table-row>
        <table:table-row table:style-name="ro5">
          <table:table-cell office:value-type="string" calcext:value-type="string">
            <text:p>8e19ea87-e90d-4aa4-b236-88c49f533fad</text:p>
          </table:table-cell>
          <table:table-cell table:number-columns-repeated="1023"/>
        </table:table-row>
        <table:table-row table:style-name="ro5">
          <table:table-cell office:value-type="string" calcext:value-type="string">
            <text:p>4ca73f84-70c2-4c7a-8b17-e7ad46f342d3</text:p>
          </table:table-cell>
          <table:table-cell table:number-columns-repeated="1023"/>
        </table:table-row>
        <table:table-row table:style-name="ro5">
          <table:table-cell office:value-type="string" calcext:value-type="string">
            <text:p>10f84b37-6216-44a8-8dda-347f3f9da5a1</text:p>
          </table:table-cell>
          <table:table-cell table:number-columns-repeated="1023"/>
        </table:table-row>
        <table:table-row table:style-name="ro5">
          <table:table-cell office:value-type="string" calcext:value-type="string">
            <text:p>c75fec2c-10a3-4e86-b47c-fd299a933f73</text:p>
          </table:table-cell>
          <table:table-cell table:number-columns-repeated="1023"/>
        </table:table-row>
        <table:table-row table:style-name="ro5">
          <table:table-cell office:value-type="string" calcext:value-type="string">
            <text:p>6939cc5a-f135-47cc-ab73-892c6cdb5232</text:p>
          </table:table-cell>
          <table:table-cell table:number-columns-repeated="1023"/>
        </table:table-row>
        <table:table-row table:style-name="ro5">
          <table:table-cell office:value-type="string" calcext:value-type="string">
            <text:p>6462a2b2-afd9-42de-9507-1e0e45ce88fe</text:p>
          </table:table-cell>
          <table:table-cell table:number-columns-repeated="1023"/>
        </table:table-row>
        <table:table-row table:style-name="ro5">
          <table:table-cell office:value-type="string" calcext:value-type="string">
            <text:p>9761801f-f6e3-4a5c-be42-14d0bca99457</text:p>
          </table:table-cell>
          <table:table-cell table:number-columns-repeated="1023"/>
        </table:table-row>
        <table:table-row table:style-name="ro5">
          <table:table-cell office:value-type="string" calcext:value-type="string">
            <text:p>5bd6b285-7bb1-4415-aa59-c9f84c8ff771</text:p>
          </table:table-cell>
          <table:table-cell table:number-columns-repeated="1023"/>
        </table:table-row>
        <table:table-row table:style-name="ro5">
          <table:table-cell office:value-type="string" calcext:value-type="string">
            <text:p>31fe847a-8312-4d4a-a148-d9063641799c</text:p>
          </table:table-cell>
          <table:table-cell table:number-columns-repeated="1023"/>
        </table:table-row>
        <table:table-row table:style-name="ro5">
          <table:table-cell office:value-type="string" calcext:value-type="string">
            <text:p>9c3ab1c3-ef89-4198-b257-8a4144443575</text:p>
          </table:table-cell>
          <table:table-cell table:number-columns-repeated="1023"/>
        </table:table-row>
        <table:table-row table:style-name="ro5">
          <table:table-cell office:value-type="string" calcext:value-type="string">
            <text:p>b358c68c-dff8-4ed6-8ff0-45f4d2990250</text:p>
          </table:table-cell>
          <table:table-cell table:number-columns-repeated="1023"/>
        </table:table-row>
        <table:table-row table:style-name="ro5">
          <table:table-cell office:value-type="string" calcext:value-type="string">
            <text:p>1f261bac-e042-4689-96af-72177a020b38</text:p>
          </table:table-cell>
          <table:table-cell table:number-columns-repeated="1023"/>
        </table:table-row>
        <table:table-row table:style-name="ro5">
          <table:table-cell office:value-type="string" calcext:value-type="string">
            <text:p>9a71fefc-1b44-48bb-b022-b69a995feaef</text:p>
          </table:table-cell>
          <table:table-cell table:number-columns-repeated="1023"/>
        </table:table-row>
        <table:table-row table:style-name="ro5">
          <table:table-cell office:value-type="string" calcext:value-type="string">
            <text:p>cfa65859-71eb-4fa0-8310-a43bd5c01697</text:p>
          </table:table-cell>
          <table:table-cell table:number-columns-repeated="1023"/>
        </table:table-row>
        <table:table-row table:style-name="ro5">
          <table:table-cell office:value-type="string" calcext:value-type="string">
            <text:p>f23f7461-39e4-4b90-a94b-d3b111f4db38</text:p>
          </table:table-cell>
          <table:table-cell table:number-columns-repeated="1023"/>
        </table:table-row>
        <table:table-row table:style-name="ro5">
          <table:table-cell office:value-type="string" calcext:value-type="string">
            <text:p>25d28fbf-3564-48d9-ae16-76e311389208</text:p>
          </table:table-cell>
          <table:table-cell table:number-columns-repeated="1023"/>
        </table:table-row>
        <table:table-row table:style-name="ro5">
          <table:table-cell office:value-type="string" calcext:value-type="string">
            <text:p>ddc2b22f-e548-458e-aa24-9a9bec34a70d</text:p>
          </table:table-cell>
          <table:table-cell table:number-columns-repeated="1023"/>
        </table:table-row>
        <table:table-row table:style-name="ro5">
          <table:table-cell office:value-type="string" calcext:value-type="string">
            <text:p>0cb26635-446c-447a-bd31-3ef34bc79d08</text:p>
          </table:table-cell>
          <table:table-cell table:number-columns-repeated="1023"/>
        </table:table-row>
        <table:table-row table:style-name="ro5">
          <table:table-cell office:value-type="string" calcext:value-type="string">
            <text:p>b1475a6b-a79e-4e8d-8731-82c427c8450b</text:p>
          </table:table-cell>
          <table:table-cell table:number-columns-repeated="1023"/>
        </table:table-row>
        <table:table-row table:style-name="ro5">
          <table:table-cell office:value-type="string" calcext:value-type="string">
            <text:p>8157c386-e458-4a20-b023-9121b5681c56</text:p>
          </table:table-cell>
          <table:table-cell table:number-columns-repeated="1023"/>
        </table:table-row>
        <table:table-row table:style-name="ro5">
          <table:table-cell office:value-type="string" calcext:value-type="string">
            <text:p>0316403c-c00a-43d0-8200-3bfdeb947b62</text:p>
          </table:table-cell>
          <table:table-cell table:number-columns-repeated="1023"/>
        </table:table-row>
        <table:table-row table:style-name="ro5">
          <table:table-cell office:value-type="string" calcext:value-type="string">
            <text:p>0f7ed9bf-3156-41d7-b701-aa29a88ee470</text:p>
          </table:table-cell>
          <table:table-cell table:number-columns-repeated="1023"/>
        </table:table-row>
        <table:table-row table:style-name="ro5">
          <table:table-cell office:value-type="string" calcext:value-type="string">
            <text:p>acca37f4-daf0-4c3c-9a67-3d4f7a6d4bfa</text:p>
          </table:table-cell>
          <table:table-cell table:number-columns-repeated="1023"/>
        </table:table-row>
        <table:table-row table:style-name="ro5">
          <table:table-cell office:value-type="string" calcext:value-type="string">
            <text:p>8d109798-9244-44f1-802d-b741683abc10</text:p>
          </table:table-cell>
          <table:table-cell table:number-columns-repeated="1023"/>
        </table:table-row>
        <table:table-row table:style-name="ro5">
          <table:table-cell office:value-type="string" calcext:value-type="string">
            <text:p>178cb6bd-ea34-4f64-ac91-6878584d0b19</text:p>
          </table:table-cell>
          <table:table-cell table:number-columns-repeated="1023"/>
        </table:table-row>
        <table:table-row table:style-name="ro5">
          <table:table-cell office:value-type="string" calcext:value-type="string">
            <text:p>6b67513f-5a36-4fb9-b8f4-94bf94935680</text:p>
          </table:table-cell>
          <table:table-cell table:number-columns-repeated="1023"/>
        </table:table-row>
        <table:table-row table:style-name="ro5">
          <table:table-cell office:value-type="string" calcext:value-type="string">
            <text:p>5c3404c0-60d6-4035-acb7-cbeaf84c52fc</text:p>
          </table:table-cell>
          <table:table-cell table:number-columns-repeated="1023"/>
        </table:table-row>
        <table:table-row table:style-name="ro5">
          <table:table-cell office:value-type="string" calcext:value-type="string">
            <text:p>8b30dfbb-f783-44b9-810e-03f0627fa7c0</text:p>
          </table:table-cell>
          <table:table-cell table:number-columns-repeated="1023"/>
        </table:table-row>
        <table:table-row table:style-name="ro5">
          <table:table-cell office:value-type="string" calcext:value-type="string">
            <text:p>ff63ec43-ab97-486f-a02a-2b95e7ce7815</text:p>
          </table:table-cell>
          <table:table-cell table:number-columns-repeated="1023"/>
        </table:table-row>
        <table:table-row table:style-name="ro5">
          <table:table-cell office:value-type="string" calcext:value-type="string">
            <text:p>535ec567-c010-495c-99db-dddecbd94334</text:p>
          </table:table-cell>
          <table:table-cell table:number-columns-repeated="1023"/>
        </table:table-row>
        <table:table-row table:style-name="ro5">
          <table:table-cell office:value-type="string" calcext:value-type="string">
            <text:p>935b55a7-d3d1-4c29-9826-7431dca6813f</text:p>
          </table:table-cell>
          <table:table-cell table:number-columns-repeated="1023"/>
        </table:table-row>
        <table:table-row table:style-name="ro5">
          <table:table-cell office:value-type="string" calcext:value-type="string">
            <text:p>dfd8e7ab-2f76-4a5d-b020-ec047f25f7cf</text:p>
          </table:table-cell>
          <table:table-cell table:number-columns-repeated="1023"/>
        </table:table-row>
        <table:table-row table:style-name="ro5">
          <table:table-cell office:value-type="string" calcext:value-type="string">
            <text:p>705b77c7-5d7b-469b-b791-62b460f05f9f</text:p>
          </table:table-cell>
          <table:table-cell table:number-columns-repeated="1023"/>
        </table:table-row>
        <table:table-row table:style-name="ro5">
          <table:table-cell office:value-type="string" calcext:value-type="string">
            <text:p>54a2c0c3-57d4-469c-85e3-8812141dd9fd</text:p>
          </table:table-cell>
          <table:table-cell table:number-columns-repeated="1023"/>
        </table:table-row>
        <table:table-row table:style-name="ro5">
          <table:table-cell office:value-type="string" calcext:value-type="string">
            <text:p>0a8d1f83-a376-4b54-ad2b-9ff37ba831fd</text:p>
          </table:table-cell>
          <table:table-cell table:number-columns-repeated="1023"/>
        </table:table-row>
        <table:table-row table:style-name="ro5">
          <table:table-cell office:value-type="string" calcext:value-type="string">
            <text:p>063aaa1b-7305-4185-ad9b-b596dcc448ad</text:p>
          </table:table-cell>
          <table:table-cell table:number-columns-repeated="1023"/>
        </table:table-row>
        <table:table-row table:style-name="ro5">
          <table:table-cell office:value-type="string" calcext:value-type="string">
            <text:p>8d7491f2-ecf0-4077-950b-05d39bb69583</text:p>
          </table:table-cell>
          <table:table-cell table:number-columns-repeated="1023"/>
        </table:table-row>
        <table:table-row table:style-name="ro5">
          <table:table-cell office:value-type="string" calcext:value-type="string">
            <text:p>335ab48a-1d56-4fdf-9073-b1d73e8fc017</text:p>
          </table:table-cell>
          <table:table-cell table:number-columns-repeated="1023"/>
        </table:table-row>
        <table:table-row table:style-name="ro5">
          <table:table-cell office:value-type="string" calcext:value-type="string">
            <text:p>2441af8e-b8ae-4efc-9946-056d52a90db6</text:p>
          </table:table-cell>
          <table:table-cell table:number-columns-repeated="1023"/>
        </table:table-row>
        <table:table-row table:style-name="ro5">
          <table:table-cell office:value-type="string" calcext:value-type="string">
            <text:p>581af061-bb82-4bc5-bc8a-ee3a96b50c20</text:p>
          </table:table-cell>
          <table:table-cell table:number-columns-repeated="1023"/>
        </table:table-row>
        <table:table-row table:style-name="ro5">
          <table:table-cell office:value-type="string" calcext:value-type="string">
            <text:p>74ed9850-acfe-48cc-ba0b-dcd369beac80</text:p>
          </table:table-cell>
          <table:table-cell table:number-columns-repeated="1023"/>
        </table:table-row>
        <table:table-row table:style-name="ro5">
          <table:table-cell office:value-type="string" calcext:value-type="string">
            <text:p>561995ce-74f5-4bb9-bb07-70e1d19d9cf5</text:p>
          </table:table-cell>
          <table:table-cell table:number-columns-repeated="1023"/>
        </table:table-row>
        <table:table-row table:style-name="ro5">
          <table:table-cell office:value-type="string" calcext:value-type="string">
            <text:p>dcc6c9b0-6a82-4fbd-8460-33f329140e36</text:p>
          </table:table-cell>
          <table:table-cell table:number-columns-repeated="1023"/>
        </table:table-row>
        <table:table-row table:style-name="ro5">
          <table:table-cell office:value-type="string" calcext:value-type="string">
            <text:p>007495f9-ba44-437b-b1b3-b48d1771d0c7</text:p>
          </table:table-cell>
          <table:table-cell table:number-columns-repeated="1023"/>
        </table:table-row>
        <table:table-row table:style-name="ro5">
          <table:table-cell office:value-type="string" calcext:value-type="string">
            <text:p>bc1e667c-82c8-4584-8417-ccccb22810ff</text:p>
          </table:table-cell>
          <table:table-cell table:number-columns-repeated="1023"/>
        </table:table-row>
        <table:table-row table:style-name="ro5">
          <table:table-cell office:value-type="string" calcext:value-type="string">
            <text:p>20d642b6-c3b4-4179-b00c-117348f7e143</text:p>
          </table:table-cell>
          <table:table-cell table:number-columns-repeated="1023"/>
        </table:table-row>
        <table:table-row table:style-name="ro5">
          <table:table-cell office:value-type="string" calcext:value-type="string">
            <text:p>63c76085-fd4f-4cd2-a141-fb48b6055737</text:p>
          </table:table-cell>
          <table:table-cell table:number-columns-repeated="1023"/>
        </table:table-row>
        <table:table-row table:style-name="ro5">
          <table:table-cell office:value-type="string" calcext:value-type="string">
            <text:p>34df7878-4c90-4ed9-ade8-da87e9c51a19</text:p>
          </table:table-cell>
          <table:table-cell table:number-columns-repeated="1023"/>
        </table:table-row>
        <table:table-row table:style-name="ro5">
          <table:table-cell office:value-type="string" calcext:value-type="string">
            <text:p>22991e9e-9224-478e-916e-041e1c3e3be4</text:p>
          </table:table-cell>
          <table:table-cell table:number-columns-repeated="1023"/>
        </table:table-row>
        <table:table-row table:style-name="ro5">
          <table:table-cell office:value-type="string" calcext:value-type="string">
            <text:p>032f73f6-9cf7-44cb-800e-2177f49ae8f2</text:p>
          </table:table-cell>
          <table:table-cell table:number-columns-repeated="1023"/>
        </table:table-row>
        <table:table-row table:style-name="ro5">
          <table:table-cell office:value-type="string" calcext:value-type="string">
            <text:p>f6cf00b8-99d0-4144-ae64-2d046158ebe0</text:p>
          </table:table-cell>
          <table:table-cell table:number-columns-repeated="1023"/>
        </table:table-row>
        <table:table-row table:style-name="ro5">
          <table:table-cell office:value-type="string" calcext:value-type="string">
            <text:p>f4721727-ad8e-4fe7-b3d8-8073e6973223</text:p>
          </table:table-cell>
          <table:table-cell table:number-columns-repeated="1023"/>
        </table:table-row>
        <table:table-row table:style-name="ro5">
          <table:table-cell office:value-type="string" calcext:value-type="string">
            <text:p>ba304dad-cace-4bff-9aa2-596154f09a5f</text:p>
          </table:table-cell>
          <table:table-cell table:number-columns-repeated="1023"/>
        </table:table-row>
        <table:table-row table:style-name="ro5">
          <table:table-cell office:value-type="string" calcext:value-type="string">
            <text:p>b7b98ead-9df7-49cf-8aa4-478627b98856</text:p>
          </table:table-cell>
          <table:table-cell table:number-columns-repeated="1023"/>
        </table:table-row>
        <table:table-row table:style-name="ro5">
          <table:table-cell office:value-type="string" calcext:value-type="string">
            <text:p>afbbcf32-8f2f-4fe7-9706-e7e510ad1885</text:p>
          </table:table-cell>
          <table:table-cell table:number-columns-repeated="1023"/>
        </table:table-row>
        <table:table-row table:style-name="ro5">
          <table:table-cell office:value-type="string" calcext:value-type="string">
            <text:p>b2b07a6a-f9c2-4576-b09c-29984b789447</text:p>
          </table:table-cell>
          <table:table-cell table:number-columns-repeated="1023"/>
        </table:table-row>
        <table:table-row table:style-name="ro5">
          <table:table-cell office:value-type="string" calcext:value-type="string">
            <text:p>230dfb14-62bd-44b8-aee5-6dfeb076edb5</text:p>
          </table:table-cell>
          <table:table-cell table:number-columns-repeated="1023"/>
        </table:table-row>
        <table:table-row table:style-name="ro5">
          <table:table-cell office:value-type="string" calcext:value-type="string">
            <text:p>242f5535-32e6-435a-9693-4a3f71549af3</text:p>
          </table:table-cell>
          <table:table-cell table:number-columns-repeated="1023"/>
        </table:table-row>
        <table:table-row table:style-name="ro5">
          <table:table-cell office:value-type="string" calcext:value-type="string">
            <text:p>09126dfb-0383-4aea-83be-b24d4364b573</text:p>
          </table:table-cell>
          <table:table-cell table:number-columns-repeated="1023"/>
        </table:table-row>
        <table:table-row table:style-name="ro5">
          <table:table-cell office:value-type="string" calcext:value-type="string">
            <text:p>fe02b744-06dc-4b4e-9ac1-0269860de09f</text:p>
          </table:table-cell>
          <table:table-cell table:number-columns-repeated="1023"/>
        </table:table-row>
        <table:table-row table:style-name="ro5">
          <table:table-cell office:value-type="string" calcext:value-type="string">
            <text:p>6a3d1b24-62bc-4cf0-8bbd-40d838238e12</text:p>
          </table:table-cell>
          <table:table-cell table:number-columns-repeated="1023"/>
        </table:table-row>
        <table:table-row table:style-name="ro5">
          <table:table-cell office:value-type="string" calcext:value-type="string">
            <text:p>b3570fa6-a4f7-4e7d-be34-160f87308c51</text:p>
          </table:table-cell>
          <table:table-cell table:number-columns-repeated="1023"/>
        </table:table-row>
        <table:table-row table:style-name="ro5">
          <table:table-cell office:value-type="string" calcext:value-type="string">
            <text:p>c6d77486-b307-4925-9cd4-6cc782d0c19f</text:p>
          </table:table-cell>
          <table:table-cell table:number-columns-repeated="1023"/>
        </table:table-row>
        <table:table-row table:style-name="ro5">
          <table:table-cell office:value-type="string" calcext:value-type="string">
            <text:p>a421ce80-3e15-4b1f-94fd-2bc61b030ac7</text:p>
          </table:table-cell>
          <table:table-cell table:number-columns-repeated="1023"/>
        </table:table-row>
        <table:table-row table:style-name="ro5">
          <table:table-cell office:value-type="string" calcext:value-type="string">
            <text:p>b928ea07-7eb4-4288-9582-7100127ae8e3</text:p>
          </table:table-cell>
          <table:table-cell table:number-columns-repeated="1023"/>
        </table:table-row>
        <table:table-row table:style-name="ro5">
          <table:table-cell office:value-type="string" calcext:value-type="string">
            <text:p>eb9765cc-a2f0-4ce1-838e-a6ef0b62592e</text:p>
          </table:table-cell>
          <table:table-cell table:number-columns-repeated="1023"/>
        </table:table-row>
        <table:table-row table:style-name="ro5">
          <table:table-cell office:value-type="string" calcext:value-type="string">
            <text:p>87fd4c64-c577-4adc-b25f-7a44b3cefdca</text:p>
          </table:table-cell>
          <table:table-cell table:number-columns-repeated="1023"/>
        </table:table-row>
        <table:table-row table:style-name="ro5">
          <table:table-cell office:value-type="string" calcext:value-type="string">
            <text:p>96004abf-ee09-4ccc-a6c9-e95db94f1b1d</text:p>
          </table:table-cell>
          <table:table-cell table:number-columns-repeated="1023"/>
        </table:table-row>
        <table:table-row table:style-name="ro5">
          <table:table-cell office:value-type="string" calcext:value-type="string">
            <text:p>f84729b5-d776-4c8b-9f43-feebd15cd4ac</text:p>
          </table:table-cell>
          <table:table-cell table:number-columns-repeated="1023"/>
        </table:table-row>
        <table:table-row table:style-name="ro5">
          <table:table-cell office:value-type="string" calcext:value-type="string">
            <text:p>69314c20-3734-4851-afe4-7a203c07691f</text:p>
          </table:table-cell>
          <table:table-cell table:number-columns-repeated="1023"/>
        </table:table-row>
        <table:table-row table:style-name="ro5">
          <table:table-cell office:value-type="string" calcext:value-type="string">
            <text:p>d85bbebc-cdce-4ace-bbe0-0cf5a84b9374</text:p>
          </table:table-cell>
          <table:table-cell table:number-columns-repeated="1023"/>
        </table:table-row>
        <table:table-row table:style-name="ro5">
          <table:table-cell office:value-type="string" calcext:value-type="string">
            <text:p>e423798f-e0e6-4c51-bb07-d57bd7bbc02f</text:p>
          </table:table-cell>
          <table:table-cell table:number-columns-repeated="1023"/>
        </table:table-row>
        <table:table-row table:style-name="ro5">
          <table:table-cell office:value-type="string" calcext:value-type="string">
            <text:p>b623870b-644b-4115-bd61-d91f3bb09d80</text:p>
          </table:table-cell>
          <table:table-cell table:number-columns-repeated="1023"/>
        </table:table-row>
        <table:table-row table:style-name="ro5">
          <table:table-cell office:value-type="string" calcext:value-type="string">
            <text:p>926c1e8d-218b-4e20-a9f9-96e12d8c8186</text:p>
          </table:table-cell>
          <table:table-cell table:number-columns-repeated="1023"/>
        </table:table-row>
        <table:table-row table:style-name="ro5">
          <table:table-cell office:value-type="string" calcext:value-type="string">
            <text:p>7dcaf14f-30e8-473a-b288-7767ba121c4c</text:p>
          </table:table-cell>
          <table:table-cell table:number-columns-repeated="1023"/>
        </table:table-row>
        <table:table-row table:style-name="ro5">
          <table:table-cell office:value-type="string" calcext:value-type="string">
            <text:p>dfdb53ca-48ed-4231-8b19-4745e9956908</text:p>
          </table:table-cell>
          <table:table-cell table:number-columns-repeated="1023"/>
        </table:table-row>
        <table:table-row table:style-name="ro5">
          <table:table-cell office:value-type="string" calcext:value-type="string">
            <text:p>4ac457aa-44e2-4baf-a85e-4b1d70e4b22c</text:p>
          </table:table-cell>
          <table:table-cell table:number-columns-repeated="1023"/>
        </table:table-row>
        <table:table-row table:style-name="ro5">
          <table:table-cell office:value-type="string" calcext:value-type="string">
            <text:p>d4a89765-bef7-45c8-a5d1-55a48db509d6</text:p>
          </table:table-cell>
          <table:table-cell table:number-columns-repeated="1023"/>
        </table:table-row>
        <table:table-row table:style-name="ro5">
          <table:table-cell office:value-type="string" calcext:value-type="string">
            <text:p>aa6d818b-f5fa-4488-95b4-f3591dcfb504</text:p>
          </table:table-cell>
          <table:table-cell table:number-columns-repeated="1023"/>
        </table:table-row>
        <table:table-row table:style-name="ro5">
          <table:table-cell office:value-type="string" calcext:value-type="string">
            <text:p>c55b40cc-b461-4ded-9adc-f1a8933ce496</text:p>
          </table:table-cell>
          <table:table-cell table:number-columns-repeated="1023"/>
        </table:table-row>
        <table:table-row table:style-name="ro5">
          <table:table-cell office:value-type="string" calcext:value-type="string">
            <text:p>a97af0dc-2612-487a-b2d8-a6a86c8a8ba9</text:p>
          </table:table-cell>
          <table:table-cell table:number-columns-repeated="1023"/>
        </table:table-row>
        <table:table-row table:style-name="ro5">
          <table:table-cell office:value-type="string" calcext:value-type="string">
            <text:p>1af464f7-c3b4-4b8d-89fa-07c97b6a230c</text:p>
          </table:table-cell>
          <table:table-cell table:number-columns-repeated="1023"/>
        </table:table-row>
        <table:table-row table:style-name="ro5">
          <table:table-cell office:value-type="string" calcext:value-type="string">
            <text:p>1ecc84d2-ecdc-4a1b-adc2-39e9b9deaba9</text:p>
          </table:table-cell>
          <table:table-cell table:number-columns-repeated="1023"/>
        </table:table-row>
        <table:table-row table:style-name="ro5">
          <table:table-cell office:value-type="string" calcext:value-type="string">
            <text:p>00148fd8-cd34-4b80-93ee-a157e0e758f1</text:p>
          </table:table-cell>
          <table:table-cell table:number-columns-repeated="1023"/>
        </table:table-row>
        <table:table-row table:style-name="ro5">
          <table:table-cell office:value-type="string" calcext:value-type="string">
            <text:p>5b608756-88af-4c56-ba3c-6e3673e14ae7</text:p>
          </table:table-cell>
          <table:table-cell table:number-columns-repeated="1023"/>
        </table:table-row>
        <table:table-row table:style-name="ro5">
          <table:table-cell office:value-type="string" calcext:value-type="string">
            <text:p>d58dc2bf-40db-4f13-a7a8-ae1c226b9765</text:p>
          </table:table-cell>
          <table:table-cell table:number-columns-repeated="1023"/>
        </table:table-row>
        <table:table-row table:style-name="ro5">
          <table:table-cell office:value-type="string" calcext:value-type="string">
            <text:p>14d792fc-ff3e-4737-b4fb-5c762e27a0e1</text:p>
          </table:table-cell>
          <table:table-cell table:number-columns-repeated="1023"/>
        </table:table-row>
        <table:table-row table:style-name="ro5">
          <table:table-cell office:value-type="string" calcext:value-type="string">
            <text:p>a743db0b-dda3-4991-bbc2-8489b5a9febb</text:p>
          </table:table-cell>
          <table:table-cell table:number-columns-repeated="1023"/>
        </table:table-row>
        <table:table-row table:style-name="ro5">
          <table:table-cell office:value-type="string" calcext:value-type="string">
            <text:p>1c5186cf-3d39-45b6-9fe8-5945b0d83f97</text:p>
          </table:table-cell>
          <table:table-cell table:number-columns-repeated="1023"/>
        </table:table-row>
        <table:table-row table:style-name="ro5">
          <table:table-cell office:value-type="string" calcext:value-type="string">
            <text:p>ff36ed29-e275-462c-ba63-16e845a4c314</text:p>
          </table:table-cell>
          <table:table-cell table:number-columns-repeated="1023"/>
        </table:table-row>
        <table:table-row table:style-name="ro5">
          <table:table-cell office:value-type="string" calcext:value-type="string">
            <text:p>ab82c21a-bc8d-4f4a-bb8e-125b6e25363d</text:p>
          </table:table-cell>
          <table:table-cell table:number-columns-repeated="1023"/>
        </table:table-row>
        <table:table-row table:style-name="ro5">
          <table:table-cell office:value-type="string" calcext:value-type="string">
            <text:p>34ad2891-5dba-4d49-b40d-c4a788e7d78b</text:p>
          </table:table-cell>
          <table:table-cell table:number-columns-repeated="1023"/>
        </table:table-row>
        <table:table-row table:style-name="ro5">
          <table:table-cell office:value-type="string" calcext:value-type="string">
            <text:p>b56ae933-90c1-4b0a-b2db-38771f2d0aae</text:p>
          </table:table-cell>
          <table:table-cell table:number-columns-repeated="1023"/>
        </table:table-row>
        <table:table-row table:style-name="ro5">
          <table:table-cell office:value-type="string" calcext:value-type="string">
            <text:p>68fa0c93-b671-477d-a0b2-a607ff8fa410</text:p>
          </table:table-cell>
          <table:table-cell table:number-columns-repeated="1023"/>
        </table:table-row>
        <table:table-row table:style-name="ro5">
          <table:table-cell office:value-type="string" calcext:value-type="string">
            <text:p>df676e20-4c76-4212-892f-540e265c7f5c</text:p>
          </table:table-cell>
          <table:table-cell table:number-columns-repeated="1023"/>
        </table:table-row>
        <table:table-row table:style-name="ro5">
          <table:table-cell office:value-type="string" calcext:value-type="string">
            <text:p>88171c90-8230-494e-8df8-dcc3be4bf9c0</text:p>
          </table:table-cell>
          <table:table-cell table:number-columns-repeated="1023"/>
        </table:table-row>
        <table:table-row table:style-name="ro5">
          <table:table-cell office:value-type="string" calcext:value-type="string">
            <text:p>8e902a9d-bc36-4e7c-a351-f29ef39ce0a9</text:p>
          </table:table-cell>
          <table:table-cell table:number-columns-repeated="1023"/>
        </table:table-row>
        <table:table-row table:style-name="ro5">
          <table:table-cell office:value-type="string" calcext:value-type="string">
            <text:p>78ece24e-89e7-4612-9e84-d1520d2dcc3e</text:p>
          </table:table-cell>
          <table:table-cell table:number-columns-repeated="1023"/>
        </table:table-row>
        <table:table-row table:style-name="ro5">
          <table:table-cell office:value-type="string" calcext:value-type="string">
            <text:p>cb52bf00-e1ae-4f66-bbc5-fcd790a66ea3</text:p>
          </table:table-cell>
          <table:table-cell table:number-columns-repeated="1023"/>
        </table:table-row>
        <table:table-row table:style-name="ro5">
          <table:table-cell office:value-type="string" calcext:value-type="string">
            <text:p>ba04bbd9-db8d-4884-980a-782735932367</text:p>
          </table:table-cell>
          <table:table-cell table:number-columns-repeated="1023"/>
        </table:table-row>
        <table:table-row table:style-name="ro5">
          <table:table-cell office:value-type="string" calcext:value-type="string">
            <text:p>0ad7fe69-219e-4731-8301-c574dad91b3b</text:p>
          </table:table-cell>
          <table:table-cell table:number-columns-repeated="1023"/>
        </table:table-row>
        <table:table-row table:style-name="ro5">
          <table:table-cell office:value-type="string" calcext:value-type="string">
            <text:p>46fffd1c-81b2-4a0c-8d75-3dcbc9b45b5a</text:p>
          </table:table-cell>
          <table:table-cell table:number-columns-repeated="1023"/>
        </table:table-row>
        <table:table-row table:style-name="ro5">
          <table:table-cell office:value-type="string" calcext:value-type="string">
            <text:p>a23e9612-16d2-4d3a-a93a-57cc012bdc7c</text:p>
          </table:table-cell>
          <table:table-cell table:number-columns-repeated="1023"/>
        </table:table-row>
        <table:table-row table:style-name="ro5">
          <table:table-cell office:value-type="string" calcext:value-type="string">
            <text:p>8d95f7a6-fa6d-409e-8fbd-5de13055a18c</text:p>
          </table:table-cell>
          <table:table-cell table:number-columns-repeated="1023"/>
        </table:table-row>
        <table:table-row table:style-name="ro5">
          <table:table-cell office:value-type="string" calcext:value-type="string">
            <text:p>c932b06e-a94d-475b-b9b6-208061b7d99f</text:p>
          </table:table-cell>
          <table:table-cell table:number-columns-repeated="1023"/>
        </table:table-row>
        <table:table-row table:style-name="ro5">
          <table:table-cell office:value-type="string" calcext:value-type="string">
            <text:p>d599d1d4-f206-4421-b43e-2622b118a2e0</text:p>
          </table:table-cell>
          <table:table-cell table:number-columns-repeated="1023"/>
        </table:table-row>
        <table:table-row table:style-name="ro5">
          <table:table-cell office:value-type="string" calcext:value-type="string">
            <text:p>a87ff503-e708-408b-bc7d-1bd68a9f72f0</text:p>
          </table:table-cell>
          <table:table-cell table:number-columns-repeated="1023"/>
        </table:table-row>
        <table:table-row table:style-name="ro5">
          <table:table-cell office:value-type="string" calcext:value-type="string">
            <text:p>c9155fef-0e0e-4985-b071-e8462c101517</text:p>
          </table:table-cell>
          <table:table-cell table:number-columns-repeated="1023"/>
        </table:table-row>
        <table:table-row table:style-name="ro5">
          <table:table-cell office:value-type="string" calcext:value-type="string">
            <text:p>19478069-2469-4ffe-b007-6b9c5e1deb26</text:p>
          </table:table-cell>
          <table:table-cell table:number-columns-repeated="1023"/>
        </table:table-row>
        <table:table-row table:style-name="ro5">
          <table:table-cell office:value-type="string" calcext:value-type="string">
            <text:p>d90963c9-56c1-4229-91b1-8f833c4f96e0</text:p>
          </table:table-cell>
          <table:table-cell table:number-columns-repeated="1023"/>
        </table:table-row>
        <table:table-row table:style-name="ro5">
          <table:table-cell office:value-type="string" calcext:value-type="string">
            <text:p>134b182c-56a5-4f9a-b07e-207026578bbc</text:p>
          </table:table-cell>
          <table:table-cell table:number-columns-repeated="1023"/>
        </table:table-row>
        <table:table-row table:style-name="ro5">
          <table:table-cell office:value-type="string" calcext:value-type="string">
            <text:p>9e28b688-75af-499f-be89-fe16fe4a23cc</text:p>
          </table:table-cell>
          <table:table-cell table:number-columns-repeated="1023"/>
        </table:table-row>
        <table:table-row table:style-name="ro5">
          <table:table-cell office:value-type="string" calcext:value-type="string">
            <text:p>697ace48-cb3e-46f2-873b-31cd97a7f08d</text:p>
          </table:table-cell>
          <table:table-cell table:number-columns-repeated="1023"/>
        </table:table-row>
        <table:table-row table:style-name="ro5">
          <table:table-cell office:value-type="string" calcext:value-type="string">
            <text:p>2ca524fe-3973-454a-bd36-16682841dc08</text:p>
          </table:table-cell>
          <table:table-cell table:number-columns-repeated="1023"/>
        </table:table-row>
        <table:table-row table:style-name="ro5">
          <table:table-cell office:value-type="string" calcext:value-type="string">
            <text:p>933db6ed-6f7c-48a5-857e-9afc1df4b9ba</text:p>
          </table:table-cell>
          <table:table-cell table:number-columns-repeated="1023"/>
        </table:table-row>
        <table:table-row table:style-name="ro5">
          <table:table-cell office:value-type="string" calcext:value-type="string">
            <text:p>a8582332-4e42-434b-bd49-c9eff5bb5903</text:p>
          </table:table-cell>
          <table:table-cell table:number-columns-repeated="1023"/>
        </table:table-row>
        <table:table-row table:style-name="ro5">
          <table:table-cell office:value-type="string" calcext:value-type="string">
            <text:p>62238677-fb1b-4196-8010-7f1384d0ea70</text:p>
          </table:table-cell>
          <table:table-cell table:number-columns-repeated="1023"/>
        </table:table-row>
        <table:table-row table:style-name="ro5">
          <table:table-cell office:value-type="string" calcext:value-type="string">
            <text:p>dfcbfe57-e9cc-4382-b3c4-8bb28b1dbd6d</text:p>
          </table:table-cell>
          <table:table-cell table:number-columns-repeated="1023"/>
        </table:table-row>
        <table:table-row table:style-name="ro5">
          <table:table-cell office:value-type="string" calcext:value-type="string">
            <text:p>f15603a8-03fc-4fdc-aee7-3a124028bea8</text:p>
          </table:table-cell>
          <table:table-cell table:number-columns-repeated="1023"/>
        </table:table-row>
        <table:table-row table:style-name="ro5">
          <table:table-cell office:value-type="string" calcext:value-type="string">
            <text:p>76b568b1-1821-419e-95ce-2b7f19764862</text:p>
          </table:table-cell>
          <table:table-cell table:number-columns-repeated="1023"/>
        </table:table-row>
        <table:table-row table:style-name="ro5">
          <table:table-cell office:value-type="string" calcext:value-type="string">
            <text:p>aaac1627-f9ef-4ca1-af68-cc533e10553a</text:p>
          </table:table-cell>
          <table:table-cell table:number-columns-repeated="1023"/>
        </table:table-row>
        <table:table-row table:style-name="ro5">
          <table:table-cell office:value-type="string" calcext:value-type="string">
            <text:p>ba757c4d-a5f4-4138-b6af-a62a9a8683cc</text:p>
          </table:table-cell>
          <table:table-cell table:number-columns-repeated="1023"/>
        </table:table-row>
        <table:table-row table:style-name="ro5">
          <table:table-cell office:value-type="string" calcext:value-type="string">
            <text:p>a816f3e7-eaf1-4e45-a8f0-a604d8458a84</text:p>
          </table:table-cell>
          <table:table-cell table:number-columns-repeated="1023"/>
        </table:table-row>
        <table:table-row table:style-name="ro5">
          <table:table-cell office:value-type="string" calcext:value-type="string">
            <text:p>093f3466-f8e2-40a2-8ee5-63c4229b92fc</text:p>
          </table:table-cell>
          <table:table-cell table:number-columns-repeated="1023"/>
        </table:table-row>
        <table:table-row table:style-name="ro5">
          <table:table-cell office:value-type="string" calcext:value-type="string">
            <text:p>7cf4f84b-3920-4681-9115-61abf80350e1</text:p>
          </table:table-cell>
          <table:table-cell table:number-columns-repeated="1023"/>
        </table:table-row>
        <table:table-row table:style-name="ro5">
          <table:table-cell office:value-type="string" calcext:value-type="string">
            <text:p>2ecc68fb-7d24-4ca5-b073-9f348cc6688e</text:p>
          </table:table-cell>
          <table:table-cell table:number-columns-repeated="1023"/>
        </table:table-row>
        <table:table-row table:style-name="ro5">
          <table:table-cell office:value-type="string" calcext:value-type="string">
            <text:p>af1f050b-dc64-41f1-99f6-2bf8d068e556</text:p>
          </table:table-cell>
          <table:table-cell table:number-columns-repeated="1023"/>
        </table:table-row>
        <table:table-row table:style-name="ro5">
          <table:table-cell office:value-type="string" calcext:value-type="string">
            <text:p>ebab49b1-f4b5-4d42-a24c-b653cf67adb3</text:p>
          </table:table-cell>
          <table:table-cell table:number-columns-repeated="1023"/>
        </table:table-row>
        <table:table-row table:style-name="ro5">
          <table:table-cell office:value-type="string" calcext:value-type="string">
            <text:p>dc8c8c94-55e3-41ac-9910-d4f9e503ad33</text:p>
          </table:table-cell>
          <table:table-cell table:number-columns-repeated="1023"/>
        </table:table-row>
        <table:table-row table:style-name="ro5">
          <table:table-cell office:value-type="string" calcext:value-type="string">
            <text:p>8b2e4615-c9c0-47af-a5a7-280e99bebd2a</text:p>
          </table:table-cell>
          <table:table-cell table:number-columns-repeated="1023"/>
        </table:table-row>
        <table:table-row table:style-name="ro5">
          <table:table-cell office:value-type="string" calcext:value-type="string">
            <text:p>3dafaada-9447-43ff-8a04-2b84d2298922</text:p>
          </table:table-cell>
          <table:table-cell table:number-columns-repeated="1023"/>
        </table:table-row>
        <table:table-row table:style-name="ro5">
          <table:table-cell office:value-type="string" calcext:value-type="string">
            <text:p>82dc57b8-b404-407e-b0cf-785d734c4e24</text:p>
          </table:table-cell>
          <table:table-cell table:number-columns-repeated="1023"/>
        </table:table-row>
        <table:table-row table:style-name="ro5">
          <table:table-cell office:value-type="string" calcext:value-type="string">
            <text:p>874994d2-ccbe-4c71-bf00-9a7743a74c72</text:p>
          </table:table-cell>
          <table:table-cell table:number-columns-repeated="1023"/>
        </table:table-row>
        <table:table-row table:style-name="ro5">
          <table:table-cell office:value-type="string" calcext:value-type="string">
            <text:p>030ac8f7-04c9-46ed-a85a-6f2e08579c64</text:p>
          </table:table-cell>
          <table:table-cell table:number-columns-repeated="1023"/>
        </table:table-row>
        <table:table-row table:style-name="ro5">
          <table:table-cell office:value-type="string" calcext:value-type="string">
            <text:p>cd806efa-c277-4c97-b235-0ef3d260b210</text:p>
          </table:table-cell>
          <table:table-cell table:number-columns-repeated="1023"/>
        </table:table-row>
        <table:table-row table:style-name="ro5">
          <table:table-cell office:value-type="string" calcext:value-type="string">
            <text:p>891b2257-b560-454c-bc20-a11a5fa6a5c0</text:p>
          </table:table-cell>
          <table:table-cell table:number-columns-repeated="1023"/>
        </table:table-row>
        <table:table-row table:style-name="ro5">
          <table:table-cell office:value-type="string" calcext:value-type="string">
            <text:p>0300adb4-91d9-4d15-b322-17e6730cca46</text:p>
          </table:table-cell>
          <table:table-cell table:number-columns-repeated="1023"/>
        </table:table-row>
        <table:table-row table:style-name="ro5">
          <table:table-cell office:value-type="string" calcext:value-type="string">
            <text:p>4d2b8480-4afe-4bf5-94ec-774e69770652</text:p>
          </table:table-cell>
          <table:table-cell table:number-columns-repeated="1023"/>
        </table:table-row>
        <table:table-row table:style-name="ro5">
          <table:table-cell office:value-type="string" calcext:value-type="string">
            <text:p>d84df13d-7813-41bb-b60a-3cc452dc27f4</text:p>
          </table:table-cell>
          <table:table-cell table:number-columns-repeated="1023"/>
        </table:table-row>
        <table:table-row table:style-name="ro5">
          <table:table-cell office:value-type="string" calcext:value-type="string">
            <text:p>17c2ee76-7acd-436e-a010-cd0c472c856a</text:p>
          </table:table-cell>
          <table:table-cell table:number-columns-repeated="1023"/>
        </table:table-row>
        <table:table-row table:style-name="ro5">
          <table:table-cell office:value-type="string" calcext:value-type="string">
            <text:p>73a78b89-65f6-4301-8faf-2d4682646a88</text:p>
          </table:table-cell>
          <table:table-cell table:number-columns-repeated="1023"/>
        </table:table-row>
        <table:table-row table:style-name="ro5">
          <table:table-cell office:value-type="string" calcext:value-type="string">
            <text:p>a755e101-e79e-42fe-90d3-c6b5d77c192c</text:p>
          </table:table-cell>
          <table:table-cell table:number-columns-repeated="1023"/>
        </table:table-row>
        <table:table-row table:style-name="ro5">
          <table:table-cell office:value-type="string" calcext:value-type="string">
            <text:p>68fe1412-601c-4c7d-b333-976c03a46955</text:p>
          </table:table-cell>
          <table:table-cell table:number-columns-repeated="1023"/>
        </table:table-row>
        <table:table-row table:style-name="ro5">
          <table:table-cell office:value-type="string" calcext:value-type="string">
            <text:p>35f60985-b03f-43fb-a2f5-d0e99c529949</text:p>
          </table:table-cell>
          <table:table-cell table:number-columns-repeated="1023"/>
        </table:table-row>
        <table:table-row table:style-name="ro5">
          <table:table-cell office:value-type="string" calcext:value-type="string">
            <text:p>1011176e-a2ce-4931-bbce-092a3b9515ae</text:p>
          </table:table-cell>
          <table:table-cell table:number-columns-repeated="1023"/>
        </table:table-row>
        <table:table-row table:style-name="ro5">
          <table:table-cell office:value-type="string" calcext:value-type="string">
            <text:p>e31a58e2-d345-4978-aee5-f63a32399fbf</text:p>
          </table:table-cell>
          <table:table-cell table:number-columns-repeated="1023"/>
        </table:table-row>
        <table:table-row table:style-name="ro5">
          <table:table-cell office:value-type="string" calcext:value-type="string">
            <text:p>8ade8692-c3a7-4f5c-8cc3-1ae243f4be5d</text:p>
          </table:table-cell>
          <table:table-cell table:number-columns-repeated="1023"/>
        </table:table-row>
        <table:table-row table:style-name="ro5">
          <table:table-cell office:value-type="string" calcext:value-type="string">
            <text:p>f80e4344-ece5-4500-af5f-d2995fc8f333</text:p>
          </table:table-cell>
          <table:table-cell table:number-columns-repeated="1023"/>
        </table:table-row>
        <table:table-row table:style-name="ro5">
          <table:table-cell office:value-type="string" calcext:value-type="string">
            <text:p>79c3c939-56be-4bbd-9a95-001b692b2b46</text:p>
          </table:table-cell>
          <table:table-cell table:number-columns-repeated="1023"/>
        </table:table-row>
        <table:table-row table:style-name="ro5">
          <table:table-cell office:value-type="string" calcext:value-type="string">
            <text:p>c3b07825-ec9d-4a86-a815-ace8768d8199</text:p>
          </table:table-cell>
          <table:table-cell table:number-columns-repeated="1023"/>
        </table:table-row>
        <table:table-row table:style-name="ro5">
          <table:table-cell office:value-type="string" calcext:value-type="string">
            <text:p>11230613-d1be-40b6-b929-746b6839fec5</text:p>
          </table:table-cell>
          <table:table-cell table:number-columns-repeated="1023"/>
        </table:table-row>
        <table:table-row table:style-name="ro5">
          <table:table-cell office:value-type="string" calcext:value-type="string">
            <text:p>be926f22-d044-4f88-96f5-e5264827c8e5</text:p>
          </table:table-cell>
          <table:table-cell table:number-columns-repeated="1023"/>
        </table:table-row>
        <table:table-row table:style-name="ro5">
          <table:table-cell office:value-type="string" calcext:value-type="string">
            <text:p>14997da9-5a52-46f8-8bd9-9274cc150f68</text:p>
          </table:table-cell>
          <table:table-cell table:number-columns-repeated="1023"/>
        </table:table-row>
        <table:table-row table:style-name="ro5">
          <table:table-cell office:value-type="string" calcext:value-type="string">
            <text:p>41414b8f-04e8-4b76-9e01-5f530c4d9173</text:p>
          </table:table-cell>
          <table:table-cell table:number-columns-repeated="1023"/>
        </table:table-row>
        <table:table-row table:style-name="ro5">
          <table:table-cell office:value-type="string" calcext:value-type="string">
            <text:p>89fb0d8b-8350-480b-b901-0e35259f0c11</text:p>
          </table:table-cell>
          <table:table-cell table:number-columns-repeated="1023"/>
        </table:table-row>
        <table:table-row table:style-name="ro5">
          <table:table-cell office:value-type="string" calcext:value-type="string">
            <text:p>78cf1738-319e-4269-b9e9-303e7e7622fd</text:p>
          </table:table-cell>
          <table:table-cell table:number-columns-repeated="1023"/>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1:06:25.3165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6:29:21.843267000</meta:creation-date>
    <dc:date>2016-02-23T22:48:34.997477000</dc:date>
    <meta:editing-duration>PT1H49M23S</meta:editing-duration>
    <meta:editing-cycles>12</meta:editing-cycles>
    <meta:generator>LibreOffice/4.4.7.2$MacOSX_X86_64 LibreOffice_project/f3153a8b245191196a4b6b9abd1d0da16eead600</meta:generator>
    <meta:document-statistic meta:table-count="2" meta:cell-count="1379" meta:object-count="0"/>
  </office:meta>
</office:document-meta>
</file>